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  <style:font-face style:name="ms sans serif" svg:font-family="ms sans serif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2.1875in"/>
    </style:style>
    <style:style style:name="co5" style:family="table-column">
      <style:table-column-properties fo:break-before="auto" style:column-width="1.3854166666666667in"/>
    </style:style>
    <style:style style:name="co6" style:family="table-column">
      <style:table-column-properties fo:break-before="auto" style:column-width="2.8333333333333335in"/>
    </style:style>
    <style:style style:name="co7" style:family="table-column">
      <style:table-column-properties fo:break-before="auto" style:column-width="0.9166666666666666in"/>
    </style:style>
    <style:style style:name="co8" style:family="table-column">
      <style:table-column-properties fo:break-before="auto" style:column-width="0.9791666666666666in"/>
    </style:style>
    <style:style style:name="co9" style:family="table-column">
      <style:table-column-properties fo:break-before="auto" style:column-width="0.9895833333333334in"/>
    </style:style>
    <style:style style:name="co10" style:family="table-column">
      <style:table-column-properties fo:break-before="auto" style:column-width="1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604166666666667in" fo:break-before="auto" style:use-optimal-row-height="true"/>
    </style:style>
    <style:style style:name="ro3" style:family="table-row">
      <style:table-row-properties style:row-height="0.20833333333333334in" fo:break-before="auto" style:use-optimal-row-height="tru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708333333333333in" fo:break-before="auto" style:use-optimal-row-height="false"/>
    </style:style>
    <style:style style:name="ro6" style:family="table-row">
      <style:table-row-properties style:row-height="0.17708333333333334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Detail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 style:data-style-name="N177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177">
      <style:table-cell-properties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 style:data-style-name="N0">
      <style:table-cell-properties style:vertical-align="bottom"/>
      <style:paragraph-properties/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8" style:family="table-cell" style:parent-style-name="Default" style:data-style-name="N0">
      <style:table-cell-properties style:vertical-align="bottom" fo:background-color="#99CCFF"/>
      <style:paragraph-properties/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0">
      <style:table-cell-properties style:vertical-align="bottom" fo:background-color="#99CCFF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30" style:family="table-cell" style:parent-style-name="Default" style:data-style-name="N0">
      <style:table-cell-properties style:vertical-align="bottom" fo:background-color="#99CCFF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178">
      <style:table-cell-properties style:vertical-align="bottom" fo:background-color="#99CCFF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0">
      <style:table-cell-properties style:vertical-align="bottom" fo:background-color="#99CC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 style:data-style-name="N178">
      <style:table-cell-properties style:vertical-align="bottom" fo:background-color="#99CC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 style:parent-style-name="Default" style:data-style-name="N0">
      <style:table-cell-properties style:vertical-align="bottom" fo:background-color="#FFCC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5" style:family="table-cell" style:parent-style-name="Default" style:data-style-name="N0">
      <style:table-cell-properties style:vertical-align="bottom" fo:background-color="#FFCC00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6" style:family="table-cell" style:parent-style-name="Default" style:data-style-name="N178">
      <style:table-cell-properties style:vertical-align="bottom" fo:background-color="#FFCC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" style:family="table-cell" style:parent-style-name="Default" style:data-style-name="N0">
      <style:table-cell-properties style:vertical-align="bottom" fo:background-color="#FFFF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38" style:family="table-cell" style:parent-style-name="Default" style:data-style-name="N0">
      <style:table-cell-properties style:vertical-align="bottom" fo:background-color="#FFFF00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9" style:family="table-cell" style:parent-style-name="Default" style:data-style-name="N0">
      <style:table-cell-properties style:vertical-align="bottom" fo:background-color="#FFFF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0" style:family="table-cell" style:parent-style-name="Default" style:data-style-name="N178">
      <style:table-cell-properties style:vertical-align="bottom" fo:background-color="#FFFF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1" style:family="table-cell" style:parent-style-name="Default" style:data-style-name="N0">
      <style:table-cell-properties style:vertical-align="bottom" fo:background-color="#FF99CC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2" style:family="table-cell" style:parent-style-name="Default" style:data-style-name="N0">
      <style:table-cell-properties style:vertical-align="bottom" fo:background-color="#FF99CC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3" style:family="table-cell" style:parent-style-name="Default" style:data-style-name="N178">
      <style:table-cell-properties style:vertical-align="bottom" fo:background-color="#FF99CC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4" style:family="table-cell" style:parent-style-name="Default" style:data-style-name="N0">
      <style:table-cell-properties style:vertical-align="bottom" fo:background-color="#C0C0C0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5" style:family="table-cell" style:parent-style-name="Default" style:data-style-name="N0">
      <style:table-cell-properties style:vertical-align="bottom" fo:background-color="#C0C0C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6" style:family="table-cell" style:parent-style-name="Default" style:data-style-name="N179">
      <style:table-cell-properties style:vertical-align="bottom" fo:background-color="#C0C0C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7" style:family="table-cell" style:parent-style-name="Default" style:data-style-name="N178">
      <style:table-cell-properties style:vertical-align="bottom" fo:background-color="#C0C0C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8" style:family="table-cell" style:parent-style-name="Default" style:data-style-name="N0">
      <style:table-cell-properties style:vertical-align="bottom" fo:background-color="#FFFF99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9" style:family="table-cell" style:parent-style-name="Default" style:data-style-name="N0">
      <style:table-cell-properties style:vertical-align="bottom" fo:background-color="#FFFF9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0" style:family="table-cell" style:parent-style-name="Default" style:data-style-name="N180">
      <style:table-cell-properties style:vertical-align="bottom" fo:background-color="#FFFF9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9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10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1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T12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3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</office:automatic-styles>
  <office:body>
    <office:spreadsheet>
      <table:table table:name="Summary" table:style-name="ta1" table:print="false">
        <office:forms form:automatic-focus="false" form:apply-design-mode="false"/>
        <table:table-column table:style-name="co2" table:number-columns-repeated="34" table:default-cell-style-name="ce-1"/>
        <table:table-column table:style-name="co1" table:default-cell-style-name="ce15" table:number-columns-repeated="222"/>
        <table:table-row table:style-name="ro2">
          <table:table-cell table:style-name="ce21" office:value-type="string">
            <text:p>Virginia Carbon Dioxide Emissions from Fossil Fuel Consumption (1980 - 2010)</text:p>
          </table:table-cell>
          <table:table-cell table:number-columns-repeated="33" table:style-name="ce22"/>
        </table:table-row>
        <table:table-row table:style-name="ro3">
          <table:table-cell table:style-name="ce22" office:value-type="string">
            <text:p>(Million Metric Tons of CO2)</text:p>
          </table:table-cell>
          <table:table-cell table:number-columns-repeated="33" table:style-name="ce22"/>
        </table:table-row>
        <table:table-row table:style-name="ro3">
          <table:table-cell table:number-columns-repeated="34" table:style-name="ce22"/>
        </table:table-row>
        <table:table-row table:style-name="ro3">
          <table:table-cell table:number-columns-repeated="3" table:style-name="ce22"/>
          <table:table-cell table:style-name="ce23" office:value-type="float" office:value="1980">
            <text:p>1980</text:p>
          </table:table-cell>
          <table:table-cell table:style-name="ce23" table:formula="oooc:=[.D4]+1" office:value-type="float" office:value="1981">
            <text:p>1981</text:p>
          </table:table-cell>
          <table:table-cell table:style-name="ce23" table:formula="oooc:=[.E4]+1" office:value-type="float" office:value="1982">
            <text:p>1982</text:p>
          </table:table-cell>
          <table:table-cell table:style-name="ce23" table:formula="oooc:=[.F4]+1" office:value-type="float" office:value="1983">
            <text:p>1983</text:p>
          </table:table-cell>
          <table:table-cell table:style-name="ce23" table:formula="oooc:=[.G4]+1" office:value-type="float" office:value="1984">
            <text:p>1984</text:p>
          </table:table-cell>
          <table:table-cell table:style-name="ce23" table:formula="oooc:=[.H4]+1" office:value-type="float" office:value="1985">
            <text:p>1985</text:p>
          </table:table-cell>
          <table:table-cell table:style-name="ce23" table:formula="oooc:=[.I4]+1" office:value-type="float" office:value="1986">
            <text:p>1986</text:p>
          </table:table-cell>
          <table:table-cell table:style-name="ce23" table:formula="oooc:=[.J4]+1" office:value-type="float" office:value="1987">
            <text:p>1987</text:p>
          </table:table-cell>
          <table:table-cell table:style-name="ce23" table:formula="oooc:=[.K4]+1" office:value-type="float" office:value="1988">
            <text:p>1988</text:p>
          </table:table-cell>
          <table:table-cell table:style-name="ce23" table:formula="oooc:=[.L4]+1" office:value-type="float" office:value="1989">
            <text:p>1989</text:p>
          </table:table-cell>
          <table:table-cell table:style-name="ce23" table:formula="oooc:=[.M4]+1" office:value-type="float" office:value="1990">
            <text:p>1990</text:p>
          </table:table-cell>
          <table:table-cell table:style-name="ce23" table:formula="oooc:=[.N4]+1" office:value-type="float" office:value="1991">
            <text:p>1991</text:p>
          </table:table-cell>
          <table:table-cell table:style-name="ce23" table:formula="oooc:=[.O4]+1" office:value-type="float" office:value="1992">
            <text:p>1992</text:p>
          </table:table-cell>
          <table:table-cell table:style-name="ce23" table:formula="oooc:=[.P4]+1" office:value-type="float" office:value="1993">
            <text:p>1993</text:p>
          </table:table-cell>
          <table:table-cell table:style-name="ce23" table:formula="oooc:=[.Q4]+1" office:value-type="float" office:value="1994">
            <text:p>1994</text:p>
          </table:table-cell>
          <table:table-cell table:style-name="ce23" table:formula="oooc:=[.R4]+1" office:value-type="float" office:value="1995">
            <text:p>1995</text:p>
          </table:table-cell>
          <table:table-cell table:style-name="ce23" table:formula="oooc:=[.S4]+1" office:value-type="float" office:value="1996">
            <text:p>1996</text:p>
          </table:table-cell>
          <table:table-cell table:style-name="ce23" table:formula="oooc:=[.T4]+1" office:value-type="float" office:value="1997">
            <text:p>1997</text:p>
          </table:table-cell>
          <table:table-cell table:style-name="ce23" table:formula="oooc:=[.U4]+1" office:value-type="float" office:value="1998">
            <text:p>1998</text:p>
          </table:table-cell>
          <table:table-cell table:style-name="ce23" table:formula="oooc:=[.V4]+1" office:value-type="float" office:value="1999">
            <text:p>1999</text:p>
          </table:table-cell>
          <table:table-cell table:style-name="ce23" table:formula="oooc:=[.W4]+1" office:value-type="float" office:value="2000">
            <text:p>2000</text:p>
          </table:table-cell>
          <table:table-cell table:style-name="ce23" table:formula="oooc:=[.X4]+1" office:value-type="float" office:value="2001">
            <text:p>2001</text:p>
          </table:table-cell>
          <table:table-cell table:style-name="ce23" table:formula="oooc:=[.Y4]+1" office:value-type="float" office:value="2002">
            <text:p>2002</text:p>
          </table:table-cell>
          <table:table-cell table:style-name="ce23" table:formula="oooc:=[.Z4]+1" office:value-type="float" office:value="2003">
            <text:p>2003</text:p>
          </table:table-cell>
          <table:table-cell table:style-name="ce23" table:formula="oooc:=[.AA4]+1" office:value-type="float" office:value="2004">
            <text:p>2004</text:p>
          </table:table-cell>
          <table:table-cell table:style-name="ce23" table:formula="oooc:=[.AB4]+1" office:value-type="float" office:value="2005">
            <text:p>2005</text:p>
          </table:table-cell>
          <table:table-cell table:style-name="ce23" table:formula="oooc:=[.AC4]+1" office:value-type="float" office:value="2006">
            <text:p>2006</text:p>
          </table:table-cell>
          <table:table-cell table:style-name="ce23" table:formula="oooc:=[.AD4]+1" office:value-type="float" office:value="2007">
            <text:p>2007</text:p>
          </table:table-cell>
          <table:table-cell table:style-name="ce23" table:formula="oooc:=[.AE4]+1" office:value-type="float" office:value="2008">
            <text:p>2008</text:p>
          </table:table-cell>
          <table:table-cell table:style-name="ce23" table:formula="oooc:=[.AF4]+1" office:value-type="float" office:value="2009">
            <text:p>2009</text:p>
          </table:table-cell>
          <table:table-cell table:style-name="ce23" table:formula="oooc:=[.AG4]+1" office:value-type="float" office:value="2010">
            <text:p>2010</text:p>
          </table:table-cell>
        </table:table-row>
        <table:table-row table:style-name="ro3">
          <table:table-cell table:style-name="ce23" office:value-type="string">
            <text:p>Residential Sector</text:p>
          </table:table-cell>
          <table:table-cell table:number-columns-repeated="33" table:style-name="ce22"/>
        </table:table-row>
        <table:table-row table:style-name="ro3">
          <table:table-cell table:style-name="ce22"/>
          <table:table-cell table:style-name="ce22" office:value-type="string">
            <text:p>Coal</text:p>
          </table:table-cell>
          <table:table-cell table:style-name="ce22"/>
          <table:table-cell table:style-name="ce24" table:formula="oooc:=[Details.D$25]/(10^6)" office:value-type="float" office:value="0.0945714000598743">
            <text:p>0.1</text:p>
          </table:table-cell>
          <table:table-cell table:style-name="ce24" table:formula="oooc:=[Details.E$25]/(10^6)" office:value-type="float" office:value="0.0551968139634041">
            <text:p>0.1</text:p>
          </table:table-cell>
          <table:table-cell table:style-name="ce24" table:formula="oooc:=[Details.F$25]/(10^6)" office:value-type="float" office:value="0.0977264109007448">
            <text:p>0.1</text:p>
          </table:table-cell>
          <table:table-cell table:style-name="ce24" table:formula="oooc:=[Details.G$25]/(10^6)" office:value-type="float" office:value="0.09546098647385941">
            <text:p>0.1</text:p>
          </table:table-cell>
          <table:table-cell table:style-name="ce24" table:formula="oooc:=[Details.H$25]/(10^6)" office:value-type="float" office:value="0.128952608612822">
            <text:p>0.1</text:p>
          </table:table-cell>
          <table:table-cell table:style-name="ce24" table:formula="oooc:=[Details.I$25]/(10^6)" office:value-type="float" office:value="0.14069662799031102">
            <text:p>0.1</text:p>
          </table:table-cell>
          <table:table-cell table:style-name="ce24" table:formula="oooc:=[Details.J$25]/(10^6)" office:value-type="float" office:value="0.133702316045396">
            <text:p>0.1</text:p>
          </table:table-cell>
          <table:table-cell table:style-name="ce24" table:formula="oooc:=[Details.K$25]/(10^6)" office:value-type="float" office:value="0.177996933711932">
            <text:p>0.2</text:p>
          </table:table-cell>
          <table:table-cell table:style-name="ce24" table:formula="oooc:=[Details.L$25]/(10^6)" office:value-type="float" office:value="0.152892199109144">
            <text:p>0.2</text:p>
          </table:table-cell>
          <table:table-cell table:style-name="ce24" table:formula="oooc:=[Details.M$25]/(10^6)" office:value-type="float" office:value="0.0969256833377181">
            <text:p>0.1</text:p>
          </table:table-cell>
          <table:table-cell table:style-name="ce24" table:formula="oooc:=[Details.N$25]/(10^6)" office:value-type="float" office:value="0.113730353758151">
            <text:p>0.1</text:p>
          </table:table-cell>
          <table:table-cell table:style-name="ce24" table:formula="oooc:=[Details.O$25]/(10^6)" office:value-type="float" office:value="0.0605961481470162">
            <text:p>0.1</text:p>
          </table:table-cell>
          <table:table-cell table:style-name="ce24" table:formula="oooc:=[Details.P$25]/(10^6)" office:value-type="float" office:value="0.0840908328531354">
            <text:p>0.1</text:p>
          </table:table-cell>
          <table:table-cell table:style-name="ce24" table:formula="oooc:=[Details.Q$25]/(10^6)" office:value-type="float" office:value="0.133838013650354">
            <text:p>0.1</text:p>
          </table:table-cell>
          <table:table-cell table:style-name="ce24" table:formula="oooc:=[Details.R$25]/(10^6)" office:value-type="float" office:value="0.113016110798733">
            <text:p>0.1</text:p>
          </table:table-cell>
          <table:table-cell table:style-name="ce24" table:formula="oooc:=[Details.S$25]/(10^6)" office:value-type="float" office:value="0.0887338575693762">
            <text:p>0.1</text:p>
          </table:table-cell>
          <table:table-cell table:style-name="ce24" table:formula="oooc:=[Details.T$25]/(10^6)" office:value-type="float" office:value="0.113609077361673">
            <text:p>0.1</text:p>
          </table:table-cell>
          <table:table-cell table:style-name="ce24" table:formula="oooc:=[Details.U$25]/(10^6)" office:value-type="float" office:value="0.0473869797203399">
            <text:p>0.0</text:p>
          </table:table-cell>
          <table:table-cell table:style-name="ce24" table:formula="oooc:=[Details.V$25]/(10^6)" office:value-type="float" office:value="0.0477859701867024">
            <text:p>0.0</text:p>
          </table:table-cell>
          <table:table-cell table:style-name="ce24" table:formula="oooc:=[Details.W$25]/(10^6)" office:value-type="float" office:value="0.0375261768678575">
            <text:p>0.0</text:p>
          </table:table-cell>
          <table:table-cell table:style-name="ce24" table:formula="oooc:=[Details.X$25]/(10^6)" office:value-type="float" office:value="0.0227940987091341">
            <text:p>0.0</text:p>
          </table:table-cell>
          <table:table-cell table:style-name="ce24" table:formula="oooc:=[Details.Y$25]/(10^6)" office:value-type="float" office:value="0.0339389963048649">
            <text:p>0.0</text:p>
          </table:table-cell>
          <table:table-cell table:style-name="ce24" table:formula="oooc:=[Details.Z$25]/(10^6)" office:value-type="float" office:value="0.0220980897554378">
            <text:p>0.0</text:p>
          </table:table-cell>
          <table:table-cell table:style-name="ce24" table:formula="oooc:=[Details.AA$25]/(10^6)" office:value-type="float" office:value="0.0325593534292919">
            <text:p>0.0</text:p>
          </table:table-cell>
          <table:table-cell table:style-name="ce24" table:formula="oooc:=[Details.AB$25]/(10^6)" office:value-type="float" office:value="0.0220419845641921">
            <text:p>0.0</text:p>
          </table:table-cell>
          <table:table-cell table:style-name="ce24" table:formula="oooc:=[Details.AC$25]/(10^6)" office:value-type="float" office:value="0.0229611950475298">
            <text:p>0.0</text:p>
          </table:table-cell>
          <table:table-cell table:style-name="ce24" table:formula="oooc:=[Details.AD$25]/(10^6)" office:value-type="float" office:value="0.0056867408294911">
            <text:p>0.0</text:p>
          </table:table-cell>
          <table:table-cell table:style-name="ce24" table:formula="oooc:=[Details.AE$25]/(10^6)" office:value-type="float" office:value="0.0195895993263489">
            <text:p>0.0</text:p>
          </table:table-cell>
          <table:table-cell table:style-name="ce24" table:formula="oooc:=[Details.AF$25]/(10^6)" office:value-type="float" office:value="0.018762486316903103">
            <text:p>0.0</text:p>
          </table:table-cell>
          <table:table-cell table:style-name="ce24" table:formula="oooc:=[Details.AG$25]/(10^6)" office:value-type="float" office:value="0.0244083787682231">
            <text:p>0.0</text:p>
          </table:table-cell>
          <table:table-cell table:style-name="ce24" table:formula="oooc:=[Details.AH$25]/(10^6)" office:value-type="float" office:value="0.023359581243026003">
            <text:p>0.0</text:p>
          </table:table-cell>
        </table:table-row>
        <table:table-row table:style-name="ro3">
          <table:table-cell table:style-name="ce22"/>
          <table:table-cell table:style-name="ce22" office:value-type="string">
            <text:p>Petroleum Products</text:p>
          </table:table-cell>
          <table:table-cell table:style-name="ce22"/>
          <table:table-cell table:style-name="ce24" table:formula="oooc:=SUM([Details.D$27];[Details.D$28];[Details.D$29])/(10^6)" office:value-type="float" office:value="4.018387633333333">
            <text:p>4.0</text:p>
          </table:table-cell>
          <table:table-cell table:style-name="ce24" table:formula="oooc:=SUM([Details.E$27];[Details.E$28];[Details.E$29])/(10^6)" office:value-type="float" office:value="3.026658420466132">
            <text:p>3.0</text:p>
          </table:table-cell>
          <table:table-cell table:style-name="ce24" table:formula="oooc:=SUM([Details.F$27];[Details.F$28];[Details.F$29])/(10^6)" office:value-type="float" office:value="2.8344268472422423">
            <text:p>2.8</text:p>
          </table:table-cell>
          <table:table-cell table:style-name="ce24" table:formula="oooc:=SUM([Details.G$27];[Details.G$28];[Details.G$29])/(10^6)" office:value-type="float" office:value="3.0920691054978438">
            <text:p>3.1</text:p>
          </table:table-cell>
          <table:table-cell table:style-name="ce24" table:formula="oooc:=SUM([Details.H$27];[Details.H$28];[Details.H$29])/(10^6)" office:value-type="float" office:value="4.368299826730578">
            <text:p>4.4</text:p>
          </table:table-cell>
          <table:table-cell table:style-name="ce24" table:formula="oooc:=SUM([Details.I$27];[Details.I$28];[Details.I$29])/(10^6)" office:value-type="float" office:value="4.282136888024137">
            <text:p>4.3</text:p>
          </table:table-cell>
          <table:table-cell table:style-name="ce24" table:formula="oooc:=SUM([Details.J$27];[Details.J$28];[Details.J$29])/(10^6)" office:value-type="float" office:value="4.402667682667472">
            <text:p>4.4</text:p>
          </table:table-cell>
          <table:table-cell table:style-name="ce24" table:formula="oooc:=SUM([Details.K$27];[Details.K$28];[Details.K$29])/(10^6)" office:value-type="float" office:value="4.496625300170726">
            <text:p>4.5</text:p>
          </table:table-cell>
          <table:table-cell table:style-name="ce24" table:formula="oooc:=SUM([Details.L$27];[Details.L$28];[Details.L$29])/(10^6)" office:value-type="float" office:value="4.832863315593887">
            <text:p>4.8</text:p>
          </table:table-cell>
          <table:table-cell table:style-name="ce24" table:formula="oooc:=SUM([Details.M$27];[Details.M$28];[Details.M$29])/(10^6)" office:value-type="float" office:value="4.32245169598156">
            <text:p>4.3</text:p>
          </table:table-cell>
          <table:table-cell table:style-name="ce24" table:formula="oooc:=SUM([Details.N$27];[Details.N$28];[Details.N$29])/(10^6)" office:value-type="float" office:value="3.481676781507811">
            <text:p>3.5</text:p>
          </table:table-cell>
          <table:table-cell table:style-name="ce24" table:formula="oooc:=SUM([Details.O$27];[Details.O$28];[Details.O$29])/(10^6)" office:value-type="float" office:value="3.266256543478759">
            <text:p>3.3</text:p>
          </table:table-cell>
          <table:table-cell table:style-name="ce24" table:formula="oooc:=SUM([Details.P$27];[Details.P$28];[Details.P$29])/(10^6)" office:value-type="float" office:value="3.375820373737597">
            <text:p>3.4</text:p>
          </table:table-cell>
          <table:table-cell table:style-name="ce24" table:formula="oooc:=SUM([Details.Q$27];[Details.Q$28];[Details.Q$29])/(10^6)" office:value-type="float" office:value="3.336662801511019">
            <text:p>3.3</text:p>
          </table:table-cell>
          <table:table-cell table:style-name="ce24" table:formula="oooc:=SUM([Details.R$27];[Details.R$28];[Details.R$29])/(10^6)" office:value-type="float" office:value="3.327706112370179">
            <text:p>3.3</text:p>
          </table:table-cell>
          <table:table-cell table:style-name="ce24" table:formula="oooc:=SUM([Details.S$27];[Details.S$28];[Details.S$29])/(10^6)" office:value-type="float" office:value="3.2686004960407855">
            <text:p>3.3</text:p>
          </table:table-cell>
          <table:table-cell table:style-name="ce24" table:formula="oooc:=SUM([Details.T$27];[Details.T$28];[Details.T$29])/(10^6)" office:value-type="float" office:value="3.7224847590133536">
            <text:p>3.7</text:p>
          </table:table-cell>
          <table:table-cell table:style-name="ce24" table:formula="oooc:=SUM([Details.U$27];[Details.U$28];[Details.U$29])/(10^6)" office:value-type="float" office:value="3.551271926043008">
            <text:p>3.6</text:p>
          </table:table-cell>
          <table:table-cell table:style-name="ce24" table:formula="oooc:=SUM([Details.V$27];[Details.V$28];[Details.V$29])/(10^6)" office:value-type="float" office:value="3.500286083172379">
            <text:p>3.5</text:p>
          </table:table-cell>
          <table:table-cell table:style-name="ce24" table:formula="oooc:=SUM([Details.W$27];[Details.W$28];[Details.W$29])/(10^6)" office:value-type="float" office:value="3.3238947482054">
            <text:p>3.3</text:p>
          </table:table-cell>
          <table:table-cell table:style-name="ce24" table:formula="oooc:=SUM([Details.X$27];[Details.X$28];[Details.X$29])/(10^6)" office:value-type="float" office:value="3.7853413176010933">
            <text:p>3.8</text:p>
          </table:table-cell>
          <table:table-cell table:style-name="ce24" table:formula="oooc:=SUM([Details.Y$27];[Details.Y$28];[Details.Y$29])/(10^6)" office:value-type="float" office:value="3.528425283448857">
            <text:p>3.5</text:p>
          </table:table-cell>
          <table:table-cell table:style-name="ce24" table:formula="oooc:=SUM([Details.Z$27];[Details.Z$28];[Details.Z$29])/(10^6)" office:value-type="float" office:value="3.069658728324863">
            <text:p>3.1</text:p>
          </table:table-cell>
          <table:table-cell table:style-name="ce24" table:formula="oooc:=SUM([Details.AA$27];[Details.AA$28];[Details.AA$29])/(10^6)" office:value-type="float" office:value="3.461412053530814">
            <text:p>3.5</text:p>
          </table:table-cell>
          <table:table-cell table:style-name="ce24" table:formula="oooc:=SUM([Details.AB$27];[Details.AB$28];[Details.AB$29])/(10^6)" office:value-type="float" office:value="3.777686567468899">
            <text:p>3.8</text:p>
          </table:table-cell>
          <table:table-cell table:style-name="ce24" table:formula="oooc:=SUM([Details.AC$27];[Details.AC$28];[Details.AC$29])/(10^6)" office:value-type="float" office:value="3.6443357700460797">
            <text:p>3.6</text:p>
          </table:table-cell>
          <table:table-cell table:style-name="ce24" table:formula="oooc:=SUM([Details.AD$27];[Details.AD$28];[Details.AD$29])/(10^6)" office:value-type="float" office:value="3.00418892045757">
            <text:p>3.0</text:p>
          </table:table-cell>
          <table:table-cell table:style-name="ce24" table:formula="oooc:=SUM([Details.AE$27];[Details.AE$28];[Details.AE$29])/(10^6)" office:value-type="float" office:value="2.856634641613366">
            <text:p>2.9</text:p>
          </table:table-cell>
          <table:table-cell table:style-name="ce24" table:formula="oooc:=SUM([Details.AF$27];[Details.AF$28];[Details.AF$29])/(10^6)" office:value-type="float" office:value="2.5940068281624638">
            <text:p>2.6</text:p>
          </table:table-cell>
          <table:table-cell table:style-name="ce24" table:formula="oooc:=SUM([Details.AG$27];[Details.AG$28];[Details.AG$29])/(10^6)" office:value-type="float" office:value="2.280117097351331">
            <text:p>2.3</text:p>
          </table:table-cell>
          <table:table-cell table:style-name="ce24" table:formula="oooc:=SUM([Details.AH$27];[Details.AH$28];[Details.AH$29])/(10^6)" office:value-type="float" office:value="2.3723310601040173">
            <text:p>2.4</text:p>
          </table:table-cell>
        </table:table-row>
        <table:table-row table:style-name="ro3">
          <table:table-cell table:style-name="ce22"/>
          <table:table-cell table:style-name="ce22" office:value-type="string">
            <text:p>Natural Gas</text:p>
          </table:table-cell>
          <table:table-cell table:style-name="ce22"/>
          <table:table-cell table:style-name="ce24" table:formula="oooc:=[Details.D$26]/(10^6)" office:value-type="float" office:value="2.9491017599999996">
            <text:p>2.9</text:p>
          </table:table-cell>
          <table:table-cell table:style-name="ce24" table:formula="oooc:=[Details.E$26]/(10^6)" office:value-type="float" office:value="2.75910583666667">
            <text:p>2.8</text:p>
          </table:table-cell>
          <table:table-cell table:style-name="ce24" table:formula="oooc:=[Details.F$26]/(10^6)" office:value-type="float" office:value="2.61792204666667">
            <text:p>2.6</text:p>
          </table:table-cell>
          <table:table-cell table:style-name="ce24" table:formula="oooc:=[Details.G$26]/(10^6)" office:value-type="float" office:value="2.5777581499999997">
            <text:p>2.6</text:p>
          </table:table-cell>
          <table:table-cell table:style-name="ce24" table:formula="oooc:=[Details.H$26]/(10^6)" office:value-type="float" office:value="2.82282689333333">
            <text:p>2.8</text:p>
          </table:table-cell>
          <table:table-cell table:style-name="ce24" table:formula="oooc:=[Details.I$26]/(10^6)" office:value-type="float" office:value="2.6792024966666697">
            <text:p>2.7</text:p>
          </table:table-cell>
          <table:table-cell table:style-name="ce24" table:formula="oooc:=[Details.J$26]/(10^6)" office:value-type="float" office:value="2.84086616">
            <text:p>2.8</text:p>
          </table:table-cell>
          <table:table-cell table:style-name="ce24" table:formula="oooc:=[Details.K$26]/(10^6)" office:value-type="float" office:value="3.05526815">
            <text:p>3.1</text:p>
          </table:table-cell>
          <table:table-cell table:style-name="ce24" table:formula="oooc:=[Details.L$26]/(10^6)" office:value-type="float" office:value="3.21953159">
            <text:p>3.2</text:p>
          </table:table-cell>
          <table:table-cell table:style-name="ce24" table:formula="oooc:=[Details.M$26]/(10^6)" office:value-type="float" office:value="3.3998712">
            <text:p>3.4</text:p>
          </table:table-cell>
          <table:table-cell table:style-name="ce24" table:formula="oooc:=[Details.N$26]/(10^6)" office:value-type="float" office:value="2.84463318333333">
            <text:p>2.8</text:p>
          </table:table-cell>
          <table:table-cell table:style-name="ce24" table:formula="oooc:=[Details.O$26]/(10^6)" office:value-type="float" office:value="2.9937754733333297">
            <text:p>3.0</text:p>
          </table:table-cell>
          <table:table-cell table:style-name="ce24" table:formula="oooc:=[Details.P$26]/(10^6)" office:value-type="float" office:value="3.4383903399999998">
            <text:p>3.4</text:p>
          </table:table-cell>
          <table:table-cell table:style-name="ce24" table:formula="oooc:=[Details.Q$26]/(10^6)" office:value-type="float" office:value="3.62721901666667">
            <text:p>3.6</text:p>
          </table:table-cell>
          <table:table-cell table:style-name="ce24" table:formula="oooc:=[Details.R$26]/(10^6)" office:value-type="float" office:value="3.5768151833333297">
            <text:p>3.6</text:p>
          </table:table-cell>
          <table:table-cell table:style-name="ce24" table:formula="oooc:=[Details.S$26]/(10^6)" office:value-type="float" office:value="3.75137161666667">
            <text:p>3.8</text:p>
          </table:table-cell>
          <table:table-cell table:style-name="ce24" table:formula="oooc:=[Details.T$26]/(10^6)" office:value-type="float" office:value="4.19052164666667">
            <text:p>4.2</text:p>
          </table:table-cell>
          <table:table-cell table:style-name="ce24" table:formula="oooc:=[Details.U$26]/(10^6)" office:value-type="float" office:value="4.08674280666667">
            <text:p>4.1</text:p>
          </table:table-cell>
          <table:table-cell table:style-name="ce24" table:formula="oooc:=[Details.V$26]/(10^6)" office:value-type="float" office:value="3.4972832400000002">
            <text:p>3.5</text:p>
          </table:table-cell>
          <table:table-cell table:style-name="ce24" table:formula="oooc:=[Details.W$26]/(10^6)" office:value-type="float" office:value="3.80686889">
            <text:p>3.8</text:p>
          </table:table-cell>
          <table:table-cell table:style-name="ce24" table:formula="oooc:=[Details.X$26]/(10^6)" office:value-type="float" office:value="4.3667228366666695">
            <text:p>4.4</text:p>
          </table:table-cell>
          <table:table-cell table:style-name="ce24" table:formula="oooc:=[Details.Y$26]/(10^6)" office:value-type="float" office:value="3.86528428">
            <text:p>3.9</text:p>
          </table:table-cell>
          <table:table-cell table:style-name="ce24" table:formula="oooc:=[Details.Z$26]/(10^6)" office:value-type="float" office:value="4.14462763">
            <text:p>4.1</text:p>
          </table:table-cell>
          <table:table-cell table:style-name="ce24" table:formula="oooc:=[Details.AA$26]/(10^6)" office:value-type="float" office:value="4.68936042666667">
            <text:p>4.7</text:p>
          </table:table-cell>
          <table:table-cell table:style-name="ce24" table:formula="oooc:=[Details.AB$26]/(10^6)" office:value-type="float" office:value="4.522868606666671">
            <text:p>4.5</text:p>
          </table:table-cell>
          <table:table-cell table:style-name="ce24" table:formula="oooc:=[Details.AC$26]/(10^6)" office:value-type="float" office:value="4.71694989333333">
            <text:p>4.7</text:p>
          </table:table-cell>
          <table:table-cell table:style-name="ce24" table:formula="oooc:=[Details.AD$26]/(10^6)" office:value-type="float" office:value="3.93749440333333">
            <text:p>3.9</text:p>
          </table:table-cell>
          <table:table-cell table:style-name="ce24" table:formula="oooc:=[Details.AE$26]/(10^6)" office:value-type="float" office:value="4.45352354333333">
            <text:p>4.5</text:p>
          </table:table-cell>
          <table:table-cell table:style-name="ce24" table:formula="oooc:=[Details.AF$26]/(10^6)" office:value-type="float" office:value="4.38645991666667">
            <text:p>4.4</text:p>
          </table:table-cell>
          <table:table-cell table:style-name="ce24" table:formula="oooc:=[Details.AG$26]/(10^6)" office:value-type="float" office:value="4.63476511666667">
            <text:p>4.6</text:p>
          </table:table-cell>
          <table:table-cell table:style-name="ce24" table:formula="oooc:=[Details.AH$26]/(10^6)" office:value-type="float" office:value="4.79451874">
            <text:p>4.8</text:p>
          </table:table-cell>
        </table:table-row>
        <table:table-row table:style-name="ro3">
          <table:table-cell table:style-name="ce22"/>
          <table:table-cell table:style-name="ce22" office:value-type="string">
            <text:p>Total</text:p>
          </table:table-cell>
          <table:table-cell table:style-name="ce22"/>
          <table:table-cell table:style-name="ce24" table:formula="oooc:=SUM([.D6:.D8])" office:value-type="float" office:value="7.062060793393207">
            <text:p>7.1</text:p>
          </table:table-cell>
          <table:table-cell table:style-name="ce24" table:formula="oooc:=SUM([.E6:.E8])" office:value-type="float" office:value="5.840961071096206">
            <text:p>5.8</text:p>
          </table:table-cell>
          <table:table-cell table:style-name="ce24" table:formula="oooc:=SUM([.F6:.F8])" office:value-type="float" office:value="5.550075304809657">
            <text:p>5.6</text:p>
          </table:table-cell>
          <table:table-cell table:style-name="ce24" table:formula="oooc:=SUM([.G6:.G8])" office:value-type="float" office:value="5.765288241971703">
            <text:p>5.8</text:p>
          </table:table-cell>
          <table:table-cell table:style-name="ce24" table:formula="oooc:=SUM([.H6:.H8])" office:value-type="float" office:value="7.32007932867673">
            <text:p>7.3</text:p>
          </table:table-cell>
          <table:table-cell table:style-name="ce24" table:formula="oooc:=SUM([.I6:.I8])" office:value-type="float" office:value="7.1020360126811175">
            <text:p>7.1</text:p>
          </table:table-cell>
          <table:table-cell table:style-name="ce24" table:formula="oooc:=SUM([.J6:.J8])" office:value-type="float" office:value="7.377236158712868">
            <text:p>7.4</text:p>
          </table:table-cell>
          <table:table-cell table:style-name="ce24" table:formula="oooc:=SUM([.K6:.K8])" office:value-type="float" office:value="7.729890383882658">
            <text:p>7.7</text:p>
          </table:table-cell>
          <table:table-cell table:style-name="ce24" table:formula="oooc:=SUM([.L6:.L8])" office:value-type="float" office:value="8.20528710470303">
            <text:p>8.2</text:p>
          </table:table-cell>
          <table:table-cell table:style-name="ce24" table:formula="oooc:=SUM([.M6:.M8])" office:value-type="float" office:value="7.819248579319279">
            <text:p>7.8</text:p>
          </table:table-cell>
          <table:table-cell table:style-name="ce24" table:formula="oooc:=SUM([.N6:.N8])" office:value-type="float" office:value="6.4400403185992925">
            <text:p>6.4</text:p>
          </table:table-cell>
          <table:table-cell table:style-name="ce24" table:formula="oooc:=SUM([.O6:.O8])" office:value-type="float" office:value="6.320628164959105">
            <text:p>6.3</text:p>
          </table:table-cell>
          <table:table-cell table:style-name="ce24" table:formula="oooc:=SUM([.P6:.P8])" office:value-type="float" office:value="6.898301546590732">
            <text:p>6.9</text:p>
          </table:table-cell>
          <table:table-cell table:style-name="ce24" table:formula="oooc:=SUM([.Q6:.Q8])" office:value-type="float" office:value="7.097719831828043">
            <text:p>7.1</text:p>
          </table:table-cell>
          <table:table-cell table:style-name="ce24" table:formula="oooc:=SUM([.R6:.R8])" office:value-type="float" office:value="7.017537406502242">
            <text:p>7.0</text:p>
          </table:table-cell>
          <table:table-cell table:style-name="ce24" table:formula="oooc:=SUM([.S6:.S8])" office:value-type="float" office:value="7.108705970276832">
            <text:p>7.1</text:p>
          </table:table-cell>
          <table:table-cell table:style-name="ce24" table:formula="oooc:=SUM([.T6:.T8])" office:value-type="float" office:value="8.026615483041697">
            <text:p>8.0</text:p>
          </table:table-cell>
          <table:table-cell table:style-name="ce24" table:formula="oooc:=SUM([.U6:.U8])" office:value-type="float" office:value="7.685401712430018">
            <text:p>7.7</text:p>
          </table:table-cell>
          <table:table-cell table:style-name="ce24" table:formula="oooc:=SUM([.V6:.V8])" office:value-type="float" office:value="7.045355293359082">
            <text:p>7.0</text:p>
          </table:table-cell>
          <table:table-cell table:style-name="ce24" table:formula="oooc:=SUM([.W6:.W8])" office:value-type="float" office:value="7.1682898150732575">
            <text:p>7.2</text:p>
          </table:table-cell>
          <table:table-cell table:style-name="ce24" table:formula="oooc:=SUM([.X6:.X8])" office:value-type="float" office:value="8.174858252976897">
            <text:p>8.2</text:p>
          </table:table-cell>
          <table:table-cell table:style-name="ce24" table:formula="oooc:=SUM([.Y6:.Y8])" office:value-type="float" office:value="7.427648559753722">
            <text:p>7.4</text:p>
          </table:table-cell>
          <table:table-cell table:style-name="ce24" table:formula="oooc:=SUM([.Z6:.Z8])" office:value-type="float" office:value="7.236384448080301">
            <text:p>7.2</text:p>
          </table:table-cell>
          <table:table-cell table:style-name="ce24" table:formula="oooc:=SUM([.AA6:.AA8])" office:value-type="float" office:value="8.183331833626776">
            <text:p>8.2</text:p>
          </table:table-cell>
          <table:table-cell table:style-name="ce24" table:formula="oooc:=SUM([.AB6:.AB8])" office:value-type="float" office:value="8.322597158699761">
            <text:p>8.3</text:p>
          </table:table-cell>
          <table:table-cell table:style-name="ce24" table:formula="oooc:=SUM([.AC6:.AC8])" office:value-type="float" office:value="8.38424685842694">
            <text:p>8.4</text:p>
          </table:table-cell>
          <table:table-cell table:style-name="ce24" table:formula="oooc:=SUM([.AD6:.AD8])" office:value-type="float" office:value="6.94737006462039">
            <text:p>6.9</text:p>
          </table:table-cell>
          <table:table-cell table:style-name="ce24" table:formula="oooc:=SUM([.AE6:.AE8])" office:value-type="float" office:value="7.329747784273045">
            <text:p>7.3</text:p>
          </table:table-cell>
          <table:table-cell table:style-name="ce24" table:formula="oooc:=SUM([.AF6:.AF8])" office:value-type="float" office:value="6.999229231146037">
            <text:p>7.0</text:p>
          </table:table-cell>
          <table:table-cell table:style-name="ce24" table:formula="oooc:=SUM([.AG6:.AG8])" office:value-type="float" office:value="6.939290592786224">
            <text:p>6.9</text:p>
          </table:table-cell>
          <table:table-cell table:style-name="ce24" table:formula="oooc:=SUM([.AH6:.AH8])" office:value-type="float" office:value="7.190209381347043">
            <text:p>7.2</text:p>
          </table:table-cell>
        </table:table-row>
        <table:table-row table:style-name="ro3">
          <table:table-cell table:number-columns-repeated="3" table:style-name="ce22"/>
          <table:table-cell table:number-columns-repeated="31" table:style-name="ce24"/>
        </table:table-row>
        <table:table-row table:style-name="ro3">
          <table:table-cell table:style-name="ce23" office:value-type="string">
            <text:p>Commercial Sector</text:p>
          </table:table-cell>
          <table:table-cell table:number-columns-repeated="2" table:style-name="ce22"/>
          <table:table-cell table:number-columns-repeated="31" table:style-name="ce24"/>
        </table:table-row>
        <table:table-row table:style-name="ro3">
          <table:table-cell table:style-name="ce22"/>
          <table:table-cell table:style-name="ce22" office:value-type="string">
            <text:p>Coal</text:p>
          </table:table-cell>
          <table:table-cell table:style-name="ce22"/>
          <table:table-cell table:style-name="ce24" table:formula="oooc:=[Details.D$3]/(10^6)" office:value-type="float" office:value="0.34740902690209197">
            <text:p>0.3</text:p>
          </table:table-cell>
          <table:table-cell table:style-name="ce24" table:formula="oooc:=[Details.E$3]/(10^6)" office:value-type="float" office:value="0.24417571584521">
            <text:p>0.2</text:p>
          </table:table-cell>
          <table:table-cell table:style-name="ce24" table:formula="oooc:=[Details.F$3]/(10^6)" office:value-type="float" office:value="0.466520307354555">
            <text:p>0.5</text:p>
          </table:table-cell>
          <table:table-cell table:style-name="ce24" table:formula="oooc:=[Details.G$3]/(10^6)" office:value-type="float" office:value="0.492073237111158">
            <text:p>0.5</text:p>
          </table:table-cell>
          <table:table-cell table:style-name="ce24" table:formula="oooc:=[Details.H$3]/(10^6)" office:value-type="float" office:value="0.539594850813292">
            <text:p>0.5</text:p>
          </table:table-cell>
          <table:table-cell table:style-name="ce24" table:formula="oooc:=[Details.I$3]/(10^6)" office:value-type="float" office:value="0.49016773865790897">
            <text:p>0.5</text:p>
          </table:table-cell>
          <table:table-cell table:style-name="ce24" table:formula="oooc:=[Details.J$3]/(10^6)" office:value-type="float" office:value="0.439566546615743">
            <text:p>0.4</text:p>
          </table:table-cell>
          <table:table-cell table:style-name="ce24" table:formula="oooc:=[Details.K$3]/(10^6)" office:value-type="float" office:value="0.584059837976613">
            <text:p>0.6</text:p>
          </table:table-cell>
          <table:table-cell table:style-name="ce24" table:formula="oooc:=[Details.L$3]/(10^6)" office:value-type="float" office:value="0.5321957979152869">
            <text:p>0.5</text:p>
          </table:table-cell>
          <table:table-cell table:style-name="ce24" table:formula="oooc:=[Details.M$3]/(10^6)" office:value-type="float" office:value="0.357032141593563">
            <text:p>0.4</text:p>
          </table:table-cell>
          <table:table-cell table:style-name="ce24" table:formula="oooc:=[Details.N$3]/(10^6)" office:value-type="float" office:value="0.44334515386145495">
            <text:p>0.4</text:p>
          </table:table-cell>
          <table:table-cell table:style-name="ce24" table:formula="oooc:=[Details.O$3]/(10^6)" office:value-type="float" office:value="0.268221649074386">
            <text:p>0.3</text:p>
          </table:table-cell>
          <table:table-cell table:style-name="ce24" table:formula="oooc:=[Details.P$3]/(10^6)" office:value-type="float" office:value="0.37045512158551996">
            <text:p>0.4</text:p>
          </table:table-cell>
          <table:table-cell table:style-name="ce24" table:formula="oooc:=[Details.Q$3]/(10^6)" office:value-type="float" office:value="0.59458703537065">
            <text:p>0.6</text:p>
          </table:table-cell>
          <table:table-cell table:style-name="ce24" table:formula="oooc:=[Details.R$3]/(10^6)" office:value-type="float" office:value="0.627426293374291">
            <text:p>0.6</text:p>
          </table:table-cell>
          <table:table-cell table:style-name="ce24" table:formula="oooc:=[Details.S$3]/(10^6)" office:value-type="float" office:value="0.581019513253466">
            <text:p>0.6</text:p>
          </table:table-cell>
          <table:table-cell table:style-name="ce24" table:formula="oooc:=[Details.T$3]/(10^6)" office:value-type="float" office:value="0.8179742200359691">
            <text:p>0.8</text:p>
          </table:table-cell>
          <table:table-cell table:style-name="ce24" table:formula="oooc:=[Details.U$3]/(10^6)" office:value-type="float" office:value="0.379008775957409">
            <text:p>0.4</text:p>
          </table:table-cell>
          <table:table-cell table:style-name="ce24" table:formula="oooc:=[Details.V$3]/(10^6)" office:value-type="float" office:value="0.379747384144816">
            <text:p>0.4</text:p>
          </table:table-cell>
          <table:table-cell table:style-name="ce24" table:formula="oooc:=[Details.W$3]/(10^6)" office:value-type="float" office:value="0.270899794122984">
            <text:p>0.3</text:p>
          </table:table-cell>
          <table:table-cell table:style-name="ce24" table:formula="oooc:=[Details.X$3]/(10^6)" office:value-type="float" office:value="0.18183367674495998">
            <text:p>0.2</text:p>
          </table:table-cell>
          <table:table-cell table:style-name="ce24" table:formula="oooc:=[Details.Y$3]/(10^6)" office:value-type="float" office:value="0.270930483195654">
            <text:p>0.3</text:p>
          </table:table-cell>
          <table:table-cell table:style-name="ce24" table:formula="oooc:=[Details.Z$3]/(10^6)" office:value-type="float" office:value="0.160161337441162">
            <text:p>0.2</text:p>
          </table:table-cell>
          <table:table-cell table:style-name="ce24" table:formula="oooc:=[Details.AA$3]/(10^6)" office:value-type="float" office:value="0.21475115656108498">
            <text:p>0.2</text:p>
          </table:table-cell>
          <table:table-cell table:style-name="ce24" table:formula="oooc:=[Details.AB$3]/(10^6)" office:value-type="float" office:value="0.195884059020628">
            <text:p>0.2</text:p>
          </table:table-cell>
          <table:table-cell table:style-name="ce24" table:formula="oooc:=[Details.AC$3]/(10^6)" office:value-type="float" office:value="0.259370166099546">
            <text:p>0.3</text:p>
          </table:table-cell>
          <table:table-cell table:style-name="ce24" table:formula="oooc:=[Details.AD$3]/(10^6)" office:value-type="float" office:value="0.056317662339105595">
            <text:p>0.1</text:p>
          </table:table-cell>
          <table:table-cell table:style-name="ce24" table:formula="oooc:=[Details.AE$3]/(10^6)" office:value-type="float" office:value="0.174314118907926">
            <text:p>0.2</text:p>
          </table:table-cell>
          <table:table-cell table:style-name="ce24" table:formula="oooc:=[Details.AF$3]/(10^6)" office:value-type="float" office:value="0.16778670213077798">
            <text:p>0.2</text:p>
          </table:table-cell>
          <table:table-cell table:style-name="ce24" table:formula="oooc:=[Details.AG$3]/(10^6)" office:value-type="float" office:value="0.194171875425243">
            <text:p>0.2</text:p>
          </table:table-cell>
          <table:table-cell table:style-name="ce24" table:formula="oooc:=[Details.AH$3]/(10^6)" office:value-type="float" office:value="0.185644056572108">
            <text:p>0.2</text:p>
          </table:table-cell>
        </table:table-row>
        <table:table-row table:style-name="ro3">
          <table:table-cell table:style-name="ce22"/>
          <table:table-cell table:style-name="ce22" office:value-type="string">
            <text:p>Petroleum Products</text:p>
          </table:table-cell>
          <table:table-cell table:style-name="ce22"/>
          <table:table-cell table:style-name="ce24" table:formula="oooc:=SUM([Details.D$5];[Details.D$6];[Details.D$7];[Details.D$8];[Details.D$9])/(10^6)" office:value-type="float" office:value="1.1985520066666662">
            <text:p>1.2</text:p>
          </table:table-cell>
          <table:table-cell table:style-name="ce24" table:formula="oooc:=SUM([Details.E$5];[Details.E$6];[Details.E$7];[Details.E$8];[Details.E$9])/(10^6)" office:value-type="float" office:value="1.107542644199156">
            <text:p>1.1</text:p>
          </table:table-cell>
          <table:table-cell table:style-name="ce24" table:formula="oooc:=SUM([Details.F$5];[Details.F$6];[Details.F$7];[Details.F$8];[Details.F$9])/(10^6)" office:value-type="float" office:value="1.1404540694342977">
            <text:p>1.1</text:p>
          </table:table-cell>
          <table:table-cell table:style-name="ce24" table:formula="oooc:=SUM([Details.G$5];[Details.G$6];[Details.G$7];[Details.G$8];[Details.G$9])/(10^6)" office:value-type="float" office:value="1.8044322541312883">
            <text:p>1.8</text:p>
          </table:table-cell>
          <table:table-cell table:style-name="ce24" table:formula="oooc:=SUM([Details.H$5];[Details.H$6];[Details.H$7];[Details.H$8];[Details.H$9])/(10^6)" office:value-type="float" office:value="2.0391249652981194">
            <text:p>2.0</text:p>
          </table:table-cell>
          <table:table-cell table:style-name="ce24" table:formula="oooc:=SUM([Details.I$5];[Details.I$6];[Details.I$7];[Details.I$8];[Details.I$9])/(10^6)" office:value-type="float" office:value="1.7967324081530411">
            <text:p>1.8</text:p>
          </table:table-cell>
          <table:table-cell table:style-name="ce24" table:formula="oooc:=SUM([Details.J$5];[Details.J$6];[Details.J$7];[Details.J$8];[Details.J$9])/(10^6)" office:value-type="float" office:value="2.160856789095734">
            <text:p>2.2</text:p>
          </table:table-cell>
          <table:table-cell table:style-name="ce24" table:formula="oooc:=SUM([Details.K$5];[Details.K$6];[Details.K$7];[Details.K$8];[Details.K$9])/(10^6)" office:value-type="float" office:value="2.1820457574421392">
            <text:p>2.2</text:p>
          </table:table-cell>
          <table:table-cell table:style-name="ce24" table:formula="oooc:=SUM([Details.L$5];[Details.L$6];[Details.L$7];[Details.L$8];[Details.L$9])/(10^6)" office:value-type="float" office:value="1.9137901738354652">
            <text:p>1.9</text:p>
          </table:table-cell>
          <table:table-cell table:style-name="ce24" table:formula="oooc:=SUM([Details.M$5];[Details.M$6];[Details.M$7];[Details.M$8];[Details.M$9])/(10^6)" office:value-type="float" office:value="1.6933941790943912">
            <text:p>1.7</text:p>
          </table:table-cell>
          <table:table-cell table:style-name="ce24" table:formula="oooc:=SUM([Details.N$5];[Details.N$6];[Details.N$7];[Details.N$8];[Details.N$9])/(10^6)" office:value-type="float" office:value="1.7193289213160456">
            <text:p>1.7</text:p>
          </table:table-cell>
          <table:table-cell table:style-name="ce24" table:formula="oooc:=SUM([Details.O$5];[Details.O$6];[Details.O$7];[Details.O$8];[Details.O$9])/(10^6)" office:value-type="float" office:value="1.4891714861716887">
            <text:p>1.5</text:p>
          </table:table-cell>
          <table:table-cell table:style-name="ce24" table:formula="oooc:=SUM([Details.P$5];[Details.P$6];[Details.P$7];[Details.P$8];[Details.P$9])/(10^6)" office:value-type="float" office:value="1.4615082655196383">
            <text:p>1.5</text:p>
          </table:table-cell>
          <table:table-cell table:style-name="ce24" table:formula="oooc:=SUM([Details.Q$5];[Details.Q$6];[Details.Q$7];[Details.Q$8];[Details.Q$9])/(10^6)" office:value-type="float" office:value="1.4992598836199937">
            <text:p>1.5</text:p>
          </table:table-cell>
          <table:table-cell table:style-name="ce24" table:formula="oooc:=SUM([Details.R$5];[Details.R$6];[Details.R$7];[Details.R$8];[Details.R$9])/(10^6)" office:value-type="float" office:value="1.5400822574192683">
            <text:p>1.5</text:p>
          </table:table-cell>
          <table:table-cell table:style-name="ce24" table:formula="oooc:=SUM([Details.S$5];[Details.S$6];[Details.S$7];[Details.S$8];[Details.S$9])/(10^6)" office:value-type="float" office:value="1.634382700438186">
            <text:p>1.6</text:p>
          </table:table-cell>
          <table:table-cell table:style-name="ce24" table:formula="oooc:=SUM([Details.T$5];[Details.T$6];[Details.T$7];[Details.T$8];[Details.T$9])/(10^6)" office:value-type="float" office:value="2.000170785348622">
            <text:p>2.0</text:p>
          </table:table-cell>
          <table:table-cell table:style-name="ce24" table:formula="oooc:=SUM([Details.U$5];[Details.U$6];[Details.U$7];[Details.U$8];[Details.U$9])/(10^6)" office:value-type="float" office:value="1.819295285678613">
            <text:p>1.8</text:p>
          </table:table-cell>
          <table:table-cell table:style-name="ce24" table:formula="oooc:=SUM([Details.V$5];[Details.V$6];[Details.V$7];[Details.V$8];[Details.V$9])/(10^6)" office:value-type="float" office:value="1.8167433138627593">
            <text:p>1.8</text:p>
          </table:table-cell>
          <table:table-cell table:style-name="ce24" table:formula="oooc:=SUM([Details.W$5];[Details.W$6];[Details.W$7];[Details.W$8];[Details.W$9])/(10^6)" office:value-type="float" office:value="1.7448263066020087">
            <text:p>1.7</text:p>
          </table:table-cell>
          <table:table-cell table:style-name="ce24" table:formula="oooc:=SUM([Details.X$5];[Details.X$6];[Details.X$7];[Details.X$8];[Details.X$9])/(10^6)" office:value-type="float" office:value="2.077922289066343">
            <text:p>2.1</text:p>
          </table:table-cell>
          <table:table-cell table:style-name="ce24" table:formula="oooc:=SUM([Details.Y$5];[Details.Y$6];[Details.Y$7];[Details.Y$8];[Details.Y$9])/(10^6)" office:value-type="float" office:value="1.8041569567947902">
            <text:p>1.8</text:p>
          </table:table-cell>
          <table:table-cell table:style-name="ce24" table:formula="oooc:=SUM([Details.Z$5];[Details.Z$6];[Details.Z$7];[Details.Z$8];[Details.Z$9])/(10^6)" office:value-type="float" office:value="1.4204432831641733">
            <text:p>1.4</text:p>
          </table:table-cell>
          <table:table-cell table:style-name="ce24" table:formula="oooc:=SUM([Details.AA$5];[Details.AA$6];[Details.AA$7];[Details.AA$8];[Details.AA$9])/(10^6)" office:value-type="float" office:value="2.002716934599877">
            <text:p>2.0</text:p>
          </table:table-cell>
          <table:table-cell table:style-name="ce24" table:formula="oooc:=SUM([Details.AB$5];[Details.AB$6];[Details.AB$7];[Details.AB$8];[Details.AB$9])/(10^6)" office:value-type="float" office:value="1.9046932053284273">
            <text:p>1.9</text:p>
          </table:table-cell>
          <table:table-cell table:style-name="ce24" table:formula="oooc:=SUM([Details.AC$5];[Details.AC$6];[Details.AC$7];[Details.AC$8];[Details.AC$9])/(10^6)" office:value-type="float" office:value="1.7373196227645737">
            <text:p>1.7</text:p>
          </table:table-cell>
          <table:table-cell table:style-name="ce24" table:formula="oooc:=SUM([Details.AD$5];[Details.AD$6];[Details.AD$7];[Details.AD$8];[Details.AD$9])/(10^6)" office:value-type="float" office:value="1.5315028280848435">
            <text:p>1.5</text:p>
          </table:table-cell>
          <table:table-cell table:style-name="ce24" table:formula="oooc:=SUM([Details.AE$5];[Details.AE$6];[Details.AE$7];[Details.AE$8];[Details.AE$9])/(10^6)" office:value-type="float" office:value="1.2873884631372583">
            <text:p>1.3</text:p>
          </table:table-cell>
          <table:table-cell table:style-name="ce24" table:formula="oooc:=SUM([Details.AF$5];[Details.AF$6];[Details.AF$7];[Details.AF$8];[Details.AF$9])/(10^6)" office:value-type="float" office:value="1.0600997102508845">
            <text:p>1.1</text:p>
          </table:table-cell>
          <table:table-cell table:style-name="ce24" table:formula="oooc:=SUM([Details.AG$5];[Details.AG$6];[Details.AG$7];[Details.AG$8];[Details.AG$9])/(10^6)" office:value-type="float" office:value="0.9673684056161374">
            <text:p>1.0</text:p>
          </table:table-cell>
          <table:table-cell table:style-name="ce24" table:formula="oooc:=SUM([Details.AH$5];[Details.AH$6];[Details.AH$7];[Details.AH$8];[Details.AH$9])/(10^6)" office:value-type="float" office:value="1.0703539926820476">
            <text:p>1.1</text:p>
          </table:table-cell>
        </table:table-row>
        <table:table-row table:style-name="ro3">
          <table:table-cell table:style-name="ce22"/>
          <table:table-cell table:style-name="ce22" office:value-type="string">
            <text:p>Natural Gas</text:p>
          </table:table-cell>
          <table:table-cell table:style-name="ce22"/>
          <table:table-cell table:style-name="ce24" table:formula="oooc:=[Details.D$4]/(10^6)" office:value-type="float" office:value="2.06921">
            <text:p>2.1</text:p>
          </table:table-cell>
          <table:table-cell table:style-name="ce24" table:formula="oooc:=[Details.E$4]/(10^6)" office:value-type="float" office:value="1.90738716666667">
            <text:p>1.9</text:p>
          </table:table-cell>
          <table:table-cell table:style-name="ce24" table:formula="oooc:=[Details.F$4]/(10^6)" office:value-type="float" office:value="2.07016502">
            <text:p>2.1</text:p>
          </table:table-cell>
          <table:table-cell table:style-name="ce24" table:formula="oooc:=[Details.G$4]/(10^6)" office:value-type="float" office:value="2.09504859666667">
            <text:p>2.1</text:p>
          </table:table-cell>
          <table:table-cell table:style-name="ce24" table:formula="oooc:=[Details.H$4]/(10^6)" office:value-type="float" office:value="1.91110113333333">
            <text:p>1.9</text:p>
          </table:table-cell>
          <table:table-cell table:style-name="ce24" table:formula="oooc:=[Details.I$4]/(10^6)" office:value-type="float" office:value="1.86711715666667">
            <text:p>1.9</text:p>
          </table:table-cell>
          <table:table-cell table:style-name="ce24" table:formula="oooc:=[Details.J$4]/(10^6)" office:value-type="float" office:value="1.95503205333333">
            <text:p>2.0</text:p>
          </table:table-cell>
          <table:table-cell table:style-name="ce24" table:formula="oooc:=[Details.K$4]/(10^6)" office:value-type="float" office:value="2.17208687666667">
            <text:p>2.2</text:p>
          </table:table-cell>
          <table:table-cell table:style-name="ce24" table:formula="oooc:=[Details.L$4]/(10^6)" office:value-type="float" office:value="2.31061783333333">
            <text:p>2.3</text:p>
          </table:table-cell>
          <table:table-cell table:style-name="ce24" table:formula="oooc:=[Details.M$4]/(10^6)" office:value-type="float" office:value="2.43402764">
            <text:p>2.4</text:p>
          </table:table-cell>
          <table:table-cell table:style-name="ce24" table:formula="oooc:=[Details.N$4]/(10^6)" office:value-type="float" office:value="2.26944586">
            <text:p>2.3</text:p>
          </table:table-cell>
          <table:table-cell table:style-name="ce24" table:formula="oooc:=[Details.O$4]/(10^6)" office:value-type="float" office:value="2.43466432">
            <text:p>2.4</text:p>
          </table:table-cell>
          <table:table-cell table:style-name="ce24" table:formula="oooc:=[Details.P$4]/(10^6)" office:value-type="float" office:value="2.79550271">
            <text:p>2.8</text:p>
          </table:table-cell>
          <table:table-cell table:style-name="ce24" table:formula="oooc:=[Details.Q$4]/(10^6)" office:value-type="float" office:value="2.92957690666667">
            <text:p>2.9</text:p>
          </table:table-cell>
          <table:table-cell table:style-name="ce24" table:formula="oooc:=[Details.R$4]/(10^6)" office:value-type="float" office:value="2.90548918">
            <text:p>2.9</text:p>
          </table:table-cell>
          <table:table-cell table:style-name="ce24" table:formula="oooc:=[Details.S$4]/(10^6)" office:value-type="float" office:value="3.10906761">
            <text:p>3.1</text:p>
          </table:table-cell>
          <table:table-cell table:style-name="ce24" table:formula="oooc:=[Details.T$4]/(10^6)" office:value-type="float" office:value="3.2584221266666704">
            <text:p>3.3</text:p>
          </table:table-cell>
          <table:table-cell table:style-name="ce24" table:formula="oooc:=[Details.U$4]/(10^6)" office:value-type="float" office:value="3.42257945333333">
            <text:p>3.4</text:p>
          </table:table-cell>
          <table:table-cell table:style-name="ce24" table:formula="oooc:=[Details.V$4]/(10^6)" office:value-type="float" office:value="3.22595144666667">
            <text:p>3.2</text:p>
          </table:table-cell>
          <table:table-cell table:style-name="ce24" table:formula="oooc:=[Details.W$4]/(10^6)" office:value-type="float" office:value="3.3846969933333297">
            <text:p>3.4</text:p>
          </table:table-cell>
          <table:table-cell table:style-name="ce24" table:formula="oooc:=[Details.X$4]/(10^6)" office:value-type="float" office:value="3.6214358399999997">
            <text:p>3.6</text:p>
          </table:table-cell>
          <table:table-cell table:style-name="ce24" table:formula="oooc:=[Details.Y$4]/(10^6)" office:value-type="float" office:value="3.29083975">
            <text:p>3.3</text:p>
          </table:table-cell>
          <table:table-cell table:style-name="ce24" table:formula="oooc:=[Details.Z$4]/(10^6)" office:value-type="float" office:value="3.44300627">
            <text:p>3.4</text:p>
          </table:table-cell>
          <table:table-cell table:style-name="ce24" table:formula="oooc:=[Details.AA$4]/(10^6)" office:value-type="float" office:value="3.51739171666667">
            <text:p>3.5</text:p>
          </table:table-cell>
          <table:table-cell table:style-name="ce24" table:formula="oooc:=[Details.AB$4]/(10^6)" office:value-type="float" office:value="3.52619912333333">
            <text:p>3.5</text:p>
          </table:table-cell>
          <table:table-cell table:style-name="ce24" table:formula="oooc:=[Details.AC$4]/(10^6)" office:value-type="float" office:value="3.6383609166666697">
            <text:p>3.6</text:p>
          </table:table-cell>
          <table:table-cell table:style-name="ce24" table:formula="oooc:=[Details.AD$4]/(10^6)" office:value-type="float" office:value="3.42448949333333">
            <text:p>3.4</text:p>
          </table:table-cell>
          <table:table-cell table:style-name="ce24" table:formula="oooc:=[Details.AE$4]/(10^6)" office:value-type="float" office:value="3.65517988">
            <text:p>3.7</text:p>
          </table:table-cell>
          <table:table-cell table:style-name="ce24" table:formula="oooc:=[Details.AF$4]/(10^6)" office:value-type="float" office:value="3.6866424833333302">
            <text:p>3.7</text:p>
          </table:table-cell>
          <table:table-cell table:style-name="ce24" table:formula="oooc:=[Details.AG$4]/(10^6)" office:value-type="float" office:value="3.71619504666667">
            <text:p>3.7</text:p>
          </table:table-cell>
          <table:table-cell table:style-name="ce24" table:formula="oooc:=[Details.AH$4]/(10^6)" office:value-type="float" office:value="3.7478168199999997">
            <text:p>3.7</text:p>
          </table:table-cell>
        </table:table-row>
        <table:table-row table:style-name="ro3">
          <table:table-cell table:style-name="ce22"/>
          <table:table-cell table:style-name="ce22" office:value-type="string">
            <text:p>Total</text:p>
          </table:table-cell>
          <table:table-cell table:style-name="ce22"/>
          <table:table-cell table:style-name="ce24" table:formula="oooc:=SUM([.D12:.D14])" office:value-type="float" office:value="3.615171033568758">
            <text:p>3.6</text:p>
          </table:table-cell>
          <table:table-cell table:style-name="ce24" table:formula="oooc:=SUM([.E12:.E14])" office:value-type="float" office:value="3.259105526711036">
            <text:p>3.3</text:p>
          </table:table-cell>
          <table:table-cell table:style-name="ce24" table:formula="oooc:=SUM([.F12:.F14])" office:value-type="float" office:value="3.677139396788853">
            <text:p>3.7</text:p>
          </table:table-cell>
          <table:table-cell table:style-name="ce24" table:formula="oooc:=SUM([.G12:.G14])" office:value-type="float" office:value="4.391554087909117">
            <text:p>4.4</text:p>
          </table:table-cell>
          <table:table-cell table:style-name="ce24" table:formula="oooc:=SUM([.H12:.H14])" office:value-type="float" office:value="4.489820949444741">
            <text:p>4.5</text:p>
          </table:table-cell>
          <table:table-cell table:style-name="ce24" table:formula="oooc:=SUM([.I12:.I14])" office:value-type="float" office:value="4.15401730347762">
            <text:p>4.2</text:p>
          </table:table-cell>
          <table:table-cell table:style-name="ce24" table:formula="oooc:=SUM([.J12:.J14])" office:value-type="float" office:value="4.555455389044807">
            <text:p>4.6</text:p>
          </table:table-cell>
          <table:table-cell table:style-name="ce24" table:formula="oooc:=SUM([.K12:.K14])" office:value-type="float" office:value="4.938192472085422">
            <text:p>4.9</text:p>
          </table:table-cell>
          <table:table-cell table:style-name="ce24" table:formula="oooc:=SUM([.L12:.L14])" office:value-type="float" office:value="4.756603805084082">
            <text:p>4.8</text:p>
          </table:table-cell>
          <table:table-cell table:style-name="ce24" table:formula="oooc:=SUM([.M12:.M14])" office:value-type="float" office:value="4.484453960687954">
            <text:p>4.5</text:p>
          </table:table-cell>
          <table:table-cell table:style-name="ce24" table:formula="oooc:=SUM([.N12:.N14])" office:value-type="float" office:value="4.4321199351775">
            <text:p>4.4</text:p>
          </table:table-cell>
          <table:table-cell table:style-name="ce24" table:formula="oooc:=SUM([.O12:.O14])" office:value-type="float" office:value="4.192057455246075">
            <text:p>4.2</text:p>
          </table:table-cell>
          <table:table-cell table:style-name="ce24" table:formula="oooc:=SUM([.P12:.P14])" office:value-type="float" office:value="4.627466097105158">
            <text:p>4.6</text:p>
          </table:table-cell>
          <table:table-cell table:style-name="ce24" table:formula="oooc:=SUM([.Q12:.Q14])" office:value-type="float" office:value="5.023423825657314">
            <text:p>5.0</text:p>
          </table:table-cell>
          <table:table-cell table:style-name="ce24" table:formula="oooc:=SUM([.R12:.R14])" office:value-type="float" office:value="5.07299773079356">
            <text:p>5.1</text:p>
          </table:table-cell>
          <table:table-cell table:style-name="ce24" table:formula="oooc:=SUM([.S12:.S14])" office:value-type="float" office:value="5.324469823691652">
            <text:p>5.3</text:p>
          </table:table-cell>
          <table:table-cell table:style-name="ce24" table:formula="oooc:=SUM([.T12:.T14])" office:value-type="float" office:value="6.076567132051261">
            <text:p>6.1</text:p>
          </table:table-cell>
          <table:table-cell table:style-name="ce24" table:formula="oooc:=SUM([.U12:.U14])" office:value-type="float" office:value="5.620883514969352">
            <text:p>5.6</text:p>
          </table:table-cell>
          <table:table-cell table:style-name="ce24" table:formula="oooc:=SUM([.V12:.V14])" office:value-type="float" office:value="5.422442144674245">
            <text:p>5.4</text:p>
          </table:table-cell>
          <table:table-cell table:style-name="ce24" table:formula="oooc:=SUM([.W12:.W14])" office:value-type="float" office:value="5.400423094058322">
            <text:p>5.4</text:p>
          </table:table-cell>
          <table:table-cell table:style-name="ce24" table:formula="oooc:=SUM([.X12:.X14])" office:value-type="float" office:value="5.881191805811303">
            <text:p>5.9</text:p>
          </table:table-cell>
          <table:table-cell table:style-name="ce24" table:formula="oooc:=SUM([.Y12:.Y14])" office:value-type="float" office:value="5.365927189990444">
            <text:p>5.4</text:p>
          </table:table-cell>
          <table:table-cell table:style-name="ce24" table:formula="oooc:=SUM([.Z12:.Z14])" office:value-type="float" office:value="5.023610890605335">
            <text:p>5.0</text:p>
          </table:table-cell>
          <table:table-cell table:style-name="ce24" table:formula="oooc:=SUM([.AA12:.AA14])" office:value-type="float" office:value="5.7348598078276325">
            <text:p>5.7</text:p>
          </table:table-cell>
          <table:table-cell table:style-name="ce24" table:formula="oooc:=SUM([.AB12:.AB14])" office:value-type="float" office:value="5.626776387682385">
            <text:p>5.6</text:p>
          </table:table-cell>
          <table:table-cell table:style-name="ce24" table:formula="oooc:=SUM([.AC12:.AC14])" office:value-type="float" office:value="5.635050705530789">
            <text:p>5.6</text:p>
          </table:table-cell>
          <table:table-cell table:style-name="ce24" table:formula="oooc:=SUM([.AD12:.AD14])" office:value-type="float" office:value="5.012309983757279">
            <text:p>5.0</text:p>
          </table:table-cell>
          <table:table-cell table:style-name="ce24" table:formula="oooc:=SUM([.AE12:.AE14])" office:value-type="float" office:value="5.116882462045185">
            <text:p>5.1</text:p>
          </table:table-cell>
          <table:table-cell table:style-name="ce24" table:formula="oooc:=SUM([.AF12:.AF14])" office:value-type="float" office:value="4.914528895714993">
            <text:p>4.9</text:p>
          </table:table-cell>
          <table:table-cell table:style-name="ce24" table:formula="oooc:=SUM([.AG12:.AG14])" office:value-type="float" office:value="4.87773532770805">
            <text:p>4.9</text:p>
          </table:table-cell>
          <table:table-cell table:style-name="ce24" table:formula="oooc:=SUM([.AH12:.AH14])" office:value-type="float" office:value="5.003814869254155">
            <text:p>5.0</text:p>
          </table:table-cell>
        </table:table-row>
        <table:table-row table:style-name="ro3">
          <table:table-cell table:number-columns-repeated="3" table:style-name="ce22"/>
          <table:table-cell table:number-columns-repeated="31" table:style-name="ce24"/>
        </table:table-row>
        <table:table-row table:style-name="ro3">
          <table:table-cell table:style-name="ce23" office:value-type="string">
            <text:p>Industrial Sector</text:p>
          </table:table-cell>
          <table:table-cell table:number-columns-repeated="2" table:style-name="ce22"/>
          <table:table-cell table:number-columns-repeated="31" table:style-name="ce24"/>
        </table:table-row>
        <table:table-row table:style-name="ro3">
          <table:table-cell table:style-name="ce22"/>
          <table:table-cell table:style-name="ce22" office:value-type="string">
            <text:p>Coal</text:p>
          </table:table-cell>
          <table:table-cell table:style-name="ce22"/>
          <table:table-cell table:style-name="ce24" table:formula="oooc:=([Details.D$15]-[Details.D$81])/(10^6)" office:value-type="string" office:value="#NAME?">
            <text:p>#NAME?</text:p>
          </table:table-cell>
          <table:table-cell table:style-name="ce24" table:formula="oooc:=([Details.E$15]-[Details.E$81])/(10^6)" office:value-type="string" office:value="#NAME?">
            <text:p>#NAME?</text:p>
          </table:table-cell>
          <table:table-cell table:style-name="ce24" table:formula="oooc:=([Details.F$15]-[Details.F$81])/(10^6)" office:value-type="string" office:value="#NAME?">
            <text:p>#NAME?</text:p>
          </table:table-cell>
          <table:table-cell table:style-name="ce24" table:formula="oooc:=([Details.G$15]-[Details.G$81])/(10^6)" office:value-type="string" office:value="#NAME?">
            <text:p>#NAME?</text:p>
          </table:table-cell>
          <table:table-cell table:style-name="ce24" table:formula="oooc:=([Details.H$15]-[Details.H$81])/(10^6)" office:value-type="string" office:value="#NAME?">
            <text:p>#NAME?</text:p>
          </table:table-cell>
          <table:table-cell table:style-name="ce24" table:formula="oooc:=([Details.I$15]-[Details.I$81])/(10^6)" office:value-type="string" office:value="#NAME?">
            <text:p>#NAME?</text:p>
          </table:table-cell>
          <table:table-cell table:style-name="ce24" table:formula="oooc:=([Details.J$15]-[Details.J$81])/(10^6)" office:value-type="string" office:value="#NAME?">
            <text:p>#NAME?</text:p>
          </table:table-cell>
          <table:table-cell table:style-name="ce24" table:formula="oooc:=([Details.K$15]-[Details.K$81])/(10^6)" office:value-type="string" office:value="#NAME?">
            <text:p>#NAME?</text:p>
          </table:table-cell>
          <table:table-cell table:style-name="ce24" table:formula="oooc:=([Details.L$15]-[Details.L$81])/(10^6)" office:value-type="string" office:value="#NAME?">
            <text:p>#NAME?</text:p>
          </table:table-cell>
          <table:table-cell table:style-name="ce24" table:formula="oooc:=([Details.M$15]-[Details.M$81])/(10^6)" office:value-type="string" office:value="#NAME?">
            <text:p>#NAME?</text:p>
          </table:table-cell>
          <table:table-cell table:style-name="ce24" table:formula="oooc:=([Details.N$15]-[Details.N$81])/(10^6)" office:value-type="string" office:value="#NAME?">
            <text:p>#NAME?</text:p>
          </table:table-cell>
          <table:table-cell table:style-name="ce24" table:formula="oooc:=([Details.O$15]-[Details.O$81])/(10^6)" office:value-type="string" office:value="#NAME?">
            <text:p>#NAME?</text:p>
          </table:table-cell>
          <table:table-cell table:style-name="ce24" table:formula="oooc:=([Details.P$15]-[Details.P$81])/(10^6)" office:value-type="string" office:value="#NAME?">
            <text:p>#NAME?</text:p>
          </table:table-cell>
          <table:table-cell table:style-name="ce24" table:formula="oooc:=([Details.Q$15]-[Details.Q$81])/(10^6)" office:value-type="string" office:value="#NAME?">
            <text:p>#NAME?</text:p>
          </table:table-cell>
          <table:table-cell table:style-name="ce24" table:formula="oooc:=([Details.R$15]-[Details.R$81])/(10^6)" office:value-type="string" office:value="#NAME?">
            <text:p>#NAME?</text:p>
          </table:table-cell>
          <table:table-cell table:style-name="ce24" table:formula="oooc:=([Details.S$15]-[Details.S$81])/(10^6)" office:value-type="string" office:value="#NAME?">
            <text:p>#NAME?</text:p>
          </table:table-cell>
          <table:table-cell table:style-name="ce24" table:formula="oooc:=([Details.T$15]-[Details.T$81])/(10^6)" office:value-type="string" office:value="#NAME?">
            <text:p>#NAME?</text:p>
          </table:table-cell>
          <table:table-cell table:style-name="ce24" table:formula="oooc:=([Details.U$15]-[Details.U$81])/(10^6)" office:value-type="string" office:value="#NAME?">
            <text:p>#NAME?</text:p>
          </table:table-cell>
          <table:table-cell table:style-name="ce24" table:formula="oooc:=([Details.V$15]-[Details.V$81])/(10^6)" office:value-type="string" office:value="#NAME?">
            <text:p>#NAME?</text:p>
          </table:table-cell>
          <table:table-cell table:style-name="ce24" table:formula="oooc:=([Details.W$15]-[Details.W$81])/(10^6)" office:value-type="string" office:value="#NAME?">
            <text:p>#NAME?</text:p>
          </table:table-cell>
          <table:table-cell table:style-name="ce24" table:formula="oooc:=([Details.X$15]-[Details.X$81])/(10^6)" office:value-type="string" office:value="#NAME?">
            <text:p>#NAME?</text:p>
          </table:table-cell>
          <table:table-cell table:style-name="ce24" table:formula="oooc:=([Details.Y$15]-[Details.Y$81])/(10^6)" office:value-type="string" office:value="#NAME?">
            <text:p>#NAME?</text:p>
          </table:table-cell>
          <table:table-cell table:style-name="ce24" table:formula="oooc:=([Details.Z$15]-[Details.Z$81])/(10^6)" office:value-type="string" office:value="#NAME?">
            <text:p>#NAME?</text:p>
          </table:table-cell>
          <table:table-cell table:style-name="ce24" table:formula="oooc:=([Details.AA$15]-[Details.AA$81])/(10^6)" office:value-type="string" office:value="#NAME?">
            <text:p>#NAME?</text:p>
          </table:table-cell>
          <table:table-cell table:style-name="ce24" table:formula="oooc:=([Details.AB$15]-[Details.AB$81])/(10^6)" office:value-type="string" office:value="#NAME?">
            <text:p>#NAME?</text:p>
          </table:table-cell>
          <table:table-cell table:style-name="ce24" table:formula="oooc:=([Details.AC$15]-[Details.AC$81])/(10^6)" office:value-type="string" office:value="#NAME?">
            <text:p>#NAME?</text:p>
          </table:table-cell>
          <table:table-cell table:style-name="ce24" table:formula="oooc:=([Details.AD$15]-[Details.AD$81])/(10^6)" office:value-type="string" office:value="#NAME?">
            <text:p>#NAME?</text:p>
          </table:table-cell>
          <table:table-cell table:style-name="ce24" table:formula="oooc:=([Details.AE$15]-[Details.AE$81])/(10^6)" office:value-type="string" office:value="#NAME?">
            <text:p>#NAME?</text:p>
          </table:table-cell>
          <table:table-cell table:style-name="ce24" table:formula="oooc:=([Details.AF$15]-[Details.AF$81])/(10^6)" office:value-type="string" office:value="#NAME?">
            <text:p>#NAME?</text:p>
          </table:table-cell>
          <table:table-cell table:style-name="ce24" table:formula="oooc:=([Details.AG$15]-[Details.AG$81])/(10^6)" office:value-type="string" office:value="#NAME?">
            <text:p>#NAME?</text:p>
          </table:table-cell>
          <table:table-cell table:style-name="ce24" table:formula="oooc:=([Details.AH$15]-[Details.AH$81])/(10^6)" office:value-type="string" office:value="#NAME?">
            <text:p>#NAME?</text:p>
          </table:table-cell>
        </table:table-row>
        <table:table-row table:style-name="ro3">
          <table:table-cell table:style-name="ce22"/>
          <table:table-cell table:style-name="ce22" office:value-type="string">
            <text:p>Petroleum Products</text:p>
          </table:table-cell>
          <table:table-cell table:style-name="ce22"/>
          <table:table-cell table:style-name="ce24" table:formula="oooc:=(((((((((([Details.D$17]+[Details.D$18])+[Details.D$19])+[Details.D$20])+[Details.D$21])+[Details.D$22])+[Details.D$23])+[Details.D$24])-[Details.D$100])-[Details.D$102])+[Details.D$114])/(10^6)" office:value-type="string" office:value="#NAME?">
            <text:p>#NAME?</text:p>
          </table:table-cell>
          <table:table-cell table:style-name="ce24" table:formula="oooc:=(((((((((([Details.E$17]+[Details.E$18])+[Details.E$19])+[Details.E$20])+[Details.E$21])+[Details.E$22])+[Details.E$23])+[Details.E$24])-[Details.E$100])-[Details.E$102])+[Details.E$114])/(10^6)" office:value-type="string" office:value="#NAME?">
            <text:p>#NAME?</text:p>
          </table:table-cell>
          <table:table-cell table:style-name="ce24" table:formula="oooc:=(((((((((([Details.F$17]+[Details.F$18])+[Details.F$19])+[Details.F$20])+[Details.F$21])+[Details.F$22])+[Details.F$23])+[Details.F$24])-[Details.F$100])-[Details.F$102])+[Details.F$114])/(10^6)" office:value-type="string" office:value="#NAME?">
            <text:p>#NAME?</text:p>
          </table:table-cell>
          <table:table-cell table:style-name="ce24" table:formula="oooc:=(((((((((([Details.G$17]+[Details.G$18])+[Details.G$19])+[Details.G$20])+[Details.G$21])+[Details.G$22])+[Details.G$23])+[Details.G$24])-[Details.G$100])-[Details.G$102])+[Details.G$114])/(10^6)" office:value-type="string" office:value="#NAME?">
            <text:p>#NAME?</text:p>
          </table:table-cell>
          <table:table-cell table:style-name="ce24" table:formula="oooc:=(((((((((([Details.H$17]+[Details.H$18])+[Details.H$19])+[Details.H$20])+[Details.H$21])+[Details.H$22])+[Details.H$23])+[Details.H$24])-[Details.H$100])-[Details.H$102])+[Details.H$114])/(10^6)" office:value-type="string" office:value="#NAME?">
            <text:p>#NAME?</text:p>
          </table:table-cell>
          <table:table-cell table:style-name="ce24" table:formula="oooc:=(((((((((([Details.I$17]+[Details.I$18])+[Details.I$19])+[Details.I$20])+[Details.I$21])+[Details.I$22])+[Details.I$23])+[Details.I$24])-[Details.I$100])-[Details.I$102])+[Details.I$114])/(10^6)" office:value-type="string" office:value="#NAME?">
            <text:p>#NAME?</text:p>
          </table:table-cell>
          <table:table-cell table:style-name="ce24" table:formula="oooc:=(((((((((([Details.J$17]+[Details.J$18])+[Details.J$19])+[Details.J$20])+[Details.J$21])+[Details.J$22])+[Details.J$23])+[Details.J$24])-[Details.J$100])-[Details.J$102])+[Details.J$114])/(10^6)" office:value-type="string" office:value="#NAME?">
            <text:p>#NAME?</text:p>
          </table:table-cell>
          <table:table-cell table:style-name="ce24" table:formula="oooc:=(((((((((([Details.K$17]+[Details.K$18])+[Details.K$19])+[Details.K$20])+[Details.K$21])+[Details.K$22])+[Details.K$23])+[Details.K$24])-[Details.K$100])-[Details.K$102])+[Details.K$114])/(10^6)" office:value-type="string" office:value="#NAME?">
            <text:p>#NAME?</text:p>
          </table:table-cell>
          <table:table-cell table:style-name="ce24" table:formula="oooc:=(((((((((([Details.L$17]+[Details.L$18])+[Details.L$19])+[Details.L$20])+[Details.L$21])+[Details.L$22])+[Details.L$23])+[Details.L$24])-[Details.L$100])-[Details.L$102])+[Details.L$114])/(10^6)" office:value-type="string" office:value="#NAME?">
            <text:p>#NAME?</text:p>
          </table:table-cell>
          <table:table-cell table:style-name="ce24" table:formula="oooc:=(((((((((([Details.M$17]+[Details.M$18])+[Details.M$19])+[Details.M$20])+[Details.M$21])+[Details.M$22])+[Details.M$23])+[Details.M$24])-[Details.M$100])-[Details.M$102])+[Details.M$114])/(10^6)" office:value-type="string" office:value="#NAME?">
            <text:p>#NAME?</text:p>
          </table:table-cell>
          <table:table-cell table:style-name="ce24" table:formula="oooc:=(((((((((([Details.N$17]+[Details.N$18])+[Details.N$19])+[Details.N$20])+[Details.N$21])+[Details.N$22])+[Details.N$23])+[Details.N$24])-[Details.N$100])-[Details.N$102])+[Details.N$114])/(10^6)" office:value-type="string" office:value="#NAME?">
            <text:p>#NAME?</text:p>
          </table:table-cell>
          <table:table-cell table:style-name="ce24" table:formula="oooc:=(((((((((([Details.O$17]+[Details.O$18])+[Details.O$19])+[Details.O$20])+[Details.O$21])+[Details.O$22])+[Details.O$23])+[Details.O$24])-[Details.O$100])-[Details.O$102])+[Details.O$114])/(10^6)" office:value-type="string" office:value="#NAME?">
            <text:p>#NAME?</text:p>
          </table:table-cell>
          <table:table-cell table:style-name="ce24" table:formula="oooc:=(((((((((([Details.P$17]+[Details.P$18])+[Details.P$19])+[Details.P$20])+[Details.P$21])+[Details.P$22])+[Details.P$23])+[Details.P$24])-[Details.P$100])-[Details.P$102])+[Details.P$114])/(10^6)" office:value-type="string" office:value="#NAME?">
            <text:p>#NAME?</text:p>
          </table:table-cell>
          <table:table-cell table:style-name="ce24" table:formula="oooc:=(((((((((([Details.Q$17]+[Details.Q$18])+[Details.Q$19])+[Details.Q$20])+[Details.Q$21])+[Details.Q$22])+[Details.Q$23])+[Details.Q$24])-[Details.Q$100])-[Details.Q$102])+[Details.Q$114])/(10^6)" office:value-type="string" office:value="#NAME?">
            <text:p>#NAME?</text:p>
          </table:table-cell>
          <table:table-cell table:style-name="ce24" table:formula="oooc:=(((((((((([Details.R$17]+[Details.R$18])+[Details.R$19])+[Details.R$20])+[Details.R$21])+[Details.R$22])+[Details.R$23])+[Details.R$24])-[Details.R$100])-[Details.R$102])+[Details.R$114])/(10^6)" office:value-type="string" office:value="#NAME?">
            <text:p>#NAME?</text:p>
          </table:table-cell>
          <table:table-cell table:style-name="ce24" table:formula="oooc:=(((((((((([Details.S$17]+[Details.S$18])+[Details.S$19])+[Details.S$20])+[Details.S$21])+[Details.S$22])+[Details.S$23])+[Details.S$24])-[Details.S$100])-[Details.S$102])+[Details.S$114])/(10^6)" office:value-type="string" office:value="#NAME?">
            <text:p>#NAME?</text:p>
          </table:table-cell>
          <table:table-cell table:style-name="ce24" table:formula="oooc:=(((((((((([Details.T$17]+[Details.T$18])+[Details.T$19])+[Details.T$20])+[Details.T$21])+[Details.T$22])+[Details.T$23])+[Details.T$24])-[Details.T$100])-[Details.T$102])+[Details.T$114])/(10^6)" office:value-type="string" office:value="#NAME?">
            <text:p>#NAME?</text:p>
          </table:table-cell>
          <table:table-cell table:style-name="ce24" table:formula="oooc:=(((((((((([Details.U$17]+[Details.U$18])+[Details.U$19])+[Details.U$20])+[Details.U$21])+[Details.U$22])+[Details.U$23])+[Details.U$24])-[Details.U$100])-[Details.U$102])+[Details.U$114])/(10^6)" office:value-type="string" office:value="#NAME?">
            <text:p>#NAME?</text:p>
          </table:table-cell>
          <table:table-cell table:style-name="ce24" table:formula="oooc:=(((((((((([Details.V$17]+[Details.V$18])+[Details.V$19])+[Details.V$20])+[Details.V$21])+[Details.V$22])+[Details.V$23])+[Details.V$24])-[Details.V$100])-[Details.V$102])+[Details.V$114])/(10^6)" office:value-type="string" office:value="#NAME?">
            <text:p>#NAME?</text:p>
          </table:table-cell>
          <table:table-cell table:style-name="ce24" table:formula="oooc:=(((((((((([Details.W$17]+[Details.W$18])+[Details.W$19])+[Details.W$20])+[Details.W$21])+[Details.W$22])+[Details.W$23])+[Details.W$24])-[Details.W$100])-[Details.W$102])+[Details.W$114])/(10^6)" office:value-type="string" office:value="#NAME?">
            <text:p>#NAME?</text:p>
          </table:table-cell>
          <table:table-cell table:style-name="ce24" table:formula="oooc:=(((((((((([Details.X$17]+[Details.X$18])+[Details.X$19])+[Details.X$20])+[Details.X$21])+[Details.X$22])+[Details.X$23])+[Details.X$24])-[Details.X$100])-[Details.X$102])+[Details.X$114])/(10^6)" office:value-type="string" office:value="#NAME?">
            <text:p>#NAME?</text:p>
          </table:table-cell>
          <table:table-cell table:style-name="ce24" table:formula="oooc:=(((((((((([Details.Y$17]+[Details.Y$18])+[Details.Y$19])+[Details.Y$20])+[Details.Y$21])+[Details.Y$22])+[Details.Y$23])+[Details.Y$24])-[Details.Y$100])-[Details.Y$102])+[Details.Y$114])/(10^6)" office:value-type="string" office:value="#NAME?">
            <text:p>#NAME?</text:p>
          </table:table-cell>
          <table:table-cell table:style-name="ce24" table:formula="oooc:=(((((((((([Details.Z$17]+[Details.Z$18])+[Details.Z$19])+[Details.Z$20])+[Details.Z$21])+[Details.Z$22])+[Details.Z$23])+[Details.Z$24])-[Details.Z$100])-[Details.Z$102])+[Details.Z$114])/(10^6)" office:value-type="string" office:value="#NAME?">
            <text:p>#NAME?</text:p>
          </table:table-cell>
          <table:table-cell table:style-name="ce24" table:formula="oooc:=(((((((((([Details.AA$17]+[Details.AA$18])+[Details.AA$19])+[Details.AA$20])+[Details.AA$21])+[Details.AA$22])+[Details.AA$23])+[Details.AA$24])-[Details.AA$100])-[Details.AA$102])+[Details.AA$114])/(10^6)" office:value-type="string" office:value="#NAME?">
            <text:p>#NAME?</text:p>
          </table:table-cell>
          <table:table-cell table:style-name="ce24" table:formula="oooc:=(((((((((([Details.AB$17]+[Details.AB$18])+[Details.AB$19])+[Details.AB$20])+[Details.AB$21])+[Details.AB$22])+[Details.AB$23])+[Details.AB$24])-[Details.AB$100])-[Details.AB$102])+[Details.AB$114])/(10^6)" office:value-type="string" office:value="#NAME?">
            <text:p>#NAME?</text:p>
          </table:table-cell>
          <table:table-cell table:style-name="ce24" table:formula="oooc:=(((((((((([Details.AC$17]+[Details.AC$18])+[Details.AC$19])+[Details.AC$20])+[Details.AC$21])+[Details.AC$22])+[Details.AC$23])+[Details.AC$24])-[Details.AC$100])-[Details.AC$102])+[Details.AC$114])/(10^6)" office:value-type="string" office:value="#NAME?">
            <text:p>#NAME?</text:p>
          </table:table-cell>
          <table:table-cell table:style-name="ce24" table:formula="oooc:=(((((((((([Details.AD$17]+[Details.AD$18])+[Details.AD$19])+[Details.AD$20])+[Details.AD$21])+[Details.AD$22])+[Details.AD$23])+[Details.AD$24])-[Details.AD$100])-[Details.AD$102])+[Details.AD$114])/(10^6)" office:value-type="string" office:value="#NAME?">
            <text:p>#NAME?</text:p>
          </table:table-cell>
          <table:table-cell table:style-name="ce24" table:formula="oooc:=(((((((((([Details.AE$17]+[Details.AE$18])+[Details.AE$19])+[Details.AE$20])+[Details.AE$21])+[Details.AE$22])+[Details.AE$23])+[Details.AE$24])-[Details.AE$100])-[Details.AE$102])+[Details.AE$114])/(10^6)" office:value-type="string" office:value="#NAME?">
            <text:p>#NAME?</text:p>
          </table:table-cell>
          <table:table-cell table:style-name="ce24" table:formula="oooc:=(((((((((([Details.AF$17]+[Details.AF$18])+[Details.AF$19])+[Details.AF$20])+[Details.AF$21])+[Details.AF$22])+[Details.AF$23])+[Details.AF$24])-[Details.AF$100])-[Details.AF$102])+[Details.AF$114])/(10^6)" office:value-type="string" office:value="#NAME?">
            <text:p>#NAME?</text:p>
          </table:table-cell>
          <table:table-cell table:style-name="ce24" table:formula="oooc:=(((((((((([Details.AG$17]+[Details.AG$18])+[Details.AG$19])+[Details.AG$20])+[Details.AG$21])+[Details.AG$22])+[Details.AG$23])+[Details.AG$24])-[Details.AG$100])-[Details.AG$102])+[Details.AG$114])/(10^6)" office:value-type="string" office:value="#NAME?">
            <text:p>#NAME?</text:p>
          </table:table-cell>
          <table:table-cell table:style-name="ce24" table:formula="oooc:=(((((((((([Details.AH$17]+[Details.AH$18])+[Details.AH$19])+[Details.AH$20])+[Details.AH$21])+[Details.AH$22])+[Details.AH$23])+[Details.AH$24])-[Details.AH$100])-[Details.AH$102])+[Details.AH$114])/(10^6)" office:value-type="string" office:value="#NAME?">
            <text:p>#NAME?</text:p>
          </table:table-cell>
        </table:table-row>
        <table:table-row table:style-name="ro3">
          <table:table-cell table:style-name="ce22"/>
          <table:table-cell table:style-name="ce22" office:value-type="string">
            <text:p>Natural Gas</text:p>
          </table:table-cell>
          <table:table-cell table:style-name="ce22"/>
          <table:table-cell table:style-name="ce24" table:formula="oooc:=([Details.D$16]-[Details.D$84])/(10^6)" office:value-type="string" office:value="#NAME?">
            <text:p>#NAME?</text:p>
          </table:table-cell>
          <table:table-cell table:style-name="ce24" table:formula="oooc:=([Details.E$16]-[Details.E$84])/(10^6)" office:value-type="string" office:value="#NAME?">
            <text:p>#NAME?</text:p>
          </table:table-cell>
          <table:table-cell table:style-name="ce24" table:formula="oooc:=([Details.F$16]-[Details.F$84])/(10^6)" office:value-type="string" office:value="#NAME?">
            <text:p>#NAME?</text:p>
          </table:table-cell>
          <table:table-cell table:style-name="ce24" table:formula="oooc:=([Details.G$16]-[Details.G$84])/(10^6)" office:value-type="string" office:value="#NAME?">
            <text:p>#NAME?</text:p>
          </table:table-cell>
          <table:table-cell table:style-name="ce24" table:formula="oooc:=([Details.H$16]-[Details.H$84])/(10^6)" office:value-type="string" office:value="#NAME?">
            <text:p>#NAME?</text:p>
          </table:table-cell>
          <table:table-cell table:style-name="ce24" table:formula="oooc:=([Details.I$16]-[Details.I$84])/(10^6)" office:value-type="string" office:value="#NAME?">
            <text:p>#NAME?</text:p>
          </table:table-cell>
          <table:table-cell table:style-name="ce24" table:formula="oooc:=([Details.J$16]-[Details.J$84])/(10^6)" office:value-type="string" office:value="#NAME?">
            <text:p>#NAME?</text:p>
          </table:table-cell>
          <table:table-cell table:style-name="ce24" table:formula="oooc:=([Details.K$16]-[Details.K$84])/(10^6)" office:value-type="string" office:value="#NAME?">
            <text:p>#NAME?</text:p>
          </table:table-cell>
          <table:table-cell table:style-name="ce24" table:formula="oooc:=([Details.L$16]-[Details.L$84])/(10^6)" office:value-type="string" office:value="#NAME?">
            <text:p>#NAME?</text:p>
          </table:table-cell>
          <table:table-cell table:style-name="ce24" table:formula="oooc:=([Details.M$16]-[Details.M$84])/(10^6)" office:value-type="string" office:value="#NAME?">
            <text:p>#NAME?</text:p>
          </table:table-cell>
          <table:table-cell table:style-name="ce24" table:formula="oooc:=([Details.N$16]-[Details.N$84])/(10^6)" office:value-type="string" office:value="#NAME?">
            <text:p>#NAME?</text:p>
          </table:table-cell>
          <table:table-cell table:style-name="ce24" table:formula="oooc:=([Details.O$16]-[Details.O$84])/(10^6)" office:value-type="string" office:value="#NAME?">
            <text:p>#NAME?</text:p>
          </table:table-cell>
          <table:table-cell table:style-name="ce24" table:formula="oooc:=([Details.P$16]-[Details.P$84])/(10^6)" office:value-type="string" office:value="#NAME?">
            <text:p>#NAME?</text:p>
          </table:table-cell>
          <table:table-cell table:style-name="ce24" table:formula="oooc:=([Details.Q$16]-[Details.Q$84])/(10^6)" office:value-type="string" office:value="#NAME?">
            <text:p>#NAME?</text:p>
          </table:table-cell>
          <table:table-cell table:style-name="ce24" table:formula="oooc:=([Details.R$16]-[Details.R$84])/(10^6)" office:value-type="string" office:value="#NAME?">
            <text:p>#NAME?</text:p>
          </table:table-cell>
          <table:table-cell table:style-name="ce24" table:formula="oooc:=([Details.S$16]-[Details.S$84])/(10^6)" office:value-type="string" office:value="#NAME?">
            <text:p>#NAME?</text:p>
          </table:table-cell>
          <table:table-cell table:style-name="ce24" table:formula="oooc:=([Details.T$16]-[Details.T$84])/(10^6)" office:value-type="string" office:value="#NAME?">
            <text:p>#NAME?</text:p>
          </table:table-cell>
          <table:table-cell table:style-name="ce24" table:formula="oooc:=([Details.U$16]-[Details.U$84])/(10^6)" office:value-type="string" office:value="#NAME?">
            <text:p>#NAME?</text:p>
          </table:table-cell>
          <table:table-cell table:style-name="ce24" table:formula="oooc:=([Details.V$16]-[Details.V$84])/(10^6)" office:value-type="string" office:value="#NAME?">
            <text:p>#NAME?</text:p>
          </table:table-cell>
          <table:table-cell table:style-name="ce24" table:formula="oooc:=([Details.W$16]-[Details.W$84])/(10^6)" office:value-type="string" office:value="#NAME?">
            <text:p>#NAME?</text:p>
          </table:table-cell>
          <table:table-cell table:style-name="ce24" table:formula="oooc:=([Details.X$16]-[Details.X$84])/(10^6)" office:value-type="string" office:value="#NAME?">
            <text:p>#NAME?</text:p>
          </table:table-cell>
          <table:table-cell table:style-name="ce24" table:formula="oooc:=([Details.Y$16]-[Details.Y$84])/(10^6)" office:value-type="string" office:value="#NAME?">
            <text:p>#NAME?</text:p>
          </table:table-cell>
          <table:table-cell table:style-name="ce24" table:formula="oooc:=([Details.Z$16]-[Details.Z$84])/(10^6)" office:value-type="string" office:value="#NAME?">
            <text:p>#NAME?</text:p>
          </table:table-cell>
          <table:table-cell table:style-name="ce24" table:formula="oooc:=([Details.AA$16]-[Details.AA$84])/(10^6)" office:value-type="string" office:value="#NAME?">
            <text:p>#NAME?</text:p>
          </table:table-cell>
          <table:table-cell table:style-name="ce24" table:formula="oooc:=([Details.AB$16]-[Details.AB$84])/(10^6)" office:value-type="string" office:value="#NAME?">
            <text:p>#NAME?</text:p>
          </table:table-cell>
          <table:table-cell table:style-name="ce24" table:formula="oooc:=([Details.AC$16]-[Details.AC$84])/(10^6)" office:value-type="string" office:value="#NAME?">
            <text:p>#NAME?</text:p>
          </table:table-cell>
          <table:table-cell table:style-name="ce24" table:formula="oooc:=([Details.AD$16]-[Details.AD$84])/(10^6)" office:value-type="string" office:value="#NAME?">
            <text:p>#NAME?</text:p>
          </table:table-cell>
          <table:table-cell table:style-name="ce24" table:formula="oooc:=([Details.AE$16]-[Details.AE$84])/(10^6)" office:value-type="string" office:value="#NAME?">
            <text:p>#NAME?</text:p>
          </table:table-cell>
          <table:table-cell table:style-name="ce24" table:formula="oooc:=([Details.AF$16]-[Details.AF$84])/(10^6)" office:value-type="string" office:value="#NAME?">
            <text:p>#NAME?</text:p>
          </table:table-cell>
          <table:table-cell table:style-name="ce24" table:formula="oooc:=([Details.AG$16]-[Details.AG$84])/(10^6)" office:value-type="string" office:value="#NAME?">
            <text:p>#NAME?</text:p>
          </table:table-cell>
          <table:table-cell table:style-name="ce24" table:formula="oooc:=([Details.AH$16]-[Details.AH$84])/(10^6)" office:value-type="string" office:value="#NAME?">
            <text:p>#NAME?</text:p>
          </table:table-cell>
        </table:table-row>
        <table:table-row table:style-name="ro3">
          <table:table-cell table:style-name="ce22"/>
          <table:table-cell table:style-name="ce22" office:value-type="string">
            <text:p>Total</text:p>
          </table:table-cell>
          <table:table-cell table:style-name="ce22"/>
          <table:table-cell table:style-name="ce24" table:formula="oooc:=SUM([.D18:.D20])" office:value-type="string" office:value="#NAME?">
            <text:p>#NAME?</text:p>
          </table:table-cell>
          <table:table-cell table:style-name="ce24" table:formula="oooc:=SUM([.E18:.E20])" office:value-type="string" office:value="#NAME?">
            <text:p>#NAME?</text:p>
          </table:table-cell>
          <table:table-cell table:style-name="ce24" table:formula="oooc:=SUM([.F18:.F20])" office:value-type="string" office:value="#NAME?">
            <text:p>#NAME?</text:p>
          </table:table-cell>
          <table:table-cell table:style-name="ce24" table:formula="oooc:=SUM([.G18:.G20])" office:value-type="string" office:value="#NAME?">
            <text:p>#NAME?</text:p>
          </table:table-cell>
          <table:table-cell table:style-name="ce24" table:formula="oooc:=SUM([.H18:.H20])" office:value-type="string" office:value="#NAME?">
            <text:p>#NAME?</text:p>
          </table:table-cell>
          <table:table-cell table:style-name="ce24" table:formula="oooc:=SUM([.I18:.I20])" office:value-type="string" office:value="#NAME?">
            <text:p>#NAME?</text:p>
          </table:table-cell>
          <table:table-cell table:style-name="ce24" table:formula="oooc:=SUM([.J18:.J20])" office:value-type="string" office:value="#NAME?">
            <text:p>#NAME?</text:p>
          </table:table-cell>
          <table:table-cell table:style-name="ce24" table:formula="oooc:=SUM([.K18:.K20])" office:value-type="string" office:value="#NAME?">
            <text:p>#NAME?</text:p>
          </table:table-cell>
          <table:table-cell table:style-name="ce24" table:formula="oooc:=SUM([.L18:.L20])" office:value-type="string" office:value="#NAME?">
            <text:p>#NAME?</text:p>
          </table:table-cell>
          <table:table-cell table:style-name="ce24" table:formula="oooc:=SUM([.M18:.M20])" office:value-type="string" office:value="#NAME?">
            <text:p>#NAME?</text:p>
          </table:table-cell>
          <table:table-cell table:style-name="ce24" table:formula="oooc:=SUM([.N18:.N20])" office:value-type="string" office:value="#NAME?">
            <text:p>#NAME?</text:p>
          </table:table-cell>
          <table:table-cell table:style-name="ce24" table:formula="oooc:=SUM([.O18:.O20])" office:value-type="string" office:value="#NAME?">
            <text:p>#NAME?</text:p>
          </table:table-cell>
          <table:table-cell table:style-name="ce24" table:formula="oooc:=SUM([.P18:.P20])" office:value-type="string" office:value="#NAME?">
            <text:p>#NAME?</text:p>
          </table:table-cell>
          <table:table-cell table:style-name="ce24" table:formula="oooc:=SUM([.Q18:.Q20])" office:value-type="string" office:value="#NAME?">
            <text:p>#NAME?</text:p>
          </table:table-cell>
          <table:table-cell table:style-name="ce24" table:formula="oooc:=SUM([.R18:.R20])" office:value-type="string" office:value="#NAME?">
            <text:p>#NAME?</text:p>
          </table:table-cell>
          <table:table-cell table:style-name="ce24" table:formula="oooc:=SUM([.S18:.S20])" office:value-type="string" office:value="#NAME?">
            <text:p>#NAME?</text:p>
          </table:table-cell>
          <table:table-cell table:style-name="ce24" table:formula="oooc:=SUM([.T18:.T20])" office:value-type="string" office:value="#NAME?">
            <text:p>#NAME?</text:p>
          </table:table-cell>
          <table:table-cell table:style-name="ce24" table:formula="oooc:=SUM([.U18:.U20])" office:value-type="string" office:value="#NAME?">
            <text:p>#NAME?</text:p>
          </table:table-cell>
          <table:table-cell table:style-name="ce24" table:formula="oooc:=SUM([.V18:.V20])" office:value-type="string" office:value="#NAME?">
            <text:p>#NAME?</text:p>
          </table:table-cell>
          <table:table-cell table:style-name="ce24" table:formula="oooc:=SUM([.W18:.W20])" office:value-type="string" office:value="#NAME?">
            <text:p>#NAME?</text:p>
          </table:table-cell>
          <table:table-cell table:style-name="ce24" table:formula="oooc:=SUM([.X18:.X20])" office:value-type="string" office:value="#NAME?">
            <text:p>#NAME?</text:p>
          </table:table-cell>
          <table:table-cell table:style-name="ce24" table:formula="oooc:=SUM([.Y18:.Y20])" office:value-type="string" office:value="#NAME?">
            <text:p>#NAME?</text:p>
          </table:table-cell>
          <table:table-cell table:style-name="ce24" table:formula="oooc:=SUM([.Z18:.Z20])" office:value-type="string" office:value="#NAME?">
            <text:p>#NAME?</text:p>
          </table:table-cell>
          <table:table-cell table:style-name="ce24" table:formula="oooc:=SUM([.AA18:.AA20])" office:value-type="string" office:value="#NAME?">
            <text:p>#NAME?</text:p>
          </table:table-cell>
          <table:table-cell table:style-name="ce24" table:formula="oooc:=SUM([.AB18:.AB20])" office:value-type="string" office:value="#NAME?">
            <text:p>#NAME?</text:p>
          </table:table-cell>
          <table:table-cell table:style-name="ce24" table:formula="oooc:=SUM([.AC18:.AC20])" office:value-type="string" office:value="#NAME?">
            <text:p>#NAME?</text:p>
          </table:table-cell>
          <table:table-cell table:style-name="ce24" table:formula="oooc:=SUM([.AD18:.AD20])" office:value-type="string" office:value="#NAME?">
            <text:p>#NAME?</text:p>
          </table:table-cell>
          <table:table-cell table:style-name="ce24" table:formula="oooc:=SUM([.AE18:.AE20])" office:value-type="string" office:value="#NAME?">
            <text:p>#NAME?</text:p>
          </table:table-cell>
          <table:table-cell table:style-name="ce24" table:formula="oooc:=SUM([.AF18:.AF20])" office:value-type="string" office:value="#NAME?">
            <text:p>#NAME?</text:p>
          </table:table-cell>
          <table:table-cell table:style-name="ce24" table:formula="oooc:=SUM([.AG18:.AG20])" office:value-type="string" office:value="#NAME?">
            <text:p>#NAME?</text:p>
          </table:table-cell>
          <table:table-cell table:style-name="ce24" table:formula="oooc:=SUM([.AH18:.AH20])" office:value-type="string" office:value="#NAME?">
            <text:p>#NAME?</text:p>
          </table:table-cell>
        </table:table-row>
        <table:table-row table:style-name="ro3">
          <table:table-cell table:number-columns-repeated="3" table:style-name="ce22"/>
          <table:table-cell table:number-columns-repeated="31" table:style-name="ce24"/>
        </table:table-row>
        <table:table-row table:style-name="ro3">
          <table:table-cell table:style-name="ce23" office:value-type="string">
            <text:p>Transportation Sector</text:p>
          </table:table-cell>
          <table:table-cell table:number-columns-repeated="2" table:style-name="ce22"/>
          <table:table-cell table:number-columns-repeated="31" table:style-name="ce24"/>
        </table:table-row>
        <table:table-row table:style-name="ro3">
          <table:table-cell table:style-name="ce22"/>
          <table:table-cell table:style-name="ce22" office:value-type="string">
            <text:p>Coal</text:p>
          </table:table-cell>
          <table:table-cell table:style-name="ce22"/>
          <table:table-cell table:style-name="ce24" table:formula="oooc:=[Details.D$30]/(10^6)" office:value-type="float" office:value="0">
            <text:p>0.0</text:p>
          </table:table-cell>
          <table:table-cell table:style-name="ce24" table:formula="oooc:=[Details.E$30]/(10^6)" office:value-type="float" office:value="0">
            <text:p>0.0</text:p>
          </table:table-cell>
          <table:table-cell table:style-name="ce24" table:formula="oooc:=[Details.F$30]/(10^6)" office:value-type="float" office:value="0">
            <text:p>0.0</text:p>
          </table:table-cell>
          <table:table-cell table:style-name="ce24" table:formula="oooc:=[Details.G$30]/(10^6)" office:value-type="float" office:value="0">
            <text:p>0.0</text:p>
          </table:table-cell>
          <table:table-cell table:style-name="ce24" table:formula="oooc:=[Details.H$30]/(10^6)" office:value-type="float" office:value="0">
            <text:p>0.0</text:p>
          </table:table-cell>
          <table:table-cell table:style-name="ce24" table:formula="oooc:=[Details.I$30]/(10^6)" office:value-type="float" office:value="0">
            <text:p>0.0</text:p>
          </table:table-cell>
          <table:table-cell table:style-name="ce24" table:formula="oooc:=[Details.J$30]/(10^6)" office:value-type="float" office:value="0">
            <text:p>0.0</text:p>
          </table:table-cell>
          <table:table-cell table:style-name="ce24" table:formula="oooc:=[Details.K$30]/(10^6)" office:value-type="float" office:value="0">
            <text:p>0.0</text:p>
          </table:table-cell>
          <table:table-cell table:style-name="ce24" table:formula="oooc:=[Details.L$30]/(10^6)" office:value-type="float" office:value="0">
            <text:p>0.0</text:p>
          </table:table-cell>
          <table:table-cell table:style-name="ce24" table:formula="oooc:=[Details.M$30]/(10^6)" office:value-type="float" office:value="0">
            <text:p>0.0</text:p>
          </table:table-cell>
          <table:table-cell table:style-name="ce24" table:formula="oooc:=[Details.N$30]/(10^6)" office:value-type="float" office:value="0">
            <text:p>0.0</text:p>
          </table:table-cell>
          <table:table-cell table:style-name="ce24" table:formula="oooc:=[Details.O$30]/(10^6)" office:value-type="float" office:value="0">
            <text:p>0.0</text:p>
          </table:table-cell>
          <table:table-cell table:style-name="ce24" table:formula="oooc:=[Details.P$30]/(10^6)" office:value-type="float" office:value="0">
            <text:p>0.0</text:p>
          </table:table-cell>
          <table:table-cell table:style-name="ce24" table:formula="oooc:=[Details.Q$30]/(10^6)" office:value-type="float" office:value="0">
            <text:p>0.0</text:p>
          </table:table-cell>
          <table:table-cell table:style-name="ce24" table:formula="oooc:=[Details.R$30]/(10^6)" office:value-type="float" office:value="0">
            <text:p>0.0</text:p>
          </table:table-cell>
          <table:table-cell table:style-name="ce24" table:formula="oooc:=[Details.S$30]/(10^6)" office:value-type="float" office:value="0">
            <text:p>0.0</text:p>
          </table:table-cell>
          <table:table-cell table:style-name="ce24" table:formula="oooc:=[Details.T$30]/(10^6)" office:value-type="float" office:value="0">
            <text:p>0.0</text:p>
          </table:table-cell>
          <table:table-cell table:style-name="ce24" table:formula="oooc:=[Details.U$30]/(10^6)" office:value-type="float" office:value="0">
            <text:p>0.0</text:p>
          </table:table-cell>
          <table:table-cell table:style-name="ce24" table:formula="oooc:=[Details.V$30]/(10^6)" office:value-type="float" office:value="0">
            <text:p>0.0</text:p>
          </table:table-cell>
          <table:table-cell table:style-name="ce24" table:formula="oooc:=[Details.W$30]/(10^6)" office:value-type="float" office:value="0">
            <text:p>0.0</text:p>
          </table:table-cell>
          <table:table-cell table:style-name="ce24" table:formula="oooc:=[Details.X$30]/(10^6)" office:value-type="float" office:value="0">
            <text:p>0.0</text:p>
          </table:table-cell>
          <table:table-cell table:style-name="ce24" table:formula="oooc:=[Details.Y$30]/(10^6)" office:value-type="float" office:value="0">
            <text:p>0.0</text:p>
          </table:table-cell>
          <table:table-cell table:style-name="ce24" table:formula="oooc:=[Details.Z$30]/(10^6)" office:value-type="float" office:value="0">
            <text:p>0.0</text:p>
          </table:table-cell>
          <table:table-cell table:style-name="ce24" table:formula="oooc:=[Details.AA$30]/(10^6)" office:value-type="float" office:value="0">
            <text:p>0.0</text:p>
          </table:table-cell>
          <table:table-cell table:style-name="ce24" table:formula="oooc:=[Details.AB$30]/(10^6)" office:value-type="float" office:value="0">
            <text:p>0.0</text:p>
          </table:table-cell>
          <table:table-cell table:style-name="ce24" table:formula="oooc:=[Details.AC$30]/(10^6)" office:value-type="float" office:value="0">
            <text:p>0.0</text:p>
          </table:table-cell>
          <table:table-cell table:style-name="ce24" table:formula="oooc:=[Details.AD$30]/(10^6)" office:value-type="float" office:value="0">
            <text:p>0.0</text:p>
          </table:table-cell>
          <table:table-cell table:style-name="ce24" table:formula="oooc:=[Details.AE$30]/(10^6)" office:value-type="float" office:value="0">
            <text:p>0.0</text:p>
          </table:table-cell>
          <table:table-cell table:style-name="ce24" table:formula="oooc:=[Details.AF$30]/(10^6)" office:value-type="float" office:value="0">
            <text:p>0.0</text:p>
          </table:table-cell>
          <table:table-cell table:style-name="ce24" table:formula="oooc:=[Details.AG$30]/(10^6)" office:value-type="float" office:value="0">
            <text:p>0.0</text:p>
          </table:table-cell>
          <table:table-cell table:style-name="ce24" table:formula="oooc:=[Details.AH$30]/(10^6)" office:value-type="float" office:value="0">
            <text:p>0.0</text:p>
          </table:table-cell>
        </table:table-row>
        <table:table-row table:style-name="ro3">
          <table:table-cell table:style-name="ce22"/>
          <table:table-cell table:style-name="ce22" office:value-type="string">
            <text:p>Petroleum Products</text:p>
          </table:table-cell>
          <table:table-cell table:style-name="ce22"/>
          <table:table-cell table:style-name="ce24" table:formula="oooc:=(SUM([Details.D$32];[Details.D$33];[Details.D$34];[Details.D$35];[Details.D$36];[Details.D$37];[Details.D$38])-[Details.D$92])/(10^6)" office:value-type="float" office:value="33.90764428392751">
            <text:p>33.9</text:p>
          </table:table-cell>
          <table:table-cell table:style-name="ce24" table:formula="oooc:=(SUM([Details.E$32];[Details.E$33];[Details.E$34];[Details.E$35];[Details.E$36];[Details.E$37];[Details.E$38])-[Details.E$92])/(10^6)" office:value-type="float" office:value="33.86659082075235">
            <text:p>33.9</text:p>
          </table:table-cell>
          <table:table-cell table:style-name="ce24" table:formula="oooc:=(SUM([Details.F$32];[Details.F$33];[Details.F$34];[Details.F$35];[Details.F$36];[Details.F$37];[Details.F$38])-[Details.F$92])/(10^6)" office:value-type="float" office:value="32.49592540307641">
            <text:p>32.5</text:p>
          </table:table-cell>
          <table:table-cell table:style-name="ce24" table:formula="oooc:=(SUM([Details.G$32];[Details.G$33];[Details.G$34];[Details.G$35];[Details.G$36];[Details.G$37];[Details.G$38])-[Details.G$92])/(10^6)" office:value-type="float" office:value="33.5015562832121">
            <text:p>33.5</text:p>
          </table:table-cell>
          <table:table-cell table:style-name="ce24" table:formula="oooc:=(SUM([Details.H$32];[Details.H$33];[Details.H$34];[Details.H$35];[Details.H$36];[Details.H$37];[Details.H$38])-[Details.H$92])/(10^6)" office:value-type="float" office:value="33.78039434785717">
            <text:p>33.8</text:p>
          </table:table-cell>
          <table:table-cell table:style-name="ce24" table:formula="oooc:=(SUM([Details.I$32];[Details.I$33];[Details.I$34];[Details.I$35];[Details.I$36];[Details.I$37];[Details.I$38])-[Details.I$92])/(10^6)" office:value-type="float" office:value="35.271991665207096">
            <text:p>35.3</text:p>
          </table:table-cell>
          <table:table-cell table:style-name="ce24" table:formula="oooc:=(SUM([Details.J$32];[Details.J$33];[Details.J$34];[Details.J$35];[Details.J$36];[Details.J$37];[Details.J$38])-[Details.J$92])/(10^6)" office:value-type="float" office:value="37.147235508671706">
            <text:p>37.1</text:p>
          </table:table-cell>
          <table:table-cell table:style-name="ce24" table:formula="oooc:=(SUM([Details.K$32];[Details.K$33];[Details.K$34];[Details.K$35];[Details.K$36];[Details.K$37];[Details.K$38])-[Details.K$92])/(10^6)" office:value-type="float" office:value="39.74608845590678">
            <text:p>39.7</text:p>
          </table:table-cell>
          <table:table-cell table:style-name="ce24" table:formula="oooc:=(SUM([Details.L$32];[Details.L$33];[Details.L$34];[Details.L$35];[Details.L$36];[Details.L$37];[Details.L$38])-[Details.L$92])/(10^6)" office:value-type="float" office:value="41.939773841061196">
            <text:p>41.9</text:p>
          </table:table-cell>
          <table:table-cell table:style-name="ce24" table:formula="oooc:=(SUM([Details.M$32];[Details.M$33];[Details.M$34];[Details.M$35];[Details.M$36];[Details.M$37];[Details.M$38])-[Details.M$92])/(10^6)" office:value-type="float" office:value="40.42252783207731">
            <text:p>40.4</text:p>
          </table:table-cell>
          <table:table-cell table:style-name="ce24" table:formula="oooc:=(SUM([Details.N$32];[Details.N$33];[Details.N$34];[Details.N$35];[Details.N$36];[Details.N$37];[Details.N$38])-[Details.N$92])/(10^6)" office:value-type="float" office:value="41.01490871898407">
            <text:p>41.0</text:p>
          </table:table-cell>
          <table:table-cell table:style-name="ce24" table:formula="oooc:=(SUM([Details.O$32];[Details.O$33];[Details.O$34];[Details.O$35];[Details.O$36];[Details.O$37];[Details.O$38])-[Details.O$92])/(10^6)" office:value-type="float" office:value="40.0998784126234">
            <text:p>40.1</text:p>
          </table:table-cell>
          <table:table-cell table:style-name="ce24" table:formula="oooc:=(SUM([Details.P$32];[Details.P$33];[Details.P$34];[Details.P$35];[Details.P$36];[Details.P$37];[Details.P$38])-[Details.P$92])/(10^6)" office:value-type="float" office:value="39.9001543063848">
            <text:p>39.9</text:p>
          </table:table-cell>
          <table:table-cell table:style-name="ce24" table:formula="oooc:=(SUM([Details.Q$32];[Details.Q$33];[Details.Q$34];[Details.Q$35];[Details.Q$36];[Details.Q$37];[Details.Q$38])-[Details.Q$92])/(10^6)" office:value-type="float" office:value="40.82345015366263">
            <text:p>40.8</text:p>
          </table:table-cell>
          <table:table-cell table:style-name="ce24" table:formula="oooc:=(SUM([Details.R$32];[Details.R$33];[Details.R$34];[Details.R$35];[Details.R$36];[Details.R$37];[Details.R$38])-[Details.R$92])/(10^6)" office:value-type="float" office:value="41.35902908412296">
            <text:p>41.4</text:p>
          </table:table-cell>
          <table:table-cell table:style-name="ce24" table:formula="oooc:=(SUM([Details.S$32];[Details.S$33];[Details.S$34];[Details.S$35];[Details.S$36];[Details.S$37];[Details.S$38])-[Details.S$92])/(10^6)" office:value-type="float" office:value="42.08110052304454">
            <text:p>42.1</text:p>
          </table:table-cell>
          <table:table-cell table:style-name="ce24" table:formula="oooc:=(SUM([Details.T$32];[Details.T$33];[Details.T$34];[Details.T$35];[Details.T$36];[Details.T$37];[Details.T$38])-[Details.T$92])/(10^6)" office:value-type="float" office:value="42.32328765442642">
            <text:p>42.3</text:p>
          </table:table-cell>
          <table:table-cell table:style-name="ce24" table:formula="oooc:=(SUM([Details.U$32];[Details.U$33];[Details.U$34];[Details.U$35];[Details.U$36];[Details.U$37];[Details.U$38])-[Details.U$92])/(10^6)" office:value-type="float" office:value="43.74250826043816">
            <text:p>43.7</text:p>
          </table:table-cell>
          <table:table-cell table:style-name="ce24" table:formula="oooc:=(SUM([Details.V$32];[Details.V$33];[Details.V$34];[Details.V$35];[Details.V$36];[Details.V$37];[Details.V$38])-[Details.V$92])/(10^6)" office:value-type="float" office:value="44.47587708453398">
            <text:p>44.5</text:p>
          </table:table-cell>
          <table:table-cell table:style-name="ce24" table:formula="oooc:=(SUM([Details.W$32];[Details.W$33];[Details.W$34];[Details.W$35];[Details.W$36];[Details.W$37];[Details.W$38])-[Details.W$92])/(10^6)" office:value-type="float" office:value="45.25469640144557">
            <text:p>45.3</text:p>
          </table:table-cell>
          <table:table-cell table:style-name="ce24" table:formula="oooc:=(SUM([Details.X$32];[Details.X$33];[Details.X$34];[Details.X$35];[Details.X$36];[Details.X$37];[Details.X$38])-[Details.X$92])/(10^6)" office:value-type="float" office:value="47.986031548618044">
            <text:p>48.0</text:p>
          </table:table-cell>
          <table:table-cell table:style-name="ce24" table:formula="oooc:=(SUM([Details.Y$32];[Details.Y$33];[Details.Y$34];[Details.Y$35];[Details.Y$36];[Details.Y$37];[Details.Y$38])-[Details.Y$92])/(10^6)" office:value-type="float" office:value="47.982220686228715">
            <text:p>48.0</text:p>
          </table:table-cell>
          <table:table-cell table:style-name="ce24" table:formula="oooc:=(SUM([Details.Z$32];[Details.Z$33];[Details.Z$34];[Details.Z$35];[Details.Z$36];[Details.Z$37];[Details.Z$38])-[Details.Z$92])/(10^6)" office:value-type="float" office:value="48.158602589856294">
            <text:p>48.2</text:p>
          </table:table-cell>
          <table:table-cell table:style-name="ce24" table:formula="oooc:=(SUM([Details.AA$32];[Details.AA$33];[Details.AA$34];[Details.AA$35];[Details.AA$36];[Details.AA$37];[Details.AA$38])-[Details.AA$92])/(10^6)" office:value-type="float" office:value="49.696043183351506">
            <text:p>49.7</text:p>
          </table:table-cell>
          <table:table-cell table:style-name="ce24" table:formula="oooc:=(SUM([Details.AB$32];[Details.AB$33];[Details.AB$34];[Details.AB$35];[Details.AB$36];[Details.AB$37];[Details.AB$38])-[Details.AB$92])/(10^6)" office:value-type="float" office:value="54.12791362863625">
            <text:p>54.1</text:p>
          </table:table-cell>
          <table:table-cell table:style-name="ce24" table:formula="oooc:=(SUM([Details.AC$32];[Details.AC$33];[Details.AC$34];[Details.AC$35];[Details.AC$36];[Details.AC$37];[Details.AC$38])-[Details.AC$92])/(10^6)" office:value-type="float" office:value="55.11303434338514">
            <text:p>55.1</text:p>
          </table:table-cell>
          <table:table-cell table:style-name="ce24" table:formula="oooc:=(SUM([Details.AD$32];[Details.AD$33];[Details.AD$34];[Details.AD$35];[Details.AD$36];[Details.AD$37];[Details.AD$38])-[Details.AD$92])/(10^6)" office:value-type="float" office:value="56.359004585069336">
            <text:p>56.4</text:p>
          </table:table-cell>
          <table:table-cell table:style-name="ce24" table:formula="oooc:=(SUM([Details.AE$32];[Details.AE$33];[Details.AE$34];[Details.AE$35];[Details.AE$36];[Details.AE$37];[Details.AE$38])-[Details.AE$92])/(10^6)" office:value-type="float" office:value="56.524204670250434">
            <text:p>56.5</text:p>
          </table:table-cell>
          <table:table-cell table:style-name="ce24" table:formula="oooc:=(SUM([Details.AF$32];[Details.AF$33];[Details.AF$34];[Details.AF$35];[Details.AF$36];[Details.AF$37];[Details.AF$38])-[Details.AF$92])/(10^6)" office:value-type="float" office:value="52.62938178774202">
            <text:p>52.6</text:p>
          </table:table-cell>
          <table:table-cell table:style-name="ce24" table:formula="oooc:=(SUM([Details.AG$32];[Details.AG$33];[Details.AG$34];[Details.AG$35];[Details.AG$36];[Details.AG$37];[Details.AG$38])-[Details.AG$92])/(10^6)" office:value-type="float" office:value="50.3111615253345">
            <text:p>50.3</text:p>
          </table:table-cell>
          <table:table-cell table:style-name="ce24" table:formula="oooc:=(SUM([Details.AH$32];[Details.AH$33];[Details.AH$34];[Details.AH$35];[Details.AH$36];[Details.AH$37];[Details.AH$38])-[Details.AH$92])/(10^6)" office:value-type="float" office:value="50.11149373220191">
            <text:p>50.1</text:p>
          </table:table-cell>
        </table:table-row>
        <table:table-row table:style-name="ro3">
          <table:table-cell table:style-name="ce22"/>
          <table:table-cell table:style-name="ce22" office:value-type="string">
            <text:p>Natural Gas</text:p>
          </table:table-cell>
          <table:table-cell table:style-name="ce22"/>
          <table:table-cell table:style-name="ce24" table:formula="oooc:=[Details.D$31]/(10^6)" office:value-type="float" office:value="0.444614866666667">
            <text:p>0.4</text:p>
          </table:table-cell>
          <table:table-cell table:style-name="ce24" table:formula="oooc:=[Details.E$31]/(10^6)" office:value-type="float" office:value="0.58144801">
            <text:p>0.6</text:p>
          </table:table-cell>
          <table:table-cell table:style-name="ce24" table:formula="oooc:=[Details.F$31]/(10^6)" office:value-type="float" office:value="0.59561414">
            <text:p>0.6</text:p>
          </table:table-cell>
          <table:table-cell table:style-name="ce24" table:formula="oooc:=[Details.G$31]/(10^6)" office:value-type="float" office:value="0.393839636666667">
            <text:p>0.4</text:p>
          </table:table-cell>
          <table:table-cell table:style-name="ce24" table:formula="oooc:=[Details.H$31]/(10^6)" office:value-type="float" office:value="0.36014865333333296">
            <text:p>0.4</text:p>
          </table:table-cell>
          <table:table-cell table:style-name="ce24" table:formula="oooc:=[Details.I$31]/(10^6)" office:value-type="float" office:value="0.24400760999999999">
            <text:p>0.2</text:p>
          </table:table-cell>
          <table:table-cell table:style-name="ce24" table:formula="oooc:=[Details.J$31]/(10^6)" office:value-type="float" office:value="0.26820145">
            <text:p>0.3</text:p>
          </table:table-cell>
          <table:table-cell table:style-name="ce24" table:formula="oooc:=[Details.K$31]/(10^6)" office:value-type="float" office:value="0.350280113333333">
            <text:p>0.4</text:p>
          </table:table-cell>
          <table:table-cell table:style-name="ce24" table:formula="oooc:=[Details.L$31]/(10^6)" office:value-type="float" office:value="0.454960916666667">
            <text:p>0.5</text:p>
          </table:table-cell>
          <table:table-cell table:style-name="ce24" table:formula="oooc:=[Details.M$31]/(10^6)" office:value-type="float" office:value="0.3231151">
            <text:p>0.3</text:p>
          </table:table-cell>
          <table:table-cell table:style-name="ce24" table:formula="oooc:=[Details.N$31]/(10^6)" office:value-type="float" office:value="0.38407721">
            <text:p>0.4</text:p>
          </table:table-cell>
          <table:table-cell table:style-name="ce24" table:formula="oooc:=[Details.O$31]/(10^6)" office:value-type="float" office:value="0.36704602000000003">
            <text:p>0.4</text:p>
          </table:table-cell>
          <table:table-cell table:style-name="ce24" table:formula="oooc:=[Details.P$31]/(10^6)" office:value-type="float" office:value="0.35590412">
            <text:p>0.4</text:p>
          </table:table-cell>
          <table:table-cell table:style-name="ce24" table:formula="oooc:=[Details.Q$31]/(10^6)" office:value-type="float" office:value="0.321629513333333">
            <text:p>0.3</text:p>
          </table:table-cell>
          <table:table-cell table:style-name="ce24" table:formula="oooc:=[Details.R$31]/(10^6)" office:value-type="float" office:value="0.35282683333333303">
            <text:p>0.4</text:p>
          </table:table-cell>
          <table:table-cell table:style-name="ce24" table:formula="oooc:=[Details.S$31]/(10^6)" office:value-type="float" office:value="0.34837007333333303">
            <text:p>0.3</text:p>
          </table:table-cell>
          <table:table-cell table:style-name="ce24" table:formula="oooc:=[Details.T$31]/(10^6)" office:value-type="float" office:value="0.43501161">
            <text:p>0.4</text:p>
          </table:table-cell>
          <table:table-cell table:style-name="ce24" table:formula="oooc:=[Details.U$31]/(10^6)" office:value-type="float" office:value="0.41803347666666696">
            <text:p>0.4</text:p>
          </table:table-cell>
          <table:table-cell table:style-name="ce24" table:formula="oooc:=[Details.V$31]/(10^6)" office:value-type="float" office:value="0.38906453666666696">
            <text:p>0.4</text:p>
          </table:table-cell>
          <table:table-cell table:style-name="ce24" table:formula="oooc:=[Details.W$31]/(10^6)" office:value-type="float" office:value="0.45236114">
            <text:p>0.5</text:p>
          </table:table-cell>
          <table:table-cell table:style-name="ce24" table:formula="oooc:=[Details.X$31]/(10^6)" office:value-type="float" office:value="0.45055721333333304">
            <text:p>0.5</text:p>
          </table:table-cell>
          <table:table-cell table:style-name="ce24" table:formula="oooc:=[Details.Y$31]/(10^6)" office:value-type="float" office:value="0.42991817">
            <text:p>0.4</text:p>
          </table:table-cell>
          <table:table-cell table:style-name="ce24" table:formula="oooc:=[Details.Z$31]/(10^6)" office:value-type="float" office:value="0.44604739666666704">
            <text:p>0.4</text:p>
          </table:table-cell>
          <table:table-cell table:style-name="ce24" table:formula="oooc:=[Details.AA$31]/(10^6)" office:value-type="float" office:value="0.39521911">
            <text:p>0.4</text:p>
          </table:table-cell>
          <table:table-cell table:style-name="ce24" table:formula="oooc:=[Details.AB$31]/(10^6)" office:value-type="float" office:value="0.318233886666667">
            <text:p>0.3</text:p>
          </table:table-cell>
          <table:table-cell table:style-name="ce24" table:formula="oooc:=[Details.AC$31]/(10^6)" office:value-type="float" office:value="0.28268592">
            <text:p>0.3</text:p>
          </table:table-cell>
          <table:table-cell table:style-name="ce24" table:formula="oooc:=[Details.AD$31]/(10^6)" office:value-type="float" office:value="0.306508363333333">
            <text:p>0.3</text:p>
          </table:table-cell>
          <table:table-cell table:style-name="ce24" table:formula="oooc:=[Details.AE$31]/(10^6)" office:value-type="float" office:value="0.38842785666666696">
            <text:p>0.4</text:p>
          </table:table-cell>
          <table:table-cell table:style-name="ce24" table:formula="oooc:=[Details.AF$31]/(10^6)" office:value-type="float" office:value="0.473424636666667">
            <text:p>0.5</text:p>
          </table:table-cell>
          <table:table-cell table:style-name="ce24" table:formula="oooc:=[Details.AG$31]/(10^6)" office:value-type="float" office:value="0.492684206666667">
            <text:p>0.5</text:p>
          </table:table-cell>
          <table:table-cell table:style-name="ce24" table:formula="oooc:=[Details.AH$31]/(10^6)" office:value-type="float" office:value="0.55757251">
            <text:p>0.6</text:p>
          </table:table-cell>
        </table:table-row>
        <table:table-row table:style-name="ro3">
          <table:table-cell table:style-name="ce22"/>
          <table:table-cell table:style-name="ce22" office:value-type="string">
            <text:p>Total</text:p>
          </table:table-cell>
          <table:table-cell table:style-name="ce22"/>
          <table:table-cell table:style-name="ce24" table:formula="oooc:=SUM([.D24:.D26])" office:value-type="float" office:value="34.35225915059418">
            <text:p>34.4</text:p>
          </table:table-cell>
          <table:table-cell table:style-name="ce24" table:formula="oooc:=SUM([.E24:.E26])" office:value-type="float" office:value="34.44803883075235">
            <text:p>34.4</text:p>
          </table:table-cell>
          <table:table-cell table:style-name="ce24" table:formula="oooc:=SUM([.F24:.F26])" office:value-type="float" office:value="33.091539543076415">
            <text:p>33.1</text:p>
          </table:table-cell>
          <table:table-cell table:style-name="ce24" table:formula="oooc:=SUM([.G24:.G26])" office:value-type="float" office:value="33.89539591987877">
            <text:p>33.9</text:p>
          </table:table-cell>
          <table:table-cell table:style-name="ce24" table:formula="oooc:=SUM([.H24:.H26])" office:value-type="float" office:value="34.1405430011905">
            <text:p>34.1</text:p>
          </table:table-cell>
          <table:table-cell table:style-name="ce24" table:formula="oooc:=SUM([.I24:.I26])" office:value-type="float" office:value="35.51599927520709">
            <text:p>35.5</text:p>
          </table:table-cell>
          <table:table-cell table:style-name="ce24" table:formula="oooc:=SUM([.J24:.J26])" office:value-type="float" office:value="37.415436958671705">
            <text:p>37.4</text:p>
          </table:table-cell>
          <table:table-cell table:style-name="ce24" table:formula="oooc:=SUM([.K24:.K26])" office:value-type="float" office:value="40.09636856924011">
            <text:p>40.1</text:p>
          </table:table-cell>
          <table:table-cell table:style-name="ce24" table:formula="oooc:=SUM([.L24:.L26])" office:value-type="float" office:value="42.39473475772786">
            <text:p>42.4</text:p>
          </table:table-cell>
          <table:table-cell table:style-name="ce24" table:formula="oooc:=SUM([.M24:.M26])" office:value-type="float" office:value="40.74564293207731">
            <text:p>40.7</text:p>
          </table:table-cell>
          <table:table-cell table:style-name="ce24" table:formula="oooc:=SUM([.N24:.N26])" office:value-type="float" office:value="41.39898592898407">
            <text:p>41.4</text:p>
          </table:table-cell>
          <table:table-cell table:style-name="ce24" table:formula="oooc:=SUM([.O24:.O26])" office:value-type="float" office:value="40.466924432623394">
            <text:p>40.5</text:p>
          </table:table-cell>
          <table:table-cell table:style-name="ce24" table:formula="oooc:=SUM([.P24:.P26])" office:value-type="float" office:value="40.2560584263848">
            <text:p>40.3</text:p>
          </table:table-cell>
          <table:table-cell table:style-name="ce24" table:formula="oooc:=SUM([.Q24:.Q26])" office:value-type="float" office:value="41.14507966699596">
            <text:p>41.1</text:p>
          </table:table-cell>
          <table:table-cell table:style-name="ce24" table:formula="oooc:=SUM([.R24:.R26])" office:value-type="float" office:value="41.71185591745629">
            <text:p>41.7</text:p>
          </table:table-cell>
          <table:table-cell table:style-name="ce24" table:formula="oooc:=SUM([.S24:.S26])" office:value-type="float" office:value="42.429470596377875">
            <text:p>42.4</text:p>
          </table:table-cell>
          <table:table-cell table:style-name="ce24" table:formula="oooc:=SUM([.T24:.T26])" office:value-type="float" office:value="42.75829926442642">
            <text:p>42.8</text:p>
          </table:table-cell>
          <table:table-cell table:style-name="ce24" table:formula="oooc:=SUM([.U24:.U26])" office:value-type="float" office:value="44.16054173710482">
            <text:p>44.2</text:p>
          </table:table-cell>
          <table:table-cell table:style-name="ce24" table:formula="oooc:=SUM([.V24:.V26])" office:value-type="float" office:value="44.86494162120064">
            <text:p>44.9</text:p>
          </table:table-cell>
          <table:table-cell table:style-name="ce24" table:formula="oooc:=SUM([.W24:.W26])" office:value-type="float" office:value="45.70705754144557">
            <text:p>45.7</text:p>
          </table:table-cell>
          <table:table-cell table:style-name="ce24" table:formula="oooc:=SUM([.X24:.X26])" office:value-type="float" office:value="48.43658876195138">
            <text:p>48.4</text:p>
          </table:table-cell>
          <table:table-cell table:style-name="ce24" table:formula="oooc:=SUM([.Y24:.Y26])" office:value-type="float" office:value="48.412138856228715">
            <text:p>48.4</text:p>
          </table:table-cell>
          <table:table-cell table:style-name="ce24" table:formula="oooc:=SUM([.Z24:.Z26])" office:value-type="float" office:value="48.60464998652296">
            <text:p>48.6</text:p>
          </table:table-cell>
          <table:table-cell table:style-name="ce24" table:formula="oooc:=SUM([.AA24:.AA26])" office:value-type="float" office:value="50.091262293351505">
            <text:p>50.1</text:p>
          </table:table-cell>
          <table:table-cell table:style-name="ce24" table:formula="oooc:=SUM([.AB24:.AB26])" office:value-type="float" office:value="54.44614751530292">
            <text:p>54.4</text:p>
          </table:table-cell>
          <table:table-cell table:style-name="ce24" table:formula="oooc:=SUM([.AC24:.AC26])" office:value-type="float" office:value="55.39572026338514">
            <text:p>55.4</text:p>
          </table:table-cell>
          <table:table-cell table:style-name="ce24" table:formula="oooc:=SUM([.AD24:.AD26])" office:value-type="float" office:value="56.66551294840267">
            <text:p>56.7</text:p>
          </table:table-cell>
          <table:table-cell table:style-name="ce24" table:formula="oooc:=SUM([.AE24:.AE26])" office:value-type="float" office:value="56.9126325269171">
            <text:p>56.9</text:p>
          </table:table-cell>
          <table:table-cell table:style-name="ce24" table:formula="oooc:=SUM([.AF24:.AF26])" office:value-type="float" office:value="53.10280642440868">
            <text:p>53.1</text:p>
          </table:table-cell>
          <table:table-cell table:style-name="ce24" table:formula="oooc:=SUM([.AG24:.AG26])" office:value-type="float" office:value="50.803845732001164">
            <text:p>50.8</text:p>
          </table:table-cell>
          <table:table-cell table:style-name="ce24" table:formula="oooc:=SUM([.AH24:.AH26])" office:value-type="float" office:value="50.66906624220191">
            <text:p>50.7</text:p>
          </table:table-cell>
        </table:table-row>
        <table:table-row table:style-name="ro3">
          <table:table-cell table:number-columns-repeated="3" table:style-name="ce22"/>
          <table:table-cell table:number-columns-repeated="31" table:style-name="ce24"/>
        </table:table-row>
        <table:table-row table:style-name="ro3">
          <table:table-cell table:style-name="ce23" office:value-type="string">
            <text:p>Electric Power Sector</text:p>
          </table:table-cell>
          <table:table-cell table:number-columns-repeated="2" table:style-name="ce22"/>
          <table:table-cell table:number-columns-repeated="31" table:style-name="ce24"/>
        </table:table-row>
        <table:table-row table:style-name="ro3">
          <table:table-cell table:style-name="ce22"/>
          <table:table-cell table:style-name="ce22" office:value-type="string">
            <text:p>Coal</text:p>
          </table:table-cell>
          <table:table-cell table:style-name="ce22"/>
          <table:table-cell table:style-name="ce24" table:formula="oooc:=[Details.D$10]/(10^6)" office:value-type="float" office:value="13.039908328872999">
            <text:p>13.0</text:p>
          </table:table-cell>
          <table:table-cell table:style-name="ce24" table:formula="oooc:=[Details.E$10]/(10^6)" office:value-type="float" office:value="15.2305139207664">
            <text:p>15.2</text:p>
          </table:table-cell>
          <table:table-cell table:style-name="ce24" table:formula="oooc:=[Details.F$10]/(10^6)" office:value-type="float" office:value="15.4757138191616">
            <text:p>15.5</text:p>
          </table:table-cell>
          <table:table-cell table:style-name="ce24" table:formula="oooc:=[Details.G$10]/(10^6)" office:value-type="float" office:value="15.648880986292399">
            <text:p>15.6</text:p>
          </table:table-cell>
          <table:table-cell table:style-name="ce24" table:formula="oooc:=[Details.H$10]/(10^6)" office:value-type="float" office:value="17.3733076902142">
            <text:p>17.4</text:p>
          </table:table-cell>
          <table:table-cell table:style-name="ce24" table:formula="oooc:=[Details.I$10]/(10^6)" office:value-type="float" office:value="17.2681044805908">
            <text:p>17.3</text:p>
          </table:table-cell>
          <table:table-cell table:style-name="ce24" table:formula="oooc:=[Details.J$10]/(10^6)" office:value-type="float" office:value="17.7459560377752">
            <text:p>17.7</text:p>
          </table:table-cell>
          <table:table-cell table:style-name="ce24" table:formula="oooc:=[Details.K$10]/(10^6)" office:value-type="float" office:value="19.9956271829159">
            <text:p>20.0</text:p>
          </table:table-cell>
          <table:table-cell table:style-name="ce24" table:formula="oooc:=[Details.L$10]/(10^6)" office:value-type="float" office:value="20.405895347043902">
            <text:p>20.4</text:p>
          </table:table-cell>
          <table:table-cell table:style-name="ce24" table:formula="oooc:=[Details.M$10]/(10^6)" office:value-type="float" office:value="24.9347869474104">
            <text:p>24.9</text:p>
          </table:table-cell>
          <table:table-cell table:style-name="ce24" table:formula="oooc:=[Details.N$10]/(10^6)" office:value-type="float" office:value="21.7765207609475">
            <text:p>21.8</text:p>
          </table:table-cell>
          <table:table-cell table:style-name="ce24" table:formula="oooc:=[Details.O$10]/(10^6)" office:value-type="float" office:value="22.8127824749844">
            <text:p>22.8</text:p>
          </table:table-cell>
          <table:table-cell table:style-name="ce24" table:formula="oooc:=[Details.P$10]/(10^6)" office:value-type="float" office:value="24.3214813890829">
            <text:p>24.3</text:p>
          </table:table-cell>
          <table:table-cell table:style-name="ce24" table:formula="oooc:=[Details.Q$10]/(10^6)" office:value-type="float" office:value="27.509261913617802">
            <text:p>27.5</text:p>
          </table:table-cell>
          <table:table-cell table:style-name="ce24" table:formula="oooc:=[Details.R$10]/(10^6)" office:value-type="float" office:value="25.1591986827662">
            <text:p>25.2</text:p>
          </table:table-cell>
          <table:table-cell table:style-name="ce24" table:formula="oooc:=[Details.S$10]/(10^6)" office:value-type="float" office:value="27.1154313214976">
            <text:p>27.1</text:p>
          </table:table-cell>
          <table:table-cell table:style-name="ce24" table:formula="oooc:=[Details.T$10]/(10^6)" office:value-type="float" office:value="30.8583844381345">
            <text:p>30.9</text:p>
          </table:table-cell>
          <table:table-cell table:style-name="ce24" table:formula="oooc:=[Details.U$10]/(10^6)" office:value-type="float" office:value="32.0565217588519">
            <text:p>32.1</text:p>
          </table:table-cell>
          <table:table-cell table:style-name="ce24" table:formula="oooc:=[Details.V$10]/(10^6)" office:value-type="float" office:value="32.7869055891718">
            <text:p>32.8</text:p>
          </table:table-cell>
          <table:table-cell table:style-name="ce24" table:formula="oooc:=[Details.W$10]/(10^6)" office:value-type="float" office:value="33.795976086581796">
            <text:p>33.8</text:p>
          </table:table-cell>
          <table:table-cell table:style-name="ce24" table:formula="oooc:=[Details.X$10]/(10^6)" office:value-type="float" office:value="39.0315267937332">
            <text:p>39.0</text:p>
          </table:table-cell>
          <table:table-cell table:style-name="ce24" table:formula="oooc:=[Details.Y$10]/(10^6)" office:value-type="float" office:value="36.9652223966035">
            <text:p>37.0</text:p>
          </table:table-cell>
          <table:table-cell table:style-name="ce24" table:formula="oooc:=[Details.Z$10]/(10^6)" office:value-type="float" office:value="37.0093249630322">
            <text:p>37.0</text:p>
          </table:table-cell>
          <table:table-cell table:style-name="ce24" table:formula="oooc:=[Details.AA$10]/(10^6)" office:value-type="float" office:value="35.0229151509104">
            <text:p>35.0</text:p>
          </table:table-cell>
          <table:table-cell table:style-name="ce24" table:formula="oooc:=[Details.AB$10]/(10^6)" office:value-type="float" office:value="34.389991381734696">
            <text:p>34.4</text:p>
          </table:table-cell>
          <table:table-cell table:style-name="ce24" table:formula="oooc:=[Details.AC$10]/(10^6)" office:value-type="float" office:value="34.806463154648">
            <text:p>34.8</text:p>
          </table:table-cell>
          <table:table-cell table:style-name="ce24" table:formula="oooc:=[Details.AD$10]/(10^6)" office:value-type="float" office:value="33.2772279122933">
            <text:p>33.3</text:p>
          </table:table-cell>
          <table:table-cell table:style-name="ce24" table:formula="oooc:=[Details.AE$10]/(10^6)" office:value-type="float" office:value="35.2876249875262">
            <text:p>35.3</text:p>
          </table:table-cell>
          <table:table-cell table:style-name="ce24" table:formula="oooc:=[Details.AF$10]/(10^6)" office:value-type="float" office:value="31.2876072066842">
            <text:p>31.3</text:p>
          </table:table-cell>
          <table:table-cell table:style-name="ce24" table:formula="oooc:=[Details.AG$10]/(10^6)" office:value-type="float" office:value="25.3062792680825">
            <text:p>25.3</text:p>
          </table:table-cell>
          <table:table-cell table:style-name="ce24" table:formula="oooc:=[Details.AH$10]/(10^6)" office:value-type="float" office:value="25.6121640917709">
            <text:p>25.6</text:p>
          </table:table-cell>
        </table:table-row>
        <table:table-row table:style-name="ro3">
          <table:table-cell table:style-name="ce22"/>
          <table:table-cell table:style-name="ce22" office:value-type="string">
            <text:p>Petroleum Products</text:p>
          </table:table-cell>
          <table:table-cell table:style-name="ce22"/>
          <table:table-cell table:style-name="ce24" table:formula="oooc:=SUM([Details.D$12];[Details.D$13];[Details.D$14])/(10^6)" office:value-type="float" office:value="7.56375363333333">
            <text:p>7.6</text:p>
          </table:table-cell>
          <table:table-cell table:style-name="ce24" table:formula="oooc:=SUM([Details.E$12];[Details.E$13];[Details.E$14])/(10^6)" office:value-type="float" office:value="3.36453065666667">
            <text:p>3.4</text:p>
          </table:table-cell>
          <table:table-cell table:style-name="ce24" table:formula="oooc:=SUM([Details.F$12];[Details.F$13];[Details.F$14])/(10^6)" office:value-type="float" office:value="1.62427419">
            <text:p>1.6</text:p>
          </table:table-cell>
          <table:table-cell table:style-name="ce24" table:formula="oooc:=SUM([Details.G$12];[Details.G$13];[Details.G$14])/(10^6)" office:value-type="float" office:value="1.3304070266666699">
            <text:p>1.3</text:p>
          </table:table-cell>
          <table:table-cell table:style-name="ce24" table:formula="oooc:=SUM([Details.H$12];[Details.H$13];[Details.H$14])/(10^6)" office:value-type="float" office:value="1.2797035533333299">
            <text:p>1.3</text:p>
          </table:table-cell>
          <table:table-cell table:style-name="ce24" table:formula="oooc:=SUM([Details.I$12];[Details.I$13];[Details.I$14])/(10^6)" office:value-type="float" office:value="0.7893937333333331">
            <text:p>0.8</text:p>
          </table:table-cell>
          <table:table-cell table:style-name="ce24" table:formula="oooc:=SUM([Details.J$12];[Details.J$13];[Details.J$14])/(10^6)" office:value-type="float" office:value="2.41309042333333">
            <text:p>2.4</text:p>
          </table:table-cell>
          <table:table-cell table:style-name="ce24" table:formula="oooc:=SUM([Details.K$12];[Details.K$13];[Details.K$14])/(10^6)" office:value-type="float" office:value="2.2561841866666703">
            <text:p>2.3</text:p>
          </table:table-cell>
          <table:table-cell table:style-name="ce24" table:formula="oooc:=SUM([Details.L$12];[Details.L$13];[Details.L$14])/(10^6)" office:value-type="float" office:value="2.1352243733333305">
            <text:p>2.1</text:p>
          </table:table-cell>
          <table:table-cell table:style-name="ce24" table:formula="oooc:=SUM([Details.M$12];[Details.M$13];[Details.M$14])/(10^6)" office:value-type="float" office:value="3.32657838333333">
            <text:p>3.3</text:p>
          </table:table-cell>
          <table:table-cell table:style-name="ce24" table:formula="oooc:=SUM([Details.N$12];[Details.N$13];[Details.N$14])/(10^6)" office:value-type="float" office:value="0.93927603">
            <text:p>0.9</text:p>
          </table:table-cell>
          <table:table-cell table:style-name="ce24" table:formula="oooc:=SUM([Details.O$12];[Details.O$13];[Details.O$14])/(10^6)" office:value-type="float" office:value="1.6174758599999999">
            <text:p>1.6</text:p>
          </table:table-cell>
          <table:table-cell table:style-name="ce24" table:formula="oooc:=SUM([Details.P$12];[Details.P$13];[Details.P$14])/(10^6)" office:value-type="float" office:value="1.25734172666667">
            <text:p>1.3</text:p>
          </table:table-cell>
          <table:table-cell table:style-name="ce24" table:formula="oooc:=SUM([Details.Q$12];[Details.Q$13];[Details.Q$14])/(10^6)" office:value-type="float" office:value="1.7976545766666698">
            <text:p>1.8</text:p>
          </table:table-cell>
          <table:table-cell table:style-name="ce24" table:formula="oooc:=SUM([Details.R$12];[Details.R$13];[Details.R$14])/(10^6)" office:value-type="float" office:value="2.02882012666667">
            <text:p>2.0</text:p>
          </table:table-cell>
          <table:table-cell table:style-name="ce24" table:formula="oooc:=SUM([Details.S$12];[Details.S$13];[Details.S$14])/(10^6)" office:value-type="float" office:value="1.0724903933333332">
            <text:p>1.1</text:p>
          </table:table-cell>
          <table:table-cell table:style-name="ce24" table:formula="oooc:=SUM([Details.T$12];[Details.T$13];[Details.T$14])/(10^6)" office:value-type="float" office:value="0.7806575699999999">
            <text:p>0.8</text:p>
          </table:table-cell>
          <table:table-cell table:style-name="ce24" table:formula="oooc:=SUM([Details.U$12];[Details.U$13];[Details.U$14])/(10^6)" office:value-type="float" office:value="1.561452456666667">
            <text:p>1.6</text:p>
          </table:table-cell>
          <table:table-cell table:style-name="ce24" table:formula="oooc:=SUM([Details.V$12];[Details.V$13];[Details.V$14])/(10^6)" office:value-type="float" office:value="2.15463402">
            <text:p>2.2</text:p>
          </table:table-cell>
          <table:table-cell table:style-name="ce24" table:formula="oooc:=SUM([Details.W$12];[Details.W$13];[Details.W$14])/(10^6)" office:value-type="float" office:value="2.4462022200000004">
            <text:p>2.4</text:p>
          </table:table-cell>
          <table:table-cell table:style-name="ce24" table:formula="oooc:=SUM([Details.X$12];[Details.X$13];[Details.X$14])/(10^6)" office:value-type="float" office:value="2.08257151666667">
            <text:p>2.1</text:p>
          </table:table-cell>
          <table:table-cell table:style-name="ce24" table:formula="oooc:=SUM([Details.Y$12];[Details.Y$13];[Details.Y$14])/(10^6)" office:value-type="float" office:value="3.85611046333333">
            <text:p>3.9</text:p>
          </table:table-cell>
          <table:table-cell table:style-name="ce24" table:formula="oooc:=SUM([Details.Z$12];[Details.Z$13];[Details.Z$14])/(10^6)" office:value-type="float" office:value="2.7741254566666704">
            <text:p>2.8</text:p>
          </table:table-cell>
          <table:table-cell table:style-name="ce24" table:formula="oooc:=SUM([Details.AA$12];[Details.AA$13];[Details.AA$14])/(10^6)" office:value-type="float" office:value="4.36104335333333">
            <text:p>4.4</text:p>
          </table:table-cell>
          <table:table-cell table:style-name="ce24" table:formula="oooc:=SUM([Details.AB$12];[Details.AB$13];[Details.AB$14])/(10^6)" office:value-type="float" office:value="3.9560923966666697">
            <text:p>4.0</text:p>
          </table:table-cell>
          <table:table-cell table:style-name="ce24" table:formula="oooc:=SUM([Details.AC$12];[Details.AC$13];[Details.AC$14])/(10^6)" office:value-type="float" office:value="3.30176795666667">
            <text:p>3.3</text:p>
          </table:table-cell>
          <table:table-cell table:style-name="ce24" table:formula="oooc:=SUM([Details.AD$12];[Details.AD$13];[Details.AD$14])/(10^6)" office:value-type="float" office:value="0.617986856666667">
            <text:p>0.6</text:p>
          </table:table-cell>
          <table:table-cell table:style-name="ce24" table:formula="oooc:=SUM([Details.AE$12];[Details.AE$13];[Details.AE$14])/(10^6)" office:value-type="float" office:value="1.54816790333333">
            <text:p>1.5</text:p>
          </table:table-cell>
          <table:table-cell table:style-name="ce24" table:formula="oooc:=SUM([Details.AF$12];[Details.AF$13];[Details.AF$14])/(10^6)" office:value-type="float" office:value="0.92772757">
            <text:p>0.9</text:p>
          </table:table-cell>
          <table:table-cell table:style-name="ce24" table:formula="oooc:=SUM([Details.AG$12];[Details.AG$13];[Details.AG$14])/(10^6)" office:value-type="float" office:value="0.7947716699999999">
            <text:p>0.8</text:p>
          </table:table-cell>
          <table:table-cell table:style-name="ce24" table:formula="oooc:=SUM([Details.AH$12];[Details.AH$13];[Details.AH$14])/(10^6)" office:value-type="float" office:value="1.0051092333333331">
            <text:p>1.0</text:p>
          </table:table-cell>
        </table:table-row>
        <table:table-row table:style-name="ro3">
          <table:table-cell table:style-name="ce22"/>
          <table:table-cell table:style-name="ce22" office:value-type="string">
            <text:p>Natural Gas</text:p>
          </table:table-cell>
          <table:table-cell table:style-name="ce22"/>
          <table:table-cell table:style-name="ce24" table:formula="oooc:=[Details.D$11]/(10^6)" office:value-type="float" office:value="0.133755856666667">
            <text:p>0.1</text:p>
          </table:table-cell>
          <table:table-cell table:style-name="ce24" table:formula="oooc:=[Details.E$11]/(10^6)" office:value-type="float" office:value="0.126487093333333">
            <text:p>0.1</text:p>
          </table:table-cell>
          <table:table-cell table:style-name="ce24" table:formula="oooc:=[Details.F$11]/(10^6)" office:value-type="float" office:value="0.17264639333333298">
            <text:p>0.2</text:p>
          </table:table-cell>
          <table:table-cell table:style-name="ce24" table:formula="oooc:=[Details.G$11]/(10^6)" office:value-type="float" office:value="0.18431885999999997">
            <text:p>0.2</text:p>
          </table:table-cell>
          <table:table-cell table:style-name="ce24" table:formula="oooc:=[Details.H$11]/(10^6)" office:value-type="float" office:value="0.17381364000000002">
            <text:p>0.2</text:p>
          </table:table-cell>
          <table:table-cell table:style-name="ce24" table:formula="oooc:=[Details.I$11]/(10^6)" office:value-type="float" office:value="0.08404176">
            <text:p>0.1</text:p>
          </table:table-cell>
          <table:table-cell table:style-name="ce24" table:formula="oooc:=[Details.J$11]/(10^6)" office:value-type="float" office:value="0.04727349">
            <text:p>0.0</text:p>
          </table:table-cell>
          <table:table-cell table:style-name="ce24" table:formula="oooc:=[Details.K$11]/(10^6)" office:value-type="float" office:value="0.0949714333333333">
            <text:p>0.1</text:p>
          </table:table-cell>
          <table:table-cell table:style-name="ce24" table:formula="oooc:=[Details.L$11]/(10^6)" office:value-type="float" office:value="0.061068223333333296">
            <text:p>0.1</text:p>
          </table:table-cell>
          <table:table-cell table:style-name="ce24" table:formula="oooc:=[Details.M$11]/(10^6)" office:value-type="float" office:value="0.20893715333333301">
            <text:p>0.2</text:p>
          </table:table-cell>
          <table:table-cell table:style-name="ce24" table:formula="oooc:=[Details.N$11]/(10^6)" office:value-type="float" office:value="0.53401535">
            <text:p>0.5</text:p>
          </table:table-cell>
          <table:table-cell table:style-name="ce24" table:formula="oooc:=[Details.O$11]/(10^6)" office:value-type="float" office:value="0.8738433000000001">
            <text:p>0.9</text:p>
          </table:table-cell>
          <table:table-cell table:style-name="ce24" table:formula="oooc:=[Details.P$11]/(10^6)" office:value-type="float" office:value="1.30742238">
            <text:p>1.3</text:p>
          </table:table-cell>
          <table:table-cell table:style-name="ce24" table:formula="oooc:=[Details.Q$11]/(10^6)" office:value-type="float" office:value="2.19781936">
            <text:p>2.2</text:p>
          </table:table-cell>
          <table:table-cell table:style-name="ce24" table:formula="oooc:=[Details.R$11]/(10^6)" office:value-type="float" office:value="2.21166715">
            <text:p>2.2</text:p>
          </table:table-cell>
          <table:table-cell table:style-name="ce24" table:formula="oooc:=[Details.S$11]/(10^6)" office:value-type="float" office:value="2.4586989900000003">
            <text:p>2.5</text:p>
          </table:table-cell>
          <table:table-cell table:style-name="ce24" table:formula="oooc:=[Details.T$11]/(10^6)" office:value-type="float" office:value="1.7292228799999998">
            <text:p>1.7</text:p>
          </table:table-cell>
          <table:table-cell table:style-name="ce24" table:formula="oooc:=[Details.U$11]/(10^6)" office:value-type="float" office:value="1.05619906333333">
            <text:p>1.1</text:p>
          </table:table-cell>
          <table:table-cell table:style-name="ce24" table:formula="oooc:=[Details.V$11]/(10^6)" office:value-type="float" office:value="2.08130692">
            <text:p>2.1</text:p>
          </table:table-cell>
          <table:table-cell table:style-name="ce24" table:formula="oooc:=[Details.W$11]/(10^6)" office:value-type="float" office:value="2.2726823166666703">
            <text:p>2.3</text:p>
          </table:table-cell>
          <table:table-cell table:style-name="ce24" table:formula="oooc:=[Details.X$11]/(10^6)" office:value-type="float" office:value="2.01625944666667">
            <text:p>2.0</text:p>
          </table:table-cell>
          <table:table-cell table:style-name="ce24" table:formula="oooc:=[Details.Y$11]/(10^6)" office:value-type="float" office:value="1.8078528600000001">
            <text:p>1.8</text:p>
          </table:table-cell>
          <table:table-cell table:style-name="ce24" table:formula="oooc:=[Details.Z$11]/(10^6)" office:value-type="float" office:value="1.89773085333333">
            <text:p>1.9</text:p>
          </table:table-cell>
          <table:table-cell table:style-name="ce24" table:formula="oooc:=[Details.AA$11]/(10^6)" office:value-type="float" office:value="1.91943103">
            <text:p>1.9</text:p>
          </table:table-cell>
          <table:table-cell table:style-name="ce24" table:formula="oooc:=[Details.AB$11]/(10^6)" office:value-type="float" office:value="2.65649424333333">
            <text:p>2.7</text:p>
          </table:table-cell>
          <table:table-cell table:style-name="ce24" table:formula="oooc:=[Details.AC$11]/(10^6)" office:value-type="float" office:value="3.66393423">
            <text:p>3.7</text:p>
          </table:table-cell>
          <table:table-cell table:style-name="ce24" table:formula="oooc:=[Details.AD$11]/(10^6)" office:value-type="float" office:value="3.2939170366666697">
            <text:p>3.3</text:p>
          </table:table-cell>
          <table:table-cell table:style-name="ce24" table:formula="oooc:=[Details.AE$11]/(10^6)" office:value-type="float" office:value="4.94641997666667">
            <text:p>4.9</text:p>
          </table:table-cell>
          <table:table-cell table:style-name="ce24" table:formula="oooc:=[Details.AF$11]/(10^6)" office:value-type="float" office:value="4.2463903166666706">
            <text:p>4.2</text:p>
          </table:table-cell>
          <table:table-cell table:style-name="ce24" table:formula="oooc:=[Details.AG$11]/(10^6)" office:value-type="float" office:value="5.21653146666667">
            <text:p>5.2</text:p>
          </table:table-cell>
          <table:table-cell table:style-name="ce24" table:formula="oooc:=[Details.AH$11]/(10^6)" office:value-type="float" office:value="7.650293823333331">
            <text:p>7.7</text:p>
          </table:table-cell>
        </table:table-row>
        <table:table-row table:style-name="ro3">
          <table:table-cell table:style-name="ce22"/>
          <table:table-cell table:style-name="ce22" office:value-type="string">
            <text:p>Total</text:p>
          </table:table-cell>
          <table:table-cell table:style-name="ce22"/>
          <table:table-cell table:style-name="ce24" table:formula="oooc:=SUM([.D30:.D32])" office:value-type="float" office:value="20.737417818872995">
            <text:p>20.7</text:p>
          </table:table-cell>
          <table:table-cell table:style-name="ce24" table:formula="oooc:=SUM([.E30:.E32])" office:value-type="float" office:value="18.721531670766403">
            <text:p>18.7</text:p>
          </table:table-cell>
          <table:table-cell table:style-name="ce24" table:formula="oooc:=SUM([.F30:.F32])" office:value-type="float" office:value="17.272634402494933">
            <text:p>17.3</text:p>
          </table:table-cell>
          <table:table-cell table:style-name="ce24" table:formula="oooc:=SUM([.G30:.G32])" office:value-type="float" office:value="17.16360687295907">
            <text:p>17.2</text:p>
          </table:table-cell>
          <table:table-cell table:style-name="ce24" table:formula="oooc:=SUM([.H30:.H32])" office:value-type="float" office:value="18.82682488354753">
            <text:p>18.8</text:p>
          </table:table-cell>
          <table:table-cell table:style-name="ce24" table:formula="oooc:=SUM([.I30:.I32])" office:value-type="float" office:value="18.141539973924136">
            <text:p>18.1</text:p>
          </table:table-cell>
          <table:table-cell table:style-name="ce24" table:formula="oooc:=SUM([.J30:.J32])" office:value-type="float" office:value="20.20631995110853">
            <text:p>20.2</text:p>
          </table:table-cell>
          <table:table-cell table:style-name="ce24" table:formula="oooc:=SUM([.K30:.K32])" office:value-type="float" office:value="22.346782802915904">
            <text:p>22.3</text:p>
          </table:table-cell>
          <table:table-cell table:style-name="ce24" table:formula="oooc:=SUM([.L30:.L32])" office:value-type="float" office:value="22.602187943710565">
            <text:p>22.6</text:p>
          </table:table-cell>
          <table:table-cell table:style-name="ce24" table:formula="oooc:=SUM([.M30:.M32])" office:value-type="float" office:value="28.470302484077067">
            <text:p>28.5</text:p>
          </table:table-cell>
          <table:table-cell table:style-name="ce24" table:formula="oooc:=SUM([.N30:.N32])" office:value-type="float" office:value="23.249812140947498">
            <text:p>23.2</text:p>
          </table:table-cell>
          <table:table-cell table:style-name="ce24" table:formula="oooc:=SUM([.O30:.O32])" office:value-type="float" office:value="25.3041016349844">
            <text:p>25.3</text:p>
          </table:table-cell>
          <table:table-cell table:style-name="ce24" table:formula="oooc:=SUM([.P30:.P32])" office:value-type="float" office:value="26.88624549574957">
            <text:p>26.9</text:p>
          </table:table-cell>
          <table:table-cell table:style-name="ce24" table:formula="oooc:=SUM([.Q30:.Q32])" office:value-type="float" office:value="31.504735850284472">
            <text:p>31.5</text:p>
          </table:table-cell>
          <table:table-cell table:style-name="ce24" table:formula="oooc:=SUM([.R30:.R32])" office:value-type="float" office:value="29.39968595943287">
            <text:p>29.4</text:p>
          </table:table-cell>
          <table:table-cell table:style-name="ce24" table:formula="oooc:=SUM([.S30:.S32])" office:value-type="float" office:value="30.64662070483093">
            <text:p>30.6</text:p>
          </table:table-cell>
          <table:table-cell table:style-name="ce24" table:formula="oooc:=SUM([.T30:.T32])" office:value-type="float" office:value="33.3682648881345">
            <text:p>33.4</text:p>
          </table:table-cell>
          <table:table-cell table:style-name="ce24" table:formula="oooc:=SUM([.U30:.U32])" office:value-type="float" office:value="34.674173278851896">
            <text:p>34.7</text:p>
          </table:table-cell>
          <table:table-cell table:style-name="ce24" table:formula="oooc:=SUM([.V30:.V32])" office:value-type="float" office:value="37.02284652917181">
            <text:p>37.0</text:p>
          </table:table-cell>
          <table:table-cell table:style-name="ce24" table:formula="oooc:=SUM([.W30:.W32])" office:value-type="float" office:value="38.51486062324847">
            <text:p>38.5</text:p>
          </table:table-cell>
          <table:table-cell table:style-name="ce24" table:formula="oooc:=SUM([.X30:.X32])" office:value-type="float" office:value="43.13035775706654">
            <text:p>43.1</text:p>
          </table:table-cell>
          <table:table-cell table:style-name="ce24" table:formula="oooc:=SUM([.Y30:.Y32])" office:value-type="float" office:value="42.62918571993683">
            <text:p>42.6</text:p>
          </table:table-cell>
          <table:table-cell table:style-name="ce24" table:formula="oooc:=SUM([.Z30:.Z32])" office:value-type="float" office:value="41.681181273032195">
            <text:p>41.7</text:p>
          </table:table-cell>
          <table:table-cell table:style-name="ce24" table:formula="oooc:=SUM([.AA30:.AA32])" office:value-type="float" office:value="41.30338953424373">
            <text:p>41.3</text:p>
          </table:table-cell>
          <table:table-cell table:style-name="ce24" table:formula="oooc:=SUM([.AB30:.AB32])" office:value-type="float" office:value="41.00257802173469">
            <text:p>41.0</text:p>
          </table:table-cell>
          <table:table-cell table:style-name="ce24" table:formula="oooc:=SUM([.AC30:.AC32])" office:value-type="float" office:value="41.772165341314675">
            <text:p>41.8</text:p>
          </table:table-cell>
          <table:table-cell table:style-name="ce24" table:formula="oooc:=SUM([.AD30:.AD32])" office:value-type="float" office:value="37.18913180562664">
            <text:p>37.2</text:p>
          </table:table-cell>
          <table:table-cell table:style-name="ce24" table:formula="oooc:=SUM([.AE30:.AE32])" office:value-type="float" office:value="41.7822128675262">
            <text:p>41.8</text:p>
          </table:table-cell>
          <table:table-cell table:style-name="ce24" table:formula="oooc:=SUM([.AF30:.AF32])" office:value-type="float" office:value="36.46172509335087">
            <text:p>36.5</text:p>
          </table:table-cell>
          <table:table-cell table:style-name="ce24" table:formula="oooc:=SUM([.AG30:.AG32])" office:value-type="float" office:value="31.317582404749167">
            <text:p>31.3</text:p>
          </table:table-cell>
          <table:table-cell table:style-name="ce24" table:formula="oooc:=SUM([.AH30:.AH32])" office:value-type="float" office:value="34.267567148437564">
            <text:p>34.3</text:p>
          </table:table-cell>
        </table:table-row>
        <table:table-row table:style-name="ro3">
          <table:table-cell table:number-columns-repeated="3" table:style-name="ce22"/>
          <table:table-cell table:number-columns-repeated="31" table:style-name="ce24"/>
        </table:table-row>
        <table:table-row table:style-name="ro3">
          <table:table-cell table:style-name="ce23" office:value-type="string">
            <text:p>Grand Total</text:p>
          </table:table-cell>
          <table:table-cell table:number-columns-repeated="2" table:style-name="ce22"/>
          <table:table-cell table:style-name="ce25" table:formula="oooc:=SUM([.D9];[.D15];[.D21];[.D27];[.D33])" office:value-type="string" office:value="#NAME?">
            <text:p>#NAME?</text:p>
          </table:table-cell>
          <table:table-cell table:style-name="ce25" table:formula="oooc:=SUM([.E9];[.E15];[.E21];[.E27];[.E33])" office:value-type="string" office:value="#NAME?">
            <text:p>#NAME?</text:p>
          </table:table-cell>
          <table:table-cell table:style-name="ce25" table:formula="oooc:=SUM([.F9];[.F15];[.F21];[.F27];[.F33])" office:value-type="string" office:value="#NAME?">
            <text:p>#NAME?</text:p>
          </table:table-cell>
          <table:table-cell table:style-name="ce25" table:formula="oooc:=SUM([.G9];[.G15];[.G21];[.G27];[.G33])" office:value-type="string" office:value="#NAME?">
            <text:p>#NAME?</text:p>
          </table:table-cell>
          <table:table-cell table:style-name="ce25" table:formula="oooc:=SUM([.H9];[.H15];[.H21];[.H27];[.H33])" office:value-type="string" office:value="#NAME?">
            <text:p>#NAME?</text:p>
          </table:table-cell>
          <table:table-cell table:style-name="ce25" table:formula="oooc:=SUM([.I9];[.I15];[.I21];[.I27];[.I33])" office:value-type="string" office:value="#NAME?">
            <text:p>#NAME?</text:p>
          </table:table-cell>
          <table:table-cell table:style-name="ce25" table:formula="oooc:=SUM([.J9];[.J15];[.J21];[.J27];[.J33])" office:value-type="string" office:value="#NAME?">
            <text:p>#NAME?</text:p>
          </table:table-cell>
          <table:table-cell table:style-name="ce25" table:formula="oooc:=SUM([.K9];[.K15];[.K21];[.K27];[.K33])" office:value-type="string" office:value="#NAME?">
            <text:p>#NAME?</text:p>
          </table:table-cell>
          <table:table-cell table:style-name="ce25" table:formula="oooc:=SUM([.L9];[.L15];[.L21];[.L27];[.L33])" office:value-type="string" office:value="#NAME?">
            <text:p>#NAME?</text:p>
          </table:table-cell>
          <table:table-cell table:style-name="ce25" table:formula="oooc:=SUM([.M9];[.M15];[.M21];[.M27];[.M33])" office:value-type="string" office:value="#NAME?">
            <text:p>#NAME?</text:p>
          </table:table-cell>
          <table:table-cell table:style-name="ce25" table:formula="oooc:=SUM([.N9];[.N15];[.N21];[.N27];[.N33])" office:value-type="string" office:value="#NAME?">
            <text:p>#NAME?</text:p>
          </table:table-cell>
          <table:table-cell table:style-name="ce25" table:formula="oooc:=SUM([.O9];[.O15];[.O21];[.O27];[.O33])" office:value-type="string" office:value="#NAME?">
            <text:p>#NAME?</text:p>
          </table:table-cell>
          <table:table-cell table:style-name="ce25" table:formula="oooc:=SUM([.P9];[.P15];[.P21];[.P27];[.P33])" office:value-type="string" office:value="#NAME?">
            <text:p>#NAME?</text:p>
          </table:table-cell>
          <table:table-cell table:style-name="ce25" table:formula="oooc:=SUM([.Q9];[.Q15];[.Q21];[.Q27];[.Q33])" office:value-type="string" office:value="#NAME?">
            <text:p>#NAME?</text:p>
          </table:table-cell>
          <table:table-cell table:style-name="ce25" table:formula="oooc:=SUM([.R9];[.R15];[.R21];[.R27];[.R33])" office:value-type="string" office:value="#NAME?">
            <text:p>#NAME?</text:p>
          </table:table-cell>
          <table:table-cell table:style-name="ce25" table:formula="oooc:=SUM([.S9];[.S15];[.S21];[.S27];[.S33])" office:value-type="string" office:value="#NAME?">
            <text:p>#NAME?</text:p>
          </table:table-cell>
          <table:table-cell table:style-name="ce25" table:formula="oooc:=SUM([.T9];[.T15];[.T21];[.T27];[.T33])" office:value-type="string" office:value="#NAME?">
            <text:p>#NAME?</text:p>
          </table:table-cell>
          <table:table-cell table:style-name="ce25" table:formula="oooc:=SUM([.U9];[.U15];[.U21];[.U27];[.U33])" office:value-type="string" office:value="#NAME?">
            <text:p>#NAME?</text:p>
          </table:table-cell>
          <table:table-cell table:style-name="ce25" table:formula="oooc:=SUM([.V9];[.V15];[.V21];[.V27];[.V33])" office:value-type="string" office:value="#NAME?">
            <text:p>#NAME?</text:p>
          </table:table-cell>
          <table:table-cell table:style-name="ce25" table:formula="oooc:=SUM([.W9];[.W15];[.W21];[.W27];[.W33])" office:value-type="string" office:value="#NAME?">
            <text:p>#NAME?</text:p>
          </table:table-cell>
          <table:table-cell table:style-name="ce25" table:formula="oooc:=SUM([.X9];[.X15];[.X21];[.X27];[.X33])" office:value-type="string" office:value="#NAME?">
            <text:p>#NAME?</text:p>
          </table:table-cell>
          <table:table-cell table:style-name="ce25" table:formula="oooc:=SUM([.Y9];[.Y15];[.Y21];[.Y27];[.Y33])" office:value-type="string" office:value="#NAME?">
            <text:p>#NAME?</text:p>
          </table:table-cell>
          <table:table-cell table:style-name="ce25" table:formula="oooc:=SUM([.Z9];[.Z15];[.Z21];[.Z27];[.Z33])" office:value-type="string" office:value="#NAME?">
            <text:p>#NAME?</text:p>
          </table:table-cell>
          <table:table-cell table:style-name="ce25" table:formula="oooc:=SUM([.AA9];[.AA15];[.AA21];[.AA27];[.AA33])" office:value-type="string" office:value="#NAME?">
            <text:p>#NAME?</text:p>
          </table:table-cell>
          <table:table-cell table:style-name="ce25" table:formula="oooc:=SUM([.AB9];[.AB15];[.AB21];[.AB27];[.AB33])" office:value-type="string" office:value="#NAME?">
            <text:p>#NAME?</text:p>
          </table:table-cell>
          <table:table-cell table:style-name="ce25" table:formula="oooc:=SUM([.AC9];[.AC15];[.AC21];[.AC27];[.AC33])" office:value-type="string" office:value="#NAME?">
            <text:p>#NAME?</text:p>
          </table:table-cell>
          <table:table-cell table:style-name="ce25" table:formula="oooc:=SUM([.AD9];[.AD15];[.AD21];[.AD27];[.AD33])" office:value-type="string" office:value="#NAME?">
            <text:p>#NAME?</text:p>
          </table:table-cell>
          <table:table-cell table:style-name="ce25" table:formula="oooc:=SUM([.AE9];[.AE15];[.AE21];[.AE27];[.AE33])" office:value-type="string" office:value="#NAME?">
            <text:p>#NAME?</text:p>
          </table:table-cell>
          <table:table-cell table:style-name="ce25" table:formula="oooc:=SUM([.AF9];[.AF15];[.AF21];[.AF27];[.AF33])" office:value-type="string" office:value="#NAME?">
            <text:p>#NAME?</text:p>
          </table:table-cell>
          <table:table-cell table:style-name="ce25" table:formula="oooc:=SUM([.AG9];[.AG15];[.AG21];[.AG27];[.AG33])" office:value-type="string" office:value="#NAME?">
            <text:p>#NAME?</text:p>
          </table:table-cell>
          <table:table-cell table:style-name="ce25" table:formula="oooc:=SUM([.AH9];[.AH15];[.AH21];[.AH27];[.AH33])" office:value-type="string" office:value="#NAME?">
            <text:p>#NAME?</text:p>
          </table:table-cell>
        </table:table-row>
        <table:table-row table:style-name="ro3">
          <table:table-cell table:number-columns-repeated="3" table:style-name="ce22"/>
          <table:table-cell table:number-columns-repeated="31" table:style-name="ce24"/>
        </table:table-row>
        <table:table-row table:style-name="ro3">
          <table:table-cell table:style-name="ce23" office:value-type="string">
            <text:p>Fuel Totals</text:p>
          </table:table-cell>
          <table:table-cell table:number-columns-repeated="2" table:style-name="ce22"/>
          <table:table-cell table:number-columns-repeated="31" table:style-name="ce24"/>
        </table:table-row>
        <table:table-row table:style-name="ro3">
          <table:table-cell table:style-name="ce26" office:value-type="string">
            <text:p>Coal</text:p>
          </table:table-cell>
          <table:table-cell table:number-columns-repeated="2" table:style-name="ce22"/>
          <table:table-cell table:style-name="ce24" table:formula="oooc:=((([.D6]+[.D12])+[.D18])+[.D24])+[.D30]" office:value-type="string" office:value="#NAME?">
            <text:p>#NAME?</text:p>
          </table:table-cell>
          <table:table-cell table:style-name="ce24" table:formula="oooc:=((([.E6]+[.E12])+[.E18])+[.E24])+[.E30]" office:value-type="string" office:value="#NAME?">
            <text:p>#NAME?</text:p>
          </table:table-cell>
          <table:table-cell table:style-name="ce24" table:formula="oooc:=((([.F6]+[.F12])+[.F18])+[.F24])+[.F30]" office:value-type="string" office:value="#NAME?">
            <text:p>#NAME?</text:p>
          </table:table-cell>
          <table:table-cell table:style-name="ce24" table:formula="oooc:=((([.G6]+[.G12])+[.G18])+[.G24])+[.G30]" office:value-type="string" office:value="#NAME?">
            <text:p>#NAME?</text:p>
          </table:table-cell>
          <table:table-cell table:style-name="ce24" table:formula="oooc:=((([.H6]+[.H12])+[.H18])+[.H24])+[.H30]" office:value-type="string" office:value="#NAME?">
            <text:p>#NAME?</text:p>
          </table:table-cell>
          <table:table-cell table:style-name="ce24" table:formula="oooc:=((([.I6]+[.I12])+[.I18])+[.I24])+[.I30]" office:value-type="string" office:value="#NAME?">
            <text:p>#NAME?</text:p>
          </table:table-cell>
          <table:table-cell table:style-name="ce24" table:formula="oooc:=((([.J6]+[.J12])+[.J18])+[.J24])+[.J30]" office:value-type="string" office:value="#NAME?">
            <text:p>#NAME?</text:p>
          </table:table-cell>
          <table:table-cell table:style-name="ce24" table:formula="oooc:=((([.K6]+[.K12])+[.K18])+[.K24])+[.K30]" office:value-type="string" office:value="#NAME?">
            <text:p>#NAME?</text:p>
          </table:table-cell>
          <table:table-cell table:style-name="ce24" table:formula="oooc:=((([.L6]+[.L12])+[.L18])+[.L24])+[.L30]" office:value-type="string" office:value="#NAME?">
            <text:p>#NAME?</text:p>
          </table:table-cell>
          <table:table-cell table:style-name="ce24" table:formula="oooc:=((([.M6]+[.M12])+[.M18])+[.M24])+[.M30]" office:value-type="string" office:value="#NAME?">
            <text:p>#NAME?</text:p>
          </table:table-cell>
          <table:table-cell table:style-name="ce24" table:formula="oooc:=((([.N6]+[.N12])+[.N18])+[.N24])+[.N30]" office:value-type="string" office:value="#NAME?">
            <text:p>#NAME?</text:p>
          </table:table-cell>
          <table:table-cell table:style-name="ce24" table:formula="oooc:=((([.O6]+[.O12])+[.O18])+[.O24])+[.O30]" office:value-type="string" office:value="#NAME?">
            <text:p>#NAME?</text:p>
          </table:table-cell>
          <table:table-cell table:style-name="ce24" table:formula="oooc:=((([.P6]+[.P12])+[.P18])+[.P24])+[.P30]" office:value-type="string" office:value="#NAME?">
            <text:p>#NAME?</text:p>
          </table:table-cell>
          <table:table-cell table:style-name="ce24" table:formula="oooc:=((([.Q6]+[.Q12])+[.Q18])+[.Q24])+[.Q30]" office:value-type="string" office:value="#NAME?">
            <text:p>#NAME?</text:p>
          </table:table-cell>
          <table:table-cell table:style-name="ce24" table:formula="oooc:=((([.R6]+[.R12])+[.R18])+[.R24])+[.R30]" office:value-type="string" office:value="#NAME?">
            <text:p>#NAME?</text:p>
          </table:table-cell>
          <table:table-cell table:style-name="ce24" table:formula="oooc:=((([.S6]+[.S12])+[.S18])+[.S24])+[.S30]" office:value-type="string" office:value="#NAME?">
            <text:p>#NAME?</text:p>
          </table:table-cell>
          <table:table-cell table:style-name="ce24" table:formula="oooc:=((([.T6]+[.T12])+[.T18])+[.T24])+[.T30]" office:value-type="string" office:value="#NAME?">
            <text:p>#NAME?</text:p>
          </table:table-cell>
          <table:table-cell table:style-name="ce24" table:formula="oooc:=((([.U6]+[.U12])+[.U18])+[.U24])+[.U30]" office:value-type="string" office:value="#NAME?">
            <text:p>#NAME?</text:p>
          </table:table-cell>
          <table:table-cell table:style-name="ce24" table:formula="oooc:=((([.V6]+[.V12])+[.V18])+[.V24])+[.V30]" office:value-type="string" office:value="#NAME?">
            <text:p>#NAME?</text:p>
          </table:table-cell>
          <table:table-cell table:style-name="ce24" table:formula="oooc:=((([.W6]+[.W12])+[.W18])+[.W24])+[.W30]" office:value-type="string" office:value="#NAME?">
            <text:p>#NAME?</text:p>
          </table:table-cell>
          <table:table-cell table:style-name="ce24" table:formula="oooc:=((([.X6]+[.X12])+[.X18])+[.X24])+[.X30]" office:value-type="string" office:value="#NAME?">
            <text:p>#NAME?</text:p>
          </table:table-cell>
          <table:table-cell table:style-name="ce24" table:formula="oooc:=((([.Y6]+[.Y12])+[.Y18])+[.Y24])+[.Y30]" office:value-type="string" office:value="#NAME?">
            <text:p>#NAME?</text:p>
          </table:table-cell>
          <table:table-cell table:style-name="ce24" table:formula="oooc:=((([.Z6]+[.Z12])+[.Z18])+[.Z24])+[.Z30]" office:value-type="string" office:value="#NAME?">
            <text:p>#NAME?</text:p>
          </table:table-cell>
          <table:table-cell table:style-name="ce24" table:formula="oooc:=((([.AA6]+[.AA12])+[.AA18])+[.AA24])+[.AA30]" office:value-type="string" office:value="#NAME?">
            <text:p>#NAME?</text:p>
          </table:table-cell>
          <table:table-cell table:style-name="ce24" table:formula="oooc:=((([.AB6]+[.AB12])+[.AB18])+[.AB24])+[.AB30]" office:value-type="string" office:value="#NAME?">
            <text:p>#NAME?</text:p>
          </table:table-cell>
          <table:table-cell table:style-name="ce24" table:formula="oooc:=((([.AC6]+[.AC12])+[.AC18])+[.AC24])+[.AC30]" office:value-type="string" office:value="#NAME?">
            <text:p>#NAME?</text:p>
          </table:table-cell>
          <table:table-cell table:style-name="ce24" table:formula="oooc:=((([.AD6]+[.AD12])+[.AD18])+[.AD24])+[.AD30]" office:value-type="string" office:value="#NAME?">
            <text:p>#NAME?</text:p>
          </table:table-cell>
          <table:table-cell table:style-name="ce24" table:formula="oooc:=((([.AE6]+[.AE12])+[.AE18])+[.AE24])+[.AE30]" office:value-type="string" office:value="#NAME?">
            <text:p>#NAME?</text:p>
          </table:table-cell>
          <table:table-cell table:style-name="ce24" table:formula="oooc:=((([.AF6]+[.AF12])+[.AF18])+[.AF24])+[.AF30]" office:value-type="string" office:value="#NAME?">
            <text:p>#NAME?</text:p>
          </table:table-cell>
          <table:table-cell table:style-name="ce24" table:formula="oooc:=((([.AG6]+[.AG12])+[.AG18])+[.AG24])+[.AG30]" office:value-type="string" office:value="#NAME?">
            <text:p>#NAME?</text:p>
          </table:table-cell>
          <table:table-cell table:style-name="ce24" table:formula="oooc:=((([.AH6]+[.AH12])+[.AH18])+[.AH24])+[.AH30]" office:value-type="string" office:value="#NAME?">
            <text:p>#NAME?</text:p>
          </table:table-cell>
        </table:table-row>
        <table:table-row table:style-name="ro3">
          <table:table-cell table:style-name="ce26" office:value-type="string">
            <text:p>Petroleum Products</text:p>
          </table:table-cell>
          <table:table-cell table:number-columns-repeated="2" table:style-name="ce22"/>
          <table:table-cell table:style-name="ce24" table:formula="oooc:=((([.D7]+[.D13])+[.D19])+[.D25])+[.D31]" office:value-type="string" office:value="#NAME?">
            <text:p>#NAME?</text:p>
          </table:table-cell>
          <table:table-cell table:style-name="ce24" table:formula="oooc:=((([.E7]+[.E13])+[.E19])+[.E25])+[.E31]" office:value-type="string" office:value="#NAME?">
            <text:p>#NAME?</text:p>
          </table:table-cell>
          <table:table-cell table:style-name="ce24" table:formula="oooc:=((([.F7]+[.F13])+[.F19])+[.F25])+[.F31]" office:value-type="string" office:value="#NAME?">
            <text:p>#NAME?</text:p>
          </table:table-cell>
          <table:table-cell table:style-name="ce24" table:formula="oooc:=((([.G7]+[.G13])+[.G19])+[.G25])+[.G31]" office:value-type="string" office:value="#NAME?">
            <text:p>#NAME?</text:p>
          </table:table-cell>
          <table:table-cell table:style-name="ce24" table:formula="oooc:=((([.H7]+[.H13])+[.H19])+[.H25])+[.H31]" office:value-type="string" office:value="#NAME?">
            <text:p>#NAME?</text:p>
          </table:table-cell>
          <table:table-cell table:style-name="ce24" table:formula="oooc:=((([.I7]+[.I13])+[.I19])+[.I25])+[.I31]" office:value-type="string" office:value="#NAME?">
            <text:p>#NAME?</text:p>
          </table:table-cell>
          <table:table-cell table:style-name="ce24" table:formula="oooc:=((([.J7]+[.J13])+[.J19])+[.J25])+[.J31]" office:value-type="string" office:value="#NAME?">
            <text:p>#NAME?</text:p>
          </table:table-cell>
          <table:table-cell table:style-name="ce24" table:formula="oooc:=((([.K7]+[.K13])+[.K19])+[.K25])+[.K31]" office:value-type="string" office:value="#NAME?">
            <text:p>#NAME?</text:p>
          </table:table-cell>
          <table:table-cell table:style-name="ce24" table:formula="oooc:=((([.L7]+[.L13])+[.L19])+[.L25])+[.L31]" office:value-type="string" office:value="#NAME?">
            <text:p>#NAME?</text:p>
          </table:table-cell>
          <table:table-cell table:style-name="ce24" table:formula="oooc:=((([.M7]+[.M13])+[.M19])+[.M25])+[.M31]" office:value-type="string" office:value="#NAME?">
            <text:p>#NAME?</text:p>
          </table:table-cell>
          <table:table-cell table:style-name="ce24" table:formula="oooc:=((([.N7]+[.N13])+[.N19])+[.N25])+[.N31]" office:value-type="string" office:value="#NAME?">
            <text:p>#NAME?</text:p>
          </table:table-cell>
          <table:table-cell table:style-name="ce24" table:formula="oooc:=((([.O7]+[.O13])+[.O19])+[.O25])+[.O31]" office:value-type="string" office:value="#NAME?">
            <text:p>#NAME?</text:p>
          </table:table-cell>
          <table:table-cell table:style-name="ce24" table:formula="oooc:=((([.P7]+[.P13])+[.P19])+[.P25])+[.P31]" office:value-type="string" office:value="#NAME?">
            <text:p>#NAME?</text:p>
          </table:table-cell>
          <table:table-cell table:style-name="ce24" table:formula="oooc:=((([.Q7]+[.Q13])+[.Q19])+[.Q25])+[.Q31]" office:value-type="string" office:value="#NAME?">
            <text:p>#NAME?</text:p>
          </table:table-cell>
          <table:table-cell table:style-name="ce24" table:formula="oooc:=((([.R7]+[.R13])+[.R19])+[.R25])+[.R31]" office:value-type="string" office:value="#NAME?">
            <text:p>#NAME?</text:p>
          </table:table-cell>
          <table:table-cell table:style-name="ce24" table:formula="oooc:=((([.S7]+[.S13])+[.S19])+[.S25])+[.S31]" office:value-type="string" office:value="#NAME?">
            <text:p>#NAME?</text:p>
          </table:table-cell>
          <table:table-cell table:style-name="ce24" table:formula="oooc:=((([.T7]+[.T13])+[.T19])+[.T25])+[.T31]" office:value-type="string" office:value="#NAME?">
            <text:p>#NAME?</text:p>
          </table:table-cell>
          <table:table-cell table:style-name="ce24" table:formula="oooc:=((([.U7]+[.U13])+[.U19])+[.U25])+[.U31]" office:value-type="string" office:value="#NAME?">
            <text:p>#NAME?</text:p>
          </table:table-cell>
          <table:table-cell table:style-name="ce24" table:formula="oooc:=((([.V7]+[.V13])+[.V19])+[.V25])+[.V31]" office:value-type="string" office:value="#NAME?">
            <text:p>#NAME?</text:p>
          </table:table-cell>
          <table:table-cell table:style-name="ce24" table:formula="oooc:=((([.W7]+[.W13])+[.W19])+[.W25])+[.W31]" office:value-type="string" office:value="#NAME?">
            <text:p>#NAME?</text:p>
          </table:table-cell>
          <table:table-cell table:style-name="ce24" table:formula="oooc:=((([.X7]+[.X13])+[.X19])+[.X25])+[.X31]" office:value-type="string" office:value="#NAME?">
            <text:p>#NAME?</text:p>
          </table:table-cell>
          <table:table-cell table:style-name="ce24" table:formula="oooc:=((([.Y7]+[.Y13])+[.Y19])+[.Y25])+[.Y31]" office:value-type="string" office:value="#NAME?">
            <text:p>#NAME?</text:p>
          </table:table-cell>
          <table:table-cell table:style-name="ce24" table:formula="oooc:=((([.Z7]+[.Z13])+[.Z19])+[.Z25])+[.Z31]" office:value-type="string" office:value="#NAME?">
            <text:p>#NAME?</text:p>
          </table:table-cell>
          <table:table-cell table:style-name="ce24" table:formula="oooc:=((([.AA7]+[.AA13])+[.AA19])+[.AA25])+[.AA31]" office:value-type="string" office:value="#NAME?">
            <text:p>#NAME?</text:p>
          </table:table-cell>
          <table:table-cell table:style-name="ce24" table:formula="oooc:=((([.AB7]+[.AB13])+[.AB19])+[.AB25])+[.AB31]" office:value-type="string" office:value="#NAME?">
            <text:p>#NAME?</text:p>
          </table:table-cell>
          <table:table-cell table:style-name="ce24" table:formula="oooc:=((([.AC7]+[.AC13])+[.AC19])+[.AC25])+[.AC31]" office:value-type="string" office:value="#NAME?">
            <text:p>#NAME?</text:p>
          </table:table-cell>
          <table:table-cell table:style-name="ce24" table:formula="oooc:=((([.AD7]+[.AD13])+[.AD19])+[.AD25])+[.AD31]" office:value-type="string" office:value="#NAME?">
            <text:p>#NAME?</text:p>
          </table:table-cell>
          <table:table-cell table:style-name="ce24" table:formula="oooc:=((([.AE7]+[.AE13])+[.AE19])+[.AE25])+[.AE31]" office:value-type="string" office:value="#NAME?">
            <text:p>#NAME?</text:p>
          </table:table-cell>
          <table:table-cell table:style-name="ce24" table:formula="oooc:=((([.AF7]+[.AF13])+[.AF19])+[.AF25])+[.AF31]" office:value-type="string" office:value="#NAME?">
            <text:p>#NAME?</text:p>
          </table:table-cell>
          <table:table-cell table:style-name="ce24" table:formula="oooc:=((([.AG7]+[.AG13])+[.AG19])+[.AG25])+[.AG31]" office:value-type="string" office:value="#NAME?">
            <text:p>#NAME?</text:p>
          </table:table-cell>
          <table:table-cell table:style-name="ce24" table:formula="oooc:=((([.AH7]+[.AH13])+[.AH19])+[.AH25])+[.AH31]" office:value-type="string" office:value="#NAME?">
            <text:p>#NAME?</text:p>
          </table:table-cell>
        </table:table-row>
        <table:table-row table:style-name="ro3">
          <table:table-cell table:style-name="ce26" office:value-type="string">
            <text:p>Natural Gas</text:p>
          </table:table-cell>
          <table:table-cell table:number-columns-repeated="2" table:style-name="ce22"/>
          <table:table-cell table:style-name="ce24" table:formula="oooc:=((([.D8]+[.D14])+[.D20])+[.D26])+[.D32]" office:value-type="string" office:value="#NAME?">
            <text:p>#NAME?</text:p>
          </table:table-cell>
          <table:table-cell table:style-name="ce24" table:formula="oooc:=((([.E8]+[.E14])+[.E20])+[.E26])+[.E32]" office:value-type="string" office:value="#NAME?">
            <text:p>#NAME?</text:p>
          </table:table-cell>
          <table:table-cell table:style-name="ce24" table:formula="oooc:=((([.F8]+[.F14])+[.F20])+[.F26])+[.F32]" office:value-type="string" office:value="#NAME?">
            <text:p>#NAME?</text:p>
          </table:table-cell>
          <table:table-cell table:style-name="ce24" table:formula="oooc:=((([.G8]+[.G14])+[.G20])+[.G26])+[.G32]" office:value-type="string" office:value="#NAME?">
            <text:p>#NAME?</text:p>
          </table:table-cell>
          <table:table-cell table:style-name="ce24" table:formula="oooc:=((([.H8]+[.H14])+[.H20])+[.H26])+[.H32]" office:value-type="string" office:value="#NAME?">
            <text:p>#NAME?</text:p>
          </table:table-cell>
          <table:table-cell table:style-name="ce24" table:formula="oooc:=((([.I8]+[.I14])+[.I20])+[.I26])+[.I32]" office:value-type="string" office:value="#NAME?">
            <text:p>#NAME?</text:p>
          </table:table-cell>
          <table:table-cell table:style-name="ce24" table:formula="oooc:=((([.J8]+[.J14])+[.J20])+[.J26])+[.J32]" office:value-type="string" office:value="#NAME?">
            <text:p>#NAME?</text:p>
          </table:table-cell>
          <table:table-cell table:style-name="ce24" table:formula="oooc:=((([.K8]+[.K14])+[.K20])+[.K26])+[.K32]" office:value-type="string" office:value="#NAME?">
            <text:p>#NAME?</text:p>
          </table:table-cell>
          <table:table-cell table:style-name="ce24" table:formula="oooc:=((([.L8]+[.L14])+[.L20])+[.L26])+[.L32]" office:value-type="string" office:value="#NAME?">
            <text:p>#NAME?</text:p>
          </table:table-cell>
          <table:table-cell table:style-name="ce24" table:formula="oooc:=((([.M8]+[.M14])+[.M20])+[.M26])+[.M32]" office:value-type="string" office:value="#NAME?">
            <text:p>#NAME?</text:p>
          </table:table-cell>
          <table:table-cell table:style-name="ce24" table:formula="oooc:=((([.N8]+[.N14])+[.N20])+[.N26])+[.N32]" office:value-type="string" office:value="#NAME?">
            <text:p>#NAME?</text:p>
          </table:table-cell>
          <table:table-cell table:style-name="ce24" table:formula="oooc:=((([.O8]+[.O14])+[.O20])+[.O26])+[.O32]" office:value-type="string" office:value="#NAME?">
            <text:p>#NAME?</text:p>
          </table:table-cell>
          <table:table-cell table:style-name="ce24" table:formula="oooc:=((([.P8]+[.P14])+[.P20])+[.P26])+[.P32]" office:value-type="string" office:value="#NAME?">
            <text:p>#NAME?</text:p>
          </table:table-cell>
          <table:table-cell table:style-name="ce24" table:formula="oooc:=((([.Q8]+[.Q14])+[.Q20])+[.Q26])+[.Q32]" office:value-type="string" office:value="#NAME?">
            <text:p>#NAME?</text:p>
          </table:table-cell>
          <table:table-cell table:style-name="ce24" table:formula="oooc:=((([.R8]+[.R14])+[.R20])+[.R26])+[.R32]" office:value-type="string" office:value="#NAME?">
            <text:p>#NAME?</text:p>
          </table:table-cell>
          <table:table-cell table:style-name="ce24" table:formula="oooc:=((([.S8]+[.S14])+[.S20])+[.S26])+[.S32]" office:value-type="string" office:value="#NAME?">
            <text:p>#NAME?</text:p>
          </table:table-cell>
          <table:table-cell table:style-name="ce24" table:formula="oooc:=((([.T8]+[.T14])+[.T20])+[.T26])+[.T32]" office:value-type="string" office:value="#NAME?">
            <text:p>#NAME?</text:p>
          </table:table-cell>
          <table:table-cell table:style-name="ce24" table:formula="oooc:=((([.U8]+[.U14])+[.U20])+[.U26])+[.U32]" office:value-type="string" office:value="#NAME?">
            <text:p>#NAME?</text:p>
          </table:table-cell>
          <table:table-cell table:style-name="ce24" table:formula="oooc:=((([.V8]+[.V14])+[.V20])+[.V26])+[.V32]" office:value-type="string" office:value="#NAME?">
            <text:p>#NAME?</text:p>
          </table:table-cell>
          <table:table-cell table:style-name="ce24" table:formula="oooc:=((([.W8]+[.W14])+[.W20])+[.W26])+[.W32]" office:value-type="string" office:value="#NAME?">
            <text:p>#NAME?</text:p>
          </table:table-cell>
          <table:table-cell table:style-name="ce24" table:formula="oooc:=((([.X8]+[.X14])+[.X20])+[.X26])+[.X32]" office:value-type="string" office:value="#NAME?">
            <text:p>#NAME?</text:p>
          </table:table-cell>
          <table:table-cell table:style-name="ce24" table:formula="oooc:=((([.Y8]+[.Y14])+[.Y20])+[.Y26])+[.Y32]" office:value-type="string" office:value="#NAME?">
            <text:p>#NAME?</text:p>
          </table:table-cell>
          <table:table-cell table:style-name="ce24" table:formula="oooc:=((([.Z8]+[.Z14])+[.Z20])+[.Z26])+[.Z32]" office:value-type="string" office:value="#NAME?">
            <text:p>#NAME?</text:p>
          </table:table-cell>
          <table:table-cell table:style-name="ce24" table:formula="oooc:=((([.AA8]+[.AA14])+[.AA20])+[.AA26])+[.AA32]" office:value-type="string" office:value="#NAME?">
            <text:p>#NAME?</text:p>
          </table:table-cell>
          <table:table-cell table:style-name="ce24" table:formula="oooc:=((([.AB8]+[.AB14])+[.AB20])+[.AB26])+[.AB32]" office:value-type="string" office:value="#NAME?">
            <text:p>#NAME?</text:p>
          </table:table-cell>
          <table:table-cell table:style-name="ce24" table:formula="oooc:=((([.AC8]+[.AC14])+[.AC20])+[.AC26])+[.AC32]" office:value-type="string" office:value="#NAME?">
            <text:p>#NAME?</text:p>
          </table:table-cell>
          <table:table-cell table:style-name="ce24" table:formula="oooc:=((([.AD8]+[.AD14])+[.AD20])+[.AD26])+[.AD32]" office:value-type="string" office:value="#NAME?">
            <text:p>#NAME?</text:p>
          </table:table-cell>
          <table:table-cell table:style-name="ce24" table:formula="oooc:=((([.AE8]+[.AE14])+[.AE20])+[.AE26])+[.AE32]" office:value-type="string" office:value="#NAME?">
            <text:p>#NAME?</text:p>
          </table:table-cell>
          <table:table-cell table:style-name="ce24" table:formula="oooc:=((([.AF8]+[.AF14])+[.AF20])+[.AF26])+[.AF32]" office:value-type="string" office:value="#NAME?">
            <text:p>#NAME?</text:p>
          </table:table-cell>
          <table:table-cell table:style-name="ce24" table:formula="oooc:=((([.AG8]+[.AG14])+[.AG20])+[.AG26])+[.AG32]" office:value-type="string" office:value="#NAME?">
            <text:p>#NAME?</text:p>
          </table:table-cell>
          <table:table-cell table:style-name="ce24" table:formula="oooc:=((([.AH8]+[.AH14])+[.AH20])+[.AH26])+[.AH32]" office:value-type="string" office:value="#NAME?">
            <text:p>#NAME?</text:p>
          </table:table-cell>
        </table:table-row>
        <table:table-row table:style-name="ro3">
          <table:table-cell table:style-name="ce26" office:value-type="string">
            <text:p>Total</text:p>
          </table:table-cell>
          <table:table-cell table:number-columns-repeated="2" table:style-name="ce22"/>
          <table:table-cell table:style-name="ce25" table:formula="oooc:=((([.D9]+[.D15])+[.D21])+[.D27])+[.D33]" office:value-type="string" office:value="#NAME?">
            <text:p>#NAME?</text:p>
          </table:table-cell>
          <table:table-cell table:style-name="ce25" table:formula="oooc:=((([.E9]+[.E15])+[.E21])+[.E27])+[.E33]" office:value-type="string" office:value="#NAME?">
            <text:p>#NAME?</text:p>
          </table:table-cell>
          <table:table-cell table:style-name="ce25" table:formula="oooc:=((([.F9]+[.F15])+[.F21])+[.F27])+[.F33]" office:value-type="string" office:value="#NAME?">
            <text:p>#NAME?</text:p>
          </table:table-cell>
          <table:table-cell table:style-name="ce25" table:formula="oooc:=((([.G9]+[.G15])+[.G21])+[.G27])+[.G33]" office:value-type="string" office:value="#NAME?">
            <text:p>#NAME?</text:p>
          </table:table-cell>
          <table:table-cell table:style-name="ce25" table:formula="oooc:=((([.H9]+[.H15])+[.H21])+[.H27])+[.H33]" office:value-type="string" office:value="#NAME?">
            <text:p>#NAME?</text:p>
          </table:table-cell>
          <table:table-cell table:style-name="ce25" table:formula="oooc:=((([.I9]+[.I15])+[.I21])+[.I27])+[.I33]" office:value-type="string" office:value="#NAME?">
            <text:p>#NAME?</text:p>
          </table:table-cell>
          <table:table-cell table:style-name="ce25" table:formula="oooc:=((([.J9]+[.J15])+[.J21])+[.J27])+[.J33]" office:value-type="string" office:value="#NAME?">
            <text:p>#NAME?</text:p>
          </table:table-cell>
          <table:table-cell table:style-name="ce25" table:formula="oooc:=((([.K9]+[.K15])+[.K21])+[.K27])+[.K33]" office:value-type="string" office:value="#NAME?">
            <text:p>#NAME?</text:p>
          </table:table-cell>
          <table:table-cell table:style-name="ce25" table:formula="oooc:=((([.L9]+[.L15])+[.L21])+[.L27])+[.L33]" office:value-type="string" office:value="#NAME?">
            <text:p>#NAME?</text:p>
          </table:table-cell>
          <table:table-cell table:style-name="ce25" table:formula="oooc:=((([.M9]+[.M15])+[.M21])+[.M27])+[.M33]" office:value-type="string" office:value="#NAME?">
            <text:p>#NAME?</text:p>
          </table:table-cell>
          <table:table-cell table:style-name="ce25" table:formula="oooc:=((([.N9]+[.N15])+[.N21])+[.N27])+[.N33]" office:value-type="string" office:value="#NAME?">
            <text:p>#NAME?</text:p>
          </table:table-cell>
          <table:table-cell table:style-name="ce25" table:formula="oooc:=((([.O9]+[.O15])+[.O21])+[.O27])+[.O33]" office:value-type="string" office:value="#NAME?">
            <text:p>#NAME?</text:p>
          </table:table-cell>
          <table:table-cell table:style-name="ce25" table:formula="oooc:=((([.P9]+[.P15])+[.P21])+[.P27])+[.P33]" office:value-type="string" office:value="#NAME?">
            <text:p>#NAME?</text:p>
          </table:table-cell>
          <table:table-cell table:style-name="ce25" table:formula="oooc:=((([.Q9]+[.Q15])+[.Q21])+[.Q27])+[.Q33]" office:value-type="string" office:value="#NAME?">
            <text:p>#NAME?</text:p>
          </table:table-cell>
          <table:table-cell table:style-name="ce25" table:formula="oooc:=((([.R9]+[.R15])+[.R21])+[.R27])+[.R33]" office:value-type="string" office:value="#NAME?">
            <text:p>#NAME?</text:p>
          </table:table-cell>
          <table:table-cell table:style-name="ce25" table:formula="oooc:=((([.S9]+[.S15])+[.S21])+[.S27])+[.S33]" office:value-type="string" office:value="#NAME?">
            <text:p>#NAME?</text:p>
          </table:table-cell>
          <table:table-cell table:style-name="ce25" table:formula="oooc:=((([.T9]+[.T15])+[.T21])+[.T27])+[.T33]" office:value-type="string" office:value="#NAME?">
            <text:p>#NAME?</text:p>
          </table:table-cell>
          <table:table-cell table:style-name="ce25" table:formula="oooc:=((([.U9]+[.U15])+[.U21])+[.U27])+[.U33]" office:value-type="string" office:value="#NAME?">
            <text:p>#NAME?</text:p>
          </table:table-cell>
          <table:table-cell table:style-name="ce25" table:formula="oooc:=((([.V9]+[.V15])+[.V21])+[.V27])+[.V33]" office:value-type="string" office:value="#NAME?">
            <text:p>#NAME?</text:p>
          </table:table-cell>
          <table:table-cell table:style-name="ce25" table:formula="oooc:=((([.W9]+[.W15])+[.W21])+[.W27])+[.W33]" office:value-type="string" office:value="#NAME?">
            <text:p>#NAME?</text:p>
          </table:table-cell>
          <table:table-cell table:style-name="ce25" table:formula="oooc:=((([.X9]+[.X15])+[.X21])+[.X27])+[.X33]" office:value-type="string" office:value="#NAME?">
            <text:p>#NAME?</text:p>
          </table:table-cell>
          <table:table-cell table:style-name="ce25" table:formula="oooc:=((([.Y9]+[.Y15])+[.Y21])+[.Y27])+[.Y33]" office:value-type="string" office:value="#NAME?">
            <text:p>#NAME?</text:p>
          </table:table-cell>
          <table:table-cell table:style-name="ce25" table:formula="oooc:=((([.Z9]+[.Z15])+[.Z21])+[.Z27])+[.Z33]" office:value-type="string" office:value="#NAME?">
            <text:p>#NAME?</text:p>
          </table:table-cell>
          <table:table-cell table:style-name="ce25" table:formula="oooc:=((([.AA9]+[.AA15])+[.AA21])+[.AA27])+[.AA33]" office:value-type="string" office:value="#NAME?">
            <text:p>#NAME?</text:p>
          </table:table-cell>
          <table:table-cell table:style-name="ce25" table:formula="oooc:=((([.AB9]+[.AB15])+[.AB21])+[.AB27])+[.AB33]" office:value-type="string" office:value="#NAME?">
            <text:p>#NAME?</text:p>
          </table:table-cell>
          <table:table-cell table:style-name="ce25" table:formula="oooc:=((([.AC9]+[.AC15])+[.AC21])+[.AC27])+[.AC33]" office:value-type="string" office:value="#NAME?">
            <text:p>#NAME?</text:p>
          </table:table-cell>
          <table:table-cell table:style-name="ce25" table:formula="oooc:=((([.AD9]+[.AD15])+[.AD21])+[.AD27])+[.AD33]" office:value-type="string" office:value="#NAME?">
            <text:p>#NAME?</text:p>
          </table:table-cell>
          <table:table-cell table:style-name="ce25" table:formula="oooc:=((([.AE9]+[.AE15])+[.AE21])+[.AE27])+[.AE33]" office:value-type="string" office:value="#NAME?">
            <text:p>#NAME?</text:p>
          </table:table-cell>
          <table:table-cell table:style-name="ce25" table:formula="oooc:=((([.AF9]+[.AF15])+[.AF21])+[.AF27])+[.AF33]" office:value-type="string" office:value="#NAME?">
            <text:p>#NAME?</text:p>
          </table:table-cell>
          <table:table-cell table:style-name="ce25" table:formula="oooc:=((([.AG9]+[.AG15])+[.AG21])+[.AG27])+[.AG33]" office:value-type="string" office:value="#NAME?">
            <text:p>#NAME?</text:p>
          </table:table-cell>
          <table:table-cell table:style-name="ce25" table:formula="oooc:=((([.AH9]+[.AH15])+[.AH21])+[.AH27])+[.AH33]" office:value-type="string" office:value="#NAME?">
            <text:p>#NAME?</text:p>
          </table:table-cell>
        </table:table-row>
        <table:table-row table:number-rows-repeated="10" table:style-name="ro1"/>
        <table:table-row table:style-name="ro1">
          <table:table-cell table:number-columns-repeated="3"/>
          <table:table-cell table:number-columns-repeated="31" table:style-name="ce15"/>
        </table:table-row>
      </table:table>
      <table:table table:name="Details" table:style-name="ta2" table:print="false">
        <office:forms form:automatic-focus="false" form:apply-design-mode="false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number-columns-repeated="9" table:default-cell-style-name="ce-1"/>
        <table:table-column table:style-name="co8" table:default-cell-style-name="ce-1"/>
        <table:table-column table:style-name="co7" table:number-columns-repeated="3" table:default-cell-style-name="ce-1"/>
        <table:table-column table:style-name="co9" table:number-columns-repeated="3" table:default-cell-style-name="ce-1"/>
        <table:table-column table:style-name="co10" table:number-columns-repeated="15" table:default-cell-style-name="ce-1"/>
        <table:table-column table:style-name="co2" table:default-cell-style-name="ce-1"/>
        <table:table-column table:style-name="co3" table:default-cell-style-name="ce15" table:number-columns-repeated="221"/>
        <table:table-row table:style-name="ro5">
          <table:table-cell table:style-name="ce27" office:value-type="string">
            <text:p>Virginia</text:p>
          </table:table-cell>
          <table:table-cell table:number-columns-repeated="34" table:style-name="ce22"/>
        </table:table-row>
        <table:table-row table:style-name="ro6">
          <table:table-cell table:style-name="ce28" office:value-type="string">
            <text:p>End-Use Sector</text:p>
          </table:table-cell>
          <table:table-cell table:style-name="ce28" office:value-type="string">
            <text:p>Energy Source</text:p>
          </table:table-cell>
          <table:table-cell table:style-name="ce28" office:value-type="string">
            <text:p>Fuel</text:p>
          </table:table-cell>
          <table:table-cell table:style-name="ce28" office:value-type="float" office:value="1980">
            <text:p>1980</text:p>
          </table:table-cell>
          <table:table-cell table:style-name="ce28" office:value-type="float" office:value="1981">
            <text:p>1981</text:p>
          </table:table-cell>
          <table:table-cell table:style-name="ce28" office:value-type="float" office:value="1982">
            <text:p>1982</text:p>
          </table:table-cell>
          <table:table-cell table:style-name="ce28" office:value-type="float" office:value="1983">
            <text:p>1983</text:p>
          </table:table-cell>
          <table:table-cell table:style-name="ce28" office:value-type="float" office:value="1984">
            <text:p>1984</text:p>
          </table:table-cell>
          <table:table-cell table:style-name="ce28" office:value-type="float" office:value="1985">
            <text:p>1985</text:p>
          </table:table-cell>
          <table:table-cell table:style-name="ce28" office:value-type="float" office:value="1986">
            <text:p>1986</text:p>
          </table:table-cell>
          <table:table-cell table:style-name="ce28" office:value-type="float" office:value="1987">
            <text:p>1987</text:p>
          </table:table-cell>
          <table:table-cell table:style-name="ce28" office:value-type="float" office:value="1988">
            <text:p>1988</text:p>
          </table:table-cell>
          <table:table-cell table:style-name="ce28" office:value-type="float" office:value="1989">
            <text:p>1989</text:p>
          </table:table-cell>
          <table:table-cell table:style-name="ce28" office:value-type="float" office:value="1990">
            <text:p>1990</text:p>
          </table:table-cell>
          <table:table-cell table:style-name="ce28" office:value-type="float" office:value="1991">
            <text:p>1991</text:p>
          </table:table-cell>
          <table:table-cell table:style-name="ce28" office:value-type="float" office:value="1992">
            <text:p>1992</text:p>
          </table:table-cell>
          <table:table-cell table:style-name="ce28" office:value-type="float" office:value="1993">
            <text:p>1993</text:p>
          </table:table-cell>
          <table:table-cell table:style-name="ce28" office:value-type="float" office:value="1994">
            <text:p>1994</text:p>
          </table:table-cell>
          <table:table-cell table:style-name="ce28" office:value-type="float" office:value="1995">
            <text:p>1995</text:p>
          </table:table-cell>
          <table:table-cell table:style-name="ce28" office:value-type="float" office:value="1996">
            <text:p>1996</text:p>
          </table:table-cell>
          <table:table-cell table:style-name="ce28" office:value-type="float" office:value="1997">
            <text:p>1997</text:p>
          </table:table-cell>
          <table:table-cell table:style-name="ce28" office:value-type="float" office:value="1998">
            <text:p>1998</text:p>
          </table:table-cell>
          <table:table-cell table:style-name="ce28" office:value-type="float" office:value="1999">
            <text:p>1999</text:p>
          </table:table-cell>
          <table:table-cell table:style-name="ce28" office:value-type="float" office:value="2000">
            <text:p>2000</text:p>
          </table:table-cell>
          <table:table-cell table:style-name="ce28" office:value-type="float" office:value="2001">
            <text:p>2001</text:p>
          </table:table-cell>
          <table:table-cell table:style-name="ce28" office:value-type="float" office:value="2002">
            <text:p>2002</text:p>
          </table:table-cell>
          <table:table-cell table:style-name="ce28" office:value-type="float" office:value="2003">
            <text:p>2003</text:p>
          </table:table-cell>
          <table:table-cell table:style-name="ce28" office:value-type="float" office:value="2004">
            <text:p>2004</text:p>
          </table:table-cell>
          <table:table-cell table:style-name="ce28" office:value-type="float" office:value="2005">
            <text:p>2005</text:p>
          </table:table-cell>
          <table:table-cell table:style-name="ce28" office:value-type="float" office:value="2006">
            <text:p>2006</text:p>
          </table:table-cell>
          <table:table-cell table:style-name="ce28" office:value-type="float" office:value="2007">
            <text:p>2007</text:p>
          </table:table-cell>
          <table:table-cell table:style-name="ce28" office:value-type="float" office:value="2008">
            <text:p>2008</text:p>
          </table:table-cell>
          <table:table-cell table:style-name="ce28" office:value-type="float" office:value="2009">
            <text:p>2009</text:p>
          </table:table-cell>
          <table:table-cell table:style-name="ce28" office:value-type="float" office:value="2010">
            <text:p>2010</text:p>
          </table:table-cell>
          <table:table-cell table:style-name="ce28" office:value-type="string">
            <text:p>SEDs_id</text:p>
          </table:table-cell>
        </table:table-row>
        <table:table-row table:style-name="ro6">
          <table:table-cell table:style-name="ce29" office:value-type="string">
            <text:p>Commercial Consumption</text:p>
          </table:table-cell>
          <table:table-cell table:style-name="ce29" office:value-type="string">
            <text:p>Coal</text:p>
          </table:table-cell>
          <table:table-cell table:style-name="ce29" office:value-type="string">
            <text:p>Coal</text:p>
          </table:table-cell>
          <table:table-cell table:style-name="ce30" office:value-type="float" office:value="347409.026902092">
            <text:p>347409.0269</text:p>
          </table:table-cell>
          <table:table-cell table:style-name="ce30" office:value-type="float" office:value="244175.71584521">
            <text:p>244175.7158</text:p>
          </table:table-cell>
          <table:table-cell table:style-name="ce30" office:value-type="float" office:value="466520.307354555">
            <text:p>466520.3074</text:p>
          </table:table-cell>
          <table:table-cell table:style-name="ce30" office:value-type="float" office:value="492073.237111158">
            <text:p>492073.2371</text:p>
          </table:table-cell>
          <table:table-cell table:style-name="ce30" office:value-type="float" office:value="539594.850813292">
            <text:p>539594.8508</text:p>
          </table:table-cell>
          <table:table-cell table:style-name="ce30" office:value-type="float" office:value="490167.738657909">
            <text:p>490167.7387</text:p>
          </table:table-cell>
          <table:table-cell table:style-name="ce30" office:value-type="float" office:value="439566.546615743">
            <text:p>439566.5466</text:p>
          </table:table-cell>
          <table:table-cell table:style-name="ce30" office:value-type="float" office:value="584059.837976613">
            <text:p>584059.838</text:p>
          </table:table-cell>
          <table:table-cell table:style-name="ce30" office:value-type="float" office:value="532195.797915287">
            <text:p>532195.7979</text:p>
          </table:table-cell>
          <table:table-cell table:style-name="ce30" office:value-type="float" office:value="357032.141593563">
            <text:p>357032.1416</text:p>
          </table:table-cell>
          <table:table-cell table:style-name="ce30" office:value-type="float" office:value="443345.153861455">
            <text:p>443345.1539</text:p>
          </table:table-cell>
          <table:table-cell table:style-name="ce30" office:value-type="float" office:value="268221.649074386">
            <text:p>268221.6491</text:p>
          </table:table-cell>
          <table:table-cell table:style-name="ce30" office:value-type="float" office:value="370455.12158552">
            <text:p>370455.1216</text:p>
          </table:table-cell>
          <table:table-cell table:style-name="ce30" office:value-type="float" office:value="594587.03537065">
            <text:p>594587.0354</text:p>
          </table:table-cell>
          <table:table-cell table:style-name="ce30" office:value-type="float" office:value="627426.293374291">
            <text:p>627426.2934</text:p>
          </table:table-cell>
          <table:table-cell table:style-name="ce30" office:value-type="float" office:value="581019.513253466">
            <text:p>581019.5133</text:p>
          </table:table-cell>
          <table:table-cell table:style-name="ce30" office:value-type="float" office:value="817974.220035969">
            <text:p>817974.22</text:p>
          </table:table-cell>
          <table:table-cell table:style-name="ce30" office:value-type="float" office:value="379008.775957409">
            <text:p>379008.776</text:p>
          </table:table-cell>
          <table:table-cell table:style-name="ce30" office:value-type="float" office:value="379747.384144816">
            <text:p>379747.3841</text:p>
          </table:table-cell>
          <table:table-cell table:style-name="ce30" office:value-type="float" office:value="270899.794122984">
            <text:p>270899.7941</text:p>
          </table:table-cell>
          <table:table-cell table:style-name="ce30" office:value-type="float" office:value="181833.67674496">
            <text:p>181833.6767</text:p>
          </table:table-cell>
          <table:table-cell table:style-name="ce30" office:value-type="float" office:value="270930.483195654">
            <text:p>270930.4832</text:p>
          </table:table-cell>
          <table:table-cell table:style-name="ce30" office:value-type="float" office:value="160161.337441162">
            <text:p>160161.3374</text:p>
          </table:table-cell>
          <table:table-cell table:style-name="ce30" office:value-type="float" office:value="214751.156561085">
            <text:p>214751.1566</text:p>
          </table:table-cell>
          <table:table-cell table:style-name="ce30" office:value-type="float" office:value="195884.059020628">
            <text:p>195884.059</text:p>
          </table:table-cell>
          <table:table-cell table:style-name="ce30" office:value-type="float" office:value="259370.166099546">
            <text:p>259370.1661</text:p>
          </table:table-cell>
          <table:table-cell table:style-name="ce30" office:value-type="float" office:value="56317.6623391056">
            <text:p>56317.66234</text:p>
          </table:table-cell>
          <table:table-cell table:style-name="ce30" office:value-type="float" office:value="174314.118907926">
            <text:p>174314.1189</text:p>
          </table:table-cell>
          <table:table-cell table:style-name="ce30" office:value-type="float" office:value="167786.702130778">
            <text:p>167786.7021</text:p>
          </table:table-cell>
          <table:table-cell table:style-name="ce30" office:value-type="float" office:value="194171.875425243">
            <text:p>194171.8754</text:p>
          </table:table-cell>
          <table:table-cell table:style-name="ce30" office:value-type="float" office:value="185644.056572108">
            <text:p>185644.0566</text:p>
          </table:table-cell>
          <table:table-cell table:style-name="ce30" office:value-type="string">
            <text:p>CLCCB</text:p>
          </table:table-cell>
        </table:table-row>
        <table:table-row table:style-name="ro6">
          <table:table-cell table:style-name="ce29" office:value-type="string">
            <text:p>Commercial Consumption</text:p>
          </table:table-cell>
          <table:table-cell table:style-name="ce29" office:value-type="string">
            <text:p>Natural Gas</text:p>
          </table:table-cell>
          <table:table-cell table:style-name="ce29" office:value-type="string">
            <text:p>Natural Gas</text:p>
          </table:table-cell>
          <table:table-cell table:style-name="ce30" office:value-type="float" office:value="2069210">
            <text:p>2069210</text:p>
          </table:table-cell>
          <table:table-cell table:style-name="ce30" office:value-type="float" office:value="1907387.16666667">
            <text:p>1907387.167</text:p>
          </table:table-cell>
          <table:table-cell table:style-name="ce30" office:value-type="float" office:value="2070165.02">
            <text:p>2070165.02</text:p>
          </table:table-cell>
          <table:table-cell table:style-name="ce30" office:value-type="float" office:value="2095048.59666667">
            <text:p>2095048.597</text:p>
          </table:table-cell>
          <table:table-cell table:style-name="ce30" office:value-type="float" office:value="1911101.13333333">
            <text:p>1911101.133</text:p>
          </table:table-cell>
          <table:table-cell table:style-name="ce30" office:value-type="float" office:value="1867117.15666667">
            <text:p>1867117.157</text:p>
          </table:table-cell>
          <table:table-cell table:style-name="ce30" office:value-type="float" office:value="1955032.05333333">
            <text:p>1955032.053</text:p>
          </table:table-cell>
          <table:table-cell table:style-name="ce30" office:value-type="float" office:value="2172086.87666667">
            <text:p>2172086.877</text:p>
          </table:table-cell>
          <table:table-cell table:style-name="ce30" office:value-type="float" office:value="2310617.83333333">
            <text:p>2310617.833</text:p>
          </table:table-cell>
          <table:table-cell table:style-name="ce30" office:value-type="float" office:value="2434027.64">
            <text:p>2434027.64</text:p>
          </table:table-cell>
          <table:table-cell table:style-name="ce30" office:value-type="float" office:value="2269445.86">
            <text:p>2269445.86</text:p>
          </table:table-cell>
          <table:table-cell table:style-name="ce30" office:value-type="float" office:value="2434664.32">
            <text:p>2434664.32</text:p>
          </table:table-cell>
          <table:table-cell table:style-name="ce30" office:value-type="float" office:value="2795502.71">
            <text:p>2795502.71</text:p>
          </table:table-cell>
          <table:table-cell table:style-name="ce30" office:value-type="float" office:value="2929576.90666667">
            <text:p>2929576.907</text:p>
          </table:table-cell>
          <table:table-cell table:style-name="ce30" office:value-type="float" office:value="2905489.18">
            <text:p>2905489.18</text:p>
          </table:table-cell>
          <table:table-cell table:style-name="ce30" office:value-type="float" office:value="3109067.61">
            <text:p>3109067.61</text:p>
          </table:table-cell>
          <table:table-cell table:style-name="ce30" office:value-type="float" office:value="3258422.12666667">
            <text:p>3258422.127</text:p>
          </table:table-cell>
          <table:table-cell table:style-name="ce30" office:value-type="float" office:value="3422579.45333333">
            <text:p>3422579.453</text:p>
          </table:table-cell>
          <table:table-cell table:style-name="ce30" office:value-type="float" office:value="3225951.44666667">
            <text:p>3225951.447</text:p>
          </table:table-cell>
          <table:table-cell table:style-name="ce30" office:value-type="float" office:value="3384696.99333333">
            <text:p>3384696.993</text:p>
          </table:table-cell>
          <table:table-cell table:style-name="ce30" office:value-type="float" office:value="3621435.84">
            <text:p>3621435.84</text:p>
          </table:table-cell>
          <table:table-cell table:style-name="ce30" office:value-type="float" office:value="3290839.75">
            <text:p>3290839.75</text:p>
          </table:table-cell>
          <table:table-cell table:style-name="ce30" office:value-type="float" office:value="3443006.27">
            <text:p>3443006.27</text:p>
          </table:table-cell>
          <table:table-cell table:style-name="ce30" office:value-type="float" office:value="3517391.71666667">
            <text:p>3517391.717</text:p>
          </table:table-cell>
          <table:table-cell table:style-name="ce30" office:value-type="float" office:value="3526199.12333333">
            <text:p>3526199.123</text:p>
          </table:table-cell>
          <table:table-cell table:style-name="ce30" office:value-type="float" office:value="3638360.91666667">
            <text:p>3638360.917</text:p>
          </table:table-cell>
          <table:table-cell table:style-name="ce30" office:value-type="float" office:value="3424489.49333333">
            <text:p>3424489.493</text:p>
          </table:table-cell>
          <table:table-cell table:style-name="ce30" office:value-type="float" office:value="3655179.88">
            <text:p>3655179.88</text:p>
          </table:table-cell>
          <table:table-cell table:style-name="ce30" office:value-type="float" office:value="3686642.48333333">
            <text:p>3686642.483</text:p>
          </table:table-cell>
          <table:table-cell table:style-name="ce30" office:value-type="float" office:value="3716195.04666667">
            <text:p>3716195.047</text:p>
          </table:table-cell>
          <table:table-cell table:style-name="ce30" office:value-type="float" office:value="3747816.82">
            <text:p>3747816.82</text:p>
          </table:table-cell>
          <table:table-cell table:style-name="ce30" office:value-type="string">
            <text:p>NNCCB</text:p>
          </table:table-cell>
        </table:table-row>
        <table:table-row table:style-name="ro6">
          <table:table-cell table:style-name="ce29" office:value-type="string">
            <text:p>Commerc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Distillate Fuel</text:p>
          </table:table-cell>
          <table:table-cell table:style-name="ce31" office:value-type="float" office:value="696022.25">
            <text:p>696,022</text:p>
          </table:table-cell>
          <table:table-cell table:style-name="ce31" office:value-type="float" office:value="594709.5">
            <text:p>594,710</text:p>
          </table:table-cell>
          <table:table-cell table:style-name="ce31" office:value-type="float" office:value="631723.4">
            <text:p>631,723</text:p>
          </table:table-cell>
          <table:table-cell table:style-name="ce31" office:value-type="float" office:value="1167766.6">
            <text:p>1,167,767</text:p>
          </table:table-cell>
          <table:table-cell table:style-name="ce31" office:value-type="float" office:value="1373464.4">
            <text:p>1,373,464</text:p>
          </table:table-cell>
          <table:table-cell table:style-name="ce31" office:value-type="float" office:value="1170546.3">
            <text:p>1,170,546</text:p>
          </table:table-cell>
          <table:table-cell table:style-name="ce31" office:value-type="float" office:value="1344131.25">
            <text:p>1,344,131</text:p>
          </table:table-cell>
          <table:table-cell table:style-name="ce31" office:value-type="float" office:value="1265495">
            <text:p>1,265,495</text:p>
          </table:table-cell>
          <table:table-cell table:style-name="ce31" office:value-type="float" office:value="1267982.1">
            <text:p>1,267,982</text:p>
          </table:table-cell>
          <table:table-cell table:style-name="ce31" office:value-type="float" office:value="1113928.2">
            <text:p>1,113,928</text:p>
          </table:table-cell>
          <table:table-cell table:style-name="ce31" office:value-type="float" office:value="1199660">
            <text:p>1,199,660</text:p>
          </table:table-cell>
          <table:table-cell table:style-name="ce31" office:value-type="float" office:value="1051750.7">
            <text:p>1,051,751</text:p>
          </table:table-cell>
          <table:table-cell table:style-name="ce31" office:value-type="float" office:value="968506">
            <text:p>968,506</text:p>
          </table:table-cell>
          <table:table-cell table:style-name="ce31" office:value-type="float" office:value="1100761.2">
            <text:p>1,100,761</text:p>
          </table:table-cell>
          <table:table-cell table:style-name="ce31" office:value-type="float" office:value="1167839.75">
            <text:p>1,167,840</text:p>
          </table:table-cell>
          <table:table-cell table:style-name="ce31" office:value-type="float" office:value="1131923.1">
            <text:p>1,131,923</text:p>
          </table:table-cell>
          <table:table-cell table:style-name="ce31" office:value-type="float" office:value="1447857.95">
            <text:p>1,447,858</text:p>
          </table:table-cell>
          <table:table-cell table:style-name="ce31" office:value-type="float" office:value="1267031.15">
            <text:p>1,267,031</text:p>
          </table:table-cell>
          <table:table-cell table:style-name="ce31" office:value-type="float" office:value="1319772.3">
            <text:p>1,319,772</text:p>
          </table:table-cell>
          <table:table-cell table:style-name="ce31" office:value-type="float" office:value="1220361.45">
            <text:p>1,220,361</text:p>
          </table:table-cell>
          <table:table-cell table:style-name="ce31" office:value-type="float" office:value="1415379.35">
            <text:p>1,415,379</text:p>
          </table:table-cell>
          <table:table-cell table:style-name="ce31" office:value-type="float" office:value="1260959.7">
            <text:p>1,260,960</text:p>
          </table:table-cell>
          <table:table-cell table:style-name="ce31" office:value-type="float" office:value="1046849.65">
            <text:p>1,046,850</text:p>
          </table:table-cell>
          <table:table-cell table:style-name="ce31" office:value-type="float" office:value="1342009.9">
            <text:p>1,342,010</text:p>
          </table:table-cell>
          <table:table-cell table:style-name="ce31" office:value-type="float" office:value="1289853.95">
            <text:p>1,289,854</text:p>
          </table:table-cell>
          <table:table-cell table:style-name="ce31" office:value-type="float" office:value="1269737.7">
            <text:p>1,269,738</text:p>
          </table:table-cell>
          <table:table-cell table:style-name="ce31" office:value-type="float" office:value="1146918.85">
            <text:p>1,146,919</text:p>
          </table:table-cell>
          <table:table-cell table:style-name="ce31" office:value-type="float" office:value="889869.75">
            <text:p>889,870</text:p>
          </table:table-cell>
          <table:table-cell table:style-name="ce31" office:value-type="float" office:value="656301.8">
            <text:p>656,302</text:p>
          </table:table-cell>
          <table:table-cell table:style-name="ce31" office:value-type="float" office:value="586004.65">
            <text:p>586,005</text:p>
          </table:table-cell>
          <table:table-cell table:style-name="ce31" office:value-type="float" office:value="646938.6">
            <text:p>646,939</text:p>
          </table:table-cell>
          <table:table-cell table:style-name="ce30" office:value-type="string">
            <text:p>DFCCB</text:p>
          </table:table-cell>
        </table:table-row>
        <table:table-row table:style-name="ro6">
          <table:table-cell table:style-name="ce29" office:value-type="string">
            <text:p>Commerc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Kerosene</text:p>
          </table:table-cell>
          <table:table-cell table:style-name="ce31" office:value-type="float" office:value="18872.04">
            <text:p>18,872</text:p>
          </table:table-cell>
          <table:table-cell table:style-name="ce31" office:value-type="float" office:value="15184.4">
            <text:p>15,184</text:p>
          </table:table-cell>
          <table:table-cell table:style-name="ce31" office:value-type="float" office:value="13955.1866666667">
            <text:p>13,955</text:p>
          </table:table-cell>
          <table:table-cell table:style-name="ce31" office:value-type="float" office:value="23644.28">
            <text:p>23,644</text:p>
          </table:table-cell>
          <table:table-cell table:style-name="ce31" office:value-type="float" office:value="41359.4133333333">
            <text:p>41,359</text:p>
          </table:table-cell>
          <table:table-cell table:style-name="ce31" office:value-type="float" office:value="87635.68">
            <text:p>87,636</text:p>
          </table:table-cell>
          <table:table-cell table:style-name="ce31" office:value-type="float" office:value="59074.5466666667">
            <text:p>59,075</text:p>
          </table:table-cell>
          <table:table-cell table:style-name="ce31" office:value-type="float" office:value="80983.4666666667">
            <text:p>80,983</text:p>
          </table:table-cell>
          <table:table-cell table:style-name="ce31" office:value-type="float" office:value="110773.813333333">
            <text:p>110,774</text:p>
          </table:table-cell>
          <table:table-cell table:style-name="ce31" office:value-type="float" office:value="114895.293333333">
            <text:p>114,895</text:p>
          </table:table-cell>
          <table:table-cell table:style-name="ce31" office:value-type="float" office:value="57122.2666666667">
            <text:p>57,122</text:p>
          </table:table-cell>
          <table:table-cell table:style-name="ce31" office:value-type="float" office:value="60665.2933333333">
            <text:p>60,665</text:p>
          </table:table-cell>
          <table:table-cell table:style-name="ce31" office:value-type="float" office:value="51988.4933333333">
            <text:p>51,988</text:p>
          </table:table-cell>
          <table:table-cell table:style-name="ce31" office:value-type="float" office:value="65220.6133333333">
            <text:p>65,221</text:p>
          </table:table-cell>
          <table:table-cell table:style-name="ce31" office:value-type="float" office:value="41287.1066666667">
            <text:p>41,287</text:p>
          </table:table-cell>
          <table:table-cell table:style-name="ce31" office:value-type="float" office:value="112870.706666667">
            <text:p>112,871</text:p>
          </table:table-cell>
          <table:table-cell table:style-name="ce31" office:value-type="float" office:value="113738.386666667">
            <text:p>113,738</text:p>
          </table:table-cell>
          <table:table-cell table:style-name="ce31" office:value-type="float" office:value="152422.453333333">
            <text:p>152,422</text:p>
          </table:table-cell>
          <table:table-cell table:style-name="ce31" office:value-type="float" office:value="177585.173333333">
            <text:p>177,585</text:p>
          </table:table-cell>
          <table:table-cell table:style-name="ce31" office:value-type="float" office:value="130079.693333333">
            <text:p>130,080</text:p>
          </table:table-cell>
          <table:table-cell table:style-name="ce31" office:value-type="float" office:value="113304.546666667">
            <text:p>113,305</text:p>
          </table:table-cell>
          <table:table-cell table:style-name="ce31" office:value-type="float" office:value="93347.9066666667">
            <text:p>93,348</text:p>
          </table:table-cell>
          <table:table-cell table:style-name="ce31" office:value-type="float" office:value="36008.72">
            <text:p>36,009</text:p>
          </table:table-cell>
          <table:table-cell table:style-name="ce31" office:value-type="float" office:value="79971.1733333333">
            <text:p>79,971</text:p>
          </table:table-cell>
          <table:table-cell table:style-name="ce31" office:value-type="float" office:value="99277.0533333333">
            <text:p>99,277</text:p>
          </table:table-cell>
          <table:table-cell table:style-name="ce31" office:value-type="float" office:value="83152.6666666667">
            <text:p>83,153</text:p>
          </table:table-cell>
          <table:table-cell table:style-name="ce31" office:value-type="float" office:value="69052.8666666666">
            <text:p>69,053</text:p>
          </table:table-cell>
          <table:table-cell table:style-name="ce31" office:value-type="float" office:value="66305.2133333333">
            <text:p>66,305</text:p>
          </table:table-cell>
          <table:table-cell table:style-name="ce31" office:value-type="float" office:value="11858.2933333333">
            <text:p>11,858</text:p>
          </table:table-cell>
          <table:table-cell table:style-name="ce31" office:value-type="float" office:value="11424.4533333333">
            <text:p>11,424</text:p>
          </table:table-cell>
          <table:table-cell table:style-name="ce31" office:value-type="float" office:value="15618.24">
            <text:p>15,618</text:p>
          </table:table-cell>
          <table:table-cell table:style-name="ce30" office:value-type="string">
            <text:p>KSCCB</text:p>
          </table:table-cell>
        </table:table-row>
        <table:table-row table:style-name="ro6">
          <table:table-cell table:style-name="ce29" office:value-type="string">
            <text:p>Commerc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LPG</text:p>
          </table:table-cell>
          <table:table-cell table:style-name="ce31" office:value-type="float" office:value="125562.213333333">
            <text:p>125,562</text:p>
          </table:table-cell>
          <table:table-cell table:style-name="ce31" office:value-type="float" office:value="115955.820865823">
            <text:p>115,956</text:p>
          </table:table-cell>
          <table:table-cell table:style-name="ce31" office:value-type="float" office:value="108984.069434298">
            <text:p>108,984</text:p>
          </table:table-cell>
          <table:table-cell table:style-name="ce31" office:value-type="float" office:value="129557.037464621">
            <text:p>129,557</text:p>
          </table:table-cell>
          <table:table-cell table:style-name="ce31" office:value-type="float" office:value="144563.72529812">
            <text:p>144,564</text:p>
          </table:table-cell>
          <table:table-cell table:style-name="ce31" office:value-type="float" office:value="149979.608153041">
            <text:p>149,980</text:p>
          </table:table-cell>
          <table:table-cell table:style-name="ce31" office:value-type="float" office:value="127588.812429067">
            <text:p>127,589</text:p>
          </table:table-cell>
          <table:table-cell table:style-name="ce31" office:value-type="float" office:value="155992.020775472">
            <text:p>155,992</text:p>
          </table:table-cell>
          <table:table-cell table:style-name="ce31" office:value-type="float" office:value="148924.947168799">
            <text:p>148,925</text:p>
          </table:table-cell>
          <table:table-cell table:style-name="ce31" office:value-type="float" office:value="174068.275761058">
            <text:p>174,068</text:p>
          </table:table-cell>
          <table:table-cell table:style-name="ce31" office:value-type="float" office:value="176717.874178669">
            <text:p>176,718</text:p>
          </table:table-cell>
          <table:table-cell table:style-name="ce31" office:value-type="float" office:value="192951.354074166">
            <text:p>192,951</text:p>
          </table:table-cell>
          <table:table-cell table:style-name="ce31" office:value-type="float" office:value="202166.76240599">
            <text:p>202,167</text:p>
          </table:table-cell>
          <table:table-cell table:style-name="ce31" office:value-type="float" office:value="198841.935769637">
            <text:p>198,842</text:p>
          </table:table-cell>
          <table:table-cell table:style-name="ce31" office:value-type="float" office:value="203292.231794747">
            <text:p>203,292</text:p>
          </table:table-cell>
          <table:table-cell table:style-name="ce31" office:value-type="float" office:value="239251.170399801">
            <text:p>239,251</text:p>
          </table:table-cell>
          <table:table-cell table:style-name="ce31" office:value-type="float" office:value="265290.767303305">
            <text:p>265,291</text:p>
          </table:table-cell>
          <table:table-cell table:style-name="ce31" office:value-type="float" office:value="286188.006217663">
            <text:p>286,188</text:p>
          </table:table-cell>
          <table:table-cell table:style-name="ce31" office:value-type="float" office:value="218379.132138162">
            <text:p>218,379</text:p>
          </table:table-cell>
          <table:table-cell table:style-name="ce31" office:value-type="float" office:value="243621.454211899">
            <text:p>243,621</text:p>
          </table:table-cell>
          <table:table-cell table:style-name="ce31" office:value-type="float" office:value="291135.620487614">
            <text:p>291,136</text:p>
          </table:table-cell>
          <table:table-cell table:style-name="ce31" office:value-type="float" office:value="264534.962786795">
            <text:p>264,535</text:p>
          </table:table-cell>
          <table:table-cell table:style-name="ce31" office:value-type="float" office:value="254546.039328845">
            <text:p>254,546</text:p>
          </table:table-cell>
          <table:table-cell table:style-name="ce31" office:value-type="float" office:value="334951.945072309">
            <text:p>334,952</text:p>
          </table:table-cell>
          <table:table-cell table:style-name="ce31" office:value-type="float" office:value="313713.824345337">
            <text:p>313,714</text:p>
          </table:table-cell>
          <table:table-cell table:style-name="ce31" office:value-type="float" office:value="301257.448552391">
            <text:p>301,257</text:p>
          </table:table-cell>
          <table:table-cell table:style-name="ce31" office:value-type="float" office:value="261147.918499106">
            <text:p>261,148</text:p>
          </table:table-cell>
          <table:table-cell table:style-name="ce31" office:value-type="float" office:value="280268.455341278">
            <text:p>280,268</text:p>
          </table:table-cell>
          <table:table-cell table:style-name="ce31" office:value-type="float" office:value="345103.89134356">
            <text:p>345,104</text:p>
          </table:table-cell>
          <table:table-cell table:style-name="ce31" office:value-type="float" office:value="324550.8712852">
            <text:p>324,551</text:p>
          </table:table-cell>
          <table:table-cell table:style-name="ce31" office:value-type="float" office:value="362605.099332649">
            <text:p>362,605</text:p>
          </table:table-cell>
          <table:table-cell table:style-name="ce30" office:value-type="string">
            <text:p>LGCCB</text:p>
          </table:table-cell>
        </table:table-row>
        <table:table-row table:style-name="ro6">
          <table:table-cell table:style-name="ce29" office:value-type="string">
            <text:p>Commerc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Motor Gasoline</text:p>
          </table:table-cell>
          <table:table-cell table:style-name="ce31" office:value-type="float" office:value="138567.99">
            <text:p>138,568</text:p>
          </table:table-cell>
          <table:table-cell table:style-name="ce31" office:value-type="float" office:value="193368.89">
            <text:p>193,369</text:p>
          </table:table-cell>
          <table:table-cell table:style-name="ce31" office:value-type="float" office:value="129387.06">
            <text:p>129,387</text:p>
          </table:table-cell>
          <table:table-cell table:style-name="ce31" office:value-type="float" office:value="243686.08">
            <text:p>243,686</text:p>
          </table:table-cell>
          <table:table-cell table:style-name="ce31" office:value-type="float" office:value="152416.073333333">
            <text:p>152,416</text:p>
          </table:table-cell>
          <table:table-cell table:style-name="ce31" office:value-type="float" office:value="168964.51">
            <text:p>168,965</text:p>
          </table:table-cell>
          <table:table-cell table:style-name="ce31" office:value-type="float" office:value="146881.02">
            <text:p>146,881</text:p>
          </table:table-cell>
          <table:table-cell table:style-name="ce31" office:value-type="float" office:value="188593.24">
            <text:p>188,593</text:p>
          </table:table-cell>
          <table:table-cell table:style-name="ce31" office:value-type="float" office:value="186202.17">
            <text:p>186,202</text:p>
          </table:table-cell>
          <table:table-cell table:style-name="ce31" office:value-type="float" office:value="186963.59">
            <text:p>186,964</text:p>
          </table:table-cell>
          <table:table-cell table:style-name="ce31" office:value-type="float" office:value="178113.737137377">
            <text:p>178,114</text:p>
          </table:table-cell>
          <table:table-cell table:style-name="ce31" office:value-type="float" office:value="127228.132097523">
            <text:p>127,228</text:p>
          </table:table-cell>
          <table:table-cell table:style-name="ce31" office:value-type="float" office:value="129004.456446982">
            <text:p>129,004</text:p>
          </table:table-cell>
          <table:table-cell table:style-name="ce31" office:value-type="float" office:value="45474.6978503567">
            <text:p>45,475</text:p>
          </table:table-cell>
          <table:table-cell table:style-name="ce31" office:value-type="float" office:value="50836.4189578546">
            <text:p>50,836</text:p>
          </table:table-cell>
          <table:table-cell table:style-name="ce31" office:value-type="float" office:value="48690.0233717179">
            <text:p>48,690</text:p>
          </table:table-cell>
          <table:table-cell table:style-name="ce31" office:value-type="float" office:value="47760.5913786502">
            <text:p>47,761</text:p>
          </table:table-cell>
          <table:table-cell table:style-name="ce31" office:value-type="float" office:value="50458.7494609505">
            <text:p>50,459</text:p>
          </table:table-cell>
          <table:table-cell table:style-name="ce31" office:value-type="float" office:value="45376.2617245976">
            <text:p>45,376</text:p>
          </table:table-cell>
          <table:table-cell table:style-name="ce31" office:value-type="float" office:value="60856.71239011">
            <text:p>60,857</text:p>
          </table:table-cell>
          <table:table-cell table:style-name="ce31" office:value-type="float" office:value="44721.3985787289">
            <text:p>44,721</text:p>
          </table:table-cell>
          <table:table-cell table:style-name="ce31" office:value-type="float" office:value="45529.1006746615">
            <text:p>45,529</text:p>
          </table:table-cell>
          <table:table-cell table:style-name="ce31" office:value-type="float" office:value="46398.4238353284">
            <text:p>46,398</text:p>
          </table:table-cell>
          <table:table-cell table:style-name="ce31" office:value-type="float" office:value="44931.2128609019">
            <text:p>44,931</text:p>
          </table:table-cell>
          <table:table-cell table:style-name="ce31" office:value-type="float" office:value="45200.6043164242">
            <text:p>45,201</text:p>
          </table:table-cell>
          <table:table-cell table:style-name="ce31" office:value-type="float" office:value="41961.1508788491">
            <text:p>41,961</text:p>
          </table:table-cell>
          <table:table-cell table:style-name="ce31" office:value-type="float" office:value="36023.5695857374">
            <text:p>36,024</text:p>
          </table:table-cell>
          <table:table-cell table:style-name="ce31" office:value-type="float" office:value="41883.4277959804">
            <text:p>41,883</text:p>
          </table:table-cell>
          <table:table-cell table:style-name="ce31" office:value-type="float" office:value="36986.142240658">
            <text:p>36,986</text:p>
          </table:table-cell>
          <table:table-cell table:style-name="ce31" office:value-type="float" office:value="34278.1009976041">
            <text:p>34,278</text:p>
          </table:table-cell>
          <table:table-cell table:style-name="ce31" office:value-type="float" office:value="27935.5833493987">
            <text:p>27,936</text:p>
          </table:table-cell>
          <table:table-cell table:style-name="ce30" office:value-type="string">
            <text:p>MGCCB</text:p>
          </table:table-cell>
        </table:table-row>
        <table:table-row table:style-name="ro6">
          <table:table-cell table:style-name="ce29" office:value-type="string">
            <text:p>Commerc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Residual Fuel</text:p>
          </table:table-cell>
          <table:table-cell table:style-name="ce31" office:value-type="float" office:value="219527.513333333">
            <text:p>219,528</text:p>
          </table:table-cell>
          <table:table-cell table:style-name="ce31" office:value-type="float" office:value="188324.033333333">
            <text:p>188,324</text:p>
          </table:table-cell>
          <table:table-cell table:style-name="ce31" office:value-type="float" office:value="256404.353333333">
            <text:p>256,404</text:p>
          </table:table-cell>
          <table:table-cell table:style-name="ce31" office:value-type="float" office:value="239778.256666667">
            <text:p>239,778</text:p>
          </table:table-cell>
          <table:table-cell table:style-name="ce31" office:value-type="float" office:value="327321.353333333">
            <text:p>327,321</text:p>
          </table:table-cell>
          <table:table-cell table:style-name="ce31" office:value-type="float" office:value="219606.31">
            <text:p>219,606</text:p>
          </table:table-cell>
          <table:table-cell table:style-name="ce31" office:value-type="float" office:value="483181.16">
            <text:p>483,181</text:p>
          </table:table-cell>
          <table:table-cell table:style-name="ce31" office:value-type="float" office:value="490982.03">
            <text:p>490,982</text:p>
          </table:table-cell>
          <table:table-cell table:style-name="ce31" office:value-type="float" office:value="199907.143333333">
            <text:p>199,907</text:p>
          </table:table-cell>
          <table:table-cell table:style-name="ce31" office:value-type="float" office:value="103538.82">
            <text:p>103,539</text:p>
          </table:table-cell>
          <table:table-cell table:style-name="ce31" office:value-type="float" office:value="107715.043333333">
            <text:p>107,715</text:p>
          </table:table-cell>
          <table:table-cell table:style-name="ce31" office:value-type="float" office:value="56576.0066666667">
            <text:p>56,576</text:p>
          </table:table-cell>
          <table:table-cell table:style-name="ce31" office:value-type="float" office:value="109842.553333333">
            <text:p>109,843</text:p>
          </table:table-cell>
          <table:table-cell table:style-name="ce31" office:value-type="float" office:value="88961.4366666667">
            <text:p>88,961</text:p>
          </table:table-cell>
          <table:table-cell table:style-name="ce31" office:value-type="float" office:value="76826.75">
            <text:p>76,827</text:p>
          </table:table-cell>
          <table:table-cell table:style-name="ce31" office:value-type="float" office:value="101647.7">
            <text:p>101,648</text:p>
          </table:table-cell>
          <table:table-cell table:style-name="ce31" office:value-type="float" office:value="125523.09">
            <text:p>125,523</text:p>
          </table:table-cell>
          <table:table-cell table:style-name="ce31" office:value-type="float" office:value="63194.9266666667">
            <text:p>63,195</text:p>
          </table:table-cell>
          <table:table-cell table:style-name="ce31" office:value-type="float" office:value="55630.4466666667">
            <text:p>55,630</text:p>
          </table:table-cell>
          <table:table-cell table:style-name="ce31" office:value-type="float" office:value="89906.9966666667">
            <text:p>89,907</text:p>
          </table:table-cell>
          <table:table-cell table:style-name="ce31" office:value-type="float" office:value="213381.373333333">
            <text:p>213,381</text:p>
          </table:table-cell>
          <table:table-cell table:style-name="ce31" office:value-type="float" office:value="139785.286666667">
            <text:p>139,785</text:p>
          </table:table-cell>
          <table:table-cell table:style-name="ce31" office:value-type="float" office:value="36640.45">
            <text:p>36,640</text:p>
          </table:table-cell>
          <table:table-cell table:style-name="ce31" office:value-type="float" office:value="200852.703333333">
            <text:p>200,853</text:p>
          </table:table-cell>
          <table:table-cell table:style-name="ce31" office:value-type="float" office:value="156647.773333333">
            <text:p>156,648</text:p>
          </table:table-cell>
          <table:table-cell table:style-name="ce31" office:value-type="float" office:value="41210.6566666667">
            <text:p>41,211</text:p>
          </table:table-cell>
          <table:table-cell table:style-name="ce31" office:value-type="float" office:value="18359.6233333333">
            <text:p>18,360</text:p>
          </table:table-cell>
          <table:table-cell table:style-name="ce31" office:value-type="float" office:value="9061.61666666667">
            <text:p>9,062</text:p>
          </table:table-cell>
          <table:table-cell table:style-name="ce31" office:value-type="float" office:value="9849.58333333333">
            <text:p>9,850</text:p>
          </table:table-cell>
          <table:table-cell table:style-name="ce31" office:value-type="float" office:value="11110.33">
            <text:p>11,110</text:p>
          </table:table-cell>
          <table:table-cell table:style-name="ce31" office:value-type="float" office:value="17256.47">
            <text:p>17,256</text:p>
          </table:table-cell>
          <table:table-cell table:style-name="ce30" office:value-type="string">
            <text:p>RFCCB</text:p>
          </table:table-cell>
        </table:table-row>
        <table:table-row table:style-name="ro6">
          <table:table-cell table:style-name="ce29" office:value-type="string">
            <text:p>Electric Power Consumption</text:p>
          </table:table-cell>
          <table:table-cell table:style-name="ce29" office:value-type="string">
            <text:p>Coal</text:p>
          </table:table-cell>
          <table:table-cell table:style-name="ce29" office:value-type="string">
            <text:p>Coal</text:p>
          </table:table-cell>
          <table:table-cell table:style-name="ce31" office:value-type="float" office:value="1.3039908328873E7">
            <text:p>13,039,908</text:p>
          </table:table-cell>
          <table:table-cell table:style-name="ce31" office:value-type="float" office:value="1.52305139207664E7">
            <text:p>15,230,514</text:p>
          </table:table-cell>
          <table:table-cell table:style-name="ce31" office:value-type="float" office:value="1.54757138191616E7">
            <text:p>15,475,714</text:p>
          </table:table-cell>
          <table:table-cell table:style-name="ce31" office:value-type="float" office:value="1.56488809862924E7">
            <text:p>15,648,881</text:p>
          </table:table-cell>
          <table:table-cell table:style-name="ce31" office:value-type="float" office:value="1.73733076902142E7">
            <text:p>17,373,308</text:p>
          </table:table-cell>
          <table:table-cell table:style-name="ce31" office:value-type="float" office:value="1.72681044805908E7">
            <text:p>17,268,104</text:p>
          </table:table-cell>
          <table:table-cell table:style-name="ce31" office:value-type="float" office:value="1.77459560377752E7">
            <text:p>17,745,956</text:p>
          </table:table-cell>
          <table:table-cell table:style-name="ce31" office:value-type="float" office:value="1.99956271829159E7">
            <text:p>19,995,627</text:p>
          </table:table-cell>
          <table:table-cell table:style-name="ce31" office:value-type="float" office:value="2.04058953470439E7">
            <text:p>20,405,895</text:p>
          </table:table-cell>
          <table:table-cell table:style-name="ce31" office:value-type="float" office:value="2.49347869474104E7">
            <text:p>24,934,787</text:p>
          </table:table-cell>
          <table:table-cell table:style-name="ce31" office:value-type="float" office:value="2.17765207609475E7">
            <text:p>21,776,521</text:p>
          </table:table-cell>
          <table:table-cell table:style-name="ce31" office:value-type="float" office:value="2.28127824749844E7">
            <text:p>22,812,782</text:p>
          </table:table-cell>
          <table:table-cell table:style-name="ce31" office:value-type="float" office:value="2.43214813890829E7">
            <text:p>24,321,481</text:p>
          </table:table-cell>
          <table:table-cell table:style-name="ce31" office:value-type="float" office:value="2.75092619136178E7">
            <text:p>27,509,262</text:p>
          </table:table-cell>
          <table:table-cell table:style-name="ce31" office:value-type="float" office:value="2.51591986827662E7">
            <text:p>25,159,199</text:p>
          </table:table-cell>
          <table:table-cell table:style-name="ce31" office:value-type="float" office:value="2.71154313214976E7">
            <text:p>27,115,431</text:p>
          </table:table-cell>
          <table:table-cell table:style-name="ce31" office:value-type="float" office:value="3.08583844381345E7">
            <text:p>30,858,384</text:p>
          </table:table-cell>
          <table:table-cell table:style-name="ce31" office:value-type="float" office:value="3.20565217588519E7">
            <text:p>32,056,522</text:p>
          </table:table-cell>
          <table:table-cell table:style-name="ce31" office:value-type="float" office:value="3.27869055891718E7">
            <text:p>32,786,906</text:p>
          </table:table-cell>
          <table:table-cell table:style-name="ce31" office:value-type="float" office:value="3.37959760865818E7">
            <text:p>33,795,976</text:p>
          </table:table-cell>
          <table:table-cell table:style-name="ce31" office:value-type="float" office:value="3.90315267937332E7">
            <text:p>39,031,527</text:p>
          </table:table-cell>
          <table:table-cell table:style-name="ce31" office:value-type="float" office:value="3.69652223966035E7">
            <text:p>36,965,222</text:p>
          </table:table-cell>
          <table:table-cell table:style-name="ce31" office:value-type="float" office:value="3.70093249630322E7">
            <text:p>37,009,325</text:p>
          </table:table-cell>
          <table:table-cell table:style-name="ce31" office:value-type="float" office:value="3.50229151509104E7">
            <text:p>35,022,915</text:p>
          </table:table-cell>
          <table:table-cell table:style-name="ce31" office:value-type="float" office:value="3.43899913817347E7">
            <text:p>34,389,991</text:p>
          </table:table-cell>
          <table:table-cell table:style-name="ce31" office:value-type="float" office:value="3.4806463154648E7">
            <text:p>34,806,463</text:p>
          </table:table-cell>
          <table:table-cell table:style-name="ce31" office:value-type="float" office:value="3.32772279122933E7">
            <text:p>33,277,228</text:p>
          </table:table-cell>
          <table:table-cell table:style-name="ce31" office:value-type="float" office:value="3.52876249875262E7">
            <text:p>35,287,625</text:p>
          </table:table-cell>
          <table:table-cell table:style-name="ce31" office:value-type="float" office:value="3.12876072066842E7">
            <text:p>31,287,607</text:p>
          </table:table-cell>
          <table:table-cell table:style-name="ce31" office:value-type="float" office:value="2.53062792680825E7">
            <text:p>25,306,279</text:p>
          </table:table-cell>
          <table:table-cell table:style-name="ce31" office:value-type="float" office:value="2.56121640917709E7">
            <text:p>25,612,164</text:p>
          </table:table-cell>
          <table:table-cell table:style-name="ce30" office:value-type="string">
            <text:p>CLEIB</text:p>
          </table:table-cell>
        </table:table-row>
        <table:table-row table:style-name="ro6">
          <table:table-cell table:style-name="ce29" office:value-type="string">
            <text:p>Electric Power Consumption</text:p>
          </table:table-cell>
          <table:table-cell table:style-name="ce29" office:value-type="string">
            <text:p>Natural Gas</text:p>
          </table:table-cell>
          <table:table-cell table:style-name="ce29" office:value-type="string">
            <text:p>Natural Gas</text:p>
          </table:table-cell>
          <table:table-cell table:style-name="ce31" office:value-type="float" office:value="133755.856666667">
            <text:p>133,756</text:p>
          </table:table-cell>
          <table:table-cell table:style-name="ce31" office:value-type="float" office:value="126487.093333333">
            <text:p>126,487</text:p>
          </table:table-cell>
          <table:table-cell table:style-name="ce31" office:value-type="float" office:value="172646.393333333">
            <text:p>172,646</text:p>
          </table:table-cell>
          <table:table-cell table:style-name="ce31" office:value-type="float" office:value="184318.86">
            <text:p>184,319</text:p>
          </table:table-cell>
          <table:table-cell table:style-name="ce31" office:value-type="float" office:value="173813.64">
            <text:p>173,814</text:p>
          </table:table-cell>
          <table:table-cell table:style-name="ce31" office:value-type="float" office:value="84041.76">
            <text:p>84,042</text:p>
          </table:table-cell>
          <table:table-cell table:style-name="ce31" office:value-type="float" office:value="47273.49">
            <text:p>47,273</text:p>
          </table:table-cell>
          <table:table-cell table:style-name="ce31" office:value-type="float" office:value="94971.4333333333">
            <text:p>94,971</text:p>
          </table:table-cell>
          <table:table-cell table:style-name="ce31" office:value-type="float" office:value="61068.2233333333">
            <text:p>61,068</text:p>
          </table:table-cell>
          <table:table-cell table:style-name="ce31" office:value-type="float" office:value="208937.153333333">
            <text:p>208,937</text:p>
          </table:table-cell>
          <table:table-cell table:style-name="ce31" office:value-type="float" office:value="534015.35">
            <text:p>534,015</text:p>
          </table:table-cell>
          <table:table-cell table:style-name="ce31" office:value-type="float" office:value="873843.3">
            <text:p>873,843</text:p>
          </table:table-cell>
          <table:table-cell table:style-name="ce31" office:value-type="float" office:value="1307422.38">
            <text:p>1,307,422</text:p>
          </table:table-cell>
          <table:table-cell table:style-name="ce31" office:value-type="float" office:value="2197819.36">
            <text:p>2,197,819</text:p>
          </table:table-cell>
          <table:table-cell table:style-name="ce31" office:value-type="float" office:value="2211667.15">
            <text:p>2,211,667</text:p>
          </table:table-cell>
          <table:table-cell table:style-name="ce31" office:value-type="float" office:value="2458698.99">
            <text:p>2,458,699</text:p>
          </table:table-cell>
          <table:table-cell table:style-name="ce31" office:value-type="float" office:value="1729222.88">
            <text:p>1,729,223</text:p>
          </table:table-cell>
          <table:table-cell table:style-name="ce31" office:value-type="float" office:value="1056199.06333333">
            <text:p>1,056,199</text:p>
          </table:table-cell>
          <table:table-cell table:style-name="ce31" office:value-type="float" office:value="2081306.92">
            <text:p>2,081,307</text:p>
          </table:table-cell>
          <table:table-cell table:style-name="ce31" office:value-type="float" office:value="2272682.31666667">
            <text:p>2,272,682</text:p>
          </table:table-cell>
          <table:table-cell table:style-name="ce31" office:value-type="float" office:value="2016259.44666667">
            <text:p>2,016,259</text:p>
          </table:table-cell>
          <table:table-cell table:style-name="ce31" office:value-type="float" office:value="1807852.86">
            <text:p>1,807,853</text:p>
          </table:table-cell>
          <table:table-cell table:style-name="ce31" office:value-type="float" office:value="1897730.85333333">
            <text:p>1,897,731</text:p>
          </table:table-cell>
          <table:table-cell table:style-name="ce31" office:value-type="float" office:value="1919431.03">
            <text:p>1,919,431</text:p>
          </table:table-cell>
          <table:table-cell table:style-name="ce31" office:value-type="float" office:value="2656494.24333333">
            <text:p>2,656,494</text:p>
          </table:table-cell>
          <table:table-cell table:style-name="ce31" office:value-type="float" office:value="3663934.23">
            <text:p>3,663,934</text:p>
          </table:table-cell>
          <table:table-cell table:style-name="ce31" office:value-type="float" office:value="3293917.03666667">
            <text:p>3,293,917</text:p>
          </table:table-cell>
          <table:table-cell table:style-name="ce31" office:value-type="float" office:value="4946419.97666667">
            <text:p>4,946,420</text:p>
          </table:table-cell>
          <table:table-cell table:style-name="ce31" office:value-type="float" office:value="4246390.31666667">
            <text:p>4,246,390</text:p>
          </table:table-cell>
          <table:table-cell table:style-name="ce31" office:value-type="float" office:value="5216531.46666667">
            <text:p>5,216,531</text:p>
          </table:table-cell>
          <table:table-cell table:style-name="ce31" office:value-type="float" office:value="7650293.82333333">
            <text:p>7,650,294</text:p>
          </table:table-cell>
          <table:table-cell table:style-name="ce30" office:value-type="string">
            <text:p>NNEIB</text:p>
          </table:table-cell>
        </table:table-row>
        <table:table-row table:style-name="ro6">
          <table:table-cell table:style-name="ce29" office:value-type="string">
            <text:p>Electric Power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Distillate Fuel (inc. Kerosene Jet Fuel)</text:p>
          </table:table-cell>
          <table:table-cell table:style-name="ce31" office:value-type="float" office:value="338099.3">
            <text:p>338,099</text:p>
          </table:table-cell>
          <table:table-cell table:style-name="ce31" office:value-type="float" office:value="257341.7">
            <text:p>257,342</text:p>
          </table:table-cell>
          <table:table-cell table:style-name="ce31" office:value-type="float" office:value="138326.65">
            <text:p>138,327</text:p>
          </table:table-cell>
          <table:table-cell table:style-name="ce31" office:value-type="float" office:value="118356.7">
            <text:p>118,357</text:p>
          </table:table-cell>
          <table:table-cell table:style-name="ce31" office:value-type="float" office:value="132108.9">
            <text:p>132,109</text:p>
          </table:table-cell>
          <table:table-cell table:style-name="ce31" office:value-type="float" office:value="144837">
            <text:p>144,837</text:p>
          </table:table-cell>
          <table:table-cell table:style-name="ce31" office:value-type="float" office:value="117113.15">
            <text:p>117,113</text:p>
          </table:table-cell>
          <table:table-cell table:style-name="ce31" office:value-type="float" office:value="137814.6">
            <text:p>137,815</text:p>
          </table:table-cell>
          <table:table-cell table:style-name="ce31" office:value-type="float" office:value="143008.25">
            <text:p>143,008</text:p>
          </table:table-cell>
          <table:table-cell table:style-name="ce31" office:value-type="float" office:value="259024.15">
            <text:p>259,024</text:p>
          </table:table-cell>
          <table:table-cell table:style-name="ce31" office:value-type="float" office:value="235543">
            <text:p>235,543</text:p>
          </table:table-cell>
          <table:table-cell table:style-name="ce31" office:value-type="float" office:value="225375.15">
            <text:p>225,375</text:p>
          </table:table-cell>
          <table:table-cell table:style-name="ce31" office:value-type="float" office:value="246222.9">
            <text:p>246,223</text:p>
          </table:table-cell>
          <table:table-cell table:style-name="ce31" office:value-type="float" office:value="184923.2">
            <text:p>184,923</text:p>
          </table:table-cell>
          <table:table-cell table:style-name="ce31" office:value-type="float" office:value="369992.7">
            <text:p>369,993</text:p>
          </table:table-cell>
          <table:table-cell table:style-name="ce31" office:value-type="float" office:value="291063.85">
            <text:p>291,064</text:p>
          </table:table-cell>
          <table:table-cell table:style-name="ce31" office:value-type="float" office:value="373357.6">
            <text:p>373,358</text:p>
          </table:table-cell>
          <table:table-cell table:style-name="ce31" office:value-type="float" office:value="962361.4">
            <text:p>962,361</text:p>
          </table:table-cell>
          <table:table-cell table:style-name="ce31" office:value-type="float" office:value="197797.6">
            <text:p>197,798</text:p>
          </table:table-cell>
          <table:table-cell table:style-name="ce31" office:value-type="float" office:value="273068.95">
            <text:p>273,069</text:p>
          </table:table-cell>
          <table:table-cell table:style-name="ce31" office:value-type="float" office:value="411688.2">
            <text:p>411,688</text:p>
          </table:table-cell>
          <table:table-cell table:style-name="ce31" office:value-type="float" office:value="611972.9">
            <text:p>611,973</text:p>
          </table:table-cell>
          <table:table-cell table:style-name="ce31" office:value-type="float" office:value="229544.7">
            <text:p>229,545</text:p>
          </table:table-cell>
          <table:table-cell table:style-name="ce31" office:value-type="float" office:value="1090666.5">
            <text:p>1,090,667</text:p>
          </table:table-cell>
          <table:table-cell table:style-name="ce31" office:value-type="float" office:value="521266.9">
            <text:p>521,267</text:p>
          </table:table-cell>
          <table:table-cell table:style-name="ce31" office:value-type="float" office:value="598805.9">
            <text:p>598,806</text:p>
          </table:table-cell>
          <table:table-cell table:style-name="ce31" office:value-type="float" office:value="196188.3">
            <text:p>196,188</text:p>
          </table:table-cell>
          <table:table-cell table:style-name="ce31" office:value-type="float" office:value="475036.1">
            <text:p>475,036</text:p>
          </table:table-cell>
          <table:table-cell table:style-name="ce31" office:value-type="float" office:value="321860">
            <text:p>321,860</text:p>
          </table:table-cell>
          <table:table-cell table:style-name="ce31" office:value-type="float" office:value="425294.1">
            <text:p>425,294</text:p>
          </table:table-cell>
          <table:table-cell table:style-name="ce31" office:value-type="float" office:value="398374.9">
            <text:p>398,375</text:p>
          </table:table-cell>
          <table:table-cell table:style-name="ce30" office:value-type="string">
            <text:p>DKEIB</text:p>
          </table:table-cell>
        </table:table-row>
        <table:table-row table:style-name="ro6">
          <table:table-cell table:style-name="ce29" office:value-type="string">
            <text:p>Electric Power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Petroleum Coke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string">
            <text:p>PCEIB</text:p>
          </table:table-cell>
        </table:table-row>
        <table:table-row table:style-name="ro6">
          <table:table-cell table:style-name="ce29" office:value-type="string">
            <text:p>Electric Power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Residual Fuel</text:p>
          </table:table-cell>
          <table:table-cell table:style-name="ce31" office:value-type="float" office:value="7225654.33333333">
            <text:p>7,225,654</text:p>
          </table:table-cell>
          <table:table-cell table:style-name="ce31" office:value-type="float" office:value="3107188.95666667">
            <text:p>3,107,189</text:p>
          </table:table-cell>
          <table:table-cell table:style-name="ce31" office:value-type="float" office:value="1485947.54">
            <text:p>1,485,948</text:p>
          </table:table-cell>
          <table:table-cell table:style-name="ce31" office:value-type="float" office:value="1212050.32666667">
            <text:p>1,212,050</text:p>
          </table:table-cell>
          <table:table-cell table:style-name="ce31" office:value-type="float" office:value="1147594.65333333">
            <text:p>1,147,595</text:p>
          </table:table-cell>
          <table:table-cell table:style-name="ce31" office:value-type="float" office:value="644556.733333333">
            <text:p>644,557</text:p>
          </table:table-cell>
          <table:table-cell table:style-name="ce31" office:value-type="float" office:value="2295977.27333333">
            <text:p>2,295,977</text:p>
          </table:table-cell>
          <table:table-cell table:style-name="ce31" office:value-type="float" office:value="2118369.58666667">
            <text:p>2,118,370</text:p>
          </table:table-cell>
          <table:table-cell table:style-name="ce31" office:value-type="float" office:value="1992216.12333333">
            <text:p>1,992,216</text:p>
          </table:table-cell>
          <table:table-cell table:style-name="ce31" office:value-type="float" office:value="3067554.23333333">
            <text:p>3,067,554</text:p>
          </table:table-cell>
          <table:table-cell table:style-name="ce31" office:value-type="float" office:value="703733.03">
            <text:p>703,733</text:p>
          </table:table-cell>
          <table:table-cell table:style-name="ce31" office:value-type="float" office:value="1392100.71">
            <text:p>1,392,101</text:p>
          </table:table-cell>
          <table:table-cell table:style-name="ce31" office:value-type="float" office:value="1011118.82666667">
            <text:p>1,011,119</text:p>
          </table:table-cell>
          <table:table-cell table:style-name="ce31" office:value-type="float" office:value="1612731.37666667">
            <text:p>1,612,731</text:p>
          </table:table-cell>
          <table:table-cell table:style-name="ce31" office:value-type="float" office:value="1658827.42666667">
            <text:p>1,658,827</text:p>
          </table:table-cell>
          <table:table-cell table:style-name="ce31" office:value-type="float" office:value="781426.543333333">
            <text:p>781,427</text:p>
          </table:table-cell>
          <table:table-cell table:style-name="ce31" office:value-type="float" office:value="407299.97">
            <text:p>407,300</text:p>
          </table:table-cell>
          <table:table-cell table:style-name="ce31" office:value-type="float" office:value="599091.056666667">
            <text:p>599,091</text:p>
          </table:table-cell>
          <table:table-cell table:style-name="ce31" office:value-type="float" office:value="1956836.42">
            <text:p>1,956,836</text:p>
          </table:table-cell>
          <table:table-cell table:style-name="ce31" office:value-type="float" office:value="2173133.27">
            <text:p>2,173,133</text:p>
          </table:table-cell>
          <table:table-cell table:style-name="ce31" office:value-type="float" office:value="1670883.31666667">
            <text:p>1,670,883</text:p>
          </table:table-cell>
          <table:table-cell table:style-name="ce31" office:value-type="float" office:value="3244137.56333333">
            <text:p>3,244,138</text:p>
          </table:table-cell>
          <table:table-cell table:style-name="ce31" office:value-type="float" office:value="2544580.75666667">
            <text:p>2,544,581</text:p>
          </table:table-cell>
          <table:table-cell table:style-name="ce31" office:value-type="float" office:value="3270376.85333333">
            <text:p>3,270,377</text:p>
          </table:table-cell>
          <table:table-cell table:style-name="ce31" office:value-type="float" office:value="3434825.49666667">
            <text:p>3,434,825</text:p>
          </table:table-cell>
          <table:table-cell table:style-name="ce31" office:value-type="float" office:value="2702962.05666667">
            <text:p>2,702,962</text:p>
          </table:table-cell>
          <table:table-cell table:style-name="ce31" office:value-type="float" office:value="421798.556666667">
            <text:p>421,799</text:p>
          </table:table-cell>
          <table:table-cell table:style-name="ce31" office:value-type="float" office:value="1073131.80333333">
            <text:p>1,073,132</text:p>
          </table:table-cell>
          <table:table-cell table:style-name="ce31" office:value-type="float" office:value="605867.57">
            <text:p>605,868</text:p>
          </table:table-cell>
          <table:table-cell table:style-name="ce31" office:value-type="float" office:value="369477.57">
            <text:p>369,478</text:p>
          </table:table-cell>
          <table:table-cell table:style-name="ce31" office:value-type="float" office:value="606734.333333333">
            <text:p>606,734</text:p>
          </table:table-cell>
          <table:table-cell table:style-name="ce30" office:value-type="string">
            <text:p>RFEIB</text:p>
          </table:table-cell>
        </table:table-row>
        <table:table-row table:style-name="ro6">
          <table:table-cell table:style-name="ce29" office:value-type="string">
            <text:p>Industrial Consumption</text:p>
          </table:table-cell>
          <table:table-cell table:style-name="ce29" office:value-type="string">
            <text:p>Coal</text:p>
          </table:table-cell>
          <table:table-cell table:style-name="ce29" office:value-type="string">
            <text:p>Coal</text:p>
          </table:table-cell>
          <table:table-cell table:style-name="ce31" office:value-type="float" office:value="8224064.14710925">
            <text:p>8,224,064</text:p>
          </table:table-cell>
          <table:table-cell table:style-name="ce31" office:value-type="float" office:value="9222080.76675346">
            <text:p>9,222,081</text:p>
          </table:table-cell>
          <table:table-cell table:style-name="ce31" office:value-type="float" office:value="8312247.91574058">
            <text:p>8,312,248</text:p>
          </table:table-cell>
          <table:table-cell table:style-name="ce31" office:value-type="float" office:value="9589589.22626122">
            <text:p>9,589,589</text:p>
          </table:table-cell>
          <table:table-cell table:style-name="ce31" office:value-type="float" office:value="1.0751465649409E7">
            <text:p>10,751,466</text:p>
          </table:table-cell>
          <table:table-cell table:style-name="ce31" office:value-type="float" office:value="9993541.56271829">
            <text:p>9,993,542</text:p>
          </table:table-cell>
          <table:table-cell table:style-name="ce31" office:value-type="float" office:value="1.01461898195607E7">
            <text:p>10,146,190</text:p>
          </table:table-cell>
          <table:table-cell table:style-name="ce31" office:value-type="float" office:value="1.09612141775E7">
            <text:p>10,961,214</text:p>
          </table:table-cell>
          <table:table-cell table:style-name="ce31" office:value-type="float" office:value="1.11190601554916E7">
            <text:p>11,119,060</text:p>
          </table:table-cell>
          <table:table-cell table:style-name="ce31" office:value-type="float" office:value="1.0721998530359E7">
            <text:p>10,721,999</text:p>
          </table:table-cell>
          <table:table-cell table:style-name="ce31" office:value-type="float" office:value="1.11595870670326E7">
            <text:p>11,159,587</text:p>
          </table:table-cell>
          <table:table-cell table:style-name="ce31" office:value-type="float" office:value="1.27454884679968E7">
            <text:p>12,745,488</text:p>
          </table:table-cell>
          <table:table-cell table:style-name="ce31" office:value-type="float" office:value="1.10545845735796E7">
            <text:p>11,054,585</text:p>
          </table:table-cell>
          <table:table-cell table:style-name="ce31" office:value-type="float" office:value="9227922.06637077">
            <text:p>9,227,922</text:p>
          </table:table-cell>
          <table:table-cell table:style-name="ce31" office:value-type="float" office:value="9170807.20876302">
            <text:p>9,170,807</text:p>
          </table:table-cell>
          <table:table-cell table:style-name="ce31" office:value-type="float" office:value="8581075.14580771">
            <text:p>8,581,075</text:p>
          </table:table-cell>
          <table:table-cell table:style-name="ce31" office:value-type="float" office:value="8674719.57384583">
            <text:p>8,674,720</text:p>
          </table:table-cell>
          <table:table-cell table:style-name="ce31" office:value-type="float" office:value="8384867.41567668">
            <text:p>8,384,867</text:p>
          </table:table-cell>
          <table:table-cell table:style-name="ce31" office:value-type="float" office:value="8205423.24019427">
            <text:p>8,205,423</text:p>
          </table:table-cell>
          <table:table-cell table:style-name="ce31" office:value-type="float" office:value="7889149.0699158">
            <text:p>7,889,149</text:p>
          </table:table-cell>
          <table:table-cell table:style-name="ce31" office:value-type="float" office:value="8634157.7904617">
            <text:p>8,634,158</text:p>
          </table:table-cell>
          <table:table-cell table:style-name="ce31" office:value-type="float" office:value="8743924.47560788">
            <text:p>8,743,924</text:p>
          </table:table-cell>
          <table:table-cell table:style-name="ce31" office:value-type="float" office:value="8337353.90371416">
            <text:p>8,337,354</text:p>
          </table:table-cell>
          <table:table-cell table:style-name="ce31" office:value-type="float" office:value="8512102.10670915">
            <text:p>8,512,102</text:p>
          </table:table-cell>
          <table:table-cell table:style-name="ce31" office:value-type="float" office:value="8066697.48215024">
            <text:p>8,066,697</text:p>
          </table:table-cell>
          <table:table-cell table:style-name="ce31" office:value-type="float" office:value="8219344.65540289">
            <text:p>8,219,345</text:p>
          </table:table-cell>
          <table:table-cell table:style-name="ce31" office:value-type="float" office:value="7633563.88948044">
            <text:p>7,633,564</text:p>
          </table:table-cell>
          <table:table-cell table:style-name="ce31" office:value-type="float" office:value="7807444.13510154">
            <text:p>7,807,444</text:p>
          </table:table-cell>
          <table:table-cell table:style-name="ce31" office:value-type="float" office:value="7744759.62165944">
            <text:p>7,744,760</text:p>
          </table:table-cell>
          <table:table-cell table:style-name="ce31" office:value-type="float" office:value="6044234.01765384">
            <text:p>6,044,234</text:p>
          </table:table-cell>
          <table:table-cell table:style-name="ce31" office:value-type="float" office:value="6790282.58838258">
            <text:p>6,790,283</text:p>
          </table:table-cell>
          <table:table-cell table:style-name="ce30" office:value-type="string">
            <text:p>CLICB</text:p>
          </table:table-cell>
        </table:table-row>
        <table:table-row table:style-name="ro6">
          <table:table-cell table:style-name="ce29" office:value-type="string">
            <text:p>Industrial Consumption</text:p>
          </table:table-cell>
          <table:table-cell table:style-name="ce29" office:value-type="string">
            <text:p>Natural Gas</text:p>
          </table:table-cell>
          <table:table-cell table:style-name="ce29" office:value-type="string">
            <text:p>Natural Gas</text:p>
          </table:table-cell>
          <table:table-cell table:style-name="ce31" office:value-type="float" office:value="2939339.33333333">
            <text:p>2,939,339</text:p>
          </table:table-cell>
          <table:table-cell table:style-name="ce31" office:value-type="float" office:value="2845429.03333333">
            <text:p>2,845,429</text:p>
          </table:table-cell>
          <table:table-cell table:style-name="ce31" office:value-type="float" office:value="2744780.53666667">
            <text:p>2,744,781</text:p>
          </table:table-cell>
          <table:table-cell table:style-name="ce31" office:value-type="float" office:value="2540300.14333333">
            <text:p>2,540,300</text:p>
          </table:table-cell>
          <table:table-cell table:style-name="ce31" office:value-type="float" office:value="2612828.60666667">
            <text:p>2,612,829</text:p>
          </table:table-cell>
          <table:table-cell table:style-name="ce31" office:value-type="float" office:value="2790568.44">
            <text:p>2,790,568</text:p>
          </table:table-cell>
          <table:table-cell table:style-name="ce31" office:value-type="float" office:value="2665938.33">
            <text:p>2,665,938</text:p>
          </table:table-cell>
          <table:table-cell table:style-name="ce31" office:value-type="float" office:value="3087367.43333333">
            <text:p>3,087,367</text:p>
          </table:table-cell>
          <table:table-cell table:style-name="ce31" office:value-type="float" office:value="2950375.12">
            <text:p>2,950,375</text:p>
          </table:table-cell>
          <table:table-cell table:style-name="ce31" office:value-type="float" office:value="3205630.74333333">
            <text:p>3,205,631</text:p>
          </table:table-cell>
          <table:table-cell table:style-name="ce31" office:value-type="float" office:value="4155928.7">
            <text:p>4,155,929</text:p>
          </table:table-cell>
          <table:table-cell table:style-name="ce31" office:value-type="float" office:value="3330207.79666667">
            <text:p>3,330,208</text:p>
          </table:table-cell>
          <table:table-cell table:style-name="ce31" office:value-type="float" office:value="3825650.95">
            <text:p>3,825,651</text:p>
          </table:table-cell>
          <table:table-cell table:style-name="ce31" office:value-type="float" office:value="4103614.82666667">
            <text:p>4,103,615</text:p>
          </table:table-cell>
          <table:table-cell table:style-name="ce31" office:value-type="float" office:value="4767406.78333333">
            <text:p>4,767,407</text:p>
          </table:table-cell>
          <table:table-cell table:style-name="ce31" office:value-type="float" office:value="5393846.84666667">
            <text:p>5,393,847</text:p>
          </table:table-cell>
          <table:table-cell table:style-name="ce31" office:value-type="float" office:value="4703473.5">
            <text:p>4,703,474</text:p>
          </table:table-cell>
          <table:table-cell table:style-name="ce31" office:value-type="float" office:value="4788470.28">
            <text:p>4,788,470</text:p>
          </table:table-cell>
          <table:table-cell table:style-name="ce31" office:value-type="float" office:value="5205283.45333333">
            <text:p>5,205,283</text:p>
          </table:table-cell>
          <table:table-cell table:style-name="ce31" office:value-type="float" office:value="5318400.26666667">
            <text:p>5,318,400</text:p>
          </table:table-cell>
          <table:table-cell table:style-name="ce31" office:value-type="float" office:value="4278277.37333333">
            <text:p>4,278,277</text:p>
          </table:table-cell>
          <table:table-cell table:style-name="ce31" office:value-type="float" office:value="3679585.94666667">
            <text:p>3,679,586</text:p>
          </table:table-cell>
          <table:table-cell table:style-name="ce31" office:value-type="float" office:value="4226918.52">
            <text:p>4,226,919</text:p>
          </table:table-cell>
          <table:table-cell table:style-name="ce31" office:value-type="float" office:value="3912929.16666667">
            <text:p>3,912,929</text:p>
          </table:table-cell>
          <table:table-cell table:style-name="ce31" office:value-type="float" office:value="4129612.59333333">
            <text:p>4,129,613</text:p>
          </table:table-cell>
          <table:table-cell table:style-name="ce31" office:value-type="float" office:value="4227130.74666667">
            <text:p>4,227,131</text:p>
          </table:table-cell>
          <table:table-cell table:style-name="ce31" office:value-type="float" office:value="4076821.21">
            <text:p>4,076,821</text:p>
          </table:table-cell>
          <table:table-cell table:style-name="ce31" office:value-type="float" office:value="4119213.48666667">
            <text:p>4,119,213</text:p>
          </table:table-cell>
          <table:table-cell table:style-name="ce31" office:value-type="float" office:value="3689030.03333333">
            <text:p>3,689,030</text:p>
          </table:table-cell>
          <table:table-cell table:style-name="ce31" office:value-type="float" office:value="3468102.07333333">
            <text:p>3,468,102</text:p>
          </table:table-cell>
          <table:table-cell table:style-name="ce31" office:value-type="float" office:value="3718211.2">
            <text:p>3,718,211</text:p>
          </table:table-cell>
          <table:table-cell table:style-name="ce30" office:value-type="string">
            <text:p>NNICB</text:p>
          </table:table-cell>
        </table:table-row>
        <table:table-row table:style-name="ro6">
          <table:table-cell table:style-name="ce29" office:value-type="string">
            <text:p>Industr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Asphalt and Road Oil</text:p>
          </table:table-cell>
          <table:table-cell table:style-name="ce31" office:value-type="float" office:value="1313439.01333333">
            <text:p>1,313,439</text:p>
          </table:table-cell>
          <table:table-cell table:style-name="ce31" office:value-type="float" office:value="1182488.26666667">
            <text:p>1,182,488</text:p>
          </table:table-cell>
          <table:table-cell table:style-name="ce31" office:value-type="float" office:value="1009878.24666667">
            <text:p>1,009,878</text:p>
          </table:table-cell>
          <table:table-cell table:style-name="ce31" office:value-type="float" office:value="1416415.29333333">
            <text:p>1,416,415</text:p>
          </table:table-cell>
          <table:table-cell table:style-name="ce31" office:value-type="float" office:value="1835276.22666667">
            <text:p>1,835,276</text:p>
          </table:table-cell>
          <table:table-cell table:style-name="ce31" office:value-type="float" office:value="2023234.4">
            <text:p>2,023,234</text:p>
          </table:table-cell>
          <table:table-cell table:style-name="ce31" office:value-type="float" office:value="2229564.99333333">
            <text:p>2,229,565</text:p>
          </table:table-cell>
          <table:table-cell table:style-name="ce31" office:value-type="float" office:value="2210663.32666667">
            <text:p>2,210,663</text:p>
          </table:table-cell>
          <table:table-cell table:style-name="ce31" office:value-type="float" office:value="1808057.82666667">
            <text:p>1,808,058</text:p>
          </table:table-cell>
          <table:table-cell table:style-name="ce31" office:value-type="float" office:value="2108896.75333333">
            <text:p>2,108,897</text:p>
          </table:table-cell>
          <table:table-cell table:style-name="ce31" office:value-type="float" office:value="2358398.75333333">
            <text:p>2,358,399</text:p>
          </table:table-cell>
          <table:table-cell table:style-name="ce31" office:value-type="float" office:value="1873608.80666667">
            <text:p>1,873,609</text:p>
          </table:table-cell>
          <table:table-cell table:style-name="ce31" office:value-type="float" office:value="1885932.69333333">
            <text:p>1,885,933</text:p>
          </table:table-cell>
          <table:table-cell table:style-name="ce31" office:value-type="float" office:value="1855009.56666667">
            <text:p>1,855,010</text:p>
          </table:table-cell>
          <table:table-cell table:style-name="ce31" office:value-type="float" office:value="1974316.88666667">
            <text:p>1,974,317</text:p>
          </table:table-cell>
          <table:table-cell table:style-name="ce31" office:value-type="float" office:value="1825674.18">
            <text:p>1,825,674</text:p>
          </table:table-cell>
          <table:table-cell table:style-name="ce31" office:value-type="float" office:value="1762240.18666667">
            <text:p>1,762,240</text:p>
          </table:table-cell>
          <table:table-cell table:style-name="ce31" office:value-type="float" office:value="1743187.30666667">
            <text:p>1,743,187</text:p>
          </table:table-cell>
          <table:table-cell table:style-name="ce31" office:value-type="float" office:value="1951030.03333333">
            <text:p>1,951,030</text:p>
          </table:table-cell>
          <table:table-cell table:style-name="ce31" office:value-type="float" office:value="2393177.82">
            <text:p>2,393,178</text:p>
          </table:table-cell>
          <table:table-cell table:style-name="ce31" office:value-type="float" office:value="1948081.37333333">
            <text:p>1,948,081</text:p>
          </table:table-cell>
          <table:table-cell table:style-name="ce31" office:value-type="float" office:value="2133166.49333333">
            <text:p>2,133,166</text:p>
          </table:table-cell>
          <table:table-cell table:style-name="ce31" office:value-type="float" office:value="1696613.6">
            <text:p>1,696,614</text:p>
          </table:table-cell>
          <table:table-cell table:style-name="ce31" office:value-type="float" office:value="1910656.07333333">
            <text:p>1,910,656</text:p>
          </table:table-cell>
          <table:table-cell table:style-name="ce31" office:value-type="float" office:value="2163031.12666667">
            <text:p>2,163,031</text:p>
          </table:table-cell>
          <table:table-cell table:style-name="ce31" office:value-type="float" office:value="2418959.69333333">
            <text:p>2,418,960</text:p>
          </table:table-cell>
          <table:table-cell table:style-name="ce31" office:value-type="float" office:value="2171877.10666667">
            <text:p>2,171,877</text:p>
          </table:table-cell>
          <table:table-cell table:style-name="ce31" office:value-type="float" office:value="1992916.12666667">
            <text:p>1,992,916</text:p>
          </table:table-cell>
          <table:table-cell table:style-name="ce31" office:value-type="float" office:value="1422161.4">
            <text:p>1,422,161</text:p>
          </table:table-cell>
          <table:table-cell table:style-name="ce31" office:value-type="float" office:value="1226944.98666667">
            <text:p>1,226,945</text:p>
          </table:table-cell>
          <table:table-cell table:style-name="ce31" office:value-type="float" office:value="1233522.76666667">
            <text:p>1,233,523</text:p>
          </table:table-cell>
          <table:table-cell table:style-name="ce30" office:value-type="string">
            <text:p>ARICB</text:p>
          </table:table-cell>
        </table:table-row>
        <table:table-row table:style-name="ro6">
          <table:table-cell table:style-name="ce29" office:value-type="string">
            <text:p>Industr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Distillate Fuel</text:p>
          </table:table-cell>
          <table:table-cell table:style-name="ce31" office:value-type="float" office:value="1522617.25">
            <text:p>1,522,617</text:p>
          </table:table-cell>
          <table:table-cell table:style-name="ce31" office:value-type="float" office:value="1605569.35">
            <text:p>1,605,569</text:p>
          </table:table-cell>
          <table:table-cell table:style-name="ce31" office:value-type="float" office:value="1631830.2">
            <text:p>1,631,830</text:p>
          </table:table-cell>
          <table:table-cell table:style-name="ce31" office:value-type="float" office:value="1273907.25">
            <text:p>1,273,907</text:p>
          </table:table-cell>
          <table:table-cell table:style-name="ce31" office:value-type="float" office:value="1498331.45">
            <text:p>1,498,331</text:p>
          </table:table-cell>
          <table:table-cell table:style-name="ce31" office:value-type="float" office:value="1444200.45">
            <text:p>1,444,200</text:p>
          </table:table-cell>
          <table:table-cell table:style-name="ce31" office:value-type="float" office:value="1590354.15">
            <text:p>1,590,354</text:p>
          </table:table-cell>
          <table:table-cell table:style-name="ce31" office:value-type="float" office:value="1702127.35">
            <text:p>1,702,127</text:p>
          </table:table-cell>
          <table:table-cell table:style-name="ce31" office:value-type="float" office:value="1896413.75">
            <text:p>1,896,414</text:p>
          </table:table-cell>
          <table:table-cell table:style-name="ce31" office:value-type="float" office:value="1641412.85">
            <text:p>1,641,413</text:p>
          </table:table-cell>
          <table:table-cell table:style-name="ce31" office:value-type="float" office:value="1544781.7">
            <text:p>1,544,782</text:p>
          </table:table-cell>
          <table:table-cell table:style-name="ce31" office:value-type="float" office:value="1448150.55">
            <text:p>1,448,151</text:p>
          </table:table-cell>
          <table:table-cell table:style-name="ce31" office:value-type="float" office:value="1251889.1">
            <text:p>1,251,889</text:p>
          </table:table-cell>
          <table:table-cell table:style-name="ce31" office:value-type="float" office:value="1346106.3">
            <text:p>1,346,106</text:p>
          </table:table-cell>
          <table:table-cell table:style-name="ce31" office:value-type="float" office:value="1173838.05">
            <text:p>1,173,838</text:p>
          </table:table-cell>
          <table:table-cell table:style-name="ce31" office:value-type="float" office:value="1559996.9">
            <text:p>1,559,997</text:p>
          </table:table-cell>
          <table:table-cell table:style-name="ce31" office:value-type="float" office:value="1860570.25">
            <text:p>1,860,570</text:p>
          </table:table-cell>
          <table:table-cell table:style-name="ce31" office:value-type="float" office:value="2129250.2">
            <text:p>2,129,250</text:p>
          </table:table-cell>
          <table:table-cell table:style-name="ce31" office:value-type="float" office:value="1888147.8">
            <text:p>1,888,148</text:p>
          </table:table-cell>
          <table:table-cell table:style-name="ce31" office:value-type="float" office:value="1823263.75">
            <text:p>1,823,264</text:p>
          </table:table-cell>
          <table:table-cell table:style-name="ce31" office:value-type="float" office:value="2069486.65">
            <text:p>2,069,487</text:p>
          </table:table-cell>
          <table:table-cell table:style-name="ce31" office:value-type="float" office:value="2169190.1">
            <text:p>2,169,190</text:p>
          </table:table-cell>
          <table:table-cell table:style-name="ce31" office:value-type="float" office:value="1947179.85">
            <text:p>1,947,180</text:p>
          </table:table-cell>
          <table:table-cell table:style-name="ce31" office:value-type="float" office:value="2470202.35">
            <text:p>2,470,202</text:p>
          </table:table-cell>
          <table:table-cell table:style-name="ce31" office:value-type="float" office:value="2879476.6">
            <text:p>2,879,477</text:p>
          </table:table-cell>
          <table:table-cell table:style-name="ce31" office:value-type="float" office:value="3027532.2">
            <text:p>3,027,532</text:p>
          </table:table-cell>
          <table:table-cell table:style-name="ce31" office:value-type="float" office:value="2927975.05">
            <text:p>2,927,975</text:p>
          </table:table-cell>
          <table:table-cell table:style-name="ce31" office:value-type="float" office:value="3031262.85">
            <text:p>3,031,263</text:p>
          </table:table-cell>
          <table:table-cell table:style-name="ce31" office:value-type="float" office:value="2851167.55">
            <text:p>2,851,168</text:p>
          </table:table-cell>
          <table:table-cell table:style-name="ce31" office:value-type="float" office:value="1362418.75">
            <text:p>1,362,419</text:p>
          </table:table-cell>
          <table:table-cell table:style-name="ce31" office:value-type="float" office:value="1060748.15">
            <text:p>1,060,748</text:p>
          </table:table-cell>
          <table:table-cell table:style-name="ce30" office:value-type="string">
            <text:p>DFICB</text:p>
          </table:table-cell>
        </table:table-row>
        <table:table-row table:style-name="ro6">
          <table:table-cell table:style-name="ce29" office:value-type="string">
            <text:p>Industr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Kerosene</text:p>
          </table:table-cell>
          <table:table-cell table:style-name="ce31" office:value-type="float" office:value="109472.293333333">
            <text:p>109,472</text:p>
          </table:table-cell>
          <table:table-cell table:style-name="ce31" office:value-type="float" office:value="88575.6666666667">
            <text:p>88,576</text:p>
          </table:table-cell>
          <table:table-cell table:style-name="ce31" office:value-type="float" office:value="76283.5333333333">
            <text:p>76,284</text:p>
          </table:table-cell>
          <table:table-cell table:style-name="ce31" office:value-type="float" office:value="43094.7733333333">
            <text:p>43,095</text:p>
          </table:table-cell>
          <table:table-cell table:style-name="ce31" office:value-type="float" office:value="70860.5333333333">
            <text:p>70,861</text:p>
          </table:table-cell>
          <table:table-cell table:style-name="ce31" office:value-type="float" office:value="84815.72">
            <text:p>84,816</text:p>
          </table:table-cell>
          <table:table-cell table:style-name="ce31" office:value-type="float" office:value="77801.9733333333">
            <text:p>77,802</text:p>
          </table:table-cell>
          <table:table-cell table:style-name="ce31" office:value-type="float" office:value="51120.8133333333">
            <text:p>51,121</text:p>
          </table:table-cell>
          <table:table-cell table:style-name="ce31" office:value-type="float" office:value="61099.1333333333">
            <text:p>61,099</text:p>
          </table:table-cell>
          <table:table-cell table:style-name="ce31" office:value-type="float" office:value="57411.4933333333">
            <text:p>57,411</text:p>
          </table:table-cell>
          <table:table-cell table:style-name="ce31" office:value-type="float" office:value="30730.3333333333">
            <text:p>30,730</text:p>
          </table:table-cell>
          <table:table-cell table:style-name="ce31" office:value-type="float" office:value="37671.7733333333">
            <text:p>37,672</text:p>
          </table:table-cell>
          <table:table-cell table:style-name="ce31" office:value-type="float" office:value="22921.2133333333">
            <text:p>22,921</text:p>
          </table:table-cell>
          <table:table-cell table:style-name="ce31" office:value-type="float" office:value="35719.4933333333">
            <text:p>35,719</text:p>
          </table:table-cell>
          <table:table-cell table:style-name="ce31" office:value-type="float" office:value="41576.3333333333">
            <text:p>41,576</text:p>
          </table:table-cell>
          <table:table-cell table:style-name="ce31" office:value-type="float" office:value="50180.8266666667">
            <text:p>50,181</text:p>
          </table:table-cell>
          <table:table-cell table:style-name="ce31" office:value-type="float" office:value="46710.1066666667">
            <text:p>46,710</text:p>
          </table:table-cell>
          <table:table-cell table:style-name="ce31" office:value-type="float" office:value="37454.8533333333">
            <text:p>37,455</text:p>
          </table:table-cell>
          <table:table-cell table:style-name="ce31" office:value-type="float" office:value="48300.8533333333">
            <text:p>48,301</text:p>
          </table:table-cell>
          <table:table-cell table:style-name="ce31" office:value-type="float" office:value="22921.2133333333">
            <text:p>22,921</text:p>
          </table:table-cell>
          <table:table-cell table:style-name="ce31" office:value-type="float" office:value="23138.1333333333">
            <text:p>23,138</text:p>
          </table:table-cell>
          <table:table-cell table:style-name="ce31" office:value-type="float" office:value="25885.7866666667">
            <text:p>25,886</text:p>
          </table:table-cell>
          <table:table-cell table:style-name="ce31" office:value-type="float" office:value="19016.6533333333">
            <text:p>19,017</text:p>
          </table:table-cell>
          <table:table-cell table:style-name="ce31" office:value-type="float" office:value="20390.48">
            <text:p>20,390</text:p>
          </table:table-cell>
          <table:table-cell table:style-name="ce31" office:value-type="float" office:value="23571.9733333333">
            <text:p>23,572</text:p>
          </table:table-cell>
          <table:table-cell table:style-name="ce31" office:value-type="float" office:value="27404.2266666667">
            <text:p>27,404</text:p>
          </table:table-cell>
          <table:table-cell table:style-name="ce31" office:value-type="float" office:value="20462.7866666667">
            <text:p>20,463</text:p>
          </table:table-cell>
          <table:table-cell table:style-name="ce31" office:value-type="float" office:value="11279.84">
            <text:p>11,280</text:p>
          </table:table-cell>
          <table:table-cell table:style-name="ce31" office:value-type="float" office:value="7158.36">
            <text:p>7,158</text:p>
          </table:table-cell>
          <table:table-cell table:style-name="ce31" office:value-type="float" office:value="5929.14666666667">
            <text:p>5,929</text:p>
          </table:table-cell>
          <table:table-cell table:style-name="ce31" office:value-type="float" office:value="9399.86666666667">
            <text:p>9,400</text:p>
          </table:table-cell>
          <table:table-cell table:style-name="ce30" office:value-type="string">
            <text:p>KSICB</text:p>
          </table:table-cell>
        </table:table-row>
        <table:table-row table:style-name="ro6">
          <table:table-cell table:style-name="ce29" office:value-type="string">
            <text:p>Industr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LPG</text:p>
          </table:table-cell>
          <table:table-cell table:style-name="ce31" office:value-type="float" office:value="297367.766666667">
            <text:p>297,368</text:p>
          </table:table-cell>
          <table:table-cell table:style-name="ce31" office:value-type="float" office:value="271416.504276353">
            <text:p>271,417</text:p>
          </table:table-cell>
          <table:table-cell table:style-name="ce31" office:value-type="float" office:value="297478.529147708">
            <text:p>297,479</text:p>
          </table:table-cell>
          <table:table-cell table:style-name="ce31" office:value-type="float" office:value="232442.400068801">
            <text:p>232,442</text:p>
          </table:table-cell>
          <table:table-cell table:style-name="ce31" office:value-type="float" office:value="332838.546890681">
            <text:p>332,839</text:p>
          </table:table-cell>
          <table:table-cell table:style-name="ce31" office:value-type="float" office:value="376535.283347307">
            <text:p>376,535</text:p>
          </table:table-cell>
          <table:table-cell table:style-name="ce31" office:value-type="float" office:value="340964.723679634">
            <text:p>340,965</text:p>
          </table:table-cell>
          <table:table-cell table:style-name="ce31" office:value-type="float" office:value="416249.433090496">
            <text:p>416,249</text:p>
          </table:table-cell>
          <table:table-cell table:style-name="ce31" office:value-type="float" office:value="462135.653667204">
            <text:p>462,136</text:p>
          </table:table-cell>
          <table:table-cell table:style-name="ce31" office:value-type="float" office:value="439267.517308628">
            <text:p>439,268</text:p>
          </table:table-cell>
          <table:table-cell table:style-name="ce31" office:value-type="float" office:value="338922.084387078">
            <text:p>338,922</text:p>
          </table:table-cell>
          <table:table-cell table:style-name="ce31" office:value-type="float" office:value="400970.222729147">
            <text:p>400,970</text:p>
          </table:table-cell>
          <table:table-cell table:style-name="ce31" office:value-type="float" office:value="393057.042841106">
            <text:p>393,057</text:p>
          </table:table-cell>
          <table:table-cell table:style-name="ce31" office:value-type="float" office:value="420399.773434711">
            <text:p>420,400</text:p>
          </table:table-cell>
          <table:table-cell table:style-name="ce31" office:value-type="float" office:value="419559.236284586">
            <text:p>419,559</text:p>
          </table:table-cell>
          <table:table-cell table:style-name="ce31" office:value-type="float" office:value="297770.797647889">
            <text:p>297,771</text:p>
          </table:table-cell>
          <table:table-cell table:style-name="ce31" office:value-type="float" office:value="298428.75467249">
            <text:p>298,429</text:p>
          </table:table-cell>
          <table:table-cell table:style-name="ce31" office:value-type="float" office:value="249238.411685315">
            <text:p>249,238</text:p>
          </table:table-cell>
          <table:table-cell table:style-name="ce31" office:value-type="float" office:value="195887.01610339">
            <text:p>195,887</text:p>
          </table:table-cell>
          <table:table-cell table:style-name="ce31" office:value-type="float" office:value="250163.718327564">
            <text:p>250,164</text:p>
          </table:table-cell>
          <table:table-cell table:style-name="ce31" office:value-type="float" office:value="428763.368354486">
            <text:p>428,763</text:p>
          </table:table-cell>
          <table:table-cell table:style-name="ce31" office:value-type="float" office:value="237994.243486943">
            <text:p>237,994</text:p>
          </table:table-cell>
          <table:table-cell table:style-name="ce31" office:value-type="float" office:value="381538.790537926">
            <text:p>381,539</text:p>
          </table:table-cell>
          <table:table-cell table:style-name="ce31" office:value-type="float" office:value="240470.334682816">
            <text:p>240,470</text:p>
          </table:table-cell>
          <table:table-cell table:style-name="ce31" office:value-type="float" office:value="169593.556420956">
            <text:p>169,594</text:p>
          </table:table-cell>
          <table:table-cell table:style-name="ce31" office:value-type="float" office:value="275223.623145135">
            <text:p>275,224</text:p>
          </table:table-cell>
          <table:table-cell table:style-name="ce31" office:value-type="float" office:value="321187.649821104">
            <text:p>321,188</text:p>
          </table:table-cell>
          <table:table-cell table:style-name="ce31" office:value-type="float" office:value="237293.958855615">
            <text:p>237,294</text:p>
          </table:table-cell>
          <table:table-cell table:style-name="ce31" office:value-type="float" office:value="145801.878656429">
            <text:p>145,802</text:p>
          </table:table-cell>
          <table:table-cell table:style-name="ce31" office:value-type="float" office:value="144307.113561276">
            <text:p>144,307</text:p>
          </table:table-cell>
          <table:table-cell table:style-name="ce31" office:value-type="float" office:value="136833.288085508">
            <text:p>136,833</text:p>
          </table:table-cell>
          <table:table-cell table:style-name="ce30" office:value-type="string">
            <text:p>LGICB</text:p>
          </table:table-cell>
        </table:table-row>
        <table:table-row table:style-name="ro6">
          <table:table-cell table:style-name="ce29" office:value-type="string">
            <text:p>Industr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Lubricants</text:p>
          </table:table-cell>
          <table:table-cell table:style-name="ce31" office:value-type="float" office:value="190060.346666667">
            <text:p>190,060</text:p>
          </table:table-cell>
          <table:table-cell table:style-name="ce31" office:value-type="float" office:value="182267.946666667">
            <text:p>182,268</text:p>
          </table:table-cell>
          <table:table-cell table:style-name="ce31" office:value-type="float" office:value="166237.866666667">
            <text:p>166,238</text:p>
          </table:table-cell>
          <table:table-cell table:style-name="ce31" office:value-type="float" office:value="174030.266666667">
            <text:p>174,030</text:p>
          </table:table-cell>
          <table:table-cell table:style-name="ce31" office:value-type="float" office:value="185533.333333333">
            <text:p>185,533</text:p>
          </table:table-cell>
          <table:table-cell table:style-name="ce31" office:value-type="float" office:value="172917.066666667">
            <text:p>172,917</text:p>
          </table:table-cell>
          <table:table-cell table:style-name="ce31" office:value-type="float" office:value="169057.973333333">
            <text:p>169,058</text:p>
          </table:table-cell>
          <table:table-cell table:style-name="ce31" office:value-type="float" office:value="191173.546666667">
            <text:p>191,174</text:p>
          </table:table-cell>
          <table:table-cell table:style-name="ce31" office:value-type="float" office:value="184345.92">
            <text:p>184,346</text:p>
          </table:table-cell>
          <table:table-cell table:style-name="ce31" office:value-type="float" office:value="189095.573333333">
            <text:p>189,096</text:p>
          </table:table-cell>
          <table:table-cell table:style-name="ce31" office:value-type="float" office:value="194587.36">
            <text:p>194,587</text:p>
          </table:table-cell>
          <table:table-cell table:style-name="ce31" office:value-type="float" office:value="174104.48">
            <text:p>174,104</text:p>
          </table:table-cell>
          <table:table-cell table:style-name="ce31" office:value-type="float" office:value="177444.08">
            <text:p>177,444</text:p>
          </table:table-cell>
          <table:table-cell table:style-name="ce31" office:value-type="float" office:value="180709.466666667">
            <text:p>180,709</text:p>
          </table:table-cell>
          <table:table-cell table:style-name="ce31" office:value-type="float" office:value="188872.933333333">
            <text:p>188,873</text:p>
          </table:table-cell>
          <table:table-cell table:style-name="ce31" office:value-type="float" office:value="185607.546666667">
            <text:p>185,608</text:p>
          </table:table-cell>
          <table:table-cell table:style-name="ce31" office:value-type="float" office:value="180189.973333333">
            <text:p>180,190</text:p>
          </table:table-cell>
          <table:table-cell table:style-name="ce31" office:value-type="float" office:value="190357.2">
            <text:p>190,357</text:p>
          </table:table-cell>
          <table:table-cell table:style-name="ce31" office:value-type="float" office:value="199262.8">
            <text:p>199,263</text:p>
          </table:table-cell>
          <table:table-cell table:style-name="ce31" office:value-type="float" office:value="201340.773333333">
            <text:p>201,341</text:p>
          </table:table-cell>
          <table:table-cell table:style-name="ce31" office:value-type="float" office:value="198298.026666667">
            <text:p>198,298</text:p>
          </table:table-cell>
          <table:table-cell table:style-name="ce31" office:value-type="float" office:value="181674.24">
            <text:p>181,674</text:p>
          </table:table-cell>
          <table:table-cell table:style-name="ce31" office:value-type="float" office:value="179522.053333333">
            <text:p>179,522</text:p>
          </table:table-cell>
          <table:table-cell table:style-name="ce31" office:value-type="float" office:value="166015.226666667">
            <text:p>166,015</text:p>
          </table:table-cell>
          <table:table-cell table:style-name="ce31" office:value-type="float" office:value="168167.413333333">
            <text:p>168,167</text:p>
          </table:table-cell>
          <table:table-cell table:style-name="ce31" office:value-type="float" office:value="167276.853333333">
            <text:p>167,277</text:p>
          </table:table-cell>
          <table:table-cell table:style-name="ce31" office:value-type="float" office:value="162972.48">
            <text:p>162,972</text:p>
          </table:table-cell>
          <table:table-cell table:style-name="ce31" office:value-type="float" office:value="168315.84">
            <text:p>168,316</text:p>
          </table:table-cell>
          <table:table-cell table:style-name="ce31" office:value-type="float" office:value="156219.066666667">
            <text:p>156,219</text:p>
          </table:table-cell>
          <table:table-cell table:style-name="ce31" office:value-type="float" office:value="140485.84">
            <text:p>140,486</text:p>
          </table:table-cell>
          <table:table-cell table:style-name="ce31" office:value-type="float" office:value="156070.64">
            <text:p>156,071</text:p>
          </table:table-cell>
          <table:table-cell table:style-name="ce30" office:value-type="string">
            <text:p>LUICB</text:p>
          </table:table-cell>
        </table:table-row>
        <table:table-row table:style-name="ro6">
          <table:table-cell table:style-name="ce29" office:value-type="string">
            <text:p>Industr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Motor Gasoline</text:p>
          </table:table-cell>
          <table:table-cell table:style-name="ce31" office:value-type="float" office:value="103908.2">
            <text:p>103,908</text:p>
          </table:table-cell>
          <table:table-cell table:style-name="ce31" office:value-type="float" office:value="86613.89">
            <text:p>86,614</text:p>
          </table:table-cell>
          <table:table-cell table:style-name="ce31" office:value-type="float" office:value="76507.75">
            <text:p>76,508</text:p>
          </table:table-cell>
          <table:table-cell table:style-name="ce31" office:value-type="float" office:value="59284.61">
            <text:p>59,285</text:p>
          </table:table-cell>
          <table:table-cell table:style-name="ce31" office:value-type="float" office:value="148154.673333333">
            <text:p>148,155</text:p>
          </table:table-cell>
          <table:table-cell table:style-name="ce31" office:value-type="float" office:value="254192.51">
            <text:p>254,193</text:p>
          </table:table-cell>
          <table:table-cell table:style-name="ce31" office:value-type="float" office:value="254750.1">
            <text:p>254,750</text:p>
          </table:table-cell>
          <table:table-cell table:style-name="ce31" office:value-type="float" office:value="274291.6">
            <text:p>274,292</text:p>
          </table:table-cell>
          <table:table-cell table:style-name="ce31" office:value-type="float" office:value="255663.613333333">
            <text:p>255,664</text:p>
          </table:table-cell>
          <table:table-cell table:style-name="ce31" office:value-type="float" office:value="285178.19">
            <text:p>285,178</text:p>
          </table:table-cell>
          <table:table-cell table:style-name="ce31" office:value-type="float" office:value="262933.193726987">
            <text:p>262,933</text:p>
          </table:table-cell>
          <table:table-cell table:style-name="ce31" office:value-type="float" office:value="250464.793384144">
            <text:p>250,465</text:p>
          </table:table-cell>
          <table:table-cell table:style-name="ce31" office:value-type="float" office:value="250218.616078053">
            <text:p>250,219</text:p>
          </table:table-cell>
          <table:table-cell table:style-name="ce31" office:value-type="float" office:value="237494.816986502">
            <text:p>237,495</text:p>
          </table:table-cell>
          <table:table-cell table:style-name="ce31" office:value-type="float" office:value="246656.032764786">
            <text:p>246,656</text:p>
          </table:table-cell>
          <table:table-cell table:style-name="ce31" office:value-type="float" office:value="265878.75736218">
            <text:p>265,879</text:p>
          </table:table-cell>
          <table:table-cell table:style-name="ce31" office:value-type="float" office:value="281170.07881458">
            <text:p>281,170</text:p>
          </table:table-cell>
          <table:table-cell table:style-name="ce31" office:value-type="float" office:value="294449.158246812">
            <text:p>294,449</text:p>
          </table:table-cell>
          <table:table-cell table:style-name="ce31" office:value-type="float" office:value="291572.661410325">
            <text:p>291,573</text:p>
          </table:table-cell>
          <table:table-cell table:style-name="ce31" office:value-type="float" office:value="209633.308454407">
            <text:p>209,633</text:p>
          </table:table-cell>
          <table:table-cell table:style-name="ce31" office:value-type="float" office:value="208723.484650328">
            <text:p>208,723</text:p>
          </table:table-cell>
          <table:table-cell table:style-name="ce31" office:value-type="float" office:value="505713.421979769">
            <text:p>505,713</text:p>
          </table:table-cell>
          <table:table-cell table:style-name="ce31" office:value-type="float" office:value="509530.01121461">
            <text:p>509,530</text:p>
          </table:table-cell>
          <table:table-cell table:style-name="ce31" office:value-type="float" office:value="509362.37518141">
            <text:p>509,362</text:p>
          </table:table-cell>
          <table:table-cell table:style-name="ce31" office:value-type="float" office:value="636148.756660869">
            <text:p>636,149</text:p>
          </table:table-cell>
          <table:table-cell table:style-name="ce31" office:value-type="float" office:value="600307.158512131">
            <text:p>600,307</text:p>
          </table:table-cell>
          <table:table-cell table:style-name="ce31" office:value-type="float" office:value="626524.775587191">
            <text:p>626,525</text:p>
          </table:table-cell>
          <table:table-cell table:style-name="ce31" office:value-type="float" office:value="390003.562250927">
            <text:p>390,004</text:p>
          </table:table-cell>
          <table:table-cell table:style-name="ce31" office:value-type="float" office:value="289475.356033821">
            <text:p>289,475</text:p>
          </table:table-cell>
          <table:table-cell table:style-name="ce31" office:value-type="float" office:value="282776.517169424">
            <text:p>282,777</text:p>
          </table:table-cell>
          <table:table-cell table:style-name="ce31" office:value-type="float" office:value="319263.809707414">
            <text:p>319,264</text:p>
          </table:table-cell>
          <table:table-cell table:style-name="ce30" office:value-type="string">
            <text:p>MGICB</text:p>
          </table:table-cell>
        </table:table-row>
        <table:table-row table:style-name="ro6">
          <table:table-cell table:style-name="ce29" office:value-type="string">
            <text:p>Industr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Petroleum Products (other)</text:p>
          </table:table-cell>
          <table:table-cell table:style-name="ce31" office:value-type="float" office:value="918733.799318768">
            <text:p>918,734</text:p>
          </table:table-cell>
          <table:table-cell table:style-name="ce31" office:value-type="float" office:value="655856.7741346">
            <text:p>655,857</text:p>
          </table:table-cell>
          <table:table-cell table:style-name="ce31" office:value-type="float" office:value="646763.13465787">
            <text:p>646,763</text:p>
          </table:table-cell>
          <table:table-cell table:style-name="ce31" office:value-type="float" office:value="830811.860077039">
            <text:p>830,812</text:p>
          </table:table-cell>
          <table:table-cell table:style-name="ce31" office:value-type="float" office:value="1018754.07407407">
            <text:p>1,018,754</text:p>
          </table:table-cell>
          <table:table-cell table:style-name="ce31" office:value-type="float" office:value="901167.037037037">
            <text:p>901,167</text:p>
          </table:table-cell>
          <table:table-cell table:style-name="ce31" office:value-type="float" office:value="740548.148148148">
            <text:p>740,548</text:p>
          </table:table-cell>
          <table:table-cell table:style-name="ce31" office:value-type="float" office:value="805238.888888889">
            <text:p>805,239</text:p>
          </table:table-cell>
          <table:table-cell table:style-name="ce31" office:value-type="float" office:value="847341.481481482">
            <text:p>847,341</text:p>
          </table:table-cell>
          <table:table-cell table:style-name="ce31" office:value-type="float" office:value="838763.703703704">
            <text:p>838,764</text:p>
          </table:table-cell>
          <table:table-cell table:style-name="ce31" office:value-type="float" office:value="815961.111111111">
            <text:p>815,961</text:p>
          </table:table-cell>
          <table:table-cell table:style-name="ce31" office:value-type="float" office:value="768711.851851852">
            <text:p>768,712</text:p>
          </table:table-cell>
          <table:table-cell table:style-name="ce31" office:value-type="float" office:value="804595.555555556">
            <text:p>804,596</text:p>
          </table:table-cell>
          <table:table-cell table:style-name="ce31" office:value-type="float" office:value="762707.407407407">
            <text:p>762,707</text:p>
          </table:table-cell>
          <table:table-cell table:style-name="ce31" office:value-type="float" office:value="764422.962962963">
            <text:p>764,423</text:p>
          </table:table-cell>
          <table:table-cell table:style-name="ce31" office:value-type="float" office:value="771070.740740741">
            <text:p>771,071</text:p>
          </table:table-cell>
          <table:table-cell table:style-name="ce31" office:value-type="float" office:value="890230.37037037">
            <text:p>890,230</text:p>
          </table:table-cell>
          <table:table-cell table:style-name="ce31" office:value-type="float" office:value="897450">
            <text:p>897,450</text:p>
          </table:table-cell>
          <table:table-cell table:style-name="ce31" office:value-type="float" office:value="894090.37037037">
            <text:p>894,090</text:p>
          </table:table-cell>
          <table:table-cell table:style-name="ce31" office:value-type="float" office:value="961711.851851852">
            <text:p>961,712</text:p>
          </table:table-cell>
          <table:table-cell table:style-name="ce31" office:value-type="float" office:value="836762.222222222">
            <text:p>836,762</text:p>
          </table:table-cell>
          <table:table-cell table:style-name="ce31" office:value-type="float" office:value="933619.62962963">
            <text:p>933,620</text:p>
          </table:table-cell>
          <table:table-cell table:style-name="ce31" office:value-type="float" office:value="966930">
            <text:p>966,930</text:p>
          </table:table-cell>
          <table:table-cell table:style-name="ce31" office:value-type="float" office:value="949774.444444444">
            <text:p>949,774</text:p>
          </table:table-cell>
          <table:table-cell table:style-name="ce31" office:value-type="float" office:value="867642.222222222">
            <text:p>867,642</text:p>
          </table:table-cell>
          <table:table-cell table:style-name="ce31" office:value-type="float" office:value="526818.518518519">
            <text:p>526,819</text:p>
          </table:table-cell>
          <table:table-cell table:style-name="ce31" office:value-type="float" office:value="873503.703703704">
            <text:p>873,504</text:p>
          </table:table-cell>
          <table:table-cell table:style-name="ce31" office:value-type="float" office:value="913962.222222222">
            <text:p>913,962</text:p>
          </table:table-cell>
          <table:table-cell table:style-name="ce31" office:value-type="float" office:value="893232.592592593">
            <text:p>893,233</text:p>
          </table:table-cell>
          <table:table-cell table:style-name="ce31" office:value-type="float" office:value="828970.740740741">
            <text:p>828,971</text:p>
          </table:table-cell>
          <table:table-cell table:style-name="ce31" office:value-type="float" office:value="341824.444444444">
            <text:p>341,824</text:p>
          </table:table-cell>
          <table:table-cell table:style-name="ce30" office:value-type="string">
            <text:p>POICB</text:p>
          </table:table-cell>
        </table:table-row>
        <table:table-row table:style-name="ro6">
          <table:table-cell table:style-name="ce29" office:value-type="string">
            <text:p>Industr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Residual Fuel</text:p>
          </table:table-cell>
          <table:table-cell table:style-name="ce31" office:value-type="float" office:value="2577281.37333333">
            <text:p>2,577,281</text:p>
          </table:table-cell>
          <table:table-cell table:style-name="ce31" office:value-type="float" office:value="1355223.87">
            <text:p>1,355,224</text:p>
          </table:table-cell>
          <table:table-cell table:style-name="ce31" office:value-type="float" office:value="1388397.26666667">
            <text:p>1,388,397</text:p>
          </table:table-cell>
          <table:table-cell table:style-name="ce31" office:value-type="float" office:value="1330560.51333333">
            <text:p>1,330,561</text:p>
          </table:table-cell>
          <table:table-cell table:style-name="ce31" office:value-type="float" office:value="1816499.55666667">
            <text:p>1,816,500</text:p>
          </table:table-cell>
          <table:table-cell table:style-name="ce31" office:value-type="float" office:value="1688218.58333333">
            <text:p>1,688,219</text:p>
          </table:table-cell>
          <table:table-cell table:style-name="ce31" office:value-type="float" office:value="1877330.58333333">
            <text:p>1,877,331</text:p>
          </table:table-cell>
          <table:table-cell table:style-name="ce31" office:value-type="float" office:value="1398089.25666667">
            <text:p>1,398,089</text:p>
          </table:table-cell>
          <table:table-cell table:style-name="ce31" office:value-type="float" office:value="1416291.28666667">
            <text:p>1,416,291</text:p>
          </table:table-cell>
          <table:table-cell table:style-name="ce31" office:value-type="float" office:value="1429765.51666667">
            <text:p>1,429,766</text:p>
          </table:table-cell>
          <table:table-cell table:style-name="ce31" office:value-type="float" office:value="1413297.01333333">
            <text:p>1,413,297</text:p>
          </table:table-cell>
          <table:table-cell table:style-name="ce31" office:value-type="float" office:value="1226706.50666667">
            <text:p>1,226,707</text:p>
          </table:table-cell>
          <table:table-cell table:style-name="ce31" office:value-type="float" office:value="1442924.56">
            <text:p>1,442,925</text:p>
          </table:table-cell>
          <table:table-cell table:style-name="ce31" office:value-type="float" office:value="1342301.21666667">
            <text:p>1,342,301</text:p>
          </table:table-cell>
          <table:table-cell table:style-name="ce31" office:value-type="float" office:value="1219378.41666667">
            <text:p>1,219,378</text:p>
          </table:table-cell>
          <table:table-cell table:style-name="ce31" office:value-type="float" office:value="880158.766666667">
            <text:p>880,159</text:p>
          </table:table-cell>
          <table:table-cell table:style-name="ce31" office:value-type="float" office:value="886620.093333333">
            <text:p>886,620</text:p>
          </table:table-cell>
          <table:table-cell table:style-name="ce31" office:value-type="float" office:value="1195109.04333333">
            <text:p>1,195,109</text:p>
          </table:table-cell>
          <table:table-cell table:style-name="ce31" office:value-type="float" office:value="996620.24">
            <text:p>996,620</text:p>
          </table:table-cell>
          <table:table-cell table:style-name="ce31" office:value-type="float" office:value="844069.893333333">
            <text:p>844,070</text:p>
          </table:table-cell>
          <table:table-cell table:style-name="ce31" office:value-type="float" office:value="924678.883333333">
            <text:p>924,679</text:p>
          </table:table-cell>
          <table:table-cell table:style-name="ce31" office:value-type="float" office:value="604606.823333333">
            <text:p>604,607</text:p>
          </table:table-cell>
          <table:table-cell table:style-name="ce31" office:value-type="float" office:value="339692.43">
            <text:p>339,692</text:p>
          </table:table-cell>
          <table:table-cell table:style-name="ce31" office:value-type="float" office:value="1036176.16666667">
            <text:p>1,036,176</text:p>
          </table:table-cell>
          <table:table-cell table:style-name="ce31" office:value-type="float" office:value="1211577.54666667">
            <text:p>1,211,578</text:p>
          </table:table-cell>
          <table:table-cell table:style-name="ce31" office:value-type="float" office:value="1191720.78666667">
            <text:p>1,191,721</text:p>
          </table:table-cell>
          <table:table-cell table:style-name="ce31" office:value-type="float" office:value="557722.806666667">
            <text:p>557,723</text:p>
          </table:table-cell>
          <table:table-cell table:style-name="ce31" office:value-type="float" office:value="807981.02">
            <text:p>807,981</text:p>
          </table:table-cell>
          <table:table-cell table:style-name="ce31" office:value-type="float" office:value="1022465.54666667">
            <text:p>1,022,466</text:p>
          </table:table-cell>
          <table:table-cell table:style-name="ce31" office:value-type="float" office:value="822322.013333333">
            <text:p>822,322</text:p>
          </table:table-cell>
          <table:table-cell table:style-name="ce31" office:value-type="float" office:value="828783.34">
            <text:p>828,783</text:p>
          </table:table-cell>
          <table:table-cell table:style-name="ce30" office:value-type="string">
            <text:p>RFICB</text:p>
          </table:table-cell>
        </table:table-row>
        <table:table-row table:style-name="ro6">
          <table:table-cell table:style-name="ce29" office:value-type="string">
            <text:p>Residential Consumption</text:p>
          </table:table-cell>
          <table:table-cell table:style-name="ce29" office:value-type="string">
            <text:p>Coal</text:p>
          </table:table-cell>
          <table:table-cell table:style-name="ce29" office:value-type="string">
            <text:p>Coal</text:p>
          </table:table-cell>
          <table:table-cell table:style-name="ce31" office:value-type="float" office:value="94571.4000598743">
            <text:p>94,571</text:p>
          </table:table-cell>
          <table:table-cell table:style-name="ce31" office:value-type="float" office:value="55196.8139634041">
            <text:p>55,197</text:p>
          </table:table-cell>
          <table:table-cell table:style-name="ce31" office:value-type="float" office:value="97726.4109007448">
            <text:p>97,726</text:p>
          </table:table-cell>
          <table:table-cell table:style-name="ce31" office:value-type="float" office:value="95460.9864738594">
            <text:p>95,461</text:p>
          </table:table-cell>
          <table:table-cell table:style-name="ce31" office:value-type="float" office:value="128952.608612822">
            <text:p>128,953</text:p>
          </table:table-cell>
          <table:table-cell table:style-name="ce31" office:value-type="float" office:value="140696.627990311">
            <text:p>140,697</text:p>
          </table:table-cell>
          <table:table-cell table:style-name="ce31" office:value-type="float" office:value="133702.316045396">
            <text:p>133,702</text:p>
          </table:table-cell>
          <table:table-cell table:style-name="ce31" office:value-type="float" office:value="177996.933711932">
            <text:p>177,997</text:p>
          </table:table-cell>
          <table:table-cell table:style-name="ce31" office:value-type="float" office:value="152892.199109144">
            <text:p>152,892</text:p>
          </table:table-cell>
          <table:table-cell table:style-name="ce31" office:value-type="float" office:value="96925.6833377181">
            <text:p>96,926</text:p>
          </table:table-cell>
          <table:table-cell table:style-name="ce31" office:value-type="float" office:value="113730.353758151">
            <text:p>113,730</text:p>
          </table:table-cell>
          <table:table-cell table:style-name="ce31" office:value-type="float" office:value="60596.1481470162">
            <text:p>60,596</text:p>
          </table:table-cell>
          <table:table-cell table:style-name="ce31" office:value-type="float" office:value="84090.8328531354">
            <text:p>84,091</text:p>
          </table:table-cell>
          <table:table-cell table:style-name="ce31" office:value-type="float" office:value="133838.013650354">
            <text:p>133,838</text:p>
          </table:table-cell>
          <table:table-cell table:style-name="ce31" office:value-type="float" office:value="113016.110798733">
            <text:p>113,016</text:p>
          </table:table-cell>
          <table:table-cell table:style-name="ce31" office:value-type="float" office:value="88733.8575693762">
            <text:p>88,734</text:p>
          </table:table-cell>
          <table:table-cell table:style-name="ce31" office:value-type="float" office:value="113609.077361673">
            <text:p>113,609</text:p>
          </table:table-cell>
          <table:table-cell table:style-name="ce31" office:value-type="float" office:value="47386.9797203399">
            <text:p>47,387</text:p>
          </table:table-cell>
          <table:table-cell table:style-name="ce31" office:value-type="float" office:value="47785.9701867024">
            <text:p>47,786</text:p>
          </table:table-cell>
          <table:table-cell table:style-name="ce31" office:value-type="float" office:value="37526.1768678575">
            <text:p>37,526</text:p>
          </table:table-cell>
          <table:table-cell table:style-name="ce31" office:value-type="float" office:value="22794.0987091341">
            <text:p>22,794</text:p>
          </table:table-cell>
          <table:table-cell table:style-name="ce31" office:value-type="float" office:value="33938.9963048649">
            <text:p>33,939</text:p>
          </table:table-cell>
          <table:table-cell table:style-name="ce31" office:value-type="float" office:value="22098.0897554378">
            <text:p>22,098</text:p>
          </table:table-cell>
          <table:table-cell table:style-name="ce31" office:value-type="float" office:value="32559.3534292919">
            <text:p>32,559</text:p>
          </table:table-cell>
          <table:table-cell table:style-name="ce31" office:value-type="float" office:value="22041.9845641921">
            <text:p>22,042</text:p>
          </table:table-cell>
          <table:table-cell table:style-name="ce31" office:value-type="float" office:value="22961.1950475298">
            <text:p>22,961</text:p>
          </table:table-cell>
          <table:table-cell table:style-name="ce31" office:value-type="float" office:value="5686.7408294911">
            <text:p>5,687</text:p>
          </table:table-cell>
          <table:table-cell table:style-name="ce31" office:value-type="float" office:value="19589.5993263489">
            <text:p>19,590</text:p>
          </table:table-cell>
          <table:table-cell table:style-name="ce31" office:value-type="float" office:value="18762.4863169031">
            <text:p>18,762</text:p>
          </table:table-cell>
          <table:table-cell table:style-name="ce31" office:value-type="float" office:value="24408.3787682231">
            <text:p>24,408</text:p>
          </table:table-cell>
          <table:table-cell table:style-name="ce31" office:value-type="float" office:value="23359.581243026">
            <text:p>23,360</text:p>
          </table:table-cell>
          <table:table-cell table:style-name="ce30" office:value-type="string">
            <text:p>CLRCB</text:p>
          </table:table-cell>
        </table:table-row>
        <table:table-row table:style-name="ro6">
          <table:table-cell table:style-name="ce29" office:value-type="string">
            <text:p>Residential Consumption</text:p>
          </table:table-cell>
          <table:table-cell table:style-name="ce29" office:value-type="string">
            <text:p>Natural Gas</text:p>
          </table:table-cell>
          <table:table-cell table:style-name="ce29" office:value-type="string">
            <text:p>Natural Gas</text:p>
          </table:table-cell>
          <table:table-cell table:style-name="ce31" office:value-type="float" office:value="2949101.76">
            <text:p>2,949,102</text:p>
          </table:table-cell>
          <table:table-cell table:style-name="ce31" office:value-type="float" office:value="2759105.83666667">
            <text:p>2,759,106</text:p>
          </table:table-cell>
          <table:table-cell table:style-name="ce31" office:value-type="float" office:value="2617922.04666667">
            <text:p>2,617,922</text:p>
          </table:table-cell>
          <table:table-cell table:style-name="ce31" office:value-type="float" office:value="2577758.15">
            <text:p>2,577,758</text:p>
          </table:table-cell>
          <table:table-cell table:style-name="ce31" office:value-type="float" office:value="2822826.89333333">
            <text:p>2,822,827</text:p>
          </table:table-cell>
          <table:table-cell table:style-name="ce31" office:value-type="float" office:value="2679202.49666667">
            <text:p>2,679,202</text:p>
          </table:table-cell>
          <table:table-cell table:style-name="ce31" office:value-type="float" office:value="2840866.16">
            <text:p>2,840,866</text:p>
          </table:table-cell>
          <table:table-cell table:style-name="ce31" office:value-type="float" office:value="3055268.15">
            <text:p>3,055,268</text:p>
          </table:table-cell>
          <table:table-cell table:style-name="ce31" office:value-type="float" office:value="3219531.59">
            <text:p>3,219,532</text:p>
          </table:table-cell>
          <table:table-cell table:style-name="ce31" office:value-type="float" office:value="3399871.2">
            <text:p>3,399,871</text:p>
          </table:table-cell>
          <table:table-cell table:style-name="ce31" office:value-type="float" office:value="2844633.18333333">
            <text:p>2,844,633</text:p>
          </table:table-cell>
          <table:table-cell table:style-name="ce31" office:value-type="float" office:value="2993775.47333333">
            <text:p>2,993,775</text:p>
          </table:table-cell>
          <table:table-cell table:style-name="ce31" office:value-type="float" office:value="3438390.34">
            <text:p>3,438,390</text:p>
          </table:table-cell>
          <table:table-cell table:style-name="ce31" office:value-type="float" office:value="3627219.01666667">
            <text:p>3,627,219</text:p>
          </table:table-cell>
          <table:table-cell table:style-name="ce31" office:value-type="float" office:value="3576815.18333333">
            <text:p>3,576,815</text:p>
          </table:table-cell>
          <table:table-cell table:style-name="ce31" office:value-type="float" office:value="3751371.61666667">
            <text:p>3,751,372</text:p>
          </table:table-cell>
          <table:table-cell table:style-name="ce31" office:value-type="float" office:value="4190521.64666667">
            <text:p>4,190,522</text:p>
          </table:table-cell>
          <table:table-cell table:style-name="ce31" office:value-type="float" office:value="4086742.80666667">
            <text:p>4,086,743</text:p>
          </table:table-cell>
          <table:table-cell table:style-name="ce31" office:value-type="float" office:value="3497283.24">
            <text:p>3,497,283</text:p>
          </table:table-cell>
          <table:table-cell table:style-name="ce31" office:value-type="float" office:value="3806868.89">
            <text:p>3,806,869</text:p>
          </table:table-cell>
          <table:table-cell table:style-name="ce31" office:value-type="float" office:value="4366722.83666667">
            <text:p>4,366,723</text:p>
          </table:table-cell>
          <table:table-cell table:style-name="ce31" office:value-type="float" office:value="3865284.28">
            <text:p>3,865,284</text:p>
          </table:table-cell>
          <table:table-cell table:style-name="ce31" office:value-type="float" office:value="4144627.63">
            <text:p>4,144,628</text:p>
          </table:table-cell>
          <table:table-cell table:style-name="ce31" office:value-type="float" office:value="4689360.42666667">
            <text:p>4,689,360</text:p>
          </table:table-cell>
          <table:table-cell table:style-name="ce31" office:value-type="float" office:value="4522868.60666667">
            <text:p>4,522,869</text:p>
          </table:table-cell>
          <table:table-cell table:style-name="ce31" office:value-type="float" office:value="4716949.89333333">
            <text:p>4,716,950</text:p>
          </table:table-cell>
          <table:table-cell table:style-name="ce31" office:value-type="float" office:value="3937494.40333333">
            <text:p>3,937,494</text:p>
          </table:table-cell>
          <table:table-cell table:style-name="ce31" office:value-type="float" office:value="4453523.54333333">
            <text:p>4,453,524</text:p>
          </table:table-cell>
          <table:table-cell table:style-name="ce31" office:value-type="float" office:value="4386459.91666667">
            <text:p>4,386,460</text:p>
          </table:table-cell>
          <table:table-cell table:style-name="ce31" office:value-type="float" office:value="4634765.11666667">
            <text:p>4,634,765</text:p>
          </table:table-cell>
          <table:table-cell table:style-name="ce31" office:value-type="float" office:value="4794518.74">
            <text:p>4,794,519</text:p>
          </table:table-cell>
          <table:table-cell table:style-name="ce30" office:value-type="string">
            <text:p>NNRCB</text:p>
          </table:table-cell>
        </table:table-row>
        <table:table-row table:style-name="ro6">
          <table:table-cell table:style-name="ce29" office:value-type="string">
            <text:p>Resident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Distillate Fuel</text:p>
          </table:table-cell>
          <table:table-cell table:style-name="ce31" office:value-type="float" office:value="3144572.2">
            <text:p>3,144,572</text:p>
          </table:table-cell>
          <table:table-cell table:style-name="ce31" office:value-type="float" office:value="2374083.25">
            <text:p>2,374,083</text:p>
          </table:table-cell>
          <table:table-cell table:style-name="ce31" office:value-type="float" office:value="2145489.5">
            <text:p>2,145,490</text:p>
          </table:table-cell>
          <table:table-cell table:style-name="ce31" office:value-type="float" office:value="2299177.65">
            <text:p>2,299,178</text:p>
          </table:table-cell>
          <table:table-cell table:style-name="ce31" office:value-type="float" office:value="2704136.05">
            <text:p>2,704,136</text:p>
          </table:table-cell>
          <table:table-cell table:style-name="ce31" office:value-type="float" office:value="2445038.75">
            <text:p>2,445,039</text:p>
          </table:table-cell>
          <table:table-cell table:style-name="ce31" office:value-type="float" office:value="3084881.8">
            <text:p>3,084,882</text:p>
          </table:table-cell>
          <table:table-cell table:style-name="ce31" office:value-type="float" office:value="3231181.8">
            <text:p>3,231,182</text:p>
          </table:table-cell>
          <table:table-cell table:style-name="ce31" office:value-type="float" office:value="3400670.35">
            <text:p>3,400,670</text:p>
          </table:table-cell>
          <table:table-cell table:style-name="ce31" office:value-type="float" office:value="2977278.15">
            <text:p>2,977,278</text:p>
          </table:table-cell>
          <table:table-cell table:style-name="ce31" office:value-type="float" office:value="2585852.5">
            <text:p>2,585,853</text:p>
          </table:table-cell>
          <table:table-cell table:style-name="ce31" office:value-type="float" office:value="2265309.2">
            <text:p>2,265,309</text:p>
          </table:table-cell>
          <table:table-cell table:style-name="ce31" office:value-type="float" office:value="2368743.3">
            <text:p>2,368,743</text:p>
          </table:table-cell>
          <table:table-cell table:style-name="ce31" office:value-type="float" office:value="2253385.75">
            <text:p>2,253,386</text:p>
          </table:table-cell>
          <table:table-cell table:style-name="ce31" office:value-type="float" office:value="2329096">
            <text:p>2,329,096</text:p>
          </table:table-cell>
          <table:table-cell table:style-name="ce31" office:value-type="float" office:value="2199327.9">
            <text:p>2,199,328</text:p>
          </table:table-cell>
          <table:table-cell table:style-name="ce31" office:value-type="float" office:value="2458644.65">
            <text:p>2,458,645</text:p>
          </table:table-cell>
          <table:table-cell table:style-name="ce31" office:value-type="float" office:value="2221711.8">
            <text:p>2,221,712</text:p>
          </table:table-cell>
          <table:table-cell table:style-name="ce31" office:value-type="float" office:value="2139271.75">
            <text:p>2,139,272</text:p>
          </table:table-cell>
          <table:table-cell table:style-name="ce31" office:value-type="float" office:value="2109719.15">
            <text:p>2,109,719</text:p>
          </table:table-cell>
          <table:table-cell table:style-name="ce31" office:value-type="float" office:value="2419875.15">
            <text:p>2,419,875</text:p>
          </table:table-cell>
          <table:table-cell table:style-name="ce31" office:value-type="float" office:value="2210080.95">
            <text:p>2,210,081</text:p>
          </table:table-cell>
          <table:table-cell table:style-name="ce31" office:value-type="float" office:value="2080971.2">
            <text:p>2,080,971</text:p>
          </table:table-cell>
          <table:table-cell table:style-name="ce31" office:value-type="float" office:value="2191939.75">
            <text:p>2,191,940</text:p>
          </table:table-cell>
          <table:table-cell table:style-name="ce31" office:value-type="float" office:value="2386811.35">
            <text:p>2,386,811</text:p>
          </table:table-cell>
          <table:table-cell table:style-name="ce31" office:value-type="float" office:value="2296544.25">
            <text:p>2,296,544</text:p>
          </table:table-cell>
          <table:table-cell table:style-name="ce31" office:value-type="float" office:value="1927721.95">
            <text:p>1,927,722</text:p>
          </table:table-cell>
          <table:table-cell table:style-name="ce31" office:value-type="float" office:value="1857059.05">
            <text:p>1,857,059</text:p>
          </table:table-cell>
          <table:table-cell table:style-name="ce31" office:value-type="float" office:value="1711197.95">
            <text:p>1,711,198</text:p>
          </table:table-cell>
          <table:table-cell table:style-name="ce31" office:value-type="float" office:value="1323868.7">
            <text:p>1,323,869</text:p>
          </table:table-cell>
          <table:table-cell table:style-name="ce31" office:value-type="float" office:value="1409966.25">
            <text:p>1,409,966</text:p>
          </table:table-cell>
          <table:table-cell table:style-name="ce30" office:value-type="string">
            <text:p>DFRCB</text:p>
          </table:table-cell>
        </table:table-row>
        <table:table-row table:style-name="ro6">
          <table:table-cell table:style-name="ce29" office:value-type="string">
            <text:p>Resident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Kerosene</text:p>
          </table:table-cell>
          <table:table-cell table:style-name="ce31" office:value-type="float" office:value="575199.533333333">
            <text:p>575,200</text:p>
          </table:table-cell>
          <table:table-cell table:style-name="ce31" office:value-type="float" office:value="376790.04">
            <text:p>376,790</text:p>
          </table:table-cell>
          <table:table-cell table:style-name="ce31" office:value-type="float" office:value="429718.52">
            <text:p>429,719</text:p>
          </table:table-cell>
          <table:table-cell table:style-name="ce31" office:value-type="float" office:value="484671.586666667">
            <text:p>484,672</text:p>
          </table:table-cell>
          <table:table-cell table:style-name="ce31" office:value-type="float" office:value="1320319.73333333">
            <text:p>1,320,320</text:p>
          </table:table-cell>
          <table:table-cell table:style-name="ce31" office:value-type="float" office:value="1480406.69333333">
            <text:p>1,480,407</text:p>
          </table:table-cell>
          <table:table-cell table:style-name="ce31" office:value-type="float" office:value="1014317.92">
            <text:p>1,014,318</text:p>
          </table:table-cell>
          <table:table-cell table:style-name="ce31" office:value-type="float" office:value="894361.16">
            <text:p>894,361</text:p>
          </table:table-cell>
          <table:table-cell table:style-name="ce31" office:value-type="float" office:value="1078020.09333333">
            <text:p>1,078,020</text:p>
          </table:table-cell>
          <table:table-cell table:style-name="ce31" office:value-type="float" office:value="931237.56">
            <text:p>931,238</text:p>
          </table:table-cell>
          <table:table-cell table:style-name="ce31" office:value-type="float" office:value="475488.64">
            <text:p>475,489</text:p>
          </table:table-cell>
          <table:table-cell table:style-name="ce31" office:value-type="float" office:value="542010.773333333">
            <text:p>542,011</text:p>
          </table:table-cell>
          <table:table-cell table:style-name="ce31" office:value-type="float" office:value="526175.613333333">
            <text:p>526,176</text:p>
          </table:table-cell>
          <table:table-cell table:style-name="ce31" office:value-type="float" office:value="610412.88">
            <text:p>610,413</text:p>
          </table:table-cell>
          <table:table-cell table:style-name="ce31" office:value-type="float" office:value="515112.693333333">
            <text:p>515,113</text:p>
          </table:table-cell>
          <table:table-cell table:style-name="ce31" office:value-type="float" office:value="500217.52">
            <text:p>500,218</text:p>
          </table:table-cell>
          <table:table-cell table:style-name="ce31" office:value-type="float" office:value="632972.56">
            <text:p>632,973</text:p>
          </table:table-cell>
          <table:table-cell table:style-name="ce31" office:value-type="float" office:value="648952.333333333">
            <text:p>648,952</text:p>
          </table:table-cell>
          <table:table-cell table:style-name="ce31" office:value-type="float" office:value="841577.293333333">
            <text:p>841,577</text:p>
          </table:table-cell>
          <table:table-cell table:style-name="ce31" office:value-type="float" office:value="634780.226666667">
            <text:p>634,780</text:p>
          </table:table-cell>
          <table:table-cell table:style-name="ce31" office:value-type="float" office:value="673030.453333333">
            <text:p>673,030</text:p>
          </table:table-cell>
          <table:table-cell table:style-name="ce31" office:value-type="float" office:value="689154.84">
            <text:p>689,155</text:p>
          </table:table-cell>
          <table:table-cell table:style-name="ce31" office:value-type="float" office:value="383369.946666667">
            <text:p>383,370</text:p>
          </table:table-cell>
          <table:table-cell table:style-name="ce31" office:value-type="float" office:value="516920.36">
            <text:p>516,920</text:p>
          </table:table-cell>
          <table:table-cell table:style-name="ce31" office:value-type="float" office:value="596096.16">
            <text:p>596,096</text:p>
          </table:table-cell>
          <table:table-cell table:style-name="ce31" office:value-type="float" office:value="584527.093333333">
            <text:p>584,527</text:p>
          </table:table-cell>
          <table:table-cell table:style-name="ce31" office:value-type="float" office:value="467101.066666667">
            <text:p>467,101</text:p>
          </table:table-cell>
          <table:table-cell table:style-name="ce31" office:value-type="float" office:value="303326.466666667">
            <text:p>303,326</text:p>
          </table:table-cell>
          <table:table-cell table:style-name="ce31" office:value-type="float" office:value="142588.746666667">
            <text:p>142,589</text:p>
          </table:table-cell>
          <table:table-cell table:style-name="ce31" office:value-type="float" office:value="117498.333333333">
            <text:p>117,498</text:p>
          </table:table-cell>
          <table:table-cell table:style-name="ce31" office:value-type="float" office:value="136008.84">
            <text:p>136,009</text:p>
          </table:table-cell>
          <table:table-cell table:style-name="ce30" office:value-type="string">
            <text:p>KSRCB</text:p>
          </table:table-cell>
        </table:table-row>
        <table:table-row table:style-name="ro6">
          <table:table-cell table:style-name="ce29" office:value-type="string">
            <text:p>Residential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LPG</text:p>
          </table:table-cell>
          <table:table-cell table:style-name="ce31" office:value-type="float" office:value="298615.9">
            <text:p>298,616</text:p>
          </table:table-cell>
          <table:table-cell table:style-name="ce31" office:value-type="float" office:value="275785.130466132">
            <text:p>275,785</text:p>
          </table:table-cell>
          <table:table-cell table:style-name="ce31" office:value-type="float" office:value="259218.827242242">
            <text:p>259,219</text:p>
          </table:table-cell>
          <table:table-cell table:style-name="ce31" office:value-type="float" office:value="308219.868831177">
            <text:p>308,220</text:p>
          </table:table-cell>
          <table:table-cell table:style-name="ce31" office:value-type="float" office:value="343844.043397248">
            <text:p>343,844</text:p>
          </table:table-cell>
          <table:table-cell table:style-name="ce31" office:value-type="float" office:value="356691.444690807">
            <text:p>356,691</text:p>
          </table:table-cell>
          <table:table-cell table:style-name="ce31" office:value-type="float" office:value="303467.962667473">
            <text:p>303,468</text:p>
          </table:table-cell>
          <table:table-cell table:style-name="ce31" office:value-type="float" office:value="371082.340170726">
            <text:p>371,082</text:p>
          </table:table-cell>
          <table:table-cell table:style-name="ce31" office:value-type="float" office:value="354172.872260557">
            <text:p>354,173</text:p>
          </table:table-cell>
          <table:table-cell table:style-name="ce31" office:value-type="float" office:value="413935.98598156">
            <text:p>413,936</text:p>
          </table:table-cell>
          <table:table-cell table:style-name="ce31" office:value-type="float" office:value="420335.641507811">
            <text:p>420,336</text:p>
          </table:table-cell>
          <table:table-cell table:style-name="ce31" office:value-type="float" office:value="458936.570145426">
            <text:p>458,937</text:p>
          </table:table-cell>
          <table:table-cell table:style-name="ce31" office:value-type="float" office:value="480901.460404264">
            <text:p>480,901</text:p>
          </table:table-cell>
          <table:table-cell table:style-name="ce31" office:value-type="float" office:value="472864.171511019">
            <text:p>472,864</text:p>
          </table:table-cell>
          <table:table-cell table:style-name="ce31" office:value-type="float" office:value="483497.419036846">
            <text:p>483,497</text:p>
          </table:table-cell>
          <table:table-cell table:style-name="ce31" office:value-type="float" office:value="569055.076040786">
            <text:p>569,055</text:p>
          </table:table-cell>
          <table:table-cell table:style-name="ce31" office:value-type="float" office:value="630867.549013354">
            <text:p>630,868</text:p>
          </table:table-cell>
          <table:table-cell table:style-name="ce31" office:value-type="float" office:value="680607.792709675">
            <text:p>680,608</text:p>
          </table:table-cell>
          <table:table-cell table:style-name="ce31" office:value-type="float" office:value="519437.039839046">
            <text:p>519,437</text:p>
          </table:table-cell>
          <table:table-cell table:style-name="ce31" office:value-type="float" office:value="579395.371538733">
            <text:p>579,395</text:p>
          </table:table-cell>
          <table:table-cell table:style-name="ce31" office:value-type="float" office:value="692435.71426776">
            <text:p>692,436</text:p>
          </table:table-cell>
          <table:table-cell table:style-name="ce31" office:value-type="float" office:value="629189.493448857">
            <text:p>629,189</text:p>
          </table:table-cell>
          <table:table-cell table:style-name="ce31" office:value-type="float" office:value="605317.581658196">
            <text:p>605,318</text:p>
          </table:table-cell>
          <table:table-cell table:style-name="ce31" office:value-type="float" office:value="752551.943530814">
            <text:p>752,552</text:p>
          </table:table-cell>
          <table:table-cell table:style-name="ce31" office:value-type="float" office:value="794779.057468899">
            <text:p>794,779</text:p>
          </table:table-cell>
          <table:table-cell table:style-name="ce31" office:value-type="float" office:value="763264.426712747">
            <text:p>763,264</text:p>
          </table:table-cell>
          <table:table-cell table:style-name="ce31" office:value-type="float" office:value="609365.903790903">
            <text:p>609,366</text:p>
          </table:table-cell>
          <table:table-cell table:style-name="ce31" office:value-type="float" office:value="696249.124946699">
            <text:p>696,249</text:p>
          </table:table-cell>
          <table:table-cell table:style-name="ce31" office:value-type="float" office:value="740220.131495797">
            <text:p>740,220</text:p>
          </table:table-cell>
          <table:table-cell table:style-name="ce31" office:value-type="float" office:value="838750.064017998">
            <text:p>838,750</text:p>
          </table:table-cell>
          <table:table-cell table:style-name="ce31" office:value-type="float" office:value="826355.970104017">
            <text:p>826,356</text:p>
          </table:table-cell>
          <table:table-cell table:style-name="ce30" office:value-type="string">
            <text:p>LGRCB</text:p>
          </table:table-cell>
        </table:table-row>
        <table:table-row table:style-name="ro6">
          <table:table-cell table:style-name="ce29" office:value-type="string">
            <text:p>Transportation Consumption</text:p>
          </table:table-cell>
          <table:table-cell table:style-name="ce29" office:value-type="string">
            <text:p>Coal</text:p>
          </table:table-cell>
          <table:table-cell table:style-name="ce29" office:value-type="string">
            <text:p>Coal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string">
            <text:p>CLACB</text:p>
          </table:table-cell>
        </table:table-row>
        <table:table-row table:style-name="ro6">
          <table:table-cell table:style-name="ce29" office:value-type="string">
            <text:p>Transportation Consumption</text:p>
          </table:table-cell>
          <table:table-cell table:style-name="ce29" office:value-type="string">
            <text:p>Natural Gas</text:p>
          </table:table-cell>
          <table:table-cell table:style-name="ce29" office:value-type="string">
            <text:p>Natural Gas</text:p>
          </table:table-cell>
          <table:table-cell table:style-name="ce31" office:value-type="float" office:value="444614.866666667">
            <text:p>444,615</text:p>
          </table:table-cell>
          <table:table-cell table:style-name="ce31" office:value-type="float" office:value="581448.01">
            <text:p>581,448</text:p>
          </table:table-cell>
          <table:table-cell table:style-name="ce31" office:value-type="float" office:value="595614.14">
            <text:p>595,614</text:p>
          </table:table-cell>
          <table:table-cell table:style-name="ce31" office:value-type="float" office:value="393839.636666667">
            <text:p>393,840</text:p>
          </table:table-cell>
          <table:table-cell table:style-name="ce31" office:value-type="float" office:value="360148.653333333">
            <text:p>360,149</text:p>
          </table:table-cell>
          <table:table-cell table:style-name="ce31" office:value-type="float" office:value="244007.61">
            <text:p>244,008</text:p>
          </table:table-cell>
          <table:table-cell table:style-name="ce31" office:value-type="float" office:value="268201.45">
            <text:p>268,201</text:p>
          </table:table-cell>
          <table:table-cell table:style-name="ce31" office:value-type="float" office:value="350280.113333333">
            <text:p>350,280</text:p>
          </table:table-cell>
          <table:table-cell table:style-name="ce31" office:value-type="float" office:value="454960.916666667">
            <text:p>454,961</text:p>
          </table:table-cell>
          <table:table-cell table:style-name="ce31" office:value-type="float" office:value="323115.1">
            <text:p>323,115</text:p>
          </table:table-cell>
          <table:table-cell table:style-name="ce31" office:value-type="float" office:value="384077.21">
            <text:p>384,077</text:p>
          </table:table-cell>
          <table:table-cell table:style-name="ce31" office:value-type="float" office:value="367046.02">
            <text:p>367,046</text:p>
          </table:table-cell>
          <table:table-cell table:style-name="ce31" office:value-type="float" office:value="355904.12">
            <text:p>355,904</text:p>
          </table:table-cell>
          <table:table-cell table:style-name="ce31" office:value-type="float" office:value="321629.513333333">
            <text:p>321,630</text:p>
          </table:table-cell>
          <table:table-cell table:style-name="ce31" office:value-type="float" office:value="352826.833333333">
            <text:p>352,827</text:p>
          </table:table-cell>
          <table:table-cell table:style-name="ce31" office:value-type="float" office:value="348370.073333333">
            <text:p>348,370</text:p>
          </table:table-cell>
          <table:table-cell table:style-name="ce31" office:value-type="float" office:value="435011.61">
            <text:p>435,012</text:p>
          </table:table-cell>
          <table:table-cell table:style-name="ce31" office:value-type="float" office:value="418033.476666667">
            <text:p>418,033</text:p>
          </table:table-cell>
          <table:table-cell table:style-name="ce31" office:value-type="float" office:value="389064.536666667">
            <text:p>389,065</text:p>
          </table:table-cell>
          <table:table-cell table:style-name="ce31" office:value-type="float" office:value="452361.14">
            <text:p>452,361</text:p>
          </table:table-cell>
          <table:table-cell table:style-name="ce31" office:value-type="float" office:value="450557.213333333">
            <text:p>450,557</text:p>
          </table:table-cell>
          <table:table-cell table:style-name="ce31" office:value-type="float" office:value="429918.17">
            <text:p>429,918</text:p>
          </table:table-cell>
          <table:table-cell table:style-name="ce31" office:value-type="float" office:value="446047.396666667">
            <text:p>446,047</text:p>
          </table:table-cell>
          <table:table-cell table:style-name="ce31" office:value-type="float" office:value="395219.11">
            <text:p>395,219</text:p>
          </table:table-cell>
          <table:table-cell table:style-name="ce31" office:value-type="float" office:value="318233.886666667">
            <text:p>318,234</text:p>
          </table:table-cell>
          <table:table-cell table:style-name="ce31" office:value-type="float" office:value="282685.92">
            <text:p>282,686</text:p>
          </table:table-cell>
          <table:table-cell table:style-name="ce31" office:value-type="float" office:value="306508.363333333">
            <text:p>306,508</text:p>
          </table:table-cell>
          <table:table-cell table:style-name="ce31" office:value-type="float" office:value="388427.856666667">
            <text:p>388,428</text:p>
          </table:table-cell>
          <table:table-cell table:style-name="ce31" office:value-type="float" office:value="473424.636666667">
            <text:p>473,425</text:p>
          </table:table-cell>
          <table:table-cell table:style-name="ce31" office:value-type="float" office:value="492684.206666667">
            <text:p>492,684</text:p>
          </table:table-cell>
          <table:table-cell table:style-name="ce31" office:value-type="float" office:value="557572.51">
            <text:p>557,573</text:p>
          </table:table-cell>
          <table:table-cell table:style-name="ce30" office:value-type="string">
            <text:p>NNACB</text:p>
          </table:table-cell>
        </table:table-row>
        <table:table-row table:style-name="ro6">
          <table:table-cell table:style-name="ce29" office:value-type="string">
            <text:p>Transportation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Aviation Gasoline</text:p>
          </table:table-cell>
          <table:table-cell table:style-name="ce31" office:value-type="float" office:value="76109">
            <text:p>76,109</text:p>
          </table:table-cell>
          <table:table-cell table:style-name="ce31" office:value-type="float" office:value="64692.65">
            <text:p>64,693</text:p>
          </table:table-cell>
          <table:table-cell table:style-name="ce31" office:value-type="float" office:value="62755.33">
            <text:p>62,755</text:p>
          </table:table-cell>
          <table:table-cell table:style-name="ce31" office:value-type="float" office:value="56735.8">
            <text:p>56,736</text:p>
          </table:table-cell>
          <table:table-cell table:style-name="ce31" office:value-type="float" office:value="44489.17">
            <text:p>44,489</text:p>
          </table:table-cell>
          <table:table-cell table:style-name="ce31" office:value-type="float" office:value="45872.97">
            <text:p>45,873</text:p>
          </table:table-cell>
          <table:table-cell table:style-name="ce31" office:value-type="float" office:value="54037.39">
            <text:p>54,037</text:p>
          </table:table-cell>
          <table:table-cell table:style-name="ce31" office:value-type="float" office:value="25946.25">
            <text:p>25,946</text:p>
          </table:table-cell>
          <table:table-cell table:style-name="ce31" office:value-type="float" office:value="25946.25">
            <text:p>25,946</text:p>
          </table:table-cell>
          <table:table-cell table:style-name="ce31" office:value-type="float" office:value="26292.2">
            <text:p>26,292</text:p>
          </table:table-cell>
          <table:table-cell table:style-name="ce31" office:value-type="float" office:value="24285.69">
            <text:p>24,286</text:p>
          </table:table-cell>
          <table:table-cell table:style-name="ce31" office:value-type="float" office:value="40545.34">
            <text:p>40,545</text:p>
          </table:table-cell>
          <table:table-cell table:style-name="ce31" office:value-type="float" office:value="35286.9">
            <text:p>35,287</text:p>
          </table:table-cell>
          <table:table-cell table:style-name="ce31" office:value-type="float" office:value="36739.89">
            <text:p>36,740</text:p>
          </table:table-cell>
          <table:table-cell table:style-name="ce31" office:value-type="float" office:value="35356.09">
            <text:p>35,356</text:p>
          </table:table-cell>
          <table:table-cell table:style-name="ce31" office:value-type="float" office:value="29820.89">
            <text:p>29,821</text:p>
          </table:table-cell>
          <table:table-cell table:style-name="ce31" office:value-type="float" office:value="27745.19">
            <text:p>27,745</text:p>
          </table:table-cell>
          <table:table-cell table:style-name="ce31" office:value-type="float" office:value="17574.26">
            <text:p>17,574</text:p>
          </table:table-cell>
          <table:table-cell table:style-name="ce31" office:value-type="float" office:value="31619.83">
            <text:p>31,620</text:p>
          </table:table-cell>
          <table:table-cell table:style-name="ce31" office:value-type="float" office:value="37155.03">
            <text:p>37,155</text:p>
          </table:table-cell>
          <table:table-cell table:style-name="ce31" office:value-type="float" office:value="33903.1">
            <text:p>33,903</text:p>
          </table:table-cell>
          <table:table-cell table:style-name="ce31" office:value-type="float" office:value="57566.08">
            <text:p>57,566</text:p>
          </table:table-cell>
          <table:table-cell table:style-name="ce31" office:value-type="float" office:value="46634.06">
            <text:p>46,634</text:p>
          </table:table-cell>
          <table:table-cell table:style-name="ce31" office:value-type="float" office:value="40752.91">
            <text:p>40,753</text:p>
          </table:table-cell>
          <table:table-cell table:style-name="ce31" office:value-type="float" office:value="48294.62">
            <text:p>48,295</text:p>
          </table:table-cell>
          <table:table-cell table:style-name="ce31" office:value-type="float" office:value="77907.94">
            <text:p>77,908</text:p>
          </table:table-cell>
          <table:table-cell table:style-name="ce31" office:value-type="float" office:value="21241.33">
            <text:p>21,241</text:p>
          </table:table-cell>
          <table:table-cell table:style-name="ce31" office:value-type="float" office:value="68705.67">
            <text:p>68,706</text:p>
          </table:table-cell>
          <table:table-cell table:style-name="ce31" office:value-type="float" office:value="62755.33">
            <text:p>62,755</text:p>
          </table:table-cell>
          <table:table-cell table:style-name="ce31" office:value-type="float" office:value="74725.2">
            <text:p>74,725</text:p>
          </table:table-cell>
          <table:table-cell table:style-name="ce31" office:value-type="float" office:value="31412.26">
            <text:p>31,412</text:p>
          </table:table-cell>
          <table:table-cell table:style-name="ce30" office:value-type="string">
            <text:p>AVACB</text:p>
          </table:table-cell>
        </table:table-row>
        <table:table-row table:style-name="ro6">
          <table:table-cell table:style-name="ce29" office:value-type="string">
            <text:p>Transportation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Distillate Fuel</text:p>
          </table:table-cell>
          <table:table-cell table:style-name="ce31" office:value-type="float" office:value="4780279.35">
            <text:p>4,780,279</text:p>
          </table:table-cell>
          <table:table-cell table:style-name="ce31" office:value-type="float" office:value="5229859.25">
            <text:p>5,229,859</text:p>
          </table:table-cell>
          <table:table-cell table:style-name="ce31" office:value-type="float" office:value="4789788.85">
            <text:p>4,789,789</text:p>
          </table:table-cell>
          <table:table-cell table:style-name="ce31" office:value-type="float" office:value="5746371.4">
            <text:p>5,746,371</text:p>
          </table:table-cell>
          <table:table-cell table:style-name="ce31" office:value-type="float" office:value="5576297.65">
            <text:p>5,576,298</text:p>
          </table:table-cell>
          <table:table-cell table:style-name="ce31" office:value-type="float" office:value="6095150.6">
            <text:p>6,095,151</text:p>
          </table:table-cell>
          <table:table-cell table:style-name="ce31" office:value-type="float" office:value="6508448.1">
            <text:p>6,508,448</text:p>
          </table:table-cell>
          <table:table-cell table:style-name="ce31" office:value-type="float" office:value="7015085">
            <text:p>7,015,085</text:p>
          </table:table-cell>
          <table:table-cell table:style-name="ce31" office:value-type="float" office:value="8188191.55">
            <text:p>8,188,192</text:p>
          </table:table-cell>
          <table:table-cell table:style-name="ce31" office:value-type="float" office:value="6825333.9">
            <text:p>6,825,334</text:p>
          </table:table-cell>
          <table:table-cell table:style-name="ce31" office:value-type="float" office:value="7136879.75">
            <text:p>7,136,880</text:p>
          </table:table-cell>
          <table:table-cell table:style-name="ce31" office:value-type="float" office:value="7381054.45">
            <text:p>7,381,054</text:p>
          </table:table-cell>
          <table:table-cell table:style-name="ce31" office:value-type="float" office:value="7228170.95">
            <text:p>7,228,171</text:p>
          </table:table-cell>
          <table:table-cell table:style-name="ce31" office:value-type="float" office:value="7349307.35">
            <text:p>7,349,307</text:p>
          </table:table-cell>
          <table:table-cell table:style-name="ce31" office:value-type="float" office:value="7874012.3">
            <text:p>7,874,012</text:p>
          </table:table-cell>
          <table:table-cell table:style-name="ce31" office:value-type="float" office:value="7847897.75">
            <text:p>7,847,898</text:p>
          </table:table-cell>
          <table:table-cell table:style-name="ce31" office:value-type="float" office:value="9127730.15">
            <text:p>9,127,730</text:p>
          </table:table-cell>
          <table:table-cell table:style-name="ce31" office:value-type="float" office:value="9490773.6">
            <text:p>9,490,774</text:p>
          </table:table-cell>
          <table:table-cell table:style-name="ce31" office:value-type="float" office:value="9732973.25">
            <text:p>9,732,973</text:p>
          </table:table-cell>
          <table:table-cell table:style-name="ce31" office:value-type="float" office:value="9892586.55">
            <text:p>9,892,587</text:p>
          </table:table-cell>
          <table:table-cell table:style-name="ce31" office:value-type="float" office:value="1.058414665E7">
            <text:p>10,584,147</text:p>
          </table:table-cell>
          <table:table-cell table:style-name="ce31" office:value-type="float" office:value="1.04895637E7">
            <text:p>10,489,564</text:p>
          </table:table-cell>
          <table:table-cell table:style-name="ce31" office:value-type="float" office:value="1.062247725E7">
            <text:p>10,622,477</text:p>
          </table:table-cell>
          <table:table-cell table:style-name="ce31" office:value-type="float" office:value="1.081222835E7">
            <text:p>10,812,228</text:p>
          </table:table-cell>
          <table:table-cell table:style-name="ce31" office:value-type="float" office:value="1.23680557E7">
            <text:p>12,368,056</text:p>
          </table:table-cell>
          <table:table-cell table:style-name="ce31" office:value-type="float" office:value="1.211225015E7">
            <text:p>12,112,250</text:p>
          </table:table-cell>
          <table:table-cell table:style-name="ce31" office:value-type="float" office:value="13374746">
            <text:p>13,374,746</text:p>
          </table:table-cell>
          <table:table-cell table:style-name="ce31" office:value-type="float" office:value="12747119">
            <text:p>12,747,119</text:p>
          </table:table-cell>
          <table:table-cell table:style-name="ce31" office:value-type="float" office:value="1.177927135E7">
            <text:p>11,779,271</text:p>
          </table:table-cell>
          <table:table-cell table:style-name="ce31" office:value-type="float" office:value="10905202">
            <text:p>10,905,202</text:p>
          </table:table-cell>
          <table:table-cell table:style-name="ce31" office:value-type="float" office:value="1.11872684E7">
            <text:p>11,187,268</text:p>
          </table:table-cell>
          <table:table-cell table:style-name="ce30" office:value-type="string">
            <text:p>DFACB</text:p>
          </table:table-cell>
        </table:table-row>
        <table:table-row table:style-name="ro6">
          <table:table-cell table:style-name="ce29" office:value-type="string">
            <text:p>Transportation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Jet Fuel (total)</text:p>
          </table:table-cell>
          <table:table-cell table:style-name="ce31" office:value-type="float" office:value="4903476.30726084">
            <text:p>4,903,476</text:p>
          </table:table-cell>
          <table:table-cell table:style-name="ce31" office:value-type="float" office:value="4486023.24704865">
            <text:p>4,486,023</text:p>
          </table:table-cell>
          <table:table-cell table:style-name="ce31" office:value-type="float" office:value="4413590.7054198">
            <text:p>4,413,591</text:p>
          </table:table-cell>
          <table:table-cell table:style-name="ce31" office:value-type="float" office:value="4338125.74948797">
            <text:p>4,338,126</text:p>
          </table:table-cell>
          <table:table-cell table:style-name="ce31" office:value-type="float" office:value="4160340.76937955">
            <text:p>4,160,341</text:p>
          </table:table-cell>
          <table:table-cell table:style-name="ce31" office:value-type="float" office:value="4393207.12308162">
            <text:p>4,393,207</text:p>
          </table:table-cell>
          <table:table-cell table:style-name="ce31" office:value-type="float" office:value="5273870.56199624">
            <text:p>5,273,871</text:p>
          </table:table-cell>
          <table:table-cell table:style-name="ce31" office:value-type="float" office:value="5759246.543625">
            <text:p>5,759,247</text:p>
          </table:table-cell>
          <table:table-cell table:style-name="ce31" office:value-type="float" office:value="6260633.06653898">
            <text:p>6,260,633</text:p>
          </table:table-cell>
          <table:table-cell table:style-name="ce31" office:value-type="float" office:value="6282069.26029679">
            <text:p>6,282,069</text:p>
          </table:table-cell>
          <table:table-cell table:style-name="ce31" office:value-type="float" office:value="6297369.28169734">
            <text:p>6,297,369</text:p>
          </table:table-cell>
          <table:table-cell table:style-name="ce31" office:value-type="float" office:value="4745625.37644585">
            <text:p>4,745,625</text:p>
          </table:table-cell>
          <table:table-cell table:style-name="ce31" office:value-type="float" office:value="4685182.54879255">
            <text:p>4,685,183</text:p>
          </table:table-cell>
          <table:table-cell table:style-name="ce31" office:value-type="float" office:value="4780268.59520428">
            <text:p>4,780,269</text:p>
          </table:table-cell>
          <table:table-cell table:style-name="ce31" office:value-type="float" office:value="4821068.58155164">
            <text:p>4,821,069</text:p>
          </table:table-cell>
          <table:table-cell table:style-name="ce31" office:value-type="float" office:value="4256115.7160309">
            <text:p>4,256,116</text:p>
          </table:table-cell>
          <table:table-cell table:style-name="ce31" office:value-type="float" office:value="3698780.02297724">
            <text:p>3,698,780</text:p>
          </table:table-cell>
          <table:table-cell table:style-name="ce31" office:value-type="float" office:value="3780293.10244681">
            <text:p>3,780,293</text:p>
          </table:table-cell>
          <table:table-cell table:style-name="ce31" office:value-type="float" office:value="4096067.6842517">
            <text:p>4,096,068</text:p>
          </table:table-cell>
          <table:table-cell table:style-name="ce31" office:value-type="float" office:value="3743293.25245755">
            <text:p>3,743,293</text:p>
          </table:table-cell>
          <table:table-cell table:style-name="ce31" office:value-type="float" office:value="3996054.67977882">
            <text:p>3,996,055</text:p>
          </table:table-cell>
          <table:table-cell table:style-name="ce31" office:value-type="float" office:value="4011223.20065564">
            <text:p>4,011,223</text:p>
          </table:table-cell>
          <table:table-cell table:style-name="ce31" office:value-type="float" office:value="4000803.70267016">
            <text:p>4,000,804</text:p>
          </table:table-cell>
          <table:table-cell table:style-name="ce31" office:value-type="float" office:value="4606056.03803088">
            <text:p>4,606,056</text:p>
          </table:table-cell>
          <table:table-cell table:style-name="ce31" office:value-type="float" office:value="6733476.53147469">
            <text:p>6,733,477</text:p>
          </table:table-cell>
          <table:table-cell table:style-name="ce31" office:value-type="float" office:value="7573628.29761014">
            <text:p>7,573,628</text:p>
          </table:table-cell>
          <table:table-cell table:style-name="ce31" office:value-type="float" office:value="7559381.22893611">
            <text:p>7,559,381</text:p>
          </table:table-cell>
          <table:table-cell table:style-name="ce31" office:value-type="float" office:value="7645785.09318306">
            <text:p>7,645,785</text:p>
          </table:table-cell>
          <table:table-cell table:style-name="ce31" office:value-type="float" office:value="6639346.64491197">
            <text:p>6,639,347</text:p>
          </table:table-cell>
          <table:table-cell table:style-name="ce31" office:value-type="float" office:value="6306844.16157936">
            <text:p>6,306,844</text:p>
          </table:table-cell>
          <table:table-cell table:style-name="ce31" office:value-type="float" office:value="5106900.75072076">
            <text:p>5,106,901</text:p>
          </table:table-cell>
          <table:table-cell table:style-name="ce30" office:value-type="string">
            <text:p>JFACB</text:p>
          </table:table-cell>
        </table:table-row>
        <table:table-row table:style-name="ro6">
          <table:table-cell table:style-name="ce29" office:value-type="string">
            <text:p>Transportation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LPG</text:p>
          </table:table-cell>
          <table:table-cell table:style-name="ce31" office:value-type="float" office:value="11295.6066666667">
            <text:p>11,296</text:p>
          </table:table-cell>
          <table:table-cell table:style-name="ce31" office:value-type="float" office:value="23652.9903703697">
            <text:p>23,653</text:p>
          </table:table-cell>
          <table:table-cell table:style-name="ce31" office:value-type="float" office:value="18569.0409899491">
            <text:p>18,569</text:p>
          </table:table-cell>
          <table:table-cell table:style-name="ce31" office:value-type="float" office:value="22060.217057468">
            <text:p>22,060</text:p>
          </table:table-cell>
          <table:table-cell table:style-name="ce31" office:value-type="float" office:value="33451.735144253">
            <text:p>33,452</text:p>
          </table:table-cell>
          <table:table-cell table:style-name="ce31" office:value-type="float" office:value="24322.6987921356">
            <text:p>24,323</text:p>
          </table:table-cell>
          <table:table-cell table:style-name="ce31" office:value-type="float" office:value="13476.373342141">
            <text:p>13,476</text:p>
          </table:table-cell>
          <table:table-cell table:style-name="ce31" office:value-type="float" office:value="19678.6089484476">
            <text:p>19,679</text:p>
          </table:table-cell>
          <table:table-cell table:style-name="ce31" office:value-type="float" office:value="23478.314522209">
            <text:p>23,478</text:p>
          </table:table-cell>
          <table:table-cell table:style-name="ce31" office:value-type="float" office:value="22204.1817805159">
            <text:p>22,204</text:p>
          </table:table-cell>
          <table:table-cell table:style-name="ce31" office:value-type="float" office:value="15136.5680033192">
            <text:p>15,137</text:p>
          </table:table-cell>
          <table:table-cell table:style-name="ce31" office:value-type="float" office:value="24095.5708379161">
            <text:p>24,096</text:p>
          </table:table-cell>
          <table:table-cell table:style-name="ce31" office:value-type="float" office:value="24421.994102665">
            <text:p>24,422</text:p>
          </table:table-cell>
          <table:table-cell table:style-name="ce31" office:value-type="float" office:value="26014.3753213485">
            <text:p>26,014</text:p>
          </table:table-cell>
          <table:table-cell table:style-name="ce31" office:value-type="float" office:value="43415.5855566565">
            <text:p>43,416</text:p>
          </table:table-cell>
          <table:table-cell table:style-name="ce31" office:value-type="float" office:value="15331.0205570073">
            <text:p>15,331</text:p>
          </table:table-cell>
          <table:table-cell table:style-name="ce31" office:value-type="float" office:value="13454.5211874886">
            <text:p>13,455</text:p>
          </table:table-cell>
          <table:table-cell table:style-name="ce31" office:value-type="float" office:value="11340.3477316818">
            <text:p>11,340</text:p>
          </table:table-cell>
          <table:table-cell table:style-name="ce31" office:value-type="float" office:value="8411.17912657686">
            <text:p>8,411</text:p>
          </table:table-cell>
          <table:table-cell table:style-name="ce31" office:value-type="float" office:value="3302.28569647842">
            <text:p>3,302</text:p>
          </table:table-cell>
          <table:table-cell table:style-name="ce31" office:value-type="float" office:value="8344.84987066102">
            <text:p>8,345</text:p>
          </table:table-cell>
          <table:table-cell table:style-name="ce31" office:value-type="float" office:value="1931.36689740713">
            <text:p>1,931</text:p>
          </table:table-cell>
          <table:table-cell table:style-name="ce31" office:value-type="float" office:value="4359.73152753099">
            <text:p>4,360</text:p>
          </table:table-cell>
          <table:table-cell table:style-name="ce31" office:value-type="float" office:value="12082.6845191573">
            <text:p>12,083</text:p>
          </table:table-cell>
          <table:table-cell table:style-name="ce31" office:value-type="float" office:value="10961.6106977922">
            <text:p>10,962</text:p>
          </table:table-cell>
          <table:table-cell table:style-name="ce31" office:value-type="float" office:value="16068.7247728999">
            <text:p>16,069</text:p>
          </table:table-cell>
          <table:table-cell table:style-name="ce31" office:value-type="float" office:value="17252.0804732298">
            <text:p>17,252</text:p>
          </table:table-cell>
          <table:table-cell table:style-name="ce31" office:value-type="float" office:value="15009.9328304996">
            <text:p>15,010</text:p>
          </table:table-cell>
          <table:table-cell table:style-name="ce31" office:value-type="float" office:value="30767.2482085758">
            <text:p>30,767</text:p>
          </table:table-cell>
          <table:table-cell table:style-name="ce31" office:value-type="float" office:value="19930.2012687131">
            <text:p>19,930</text:p>
          </table:table-cell>
          <table:table-cell table:style-name="ce31" office:value-type="float" office:value="17750.3355049476">
            <text:p>17,750</text:p>
          </table:table-cell>
          <table:table-cell table:style-name="ce30" office:value-type="string">
            <text:p>LGACB</text:p>
          </table:table-cell>
        </table:table-row>
        <table:table-row table:style-name="ro6">
          <table:table-cell table:style-name="ce29" office:value-type="string">
            <text:p>Transportation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Lubricants</text:p>
          </table:table-cell>
          <table:table-cell table:style-name="ce31" office:value-type="float" office:value="238447.44">
            <text:p>238,447</text:p>
          </table:table-cell>
          <table:table-cell table:style-name="ce31" office:value-type="float" office:value="228725.493333333">
            <text:p>228,725</text:p>
          </table:table-cell>
          <table:table-cell table:style-name="ce31" office:value-type="float" office:value="208539.466666667">
            <text:p>208,539</text:p>
          </table:table-cell>
          <table:table-cell table:style-name="ce31" office:value-type="float" office:value="218335.626666667">
            <text:p>218,336</text:p>
          </table:table-cell>
          <table:table-cell table:style-name="ce31" office:value-type="float" office:value="232807.226666667">
            <text:p>232,807</text:p>
          </table:table-cell>
          <table:table-cell table:style-name="ce31" office:value-type="float" office:value="216999.786666667">
            <text:p>217,000</text:p>
          </table:table-cell>
          <table:table-cell table:style-name="ce31" office:value-type="float" office:value="212175.92">
            <text:p>212,176</text:p>
          </table:table-cell>
          <table:table-cell table:style-name="ce31" office:value-type="float" office:value="239857.493333333">
            <text:p>239,857</text:p>
          </table:table-cell>
          <table:table-cell table:style-name="ce31" office:value-type="float" office:value="231322.96">
            <text:p>231,323</text:p>
          </table:table-cell>
          <table:table-cell table:style-name="ce31" office:value-type="float" office:value="237260.026666667">
            <text:p>237,260</text:p>
          </table:table-cell>
          <table:table-cell table:style-name="ce31" office:value-type="float" office:value="244161.866666667">
            <text:p>244,162</text:p>
          </table:table-cell>
          <table:table-cell table:style-name="ce31" office:value-type="float" office:value="218409.84">
            <text:p>218,410</text:p>
          </table:table-cell>
          <table:table-cell table:style-name="ce31" office:value-type="float" office:value="222714.213333333">
            <text:p>222,714</text:p>
          </table:table-cell>
          <table:table-cell table:style-name="ce31" office:value-type="float" office:value="226795.946666667">
            <text:p>226,796</text:p>
          </table:table-cell>
          <table:table-cell table:style-name="ce31" office:value-type="float" office:value="237037.386666667">
            <text:p>237,037</text:p>
          </table:table-cell>
          <table:table-cell table:style-name="ce31" office:value-type="float" office:value="232955.653333333">
            <text:p>232,956</text:p>
          </table:table-cell>
          <table:table-cell table:style-name="ce31" office:value-type="float" office:value="226053.813333333">
            <text:p>226,054</text:p>
          </table:table-cell>
          <table:table-cell table:style-name="ce31" office:value-type="float" office:value="238818.506666667">
            <text:p>238,819</text:p>
          </table:table-cell>
          <table:table-cell table:style-name="ce31" office:value-type="float" office:value="250024.72">
            <text:p>250,025</text:p>
          </table:table-cell>
          <table:table-cell table:style-name="ce31" office:value-type="float" office:value="252622.186666667">
            <text:p>252,622</text:p>
          </table:table-cell>
          <table:table-cell table:style-name="ce31" office:value-type="float" office:value="248837.306666667">
            <text:p>248,837</text:p>
          </table:table-cell>
          <table:table-cell table:style-name="ce31" office:value-type="float" office:value="227983.36">
            <text:p>227,983</text:p>
          </table:table-cell>
          <table:table-cell table:style-name="ce31" office:value-type="float" office:value="225311.68">
            <text:p>225,312</text:p>
          </table:table-cell>
          <table:table-cell table:style-name="ce31" office:value-type="float" office:value="208242.613333333">
            <text:p>208,243</text:p>
          </table:table-cell>
          <table:table-cell table:style-name="ce31" office:value-type="float" office:value="210988.506666667">
            <text:p>210,989</text:p>
          </table:table-cell>
          <table:table-cell table:style-name="ce31" office:value-type="float" office:value="209875.306666667">
            <text:p>209,875</text:p>
          </table:table-cell>
          <table:table-cell table:style-name="ce31" office:value-type="float" office:value="204531.946666667">
            <text:p>204,532</text:p>
          </table:table-cell>
          <table:table-cell table:style-name="ce31" office:value-type="float" office:value="211211.146666667">
            <text:p>211,211</text:p>
          </table:table-cell>
          <table:table-cell table:style-name="ce31" office:value-type="float" office:value="196071.626666667">
            <text:p>196,072</text:p>
          </table:table-cell>
          <table:table-cell table:style-name="ce31" office:value-type="float" office:value="176256.666666667">
            <text:p>176,257</text:p>
          </table:table-cell>
          <table:table-cell table:style-name="ce31" office:value-type="float" office:value="195848.986666667">
            <text:p>195,849</text:p>
          </table:table-cell>
          <table:table-cell table:style-name="ce30" office:value-type="string">
            <text:p>LUACB</text:p>
          </table:table-cell>
        </table:table-row>
        <table:table-row table:style-name="ro6">
          <table:table-cell table:style-name="ce29" office:value-type="string">
            <text:p>Transportation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Motor Gasoline</text:p>
          </table:table-cell>
          <table:table-cell table:style-name="ce31" office:value-type="float" office:value="2.182805251E7">
            <text:p>21,828,053</text:p>
          </table:table-cell>
          <table:table-cell table:style-name="ce31" office:value-type="float" office:value="2.18662708E7">
            <text:p>21,866,271</text:p>
          </table:table-cell>
          <table:table-cell table:style-name="ce31" office:value-type="float" office:value="2.159247981E7">
            <text:p>21,592,480</text:p>
          </table:table-cell>
          <table:table-cell table:style-name="ce31" office:value-type="float" office:value="2.198505353E7">
            <text:p>21,985,054</text:p>
          </table:table-cell>
          <table:table-cell table:style-name="ce31" office:value-type="float" office:value="2.27264013166667E7">
            <text:p>22,726,401</text:p>
          </table:table-cell>
          <table:table-cell table:style-name="ce31" office:value-type="float" office:value="2.291120403E7">
            <text:p>22,911,204</text:p>
          </table:table-cell>
          <table:table-cell table:style-name="ce31" office:value-type="float" office:value="2.370355526E7">
            <text:p>23,703,555</text:p>
          </table:table-cell>
          <table:table-cell table:style-name="ce31" office:value-type="float" office:value="2.544097226E7">
            <text:p>25,440,972</text:p>
          </table:table-cell>
          <table:table-cell table:style-name="ce31" office:value-type="float" office:value="2.594203612E7">
            <text:p>25,942,036</text:p>
          </table:table-cell>
          <table:table-cell table:style-name="ce31" office:value-type="float" office:value="2.586574012E7">
            <text:p>25,865,740</text:p>
          </table:table-cell>
          <table:table-cell table:style-name="ce31" office:value-type="float" office:value="2.57766399792834E7">
            <text:p>25,776,640</text:p>
          </table:table-cell>
          <table:table-cell table:style-name="ce31" office:value-type="float" office:value="2.59378603020063E7">
            <text:p>25,937,860</text:p>
          </table:table-cell>
          <table:table-cell table:style-name="ce31" office:value-type="float" office:value="2.64088203234896E7">
            <text:p>26,408,820</text:p>
          </table:table-cell>
          <table:table-cell table:style-name="ce31" office:value-type="float" office:value="2.7346330723137E7">
            <text:p>27,346,331</text:p>
          </table:table-cell>
          <table:table-cell table:style-name="ce31" office:value-type="float" office:value="2.7501792650348E7">
            <text:p>27,501,793</text:p>
          </table:table-cell>
          <table:table-cell table:style-name="ce31" office:value-type="float" office:value="2.88629632131233E7">
            <text:p>28,862,963</text:p>
          </table:table-cell>
          <table:table-cell table:style-name="ce31" office:value-type="float" office:value="2.87395987702617E7">
            <text:p>28,739,599</text:p>
          </table:table-cell>
          <table:table-cell table:style-name="ce31" office:value-type="float" office:value="2.9603388943593E7">
            <text:p>29,603,389</text:p>
          </table:table-cell>
          <table:table-cell table:style-name="ce31" office:value-type="float" office:value="2.98584323511557E7">
            <text:p>29,858,432</text:p>
          </table:table-cell>
          <table:table-cell table:style-name="ce31" office:value-type="float" office:value="3.08478353499582E7">
            <text:p>30,847,835</text:p>
          </table:table-cell>
          <table:table-cell table:style-name="ce31" office:value-type="float" office:value="3.11460089623019E7">
            <text:p>31,146,009</text:p>
          </table:table-cell>
          <table:table-cell table:style-name="ce31" office:value-type="float" office:value="3.2788753422009E7">
            <text:p>32,788,753</text:p>
          </table:table-cell>
          <table:table-cell table:style-name="ce31" office:value-type="float" office:value="3.29568075556586E7">
            <text:p>32,956,808</text:p>
          </table:table-cell>
          <table:table-cell table:style-name="ce31" office:value-type="float" office:value="3.33452063041348E7">
            <text:p>33,345,206</text:p>
          </table:table-cell>
          <table:table-cell table:style-name="ce31" office:value-type="float" office:value="3.39553904497971E7">
            <text:p>33,955,390</text:p>
          </table:table-cell>
          <table:table-cell table:style-name="ce31" office:value-type="float" office:value="3.42719652310021E7">
            <text:p>34,271,965</text:p>
          </table:table-cell>
          <table:table-cell table:style-name="ce31" office:value-type="float" office:value="3.444438189566E7">
            <text:p>34,444,382</text:p>
          </table:table-cell>
          <table:table-cell table:style-name="ce31" office:value-type="float" office:value="3.52844212175702E7">
            <text:p>35,284,421</text:p>
          </table:table-cell>
          <table:table-cell table:style-name="ce31" office:value-type="float" office:value="3.35129368179548E7">
            <text:p>33,512,937</text:p>
          </table:table-cell>
          <table:table-cell table:style-name="ce31" office:value-type="float" office:value="3.26097337991531E7">
            <text:p>32,609,734</text:p>
          </table:table-cell>
          <table:table-cell table:style-name="ce31" office:value-type="float" office:value="3.32070706859762E7">
            <text:p>33,207,071</text:p>
          </table:table-cell>
          <table:table-cell table:style-name="ce30" office:value-type="string">
            <text:p>MGACB</text:p>
          </table:table-cell>
        </table:table-row>
        <table:table-row table:style-name="ro6">
          <table:table-cell table:style-name="ce29" office:value-type="string">
            <text:p>Transportation Consumption</text:p>
          </table:table-cell>
          <table:table-cell table:style-name="ce29" office:value-type="string">
            <text:p>Petroleum</text:p>
          </table:table-cell>
          <table:table-cell table:style-name="ce29" office:value-type="string">
            <text:p>Residual Fuel</text:p>
          </table:table-cell>
          <table:table-cell table:style-name="ce31" office:value-type="float" office:value="2189207.79">
            <text:p>2,189,208</text:p>
          </table:table-cell>
          <table:table-cell table:style-name="ce31" office:value-type="float" office:value="2081729.13666667">
            <text:p>2,081,729</text:p>
          </table:table-cell>
          <table:table-cell table:style-name="ce31" office:value-type="float" office:value="1514471.93333333">
            <text:p>1,514,472</text:p>
          </table:table-cell>
          <table:table-cell table:style-name="ce31" office:value-type="float" office:value="1244041.77333333">
            <text:p>1,244,042</text:p>
          </table:table-cell>
          <table:table-cell table:style-name="ce31" office:value-type="float" office:value="1123010.09333333">
            <text:p>1,123,010</text:p>
          </table:table-cell>
          <table:table-cell table:style-name="ce31" office:value-type="float" office:value="1693734.35">
            <text:p>1,693,734</text:p>
          </table:table-cell>
          <table:table-cell table:style-name="ce31" office:value-type="float" office:value="1487759.86333333">
            <text:p>1,487,760</text:p>
          </table:table-cell>
          <table:table-cell table:style-name="ce31" office:value-type="float" office:value="1365231.04666667">
            <text:p>1,365,231</text:p>
          </table:table-cell>
          <table:table-cell table:style-name="ce31" office:value-type="float" office:value="1383827.06">
            <text:p>1,383,827</text:p>
          </table:table-cell>
          <table:table-cell table:style-name="ce31" office:value-type="float" office:value="1282258.15666667">
            <text:p>1,282,258</text:p>
          </table:table-cell>
          <table:table-cell table:style-name="ce31" office:value-type="float" office:value="1642516.51666667">
            <text:p>1,642,517</text:p>
          </table:table-cell>
          <table:table-cell table:style-name="ce31" office:value-type="float" office:value="1861492.45333333">
            <text:p>1,861,492</text:p>
          </table:table-cell>
          <table:table-cell table:style-name="ce31" office:value-type="float" office:value="1406914.48333333">
            <text:p>1,406,914</text:p>
          </table:table-cell>
          <table:table-cell table:style-name="ce31" office:value-type="float" office:value="1171391.24666667">
            <text:p>1,171,391</text:p>
          </table:table-cell>
          <table:table-cell table:style-name="ce31" office:value-type="float" office:value="964865.183333333">
            <text:p>964,865</text:p>
          </table:table-cell>
          <table:table-cell table:style-name="ce31" office:value-type="float" office:value="952494.106666667">
            <text:p>952,494</text:p>
          </table:table-cell>
          <table:table-cell table:style-name="ce31" office:value-type="float" office:value="602952.093333333">
            <text:p>602,952</text:p>
          </table:table-cell>
          <table:table-cell table:style-name="ce31" office:value-type="float" office:value="719728.753333333">
            <text:p>719,729</text:p>
          </table:table-cell>
          <table:table-cell table:style-name="ce31" office:value-type="float" office:value="623360.43">
            <text:p>623,360</text:p>
          </table:table-cell>
          <table:table-cell table:style-name="ce31" office:value-type="float" office:value="604212.84">
            <text:p>604,213</text:p>
          </table:table-cell>
          <table:table-cell table:style-name="ce31" office:value-type="float" office:value="2093154.65333333">
            <text:p>2,093,155</text:p>
          </table:table-cell>
          <table:table-cell table:style-name="ce31" office:value-type="float" office:value="519191.236666667">
            <text:p>519,191</text:p>
          </table:table-cell>
          <table:table-cell table:style-name="ce31" office:value-type="float" office:value="414864.45">
            <text:p>414,864</text:p>
          </table:table-cell>
          <table:table-cell table:style-name="ce31" office:value-type="float" office:value="775595.59">
            <text:p>775,596</text:p>
          </table:table-cell>
          <table:table-cell table:style-name="ce31" office:value-type="float" office:value="906240.463333333">
            <text:p>906,240</text:p>
          </table:table-cell>
          <table:table-cell table:style-name="ce31" office:value-type="float" office:value="956276.346666667">
            <text:p>956,276</text:p>
          </table:table-cell>
          <table:table-cell table:style-name="ce31" office:value-type="float" office:value="839736.076666666">
            <text:p>839,736</text:p>
          </table:table-cell>
          <table:table-cell table:style-name="ce31" office:value-type="float" office:value="657558.183333333">
            <text:p>657,558</text:p>
          </table:table-cell>
          <table:table-cell table:style-name="ce31" office:value-type="float" office:value="506268.583333333">
            <text:p>506,269</text:p>
          </table:table-cell>
          <table:table-cell table:style-name="ce31" office:value-type="float" office:value="306597.83">
            <text:p>306,598</text:p>
          </table:table-cell>
          <table:table-cell table:style-name="ce31" office:value-type="float" office:value="463166.806666667">
            <text:p>463,167</text:p>
          </table:table-cell>
          <table:table-cell table:style-name="ce30" office:value-type="string">
            <text:p>RFACB</text:p>
          </table:table-cell>
        </table:table-row>
        <table:table-row table:style-name="ro3">
          <table:table-cell table:number-columns-repeated="3" table:style-name="ce32"/>
          <table:table-cell table:number-columns-repeated="31" table:style-name="ce33"/>
          <table:table-cell table:style-name="ce32"/>
        </table:table-row>
        <table:table-row table:style-name="ro3">
          <table:table-cell table:number-columns-repeated="3" table:style-name="ce32"/>
          <table:table-cell table:number-columns-repeated="31" table:style-name="ce33"/>
          <table:table-cell table:style-name="ce32"/>
        </table:table-row>
        <table:table-row table:style-name="ro3">
          <table:table-cell table:number-columns-repeated="35" table:style-name="ce22"/>
        </table:table-row>
        <table:table-row table:style-name="ro3">
          <table:table-cell table:style-name="ce23" office:value-type="string">
            <text:p>These Values Summed from Above</text:p>
          </table:table-cell>
          <table:table-cell table:number-columns-repeated="34" table:style-name="ce22"/>
        </table:table-row>
        <table:table-row table:style-name="ro3">
          <table:table-cell table:style-name="ce34"/>
          <table:table-cell table:style-name="ce35" office:value-type="string">
            <text:p>Unadjusted Totals</text:p>
          </table:table-cell>
          <table:table-cell table:number-columns-repeated="32" table:style-name="ce34"/>
          <table:table-cell table:style-name="ce22"/>
        </table:table-row>
        <table:table-row table:style-name="ro3">
          <table:table-cell table:style-name="ce34"/>
          <table:table-cell table:style-name="ce35" office:value-type="string">
            <text:p>By Fuel</text:p>
          </table:table-cell>
          <table:table-cell table:style-name="ce34"/>
          <table:table-cell table:style-name="ce35" table:formula="oooc:=[.D2]" office:value-type="float" office:value="1980">
            <text:p>1980</text:p>
          </table:table-cell>
          <table:table-cell table:style-name="ce35" table:formula="oooc:=[.E2]" office:value-type="float" office:value="1981">
            <text:p>1981</text:p>
          </table:table-cell>
          <table:table-cell table:style-name="ce35" table:formula="oooc:=[.F2]" office:value-type="float" office:value="1982">
            <text:p>1982</text:p>
          </table:table-cell>
          <table:table-cell table:style-name="ce35" table:formula="oooc:=[.G2]" office:value-type="float" office:value="1983">
            <text:p>1983</text:p>
          </table:table-cell>
          <table:table-cell table:style-name="ce35" table:formula="oooc:=[.H2]" office:value-type="float" office:value="1984">
            <text:p>1984</text:p>
          </table:table-cell>
          <table:table-cell table:style-name="ce35" table:formula="oooc:=[.I2]" office:value-type="float" office:value="1985">
            <text:p>1985</text:p>
          </table:table-cell>
          <table:table-cell table:style-name="ce35" table:formula="oooc:=[.J2]" office:value-type="float" office:value="1986">
            <text:p>1986</text:p>
          </table:table-cell>
          <table:table-cell table:style-name="ce35" table:formula="oooc:=[.K2]" office:value-type="float" office:value="1987">
            <text:p>1987</text:p>
          </table:table-cell>
          <table:table-cell table:style-name="ce35" table:formula="oooc:=[.L2]" office:value-type="float" office:value="1988">
            <text:p>1988</text:p>
          </table:table-cell>
          <table:table-cell table:style-name="ce35" table:formula="oooc:=[.M2]" office:value-type="float" office:value="1989">
            <text:p>1989</text:p>
          </table:table-cell>
          <table:table-cell table:style-name="ce35" table:formula="oooc:=[.N2]" office:value-type="float" office:value="1990">
            <text:p>1990</text:p>
          </table:table-cell>
          <table:table-cell table:style-name="ce35" table:formula="oooc:=[.O2]" office:value-type="float" office:value="1991">
            <text:p>1991</text:p>
          </table:table-cell>
          <table:table-cell table:style-name="ce35" table:formula="oooc:=[.P2]" office:value-type="float" office:value="1992">
            <text:p>1992</text:p>
          </table:table-cell>
          <table:table-cell table:style-name="ce35" table:formula="oooc:=[.Q2]" office:value-type="float" office:value="1993">
            <text:p>1993</text:p>
          </table:table-cell>
          <table:table-cell table:style-name="ce35" table:formula="oooc:=[.R2]" office:value-type="float" office:value="1994">
            <text:p>1994</text:p>
          </table:table-cell>
          <table:table-cell table:style-name="ce35" table:formula="oooc:=[.S2]" office:value-type="float" office:value="1995">
            <text:p>1995</text:p>
          </table:table-cell>
          <table:table-cell table:style-name="ce35" table:formula="oooc:=[.T2]" office:value-type="float" office:value="1996">
            <text:p>1996</text:p>
          </table:table-cell>
          <table:table-cell table:style-name="ce35" table:formula="oooc:=[.U2]" office:value-type="float" office:value="1997">
            <text:p>1997</text:p>
          </table:table-cell>
          <table:table-cell table:style-name="ce35" table:formula="oooc:=[.V2]" office:value-type="float" office:value="1998">
            <text:p>1998</text:p>
          </table:table-cell>
          <table:table-cell table:style-name="ce35" table:formula="oooc:=[.W2]" office:value-type="float" office:value="1999">
            <text:p>1999</text:p>
          </table:table-cell>
          <table:table-cell table:style-name="ce35" table:formula="oooc:=[.X2]" office:value-type="float" office:value="2000">
            <text:p>2000</text:p>
          </table:table-cell>
          <table:table-cell table:style-name="ce35" table:formula="oooc:=[.Y2]" office:value-type="float" office:value="2001">
            <text:p>2001</text:p>
          </table:table-cell>
          <table:table-cell table:style-name="ce35" table:formula="oooc:=[.Z2]" office:value-type="float" office:value="2002">
            <text:p>2002</text:p>
          </table:table-cell>
          <table:table-cell table:style-name="ce35" table:formula="oooc:=[.AA2]" office:value-type="float" office:value="2003">
            <text:p>2003</text:p>
          </table:table-cell>
          <table:table-cell table:style-name="ce35" table:formula="oooc:=[.AB2]" office:value-type="float" office:value="2004">
            <text:p>2004</text:p>
          </table:table-cell>
          <table:table-cell table:style-name="ce35" table:formula="oooc:=[.AC2]" office:value-type="float" office:value="2005">
            <text:p>2005</text:p>
          </table:table-cell>
          <table:table-cell table:style-name="ce35" table:formula="oooc:=[.AD2]" office:value-type="float" office:value="2006">
            <text:p>2006</text:p>
          </table:table-cell>
          <table:table-cell table:style-name="ce35" table:formula="oooc:=[.AE2]" office:value-type="float" office:value="2007">
            <text:p>2007</text:p>
          </table:table-cell>
          <table:table-cell table:style-name="ce35" table:formula="oooc:=[.AF2]" office:value-type="float" office:value="2008">
            <text:p>2008</text:p>
          </table:table-cell>
          <table:table-cell table:style-name="ce35" table:formula="oooc:=[.AG2]" office:value-type="float" office:value="2009">
            <text:p>2009</text:p>
          </table:table-cell>
          <table:table-cell table:style-name="ce35" table:formula="oooc:=[.AH2]" office:value-type="float" office:value="2010">
            <text:p>2010</text:p>
          </table:table-cell>
          <table:table-cell table:style-name="ce22"/>
        </table:table-row>
        <table:table-row table:style-name="ro3">
          <table:table-cell table:style-name="ce34"/>
          <table:table-cell table:style-name="ce34" office:value-type="string">
            <text:p>Coal</text:p>
          </table:table-cell>
          <table:table-cell table:style-name="ce34"/>
          <table:table-cell table:style-name="ce36" table:formula="oooc:=SUM([.D30];[.D25];[.D10];[.D3];[.D15])" office:value-type="float" office:value="2.1705952902944215E7">
            <text:p>21,705,953</text:p>
          </table:table-cell>
          <table:table-cell table:style-name="ce36" table:formula="oooc:=SUM([.E30];[.E25];[.E10];[.E3];[.E15])" office:value-type="float" office:value="2.4751967217328474E7">
            <text:p>24,751,967</text:p>
          </table:table-cell>
          <table:table-cell table:style-name="ce36" table:formula="oooc:=SUM([.F30];[.F25];[.F10];[.F3];[.F15])" office:value-type="float" office:value="2.435220845315748E7">
            <text:p>24,352,208</text:p>
          </table:table-cell>
          <table:table-cell table:style-name="ce36" table:formula="oooc:=SUM([.G30];[.G25];[.G10];[.G3];[.G15])" office:value-type="float" office:value="2.5826004436138637E7">
            <text:p>25,826,004</text:p>
          </table:table-cell>
          <table:table-cell table:style-name="ce36" table:formula="oooc:=SUM([.H30];[.H25];[.H10];[.H3];[.H15])" office:value-type="float" office:value="2.8793320799049314E7">
            <text:p>28,793,321</text:p>
          </table:table-cell>
          <table:table-cell table:style-name="ce36" table:formula="oooc:=SUM([.I30];[.I25];[.I10];[.I3];[.I15])" office:value-type="float" office:value="2.7892510409957312E7">
            <text:p>27,892,510</text:p>
          </table:table-cell>
          <table:table-cell table:style-name="ce36" table:formula="oooc:=SUM([.J30];[.J25];[.J10];[.J3];[.J15])" office:value-type="float" office:value="2.8465414719997037E7">
            <text:p>28,465,415</text:p>
          </table:table-cell>
          <table:table-cell table:style-name="ce36" table:formula="oooc:=SUM([.K30];[.K25];[.K10];[.K3];[.K15])" office:value-type="float" office:value="3.171889813210444E7">
            <text:p>31,718,898</text:p>
          </table:table-cell>
          <table:table-cell table:style-name="ce36" table:formula="oooc:=SUM([.L30];[.L25];[.L10];[.L3];[.L15])" office:value-type="float" office:value="3.221004349955993E7">
            <text:p>32,210,043</text:p>
          </table:table-cell>
          <table:table-cell table:style-name="ce36" table:formula="oooc:=SUM([.M30];[.M25];[.M10];[.M3];[.M15])" office:value-type="float" office:value="3.611074330270068E7">
            <text:p>36,110,743</text:p>
          </table:table-cell>
          <table:table-cell table:style-name="ce36" table:formula="oooc:=SUM([.N30];[.N25];[.N10];[.N3];[.N15])" office:value-type="float" office:value="3.3493183335599706E7">
            <text:p>33,493,183</text:p>
          </table:table-cell>
          <table:table-cell table:style-name="ce36" table:formula="oooc:=SUM([.O30];[.O25];[.O10];[.O3];[.O15])" office:value-type="float" office:value="3.5887088740202606E7">
            <text:p>35,887,089</text:p>
          </table:table-cell>
          <table:table-cell table:style-name="ce36" table:formula="oooc:=SUM([.P30];[.P25];[.P10];[.P3];[.P15])" office:value-type="float" office:value="3.583061191710116E7">
            <text:p>35,830,612</text:p>
          </table:table-cell>
          <table:table-cell table:style-name="ce36" table:formula="oooc:=SUM([.Q30];[.Q25];[.Q10];[.Q3];[.Q15])" office:value-type="float" office:value="3.746560902900958E7">
            <text:p>37,465,609</text:p>
          </table:table-cell>
          <table:table-cell table:style-name="ce36" table:formula="oooc:=SUM([.R30];[.R25];[.R10];[.R3];[.R15])" office:value-type="float" office:value="3.507044829570224E7">
            <text:p>35,070,448</text:p>
          </table:table-cell>
          <table:table-cell table:style-name="ce36" table:formula="oooc:=SUM([.S30];[.S25];[.S10];[.S3];[.S15])" office:value-type="float" office:value="3.636625983812815E7">
            <text:p>36,366,260</text:p>
          </table:table-cell>
          <table:table-cell table:style-name="ce36" table:formula="oooc:=SUM([.T30];[.T25];[.T10];[.T3];[.T15])" office:value-type="float" office:value="4.046468730937797E7">
            <text:p>40,464,687</text:p>
          </table:table-cell>
          <table:table-cell table:style-name="ce36" table:formula="oooc:=SUM([.U30];[.U25];[.U10];[.U3];[.U15])" office:value-type="float" office:value="4.086778493020633E7">
            <text:p>40,867,785</text:p>
          </table:table-cell>
          <table:table-cell table:style-name="ce36" table:formula="oooc:=SUM([.V30];[.V25];[.V10];[.V3];[.V15])" office:value-type="float" office:value="4.141986218369759E7">
            <text:p>41,419,862</text:p>
          </table:table-cell>
          <table:table-cell table:style-name="ce36" table:formula="oooc:=SUM([.W30];[.W25];[.W10];[.W3];[.W15])" office:value-type="float" office:value="4.199355112748844E7">
            <text:p>41,993,551</text:p>
          </table:table-cell>
          <table:table-cell table:style-name="ce36" table:formula="oooc:=SUM([.X30];[.X25];[.X10];[.X3];[.X15])" office:value-type="float" office:value="4.7870312359649E7">
            <text:p>47,870,312</text:p>
          </table:table-cell>
          <table:table-cell table:style-name="ce36" table:formula="oooc:=SUM([.Y30];[.Y25];[.Y10];[.Y3];[.Y15])" office:value-type="float" office:value="4.60140163517119E7">
            <text:p>46,014,016</text:p>
          </table:table-cell>
          <table:table-cell table:style-name="ce36" table:formula="oooc:=SUM([.Z30];[.Z25];[.Z10];[.Z3];[.Z15])" office:value-type="float" office:value="4.552893829394296E7">
            <text:p>45,528,938</text:p>
          </table:table-cell>
          <table:table-cell table:style-name="ce36" table:formula="oooc:=SUM([.AA30];[.AA25];[.AA10];[.AA3];[.AA15])" office:value-type="float" office:value="4.378232776760993E7">
            <text:p>43,782,328</text:p>
          </table:table-cell>
          <table:table-cell table:style-name="ce36" table:formula="oooc:=SUM([.AB30];[.AB25];[.AB10];[.AB3];[.AB15])" office:value-type="float" office:value="4.2674614907469764E7">
            <text:p>42,674,615</text:p>
          </table:table-cell>
          <table:table-cell table:style-name="ce36" table:formula="oooc:=SUM([.AC30];[.AC25];[.AC10];[.AC3];[.AC15])" office:value-type="float" office:value="4.3308139171197966E7">
            <text:p>43,308,139</text:p>
          </table:table-cell>
          <table:table-cell table:style-name="ce36" table:formula="oooc:=SUM([.AD30];[.AD25];[.AD10];[.AD3];[.AD15])" office:value-type="float" office:value="4.097279620494234E7">
            <text:p>40,972,796</text:p>
          </table:table-cell>
          <table:table-cell table:style-name="ce36" table:formula="oooc:=SUM([.AE30];[.AE25];[.AE10];[.AE3];[.AE15])" office:value-type="float" office:value="4.328897284086202E7">
            <text:p>43,288,973</text:p>
          </table:table-cell>
          <table:table-cell table:style-name="ce36" table:formula="oooc:=SUM([.AF30];[.AF25];[.AF10];[.AF3];[.AF15])" office:value-type="float" office:value="3.921891601679132E7">
            <text:p>39,218,916</text:p>
          </table:table-cell>
          <table:table-cell table:style-name="ce36" table:formula="oooc:=SUM([.AG30];[.AG25];[.AG10];[.AG3];[.AG15])" office:value-type="float" office:value="3.1569093539929807E7">
            <text:p>31,569,094</text:p>
          </table:table-cell>
          <table:table-cell table:style-name="ce36" table:formula="oooc:=SUM([.AH30];[.AH25];[.AH10];[.AH3];[.AH15])" office:value-type="float" office:value="3.2611450317968614E7">
            <text:p>32,611,450</text:p>
          </table:table-cell>
          <table:table-cell table:style-name="ce22"/>
        </table:table-row>
        <table:table-row table:style-name="ro3">
          <table:table-cell table:style-name="ce34"/>
          <table:table-cell table:style-name="ce34" office:value-type="string">
            <text:p>Petroleum Products (Non-LPG)</text:p>
          </table:table-cell>
          <table:table-cell table:style-name="ce34"/>
          <table:table-cell table:style-name="ce36" table:formula="oooc:=SUM([.D5];[.D6];[.D8];[.D9];[.D12];[.D13];[.D14];[.D17];[.D18];[.D21];[.D22];[.D23];[.D24];[.D27];[.D28];[.D32];[.D33];[.D34];[.D36];[.D37];[.D38];[.D19])" office:value-type="float" office:value="5.310759983324627E7">
            <text:p>53,107,600</text:p>
          </table:table-cell>
          <table:table-cell table:style-name="ce36" table:formula="oooc:=SUM([.E5];[.E6];[.E8];[.E9];[.E12];[.E13];[.E14];[.E17];[.E18];[.E21];[.E22];[.E23];[.E24];[.E27];[.E28];[.E32];[.E33];[.E34];[.E36];[.E37];[.E38];[.E19])" office:value-type="float" office:value="4.6220887111183256E7">
            <text:p>46,220,887</text:p>
          </table:table-cell>
          <table:table-cell table:style-name="ce36" table:formula="oooc:=SUM([.F5];[.F6];[.F8];[.F9];[.F12];[.F13];[.F14];[.F17];[.F18];[.F21];[.F22];[.F23];[.F24];[.F27];[.F28];[.F32];[.F33];[.F34];[.F36];[.F37];[.F38];[.F19])" office:value-type="float" office:value="4.280847630341101E7">
            <text:p>42,808,476</text:p>
          </table:table-cell>
          <table:table-cell table:style-name="ce36" table:formula="oooc:=SUM([.G5];[.G6];[.G8];[.G9];[.G12];[.G13];[.G14];[.G17];[.G18];[.G21];[.G22];[.G23];[.G24];[.G27];[.G28];[.G32];[.G33];[.G34];[.G36];[.G37];[.G38];[.G19])" office:value-type="float" office:value="4.450589992623168E7">
            <text:p>44,505,900</text:p>
          </table:table-cell>
          <table:table-cell table:style-name="ce36" table:formula="oooc:=SUM([.H5];[.H6];[.H8];[.H9];[.H12];[.H13];[.H14];[.H17];[.H18];[.H21];[.H22];[.H23];[.H24];[.H27];[.H28];[.H32];[.H33];[.H34];[.H36];[.H37];[.H38];[.H19])" office:value-type="float" office:value="4.763547665012032E7">
            <text:p>47,635,477</text:p>
          </table:table-cell>
          <table:table-cell table:style-name="ce36" table:formula="oooc:=SUM([.I5];[.I6];[.I8];[.I9];[.I12];[.I13];[.I14];[.I17];[.I18];[.I21];[.I22];[.I23];[.I24];[.I27];[.I28];[.I32];[.I33];[.I34];[.I36];[.I37];[.I38];[.I19])" office:value-type="float" office:value="4.828650660345199E7">
            <text:p>48,286,507</text:p>
          </table:table-cell>
          <table:table-cell table:style-name="ce36" table:formula="oooc:=SUM([.J5];[.J6];[.J8];[.J9];[.J12];[.J13];[.J14];[.J17];[.J18];[.J21];[.J22];[.J23];[.J24];[.J27];[.J28];[.J32];[.J33];[.J34];[.J36];[.J37];[.J38];[.J19])" office:value-type="float" office:value="5.272481313681105E7">
            <text:p>52,724,813</text:p>
          </table:table-cell>
          <table:table-cell table:style-name="ce36" table:formula="oooc:=SUM([.K5];[.K6];[.K8];[.K9];[.K12];[.K13];[.K14];[.K17];[.K18];[.K21];[.K22];[.K23];[.K24];[.K27];[.K28];[.K32];[.K33];[.K34];[.K36];[.K37];[.K38];[.K19])" office:value-type="float" office:value="5.488682425918056E7">
            <text:p>54,886,824</text:p>
          </table:table-cell>
          <table:table-cell table:style-name="ce36" table:formula="oooc:=SUM([.L5];[.L6];[.L8];[.L9];[.L12];[.L13];[.L14];[.L17];[.L18];[.L21];[.L22];[.L23];[.L24];[.L27];[.L28];[.L32];[.L33];[.L34];[.L36];[.L37];[.L38];[.L19])" office:value-type="float" office:value="5.6879950061353795E7">
            <text:p>56,879,950</text:p>
          </table:table-cell>
          <table:table-cell table:style-name="ce36" table:formula="oooc:=SUM([.M5];[.M6];[.M8];[.M9];[.M12];[.M13];[.M14];[.M17];[.M18];[.M21];[.M22];[.M23];[.M24];[.M27];[.M28];[.M32];[.M33];[.M34];[.M36];[.M37];[.M38];[.M19])" office:value-type="float" office:value="5.582389774066716E7">
            <text:p>55,823,898</text:p>
          </table:table-cell>
          <table:table-cell table:style-name="ce36" table:formula="oooc:=SUM([.N5];[.N6];[.N8];[.N9];[.N12];[.N13];[.N14];[.N17];[.N18];[.N21];[.N22];[.N23];[.N24];[.N27];[.N28];[.N32];[.N33];[.N34];[.N36];[.N37];[.N38];[.N19])" office:value-type="float" office:value="5.3285770766289555E7">
            <text:p>53,285,771</text:p>
          </table:table-cell>
          <table:table-cell table:style-name="ce36" table:formula="oooc:=SUM([.O5];[.O6];[.O8];[.O9];[.O12];[.O13];[.O14];[.O17];[.O18];[.O21];[.O22];[.O23];[.O24];[.O27];[.O28];[.O32];[.O33];[.O34];[.O36];[.O37];[.O38];[.O19])" office:value-type="float" office:value="5.168542248911901E7">
            <text:p>51,685,422</text:p>
          </table:table-cell>
          <table:table-cell table:style-name="ce36" table:formula="oooc:=SUM([.P5];[.P6];[.P8];[.P9];[.P12];[.P13];[.P14];[.P17];[.P18];[.P21];[.P22];[.P23];[.P24];[.P27];[.P28];[.P32];[.P33];[.P34];[.P36];[.P37];[.P38];[.P19])" office:value-type="float" office:value="5.1234617380362734E7">
            <text:p>51,234,617</text:p>
          </table:table-cell>
          <table:table-cell table:style-name="ce36" table:formula="oooc:=SUM([.Q5];[.Q6];[.Q8];[.Q9];[.Q12];[.Q13];[.Q14];[.Q17];[.Q18];[.Q21];[.Q22];[.Q23];[.Q24];[.Q27];[.Q28];[.Q32];[.Q33];[.Q34];[.Q36];[.Q37];[.Q38];[.Q19])" office:value-type="float" office:value="5.263275317391889E7">
            <text:p>52,632,753</text:p>
          </table:table-cell>
          <table:table-cell table:style-name="ce36" table:formula="oooc:=SUM([.R5];[.R6];[.R8];[.R9];[.R12];[.R13];[.R14];[.R17];[.R18];[.R21];[.R22];[.R23];[.R24];[.R27];[.R28];[.R32];[.R33];[.R34];[.R36];[.R37];[.R38];[.R19])" office:value-type="float" office:value="5.3253012653251916E7">
            <text:p>53,253,013</text:p>
          </table:table-cell>
          <table:table-cell table:style-name="ce36" table:formula="oooc:=SUM([.S5];[.S6];[.S8];[.S9];[.S12];[.S13];[.S14];[.S17];[.S18];[.S21];[.S22];[.S23];[.S24];[.S27];[.S28];[.S32];[.S33];[.S34];[.S36];[.S37];[.S38];[.S19])" office:value-type="float" office:value="5.2887982390628844E7">
            <text:p>52,887,982</text:p>
          </table:table-cell>
          <table:table-cell table:style-name="ce36" table:formula="oooc:=SUM([.T5];[.T6];[.T8];[.T9];[.T12];[.T13];[.T14];[.T17];[.T18];[.T21];[.T22];[.T23];[.T24];[.T27];[.T28];[.T32];[.T33];[.T34];[.T36];[.T37];[.T38];[.T19])" office:value-type="float" office:value="5.393774589713588E7">
            <text:p>53,937,746</text:p>
          </table:table-cell>
          <table:table-cell table:style-name="ce36" table:formula="oooc:=SUM([.U5];[.U6];[.U8];[.U9];[.U12];[.U13];[.U14];[.U17];[.U18];[.U21];[.U22];[.U23];[.U24];[.U27];[.U28];[.U32];[.U33];[.U34];[.U36];[.U37];[.U38];[.U19])" office:value-type="float" office:value="5.63030587970809E7">
            <text:p>56,303,059</text:p>
          </table:table-cell>
          <table:table-cell table:style-name="ce36" table:formula="oooc:=SUM([.V5];[.V6];[.V8];[.V9];[.V12];[.V13];[.V14];[.V17];[.V18];[.V21];[.V22];[.V23];[.V24];[.V27];[.V28];[.V32];[.V33];[.V34];[.V36];[.V37];[.V38];[.V19])" office:value-type="float" office:value="5.759535026891269E7">
            <text:p>57,595,350</text:p>
          </table:table-cell>
          <table:table-cell table:style-name="ce36" table:formula="oooc:=SUM([.W5];[.W6];[.W8];[.W9];[.W12];[.W13];[.W14];[.W17];[.W18];[.W21];[.W22];[.W23];[.W24];[.W27];[.W28];[.W32];[.W33];[.W34];[.W36];[.W37];[.W38];[.W19])" office:value-type="float" office:value="5.8525730268445455E7">
            <text:p>58,525,730</text:p>
          </table:table-cell>
          <table:table-cell table:style-name="ce36" table:formula="oooc:=SUM([.X5];[.X6];[.X8];[.X9];[.X12];[.X13];[.X14];[.X17];[.X18];[.X21];[.X22];[.X23];[.X24];[.X27];[.X28];[.X32];[.X33];[.X34];[.X36];[.X37];[.X38];[.X19])" office:value-type="float" office:value="6.127353791419867E7">
            <text:p>61,273,538</text:p>
          </table:table-cell>
          <table:table-cell table:style-name="ce36" table:formula="oooc:=SUM([.Y5];[.Y6];[.Y8];[.Y9];[.Y12];[.Y13];[.Y14];[.Y17];[.Y18];[.Y21];[.Y22];[.Y23];[.Y24];[.Y27];[.Y28];[.Y32];[.Y33];[.Y34];[.Y36];[.Y37];[.Y38];[.Y19])" office:value-type="float" office:value="6.2943105741615355E7">
            <text:p>62,943,106</text:p>
          </table:table-cell>
          <table:table-cell table:style-name="ce36" table:formula="oooc:=SUM([.Z5];[.Z6];[.Z8];[.Z9];[.Z12];[.Z13];[.Z14];[.Z17];[.Z18];[.Z21];[.Z22];[.Z23];[.Z24];[.Z27];[.Z28];[.Z32];[.Z33];[.Z34];[.Z36];[.Z37];[.Z38];[.Z19])" office:value-type="float" office:value="6.0329747143378705E7">
            <text:p>60,329,747</text:p>
          </table:table-cell>
          <table:table-cell table:style-name="ce36" table:formula="oooc:=SUM([.AA5];[.AA6];[.AA8];[.AA9];[.AA12];[.AA13];[.AA14];[.AA17];[.AA18];[.AA21];[.AA22];[.AA23];[.AA24];[.AA27];[.AA28];[.AA32];[.AA33];[.AA34];[.AA36];[.AA37];[.AA38];[.AA19])" office:value-type="float" office:value="6.558832737465244E7">
            <text:p>65,588,327</text:p>
          </table:table-cell>
          <table:table-cell table:style-name="ce36" table:formula="oooc:=SUM([.AB5];[.AB6];[.AB8];[.AB9];[.AB12];[.AB13];[.AB14];[.AB17];[.AB18];[.AB21];[.AB22];[.AB23];[.AB24];[.AB27];[.AB28];[.AB32];[.AB33];[.AB34];[.AB36];[.AB37];[.AB38];[.AB19])" office:value-type="float" office:value="7.070204119780464E7">
            <text:p>70,702,041</text:p>
          </table:table-cell>
          <table:table-cell table:style-name="ce36" table:formula="oooc:=SUM([.AC5];[.AC6];[.AC8];[.AC9];[.AC12];[.AC13];[.AC14];[.AC17];[.AC18];[.AC21];[.AC22];[.AC23];[.AC24];[.AC27];[.AC28];[.AC32];[.AC33];[.AC34];[.AC36];[.AC37];[.AC38];[.AC19])" office:value-type="float" office:value="7.078082418318841E7">
            <text:p>70,780,824</text:p>
          </table:table-cell>
          <table:table-cell table:style-name="ce36" table:formula="oooc:=SUM([.AD5];[.AD6];[.AD8];[.AD9];[.AD12];[.AD13];[.AD14];[.AD17];[.AD18];[.AD21];[.AD22];[.AD23];[.AD24];[.AD27];[.AD28];[.AD32];[.AD33];[.AD34];[.AD36];[.AD37];[.AD38];[.AD19])" office:value-type="float" office:value="6.80682219701394E7">
            <text:p>68,068,222</text:p>
          </table:table-cell>
          <table:table-cell table:style-name="ce36" table:formula="oooc:=SUM([.AE5];[.AE6];[.AE8];[.AE9];[.AE12];[.AE13];[.AE14];[.AE17];[.AE18];[.AE21];[.AE22];[.AE23];[.AE24];[.AE27];[.AE28];[.AE32];[.AE33];[.AE34];[.AE36];[.AE37];[.AE38];[.AE19])" office:value-type="float" office:value="6.864619519968906E7">
            <text:p>68,646,195</text:p>
          </table:table-cell>
          <table:table-cell table:style-name="ce36" table:formula="oooc:=SUM([.AF5];[.AF6];[.AF8];[.AF9];[.AF12];[.AF13];[.AF14];[.AF17];[.AF18];[.AF21];[.AF22];[.AF23];[.AF24];[.AF27];[.AF28];[.AF32];[.AF33];[.AF34];[.AF36];[.AF37];[.AF38];[.AF19])" office:value-type="float" office:value="6.2835040310400516E7">
            <text:p>62,835,040</text:p>
          </table:table-cell>
          <table:table-cell table:style-name="ce36" table:formula="oooc:=SUM([.AG5];[.AG6];[.AG8];[.AG9];[.AG12];[.AG13];[.AG14];[.AG17];[.AG18];[.AG21];[.AG22];[.AG23];[.AG24];[.AG27];[.AG28];[.AG32];[.AG33];[.AG34];[.AG36];[.AG37];[.AG38];[.AG19])" office:value-type="float" office:value="5.7928163889640234E7">
            <text:p>57,928,164</text:p>
          </table:table-cell>
          <table:table-cell table:style-name="ce36" table:formula="oooc:=SUM([.AH5];[.AH6];[.AH8];[.AH9];[.AH12];[.AH13];[.AH14];[.AH17];[.AH18];[.AH21];[.AH22];[.AH23];[.AH24];[.AH27];[.AH28];[.AH32];[.AH33];[.AH34];[.AH36];[.AH37];[.AH38];[.AH19])" office:value-type="float" office:value="5.740011412419821E7">
            <text:p>57,400,114</text:p>
          </table:table-cell>
          <table:table-cell table:style-name="ce22"/>
        </table:table-row>
        <table:table-row table:style-name="ro3">
          <table:table-cell table:style-name="ce34"/>
          <table:table-cell table:style-name="ce34" office:value-type="string">
            <text:p>LPGs</text:p>
          </table:table-cell>
          <table:table-cell table:style-name="ce34"/>
          <table:table-cell table:style-name="ce36" table:formula="oooc:=SUM([.D35];[.D29];[.D20];[.D7])" office:value-type="float" office:value="732841.4866666667">
            <text:p>732,841</text:p>
          </table:table-cell>
          <table:table-cell table:style-name="ce36" table:formula="oooc:=SUM([.E35];[.E29];[.E20];[.E7])" office:value-type="float" office:value="686810.4459786776">
            <text:p>686,810</text:p>
          </table:table-cell>
          <table:table-cell table:style-name="ce36" table:formula="oooc:=SUM([.F35];[.F29];[.F20];[.F7])" office:value-type="float" office:value="684250.466814197">
            <text:p>684,250</text:p>
          </table:table-cell>
          <table:table-cell table:style-name="ce36" table:formula="oooc:=SUM([.G35];[.G29];[.G20];[.G7])" office:value-type="float" office:value="692279.523422067">
            <text:p>692,280</text:p>
          </table:table-cell>
          <table:table-cell table:style-name="ce36" table:formula="oooc:=SUM([.H35];[.H29];[.H20];[.H7])" office:value-type="float" office:value="854698.050730302">
            <text:p>854,698</text:p>
          </table:table-cell>
          <table:table-cell table:style-name="ce36" table:formula="oooc:=SUM([.I35];[.I29];[.I20];[.I7])" office:value-type="float" office:value="907529.0349832906">
            <text:p>907,529</text:p>
          </table:table-cell>
          <table:table-cell table:style-name="ce36" table:formula="oooc:=SUM([.J35];[.J29];[.J20];[.J7])" office:value-type="float" office:value="785497.872118315">
            <text:p>785,498</text:p>
          </table:table-cell>
          <table:table-cell table:style-name="ce36" table:formula="oooc:=SUM([.K35];[.K29];[.K20];[.K7])" office:value-type="float" office:value="963002.4029851416">
            <text:p>963,002</text:p>
          </table:table-cell>
          <table:table-cell table:style-name="ce36" table:formula="oooc:=SUM([.L35];[.L29];[.L20];[.L7])" office:value-type="float" office:value="988711.787618769">
            <text:p>988,712</text:p>
          </table:table-cell>
          <table:table-cell table:style-name="ce36" table:formula="oooc:=SUM([.M35];[.M29];[.M20];[.M7])" office:value-type="float" office:value="1049475.960831762">
            <text:p>1,049,476</text:p>
          </table:table-cell>
          <table:table-cell table:style-name="ce36" table:formula="oooc:=SUM([.N35];[.N29];[.N20];[.N7])" office:value-type="float" office:value="951112.1680768772">
            <text:p>951,112</text:p>
          </table:table-cell>
          <table:table-cell table:style-name="ce36" table:formula="oooc:=SUM([.O35];[.O29];[.O20];[.O7])" office:value-type="float" office:value="1076953.717786655">
            <text:p>1,076,954</text:p>
          </table:table-cell>
          <table:table-cell table:style-name="ce36" table:formula="oooc:=SUM([.P35];[.P29];[.P20];[.P7])" office:value-type="float" office:value="1100547.259754025">
            <text:p>1,100,547</text:p>
          </table:table-cell>
          <table:table-cell table:style-name="ce36" table:formula="oooc:=SUM([.Q35];[.Q29];[.Q20];[.Q7])" office:value-type="float" office:value="1118120.2560367156">
            <text:p>1,118,120</text:p>
          </table:table-cell>
          <table:table-cell table:style-name="ce36" table:formula="oooc:=SUM([.R35];[.R29];[.R20];[.R7])" office:value-type="float" office:value="1149764.4726728355">
            <text:p>1,149,764</text:p>
          </table:table-cell>
          <table:table-cell table:style-name="ce36" table:formula="oooc:=SUM([.S35];[.S29];[.S20];[.S7])" office:value-type="float" office:value="1121408.0646454832">
            <text:p>1,121,408</text:p>
          </table:table-cell>
          <table:table-cell table:style-name="ce36" table:formula="oooc:=SUM([.T35];[.T29];[.T20];[.T7])" office:value-type="float" office:value="1208041.5921766376">
            <text:p>1,208,042</text:p>
          </table:table-cell>
          <table:table-cell table:style-name="ce36" table:formula="oooc:=SUM([.U35];[.U29];[.U20];[.U7])" office:value-type="float" office:value="1227374.5583443348">
            <text:p>1,227,375</text:p>
          </table:table-cell>
          <table:table-cell table:style-name="ce36" table:formula="oooc:=SUM([.V35];[.V29];[.V20];[.V7])" office:value-type="float" office:value="942114.3672071749">
            <text:p>942,114</text:p>
          </table:table-cell>
          <table:table-cell table:style-name="ce36" table:formula="oooc:=SUM([.W35];[.W29];[.W20];[.W7])" office:value-type="float" office:value="1076482.8297746745">
            <text:p>1,076,483</text:p>
          </table:table-cell>
          <table:table-cell table:style-name="ce36" table:formula="oooc:=SUM([.X35];[.X29];[.X20];[.X7])" office:value-type="float" office:value="1420679.5529805212">
            <text:p>1,420,680</text:p>
          </table:table-cell>
          <table:table-cell table:style-name="ce36" table:formula="oooc:=SUM([.Y35];[.Y29];[.Y20];[.Y7])" office:value-type="float" office:value="1133650.066620002">
            <text:p>1,133,650</text:p>
          </table:table-cell>
          <table:table-cell table:style-name="ce36" table:formula="oooc:=SUM([.Z35];[.Z29];[.Z20];[.Z7])" office:value-type="float" office:value="1245762.143052498">
            <text:p>1,245,762</text:p>
          </table:table-cell>
          <table:table-cell table:style-name="ce36" table:formula="oooc:=SUM([.AA35];[.AA29];[.AA20];[.AA7])" office:value-type="float" office:value="1340056.9078050964">
            <text:p>1,340,057</text:p>
          </table:table-cell>
          <table:table-cell table:style-name="ce36" table:formula="oooc:=SUM([.AB35];[.AB29];[.AB20];[.AB7])" office:value-type="float" office:value="1289048.048932984">
            <text:p>1,289,048</text:p>
          </table:table-cell>
          <table:table-cell table:style-name="ce36" table:formula="oooc:=SUM([.AC35];[.AC29];[.AC20];[.AC7])" office:value-type="float" office:value="1355814.2231831728">
            <text:p>1,355,814</text:p>
          </table:table-cell>
          <table:table-cell table:style-name="ce36" table:formula="oooc:=SUM([.AD35];[.AD29];[.AD20];[.AD7])" office:value-type="float" office:value="1208953.552584343">
            <text:p>1,208,954</text:p>
          </table:table-cell>
          <table:table-cell table:style-name="ce36" table:formula="oooc:=SUM([.AE35];[.AE29];[.AE20];[.AE7])" office:value-type="float" office:value="1228821.4719740916">
            <text:p>1,228,821</text:p>
          </table:table-cell>
          <table:table-cell table:style-name="ce36" table:formula="oooc:=SUM([.AF35];[.AF29];[.AF20];[.AF7])" office:value-type="float" office:value="1261893.1497043618">
            <text:p>1,261,893</text:p>
          </table:table-cell>
          <table:table-cell table:style-name="ce36" table:formula="oooc:=SUM([.AG35];[.AG29];[.AG20];[.AG7])" office:value-type="float" office:value="1327538.250133187">
            <text:p>1,327,538</text:p>
          </table:table-cell>
          <table:table-cell table:style-name="ce36" table:formula="oooc:=SUM([.AH35];[.AH29];[.AH20];[.AH7])" office:value-type="float" office:value="1343544.6930271215">
            <text:p>1,343,545</text:p>
          </table:table-cell>
          <table:table-cell table:style-name="ce22"/>
        </table:table-row>
        <table:table-row table:style-name="ro3">
          <table:table-cell table:style-name="ce34"/>
          <table:table-cell table:style-name="ce34" office:value-type="string">
            <text:p>Natural Gas</text:p>
          </table:table-cell>
          <table:table-cell table:style-name="ce34"/>
          <table:table-cell table:style-name="ce36" table:formula="oooc:=SUM([.D31];[.D26];[.D11];[.D4];[.D16])" office:value-type="float" office:value="8536021.816666665">
            <text:p>8,536,022</text:p>
          </table:table-cell>
          <table:table-cell table:style-name="ce36" table:formula="oooc:=SUM([.E31];[.E26];[.E11];[.E4];[.E16])" office:value-type="float" office:value="8219857.140000002">
            <text:p>8,219,857</text:p>
          </table:table-cell>
          <table:table-cell table:style-name="ce36" table:formula="oooc:=SUM([.F31];[.F26];[.F11];[.F4];[.F16])" office:value-type="float" office:value="8201128.136666673">
            <text:p>8,201,128</text:p>
          </table:table-cell>
          <table:table-cell table:style-name="ce36" table:formula="oooc:=SUM([.G31];[.G26];[.G11];[.G4];[.G16])" office:value-type="float" office:value="7791265.386666667">
            <text:p>7,791,265</text:p>
          </table:table-cell>
          <table:table-cell table:style-name="ce36" table:formula="oooc:=SUM([.H31];[.H26];[.H11];[.H4];[.H16])" office:value-type="float" office:value="7880718.926666663">
            <text:p>7,880,719</text:p>
          </table:table-cell>
          <table:table-cell table:style-name="ce36" table:formula="oooc:=SUM([.I31];[.I26];[.I11];[.I4];[.I16])" office:value-type="float" office:value="7664937.4633333385">
            <text:p>7,664,937</text:p>
          </table:table-cell>
          <table:table-cell table:style-name="ce36" table:formula="oooc:=SUM([.J31];[.J26];[.J11];[.J4];[.J16])" office:value-type="float" office:value="7777311.483333331">
            <text:p>7,777,311</text:p>
          </table:table-cell>
          <table:table-cell table:style-name="ce36" table:formula="oooc:=SUM([.K31];[.K26];[.K11];[.K4];[.K16])" office:value-type="float" office:value="8759974.006666666">
            <text:p>8,759,974</text:p>
          </table:table-cell>
          <table:table-cell table:style-name="ce36" table:formula="oooc:=SUM([.L31];[.L26];[.L11];[.L4];[.L16])" office:value-type="float" office:value="8996553.68333333">
            <text:p>8,996,554</text:p>
          </table:table-cell>
          <table:table-cell table:style-name="ce36" table:formula="oooc:=SUM([.M31];[.M26];[.M11];[.M4];[.M16])" office:value-type="float" office:value="9571581.836666664">
            <text:p>9,571,582</text:p>
          </table:table-cell>
          <table:table-cell table:style-name="ce36" table:formula="oooc:=SUM([.N31];[.N26];[.N11];[.N4];[.N16])" office:value-type="float" office:value="1.018810030333333E7">
            <text:p>10,188,100</text:p>
          </table:table-cell>
          <table:table-cell table:style-name="ce36" table:formula="oooc:=SUM([.O31];[.O26];[.O11];[.O4];[.O16])" office:value-type="float" office:value="9999536.91">
            <text:p>9,999,537</text:p>
          </table:table-cell>
          <table:table-cell table:style-name="ce36" table:formula="oooc:=SUM([.P31];[.P26];[.P11];[.P4];[.P16])" office:value-type="float" office:value="1.17228705E7">
            <text:p>11,722,871</text:p>
          </table:table-cell>
          <table:table-cell table:style-name="ce36" table:formula="oooc:=SUM([.Q31];[.Q26];[.Q11];[.Q4];[.Q16])" office:value-type="float" office:value="1.3179859623333342E7">
            <text:p>13,179,860</text:p>
          </table:table-cell>
          <table:table-cell table:style-name="ce36" table:formula="oooc:=SUM([.R31];[.R26];[.R11];[.R4];[.R16])" office:value-type="float" office:value="1.3814205129999992E7">
            <text:p>13,814,205</text:p>
          </table:table-cell>
          <table:table-cell table:style-name="ce36" table:formula="oooc:=SUM([.S31];[.S26];[.S11];[.S4];[.S16])" office:value-type="float" office:value="1.5061355136666674E7">
            <text:p>15,061,355</text:p>
          </table:table-cell>
          <table:table-cell table:style-name="ce36" table:formula="oooc:=SUM([.T31];[.T26];[.T11];[.T4];[.T16])" office:value-type="float" office:value="1.4316651763333341E7">
            <text:p>14,316,652</text:p>
          </table:table-cell>
          <table:table-cell table:style-name="ce36" table:formula="oooc:=SUM([.U31];[.U26];[.U11];[.U4];[.U16])" office:value-type="float" office:value="1.3772025079999998E7">
            <text:p>13,772,025</text:p>
          </table:table-cell>
          <table:table-cell table:style-name="ce36" table:formula="oooc:=SUM([.V31];[.V26];[.V11];[.V4];[.V16])" office:value-type="float" office:value="1.4398889596666668E7">
            <text:p>14,398,890</text:p>
          </table:table-cell>
          <table:table-cell table:style-name="ce36" table:formula="oooc:=SUM([.W31];[.W26];[.W11];[.W4];[.W16])" office:value-type="float" office:value="1.523500960666667E7">
            <text:p>15,235,010</text:p>
          </table:table-cell>
          <table:table-cell table:style-name="ce36" table:formula="oooc:=SUM([.X31];[.X26];[.X11];[.X4];[.X16])" office:value-type="float" office:value="1.4733252710000005E7">
            <text:p>14,733,253</text:p>
          </table:table-cell>
          <table:table-cell table:style-name="ce36" table:formula="oooc:=SUM([.Y31];[.Y26];[.Y11];[.Y4];[.Y16])" office:value-type="float" office:value="1.3073481006666671E7">
            <text:p>13,073,481</text:p>
          </table:table-cell>
          <table:table-cell table:style-name="ce36" table:formula="oooc:=SUM([.Z31];[.Z26];[.Z11];[.Z4];[.Z16])" office:value-type="float" office:value="1.4158330669999996E7">
            <text:p>14,158,331</text:p>
          </table:table-cell>
          <table:table-cell table:style-name="ce36" table:formula="oooc:=SUM([.AA31];[.AA26];[.AA11];[.AA4];[.AA16])" office:value-type="float" office:value="1.443433145000001E7">
            <text:p>14,434,331</text:p>
          </table:table-cell>
          <table:table-cell table:style-name="ce36" table:formula="oooc:=SUM([.AB31];[.AB26];[.AB11];[.AB4];[.AB16])" office:value-type="float" office:value="1.5153408453333326E7">
            <text:p>15,153,408</text:p>
          </table:table-cell>
          <table:table-cell table:style-name="ce36" table:formula="oooc:=SUM([.AC31];[.AC26];[.AC11];[.AC4];[.AC16])" office:value-type="float" office:value="1.6529061706666669E7">
            <text:p>16,529,062</text:p>
          </table:table-cell>
          <table:table-cell table:style-name="ce36" table:formula="oooc:=SUM([.AD31];[.AD26];[.AD11];[.AD4];[.AD16])" office:value-type="float" office:value="1.5039230506666664E7">
            <text:p>15,039,231</text:p>
          </table:table-cell>
          <table:table-cell table:style-name="ce36" table:formula="oooc:=SUM([.AE31];[.AE26];[.AE11];[.AE4];[.AE16])" office:value-type="float" office:value="1.756276474333334E7">
            <text:p>17,562,765</text:p>
          </table:table-cell>
          <table:table-cell table:style-name="ce36" table:formula="oooc:=SUM([.AF31];[.AF26];[.AF11];[.AF4];[.AF16])" office:value-type="float" office:value="1.6481947386666667E7">
            <text:p>16,481,947</text:p>
          </table:table-cell>
          <table:table-cell table:style-name="ce36" table:formula="oooc:=SUM([.AG31];[.AG26];[.AG11];[.AG4];[.AG16])" office:value-type="float" office:value="1.7528277910000008E7">
            <text:p>17,528,278</text:p>
          </table:table-cell>
          <table:table-cell table:style-name="ce36" table:formula="oooc:=SUM([.AH31];[.AH26];[.AH11];[.AH4];[.AH16])" office:value-type="float" office:value="2.046841309333333E7">
            <text:p>20,468,413</text:p>
          </table:table-cell>
          <table:table-cell table:style-name="ce22"/>
        </table:table-row>
        <table:table-row table:style-name="ro3">
          <table:table-cell table:style-name="ce34"/>
          <table:table-cell table:style-name="ce35" office:value-type="string">
            <text:p>Total by Fuel</text:p>
          </table:table-cell>
          <table:table-cell table:style-name="ce34"/>
          <table:table-cell table:style-name="ce36" table:formula="oooc:=SUM([.D45:.D48])" office:value-type="float" office:value="8.408241603952381E7">
            <text:p>84,082,416</text:p>
          </table:table-cell>
          <table:table-cell table:style-name="ce36" table:formula="oooc:=SUM([.E45:.E48])" office:value-type="float" office:value="7.98795219144904E7">
            <text:p>79,879,522</text:p>
          </table:table-cell>
          <table:table-cell table:style-name="ce36" table:formula="oooc:=SUM([.F45:.F48])" office:value-type="float" office:value="7.604606336004935E7">
            <text:p>76,046,063</text:p>
          </table:table-cell>
          <table:table-cell table:style-name="ce36" table:formula="oooc:=SUM([.G45:.G48])" office:value-type="float" office:value="7.881544927245905E7">
            <text:p>78,815,449</text:p>
          </table:table-cell>
          <table:table-cell table:style-name="ce36" table:formula="oooc:=SUM([.H45:.H48])" office:value-type="float" office:value="8.51642144265666E7">
            <text:p>85,164,214</text:p>
          </table:table-cell>
          <table:table-cell table:style-name="ce36" table:formula="oooc:=SUM([.I45:.I48])" office:value-type="float" office:value="8.475148351172593E7">
            <text:p>84,751,484</text:p>
          </table:table-cell>
          <table:table-cell table:style-name="ce36" table:formula="oooc:=SUM([.J45:.J48])" office:value-type="float" office:value="8.975303721225972E7">
            <text:p>89,753,037</text:p>
          </table:table-cell>
          <table:table-cell table:style-name="ce36" table:formula="oooc:=SUM([.K45:.K48])" office:value-type="float" office:value="9.63286988009368E7">
            <text:p>96,328,699</text:p>
          </table:table-cell>
          <table:table-cell table:style-name="ce36" table:formula="oooc:=SUM([.L45:.L48])" office:value-type="float" office:value="9.907525903186584E7">
            <text:p>99,075,259</text:p>
          </table:table-cell>
          <table:table-cell table:style-name="ce36" table:formula="oooc:=SUM([.M45:.M48])" office:value-type="float" office:value="1.0255569884086625E8">
            <text:p>102,555,699</text:p>
          </table:table-cell>
          <table:table-cell table:style-name="ce36" table:formula="oooc:=SUM([.N45:.N48])" office:value-type="float" office:value="9.791816657329945E7">
            <text:p>97,918,167</text:p>
          </table:table-cell>
          <table:table-cell table:style-name="ce36" table:formula="oooc:=SUM([.O45:.O48])" office:value-type="float" office:value="9.864900185710827E7">
            <text:p>98,649,002</text:p>
          </table:table-cell>
          <table:table-cell table:style-name="ce36" table:formula="oooc:=SUM([.P45:.P48])" office:value-type="float" office:value="9.988864705721793E7">
            <text:p>99,888,647</text:p>
          </table:table-cell>
          <table:table-cell table:style-name="ce36" table:formula="oooc:=SUM([.Q45:.Q48])" office:value-type="float" office:value="1.0439634208229852E8">
            <text:p>104,396,342</text:p>
          </table:table-cell>
          <table:table-cell table:style-name="ce36" table:formula="oooc:=SUM([.R45:.R48])" office:value-type="float" office:value="1.03287430551627E8">
            <text:p>103,287,431</text:p>
          </table:table-cell>
          <table:table-cell table:style-name="ce36" table:formula="oooc:=SUM([.S45:.S48])" office:value-type="float" office:value="1.0543700543006915E8">
            <text:p>105,437,005</text:p>
          </table:table-cell>
          <table:table-cell table:style-name="ce36" table:formula="oooc:=SUM([.T45:.T48])" office:value-type="float" office:value="1.0992712656202382E8">
            <text:p>109,927,127</text:p>
          </table:table-cell>
          <table:table-cell table:style-name="ce36" table:formula="oooc:=SUM([.U45:.U48])" office:value-type="float" office:value="1.1217024336563157E8">
            <text:p>112,170,243</text:p>
          </table:table-cell>
          <table:table-cell table:style-name="ce36" table:formula="oooc:=SUM([.V45:.V48])" office:value-type="float" office:value="1.1435621641648412E8">
            <text:p>114,356,216</text:p>
          </table:table-cell>
          <table:table-cell table:style-name="ce36" table:formula="oooc:=SUM([.W45:.W48])" office:value-type="float" office:value="1.1683077383237524E8">
            <text:p>116,830,774</text:p>
          </table:table-cell>
          <table:table-cell table:style-name="ce36" table:formula="oooc:=SUM([.X45:.X48])" office:value-type="float" office:value="1.252977825368282E8">
            <text:p>125,297,783</text:p>
          </table:table-cell>
          <table:table-cell table:style-name="ce36" table:formula="oooc:=SUM([.Y45:.Y48])" office:value-type="float" office:value="1.2316425316661394E8">
            <text:p>123,164,253</text:p>
          </table:table-cell>
          <table:table-cell table:style-name="ce36" table:formula="oooc:=SUM([.Z45:.Z48])" office:value-type="float" office:value="1.2126277825037417E8">
            <text:p>121,262,778</text:p>
          </table:table-cell>
          <table:table-cell table:style-name="ce36" table:formula="oooc:=SUM([.AA45:.AA48])" office:value-type="float" office:value="1.2514504350006747E8">
            <text:p>125,145,044</text:p>
          </table:table-cell>
          <table:table-cell table:style-name="ce36" table:formula="oooc:=SUM([.AB45:.AB48])" office:value-type="float" office:value="1.2981911260754073E8">
            <text:p>129,819,113</text:p>
          </table:table-cell>
          <table:table-cell table:style-name="ce36" table:formula="oooc:=SUM([.AC45:.AC48])" office:value-type="float" office:value="1.3197383928423621E8">
            <text:p>131,973,839</text:p>
          </table:table-cell>
          <table:table-cell table:style-name="ce36" table:formula="oooc:=SUM([.AD45:.AD48])" office:value-type="float" office:value="1.2528920223433274E8">
            <text:p>125,289,202</text:p>
          </table:table-cell>
          <table:table-cell table:style-name="ce36" table:formula="oooc:=SUM([.AE45:.AE48])" office:value-type="float" office:value="1.3072675425585851E8">
            <text:p>130,726,754</text:p>
          </table:table-cell>
          <table:table-cell table:style-name="ce36" table:formula="oooc:=SUM([.AF45:.AF48])" office:value-type="float" office:value="1.1979779686356287E8">
            <text:p>119,797,797</text:p>
          </table:table-cell>
          <table:table-cell table:style-name="ce36" table:formula="oooc:=SUM([.AG45:.AG48])" office:value-type="float" office:value="1.0835307358970325E8">
            <text:p>108,353,074</text:p>
          </table:table-cell>
          <table:table-cell table:style-name="ce36" table:formula="oooc:=SUM([.AH45:.AH48])" office:value-type="float" office:value="1.118235222285273E8">
            <text:p>111,823,522</text:p>
          </table:table-cell>
          <table:table-cell table:style-name="ce22"/>
        </table:table-row>
        <table:table-row table:style-name="ro3">
          <table:table-cell table:number-columns-repeated="34" table:style-name="ce34"/>
          <table:table-cell table:style-name="ce22"/>
        </table:table-row>
        <table:table-row table:style-name="ro3">
          <table:table-cell table:number-columns-repeated="34" table:style-name="ce34"/>
          <table:table-cell table:style-name="ce22"/>
        </table:table-row>
        <table:table-row table:style-name="ro3">
          <table:table-cell table:style-name="ce34"/>
          <table:table-cell table:style-name="ce35" office:value-type="string">
            <text:p>By Sector</text:p>
          </table:table-cell>
          <table:table-cell table:style-name="ce34"/>
          <table:table-cell table:style-name="ce35" table:formula="oooc:=[.D44]" office:value-type="float" office:value="1980">
            <text:p>1980</text:p>
          </table:table-cell>
          <table:table-cell table:style-name="ce35" table:formula="oooc:=[.E44]" office:value-type="float" office:value="1981">
            <text:p>1981</text:p>
          </table:table-cell>
          <table:table-cell table:style-name="ce35" table:formula="oooc:=[.F44]" office:value-type="float" office:value="1982">
            <text:p>1982</text:p>
          </table:table-cell>
          <table:table-cell table:style-name="ce35" table:formula="oooc:=[.G44]" office:value-type="float" office:value="1983">
            <text:p>1983</text:p>
          </table:table-cell>
          <table:table-cell table:style-name="ce35" table:formula="oooc:=[.H44]" office:value-type="float" office:value="1984">
            <text:p>1984</text:p>
          </table:table-cell>
          <table:table-cell table:style-name="ce35" table:formula="oooc:=[.I44]" office:value-type="float" office:value="1985">
            <text:p>1985</text:p>
          </table:table-cell>
          <table:table-cell table:style-name="ce35" table:formula="oooc:=[.J44]" office:value-type="float" office:value="1986">
            <text:p>1986</text:p>
          </table:table-cell>
          <table:table-cell table:style-name="ce35" table:formula="oooc:=[.K44]" office:value-type="float" office:value="1987">
            <text:p>1987</text:p>
          </table:table-cell>
          <table:table-cell table:style-name="ce35" table:formula="oooc:=[.L44]" office:value-type="float" office:value="1988">
            <text:p>1988</text:p>
          </table:table-cell>
          <table:table-cell table:style-name="ce35" table:formula="oooc:=[.M44]" office:value-type="float" office:value="1989">
            <text:p>1989</text:p>
          </table:table-cell>
          <table:table-cell table:style-name="ce35" table:formula="oooc:=[.N44]" office:value-type="float" office:value="1990">
            <text:p>1990</text:p>
          </table:table-cell>
          <table:table-cell table:style-name="ce35" table:formula="oooc:=[.O44]" office:value-type="float" office:value="1991">
            <text:p>1991</text:p>
          </table:table-cell>
          <table:table-cell table:style-name="ce35" table:formula="oooc:=[.P44]" office:value-type="float" office:value="1992">
            <text:p>1992</text:p>
          </table:table-cell>
          <table:table-cell table:style-name="ce35" table:formula="oooc:=[.Q44]" office:value-type="float" office:value="1993">
            <text:p>1993</text:p>
          </table:table-cell>
          <table:table-cell table:style-name="ce35" table:formula="oooc:=[.R44]" office:value-type="float" office:value="1994">
            <text:p>1994</text:p>
          </table:table-cell>
          <table:table-cell table:style-name="ce35" table:formula="oooc:=[.S44]" office:value-type="float" office:value="1995">
            <text:p>1995</text:p>
          </table:table-cell>
          <table:table-cell table:style-name="ce35" table:formula="oooc:=[.T44]" office:value-type="float" office:value="1996">
            <text:p>1996</text:p>
          </table:table-cell>
          <table:table-cell table:style-name="ce35" table:formula="oooc:=[.U44]" office:value-type="float" office:value="1997">
            <text:p>1997</text:p>
          </table:table-cell>
          <table:table-cell table:style-name="ce35" table:formula="oooc:=[.V44]" office:value-type="float" office:value="1998">
            <text:p>1998</text:p>
          </table:table-cell>
          <table:table-cell table:style-name="ce35" table:formula="oooc:=[.W44]" office:value-type="float" office:value="1999">
            <text:p>1999</text:p>
          </table:table-cell>
          <table:table-cell table:style-name="ce35" table:formula="oooc:=[.X44]" office:value-type="float" office:value="2000">
            <text:p>2000</text:p>
          </table:table-cell>
          <table:table-cell table:style-name="ce35" table:formula="oooc:=[.Y44]" office:value-type="float" office:value="2001">
            <text:p>2001</text:p>
          </table:table-cell>
          <table:table-cell table:style-name="ce35" table:formula="oooc:=[.Z44]" office:value-type="float" office:value="2002">
            <text:p>2002</text:p>
          </table:table-cell>
          <table:table-cell table:style-name="ce35" table:formula="oooc:=[.AA44]" office:value-type="float" office:value="2003">
            <text:p>2003</text:p>
          </table:table-cell>
          <table:table-cell table:style-name="ce35" table:formula="oooc:=[.AB44]" office:value-type="float" office:value="2004">
            <text:p>2004</text:p>
          </table:table-cell>
          <table:table-cell table:style-name="ce35" table:formula="oooc:=[.AC44]" office:value-type="float" office:value="2005">
            <text:p>2005</text:p>
          </table:table-cell>
          <table:table-cell table:style-name="ce35" table:formula="oooc:=[.AD44]" office:value-type="float" office:value="2006">
            <text:p>2006</text:p>
          </table:table-cell>
          <table:table-cell table:style-name="ce35" table:formula="oooc:=[.AE44]" office:value-type="float" office:value="2007">
            <text:p>2007</text:p>
          </table:table-cell>
          <table:table-cell table:style-name="ce35" table:formula="oooc:=[.AF44]" office:value-type="float" office:value="2008">
            <text:p>2008</text:p>
          </table:table-cell>
          <table:table-cell table:style-name="ce35" table:formula="oooc:=[.AG44]" office:value-type="float" office:value="2009">
            <text:p>2009</text:p>
          </table:table-cell>
          <table:table-cell table:style-name="ce35" table:formula="oooc:=[.AH44]" office:value-type="float" office:value="2010">
            <text:p>2010</text:p>
          </table:table-cell>
          <table:table-cell table:style-name="ce22"/>
        </table:table-row>
        <table:table-row table:style-name="ro3">
          <table:table-cell table:style-name="ce34"/>
          <table:table-cell table:style-name="ce34" office:value-type="string">
            <text:p>Residential</text:p>
          </table:table-cell>
          <table:table-cell table:style-name="ce34"/>
          <table:table-cell table:style-name="ce36" table:formula="oooc:=SUMIF([.$A5:.$A40];&quot;Residential Consumption&quot;;[.D5:.D40])" office:value-type="float" office:value="7062060.793393208">
            <text:p>7,062,061</text:p>
          </table:table-cell>
          <table:table-cell table:style-name="ce36" table:formula="oooc:=SUMIF([.$A5:.$A40];&quot;Residential Consumption&quot;;[.E5:.E40])" office:value-type="float" office:value="5840961.071096206">
            <text:p>5,840,961</text:p>
          </table:table-cell>
          <table:table-cell table:style-name="ce36" table:formula="oooc:=SUMIF([.$A5:.$A40];&quot;Residential Consumption&quot;;[.F5:.F40])" office:value-type="float" office:value="5550075.304809656">
            <text:p>5,550,075</text:p>
          </table:table-cell>
          <table:table-cell table:style-name="ce36" table:formula="oooc:=SUMIF([.$A5:.$A40];&quot;Residential Consumption&quot;;[.G5:.G40])" office:value-type="float" office:value="5765288.241971703">
            <text:p>5,765,288</text:p>
          </table:table-cell>
          <table:table-cell table:style-name="ce36" table:formula="oooc:=SUMIF([.$A5:.$A40];&quot;Residential Consumption&quot;;[.H5:.H40])" office:value-type="float" office:value="7320079.328676729">
            <text:p>7,320,079</text:p>
          </table:table-cell>
          <table:table-cell table:style-name="ce36" table:formula="oooc:=SUMIF([.$A5:.$A40];&quot;Residential Consumption&quot;;[.I5:.I40])" office:value-type="float" office:value="7102036.012681117">
            <text:p>7,102,036</text:p>
          </table:table-cell>
          <table:table-cell table:style-name="ce36" table:formula="oooc:=SUMIF([.$A5:.$A40];&quot;Residential Consumption&quot;;[.J5:.J40])" office:value-type="float" office:value="7377236.158712869">
            <text:p>7,377,236</text:p>
          </table:table-cell>
          <table:table-cell table:style-name="ce36" table:formula="oooc:=SUMIF([.$A5:.$A40];&quot;Residential Consumption&quot;;[.K5:.K40])" office:value-type="float" office:value="7729890.383882659">
            <text:p>7,729,890</text:p>
          </table:table-cell>
          <table:table-cell table:style-name="ce36" table:formula="oooc:=SUMIF([.$A5:.$A40];&quot;Residential Consumption&quot;;[.L5:.L40])" office:value-type="float" office:value="8205287.1047030315">
            <text:p>8,205,287</text:p>
          </table:table-cell>
          <table:table-cell table:style-name="ce36" table:formula="oooc:=SUMIF([.$A5:.$A40];&quot;Residential Consumption&quot;;[.M5:.M40])" office:value-type="float" office:value="7819248.579319279">
            <text:p>7,819,249</text:p>
          </table:table-cell>
          <table:table-cell table:style-name="ce36" table:formula="oooc:=SUMIF([.$A5:.$A40];&quot;Residential Consumption&quot;;[.N5:.N40])" office:value-type="float" office:value="6440040.318599291">
            <text:p>6,440,040</text:p>
          </table:table-cell>
          <table:table-cell table:style-name="ce36" table:formula="oooc:=SUMIF([.$A5:.$A40];&quot;Residential Consumption&quot;;[.O5:.O40])" office:value-type="float" office:value="6320628.164959107">
            <text:p>6,320,628</text:p>
          </table:table-cell>
          <table:table-cell table:style-name="ce36" table:formula="oooc:=SUMIF([.$A5:.$A40];&quot;Residential Consumption&quot;;[.P5:.P40])" office:value-type="float" office:value="6898301.546590732">
            <text:p>6,898,302</text:p>
          </table:table-cell>
          <table:table-cell table:style-name="ce36" table:formula="oooc:=SUMIF([.$A5:.$A40];&quot;Residential Consumption&quot;;[.Q5:.Q40])" office:value-type="float" office:value="7097719.831828042">
            <text:p>7,097,720</text:p>
          </table:table-cell>
          <table:table-cell table:style-name="ce36" table:formula="oooc:=SUMIF([.$A5:.$A40];&quot;Residential Consumption&quot;;[.R5:.R40])" office:value-type="float" office:value="7017537.406502242">
            <text:p>7,017,537</text:p>
          </table:table-cell>
          <table:table-cell table:style-name="ce36" table:formula="oooc:=SUMIF([.$A5:.$A40];&quot;Residential Consumption&quot;;[.S5:.S40])" office:value-type="float" office:value="7108705.970276831">
            <text:p>7,108,706</text:p>
          </table:table-cell>
          <table:table-cell table:style-name="ce36" table:formula="oooc:=SUMIF([.$A5:.$A40];&quot;Residential Consumption&quot;;[.T5:.T40])" office:value-type="float" office:value="8026615.483041698">
            <text:p>8,026,615</text:p>
          </table:table-cell>
          <table:table-cell table:style-name="ce36" table:formula="oooc:=SUMIF([.$A5:.$A40];&quot;Residential Consumption&quot;;[.U5:.U40])" office:value-type="float" office:value="7685401.712430018">
            <text:p>7,685,402</text:p>
          </table:table-cell>
          <table:table-cell table:style-name="ce36" table:formula="oooc:=SUMIF([.$A5:.$A40];&quot;Residential Consumption&quot;;[.V5:.V40])" office:value-type="float" office:value="7045355.293359082">
            <text:p>7,045,355</text:p>
          </table:table-cell>
          <table:table-cell table:style-name="ce36" table:formula="oooc:=SUMIF([.$A5:.$A40];&quot;Residential Consumption&quot;;[.W5:.W40])" office:value-type="float" office:value="7168289.815073258">
            <text:p>7,168,290</text:p>
          </table:table-cell>
          <table:table-cell table:style-name="ce36" table:formula="oooc:=SUMIF([.$A5:.$A40];&quot;Residential Consumption&quot;;[.X5:.X40])" office:value-type="float" office:value="8174858.252976898">
            <text:p>8,174,858</text:p>
          </table:table-cell>
          <table:table-cell table:style-name="ce36" table:formula="oooc:=SUMIF([.$A5:.$A40];&quot;Residential Consumption&quot;;[.Y5:.Y40])" office:value-type="float" office:value="7427648.559753722">
            <text:p>7,427,649</text:p>
          </table:table-cell>
          <table:table-cell table:style-name="ce36" table:formula="oooc:=SUMIF([.$A5:.$A40];&quot;Residential Consumption&quot;;[.Z5:.Z40])" office:value-type="float" office:value="7236384.4480803">
            <text:p>7,236,384</text:p>
          </table:table-cell>
          <table:table-cell table:style-name="ce36" table:formula="oooc:=SUMIF([.$A5:.$A40];&quot;Residential Consumption&quot;;[.AA5:.AA40])" office:value-type="float" office:value="8183331.833626776">
            <text:p>8,183,332</text:p>
          </table:table-cell>
          <table:table-cell table:style-name="ce36" table:formula="oooc:=SUMIF([.$A5:.$A40];&quot;Residential Consumption&quot;;[.AB5:.AB40])" office:value-type="float" office:value="8322597.15869976">
            <text:p>8,322,597</text:p>
          </table:table-cell>
          <table:table-cell table:style-name="ce36" table:formula="oooc:=SUMIF([.$A5:.$A40];&quot;Residential Consumption&quot;;[.AC5:.AC40])" office:value-type="float" office:value="8384246.858426939">
            <text:p>8,384,247</text:p>
          </table:table-cell>
          <table:table-cell table:style-name="ce36" table:formula="oooc:=SUMIF([.$A5:.$A40];&quot;Residential Consumption&quot;;[.AD5:.AD40])" office:value-type="float" office:value="6947370.0646203915">
            <text:p>6,947,370</text:p>
          </table:table-cell>
          <table:table-cell table:style-name="ce36" table:formula="oooc:=SUMIF([.$A5:.$A40];&quot;Residential Consumption&quot;;[.AE5:.AE40])" office:value-type="float" office:value="7329747.784273045">
            <text:p>7,329,748</text:p>
          </table:table-cell>
          <table:table-cell table:style-name="ce36" table:formula="oooc:=SUMIF([.$A5:.$A40];&quot;Residential Consumption&quot;;[.AF5:.AF40])" office:value-type="float" office:value="6999229.231146038">
            <text:p>6,999,229</text:p>
          </table:table-cell>
          <table:table-cell table:style-name="ce36" table:formula="oooc:=SUMIF([.$A5:.$A40];&quot;Residential Consumption&quot;;[.AG5:.AG40])" office:value-type="float" office:value="6939290.592786225">
            <text:p>6,939,291</text:p>
          </table:table-cell>
          <table:table-cell table:style-name="ce36" table:formula="oooc:=SUMIF([.$A5:.$A40];&quot;Residential Consumption&quot;;[.AH5:.AH40])" office:value-type="float" office:value="7190209.381347043">
            <text:p>7,190,209</text:p>
          </table:table-cell>
          <table:table-cell table:style-name="ce22"/>
        </table:table-row>
        <table:table-row table:style-name="ro3">
          <table:table-cell table:style-name="ce34"/>
          <table:table-cell table:style-name="ce34" office:value-type="string">
            <text:p>Commercial</text:p>
          </table:table-cell>
          <table:table-cell table:style-name="ce34"/>
          <table:table-cell table:style-name="ce36" table:formula="oooc:=SUMIF([.$A5:.$A40];&quot;Commercial Consumption&quot;;[.D5:.D40])" office:value-type="float" office:value="1198552.0066666661">
            <text:p>1,198,552</text:p>
          </table:table-cell>
          <table:table-cell table:style-name="ce36" table:formula="oooc:=SUMIF([.$A5:.$A40];&quot;Commercial Consumption&quot;;[.E5:.E40])" office:value-type="float" office:value="1107542.644199156">
            <text:p>1,107,543</text:p>
          </table:table-cell>
          <table:table-cell table:style-name="ce36" table:formula="oooc:=SUMIF([.$A5:.$A40];&quot;Commercial Consumption&quot;;[.F5:.F40])" office:value-type="float" office:value="1140454.0694342977">
            <text:p>1,140,454</text:p>
          </table:table-cell>
          <table:table-cell table:style-name="ce36" table:formula="oooc:=SUMIF([.$A5:.$A40];&quot;Commercial Consumption&quot;;[.G5:.G40])" office:value-type="float" office:value="1804432.2541312883">
            <text:p>1,804,432</text:p>
          </table:table-cell>
          <table:table-cell table:style-name="ce36" table:formula="oooc:=SUMIF([.$A5:.$A40];&quot;Commercial Consumption&quot;;[.H5:.H40])" office:value-type="float" office:value="2039124.9652981192">
            <text:p>2,039,125</text:p>
          </table:table-cell>
          <table:table-cell table:style-name="ce36" table:formula="oooc:=SUMIF([.$A5:.$A40];&quot;Commercial Consumption&quot;;[.I5:.I40])" office:value-type="float" office:value="1796732.408153041">
            <text:p>1,796,732</text:p>
          </table:table-cell>
          <table:table-cell table:style-name="ce36" table:formula="oooc:=SUMIF([.$A5:.$A40];&quot;Commercial Consumption&quot;;[.J5:.J40])" office:value-type="float" office:value="2160856.789095734">
            <text:p>2,160,857</text:p>
          </table:table-cell>
          <table:table-cell table:style-name="ce36" table:formula="oooc:=SUMIF([.$A5:.$A40];&quot;Commercial Consumption&quot;;[.K5:.K40])" office:value-type="float" office:value="2182045.757442139">
            <text:p>2,182,046</text:p>
          </table:table-cell>
          <table:table-cell table:style-name="ce36" table:formula="oooc:=SUMIF([.$A5:.$A40];&quot;Commercial Consumption&quot;;[.L5:.L40])" office:value-type="float" office:value="1913790.1738354652">
            <text:p>1,913,790</text:p>
          </table:table-cell>
          <table:table-cell table:style-name="ce36" table:formula="oooc:=SUMIF([.$A5:.$A40];&quot;Commercial Consumption&quot;;[.M5:.M40])" office:value-type="float" office:value="1693394.1790943912">
            <text:p>1,693,394</text:p>
          </table:table-cell>
          <table:table-cell table:style-name="ce36" table:formula="oooc:=SUMIF([.$A5:.$A40];&quot;Commercial Consumption&quot;;[.N5:.N40])" office:value-type="float" office:value="1719328.9213160456">
            <text:p>1,719,329</text:p>
          </table:table-cell>
          <table:table-cell table:style-name="ce36" table:formula="oooc:=SUMIF([.$A5:.$A40];&quot;Commercial Consumption&quot;;[.O5:.O40])" office:value-type="float" office:value="1489171.4861716887">
            <text:p>1,489,171</text:p>
          </table:table-cell>
          <table:table-cell table:style-name="ce36" table:formula="oooc:=SUMIF([.$A5:.$A40];&quot;Commercial Consumption&quot;;[.P5:.P40])" office:value-type="float" office:value="1461508.2655196383">
            <text:p>1,461,508</text:p>
          </table:table-cell>
          <table:table-cell table:style-name="ce36" table:formula="oooc:=SUMIF([.$A5:.$A40];&quot;Commercial Consumption&quot;;[.Q5:.Q40])" office:value-type="float" office:value="1499259.8836199937">
            <text:p>1,499,260</text:p>
          </table:table-cell>
          <table:table-cell table:style-name="ce36" table:formula="oooc:=SUMIF([.$A5:.$A40];&quot;Commercial Consumption&quot;;[.R5:.R40])" office:value-type="float" office:value="1540082.2574192684">
            <text:p>1,540,082</text:p>
          </table:table-cell>
          <table:table-cell table:style-name="ce36" table:formula="oooc:=SUMIF([.$A5:.$A40];&quot;Commercial Consumption&quot;;[.S5:.S40])" office:value-type="float" office:value="1634382.7004381858">
            <text:p>1,634,383</text:p>
          </table:table-cell>
          <table:table-cell table:style-name="ce36" table:formula="oooc:=SUMIF([.$A5:.$A40];&quot;Commercial Consumption&quot;;[.T5:.T40])" office:value-type="float" office:value="2000170.7853486221">
            <text:p>2,000,171</text:p>
          </table:table-cell>
          <table:table-cell table:style-name="ce36" table:formula="oooc:=SUMIF([.$A5:.$A40];&quot;Commercial Consumption&quot;;[.U5:.U40])" office:value-type="float" office:value="1819295.285678613">
            <text:p>1,819,295</text:p>
          </table:table-cell>
          <table:table-cell table:style-name="ce36" table:formula="oooc:=SUMIF([.$A5:.$A40];&quot;Commercial Consumption&quot;;[.V5:.V40])" office:value-type="float" office:value="1816743.3138627594">
            <text:p>1,816,743</text:p>
          </table:table-cell>
          <table:table-cell table:style-name="ce36" table:formula="oooc:=SUMIF([.$A5:.$A40];&quot;Commercial Consumption&quot;;[.W5:.W40])" office:value-type="float" office:value="1744826.3066020086">
            <text:p>1,744,826</text:p>
          </table:table-cell>
          <table:table-cell table:style-name="ce36" table:formula="oooc:=SUMIF([.$A5:.$A40];&quot;Commercial Consumption&quot;;[.X5:.X40])" office:value-type="float" office:value="2077922.289066343">
            <text:p>2,077,922</text:p>
          </table:table-cell>
          <table:table-cell table:style-name="ce36" table:formula="oooc:=SUMIF([.$A5:.$A40];&quot;Commercial Consumption&quot;;[.Y5:.Y40])" office:value-type="float" office:value="1804156.9567947902">
            <text:p>1,804,157</text:p>
          </table:table-cell>
          <table:table-cell table:style-name="ce36" table:formula="oooc:=SUMIF([.$A5:.$A40];&quot;Commercial Consumption&quot;;[.Z5:.Z40])" office:value-type="float" office:value="1420443.2831641734">
            <text:p>1,420,443</text:p>
          </table:table-cell>
          <table:table-cell table:style-name="ce36" table:formula="oooc:=SUMIF([.$A5:.$A40];&quot;Commercial Consumption&quot;;[.AA5:.AA40])" office:value-type="float" office:value="2002716.934599877">
            <text:p>2,002,717</text:p>
          </table:table-cell>
          <table:table-cell table:style-name="ce36" table:formula="oooc:=SUMIF([.$A5:.$A40];&quot;Commercial Consumption&quot;;[.AB5:.AB40])" office:value-type="float" office:value="1904693.2053284273">
            <text:p>1,904,693</text:p>
          </table:table-cell>
          <table:table-cell table:style-name="ce36" table:formula="oooc:=SUMIF([.$A5:.$A40];&quot;Commercial Consumption&quot;;[.AC5:.AC40])" office:value-type="float" office:value="1737319.6227645737">
            <text:p>1,737,320</text:p>
          </table:table-cell>
          <table:table-cell table:style-name="ce36" table:formula="oooc:=SUMIF([.$A5:.$A40];&quot;Commercial Consumption&quot;;[.AD5:.AD40])" office:value-type="float" office:value="1531502.8280848435">
            <text:p>1,531,503</text:p>
          </table:table-cell>
          <table:table-cell table:style-name="ce36" table:formula="oooc:=SUMIF([.$A5:.$A40];&quot;Commercial Consumption&quot;;[.AE5:.AE40])" office:value-type="float" office:value="1287388.4631372583">
            <text:p>1,287,388</text:p>
          </table:table-cell>
          <table:table-cell table:style-name="ce36" table:formula="oooc:=SUMIF([.$A5:.$A40];&quot;Commercial Consumption&quot;;[.AF5:.AF40])" office:value-type="float" office:value="1060099.7102508845">
            <text:p>1,060,100</text:p>
          </table:table-cell>
          <table:table-cell table:style-name="ce36" table:formula="oooc:=SUMIF([.$A5:.$A40];&quot;Commercial Consumption&quot;;[.AG5:.AG40])" office:value-type="float" office:value="967368.4056161373">
            <text:p>967,368</text:p>
          </table:table-cell>
          <table:table-cell table:style-name="ce36" table:formula="oooc:=SUMIF([.$A5:.$A40];&quot;Commercial Consumption&quot;;[.AH5:.AH40])" office:value-type="float" office:value="1070353.9926820477">
            <text:p>1,070,354</text:p>
          </table:table-cell>
          <table:table-cell table:style-name="ce22"/>
        </table:table-row>
        <table:table-row table:style-name="ro3">
          <table:table-cell table:style-name="ce34"/>
          <table:table-cell table:style-name="ce34" office:value-type="string">
            <text:p>Industrial</text:p>
          </table:table-cell>
          <table:table-cell table:style-name="ce34"/>
          <table:table-cell table:style-name="ce36" table:formula="oooc:=SUMIF([.$A5:.$A40];&quot;Industrial Consumption&quot;;[.D5:.D40])" office:value-type="float" office:value="1.8196283523094676E7">
            <text:p>18,196,284</text:p>
          </table:table-cell>
          <table:table-cell table:style-name="ce36" table:formula="oooc:=SUMIF([.$A5:.$A40];&quot;Industrial Consumption&quot;;[.E5:.E40])" office:value-type="float" office:value="1.7495522068497747E7">
            <text:p>17,495,522</text:p>
          </table:table-cell>
          <table:table-cell table:style-name="ce36" table:formula="oooc:=SUMIF([.$A5:.$A40];&quot;Industrial Consumption&quot;;[.F5:.F40])" office:value-type="float" office:value="1.6350404979546167E7">
            <text:p>16,350,405</text:p>
          </table:table-cell>
          <table:table-cell table:style-name="ce36" table:formula="oooc:=SUMIF([.$A5:.$A40];&quot;Industrial Consumption&quot;;[.G5:.G40])" office:value-type="float" office:value="1.749043633640705E7">
            <text:p>17,490,436</text:p>
          </table:table-cell>
          <table:table-cell table:style-name="ce36" table:formula="oooc:=SUMIF([.$A5:.$A40];&quot;Industrial Consumption&quot;;[.H5:.H40])" office:value-type="float" office:value="2.0270542650373757E7">
            <text:p>20,270,543</text:p>
          </table:table-cell>
          <table:table-cell table:style-name="ce36" table:formula="oooc:=SUMIF([.$A5:.$A40];&quot;Industrial Consumption&quot;;[.I5:.I40])" office:value-type="float" office:value="1.972939105310263E7">
            <text:p>19,729,391</text:p>
          </table:table-cell>
          <table:table-cell table:style-name="ce36" table:formula="oooc:=SUMIF([.$A5:.$A40];&quot;Industrial Consumption&quot;;[.J5:.J40])" office:value-type="float" office:value="2.009250079472181E7">
            <text:p>20,092,501</text:p>
          </table:table-cell>
          <table:table-cell table:style-name="ce36" table:formula="oooc:=SUMIF([.$A5:.$A40];&quot;Industrial Consumption&quot;;[.K5:.K40])" office:value-type="float" office:value="2.109753582614606E7">
            <text:p>21,097,536</text:p>
          </table:table-cell>
          <table:table-cell table:style-name="ce36" table:formula="oooc:=SUMIF([.$A5:.$A40];&quot;Industrial Consumption&quot;;[.L5:.L40])" office:value-type="float" office:value="2.1000783940640293E7">
            <text:p>21,000,784</text:p>
          </table:table-cell>
          <table:table-cell table:style-name="ce36" table:formula="oooc:=SUMIF([.$A5:.$A40];&quot;Industrial Consumption&quot;;[.M5:.M40])" office:value-type="float" office:value="2.091742087137133E7">
            <text:p>20,917,421</text:p>
          </table:table-cell>
          <table:table-cell table:style-name="ce36" table:formula="oooc:=SUMIF([.$A5:.$A40];&quot;Industrial Consumption&quot;;[.N5:.N40])" office:value-type="float" office:value="2.2275127316257767E7">
            <text:p>22,275,127</text:p>
          </table:table-cell>
          <table:table-cell table:style-name="ce36" table:formula="oooc:=SUMIF([.$A5:.$A40];&quot;Industrial Consumption&quot;;[.O5:.O40])" office:value-type="float" office:value="2.2256085249295287E7">
            <text:p>22,256,085</text:p>
          </table:table-cell>
          <table:table-cell table:style-name="ce36" table:formula="oooc:=SUMIF([.$A5:.$A40];&quot;Industrial Consumption&quot;;[.P5:.P40])" office:value-type="float" office:value="2.1109218384720977E7">
            <text:p>21,109,218</text:p>
          </table:table-cell>
          <table:table-cell table:style-name="ce36" table:formula="oooc:=SUMIF([.$A5:.$A40];&quot;Industrial Consumption&quot;;[.Q5:.Q40])" office:value-type="float" office:value="1.95119849341994E7">
            <text:p>19,511,985</text:p>
          </table:table-cell>
          <table:table-cell table:style-name="ce36" table:formula="oooc:=SUMIF([.$A5:.$A40];&quot;Industrial Consumption&quot;;[.R5:.R40])" office:value-type="float" office:value="1.9966834844108693E7">
            <text:p>19,966,835</text:p>
          </table:table-cell>
          <table:table-cell table:style-name="ce36" table:formula="oooc:=SUMIF([.$A5:.$A40];&quot;Industrial Consumption&quot;;[.S5:.S40])" office:value-type="float" office:value="1.981126050822519E7">
            <text:p>19,811,261</text:p>
          </table:table-cell>
          <table:table-cell table:style-name="ce36" table:formula="oooc:=SUMIF([.$A5:.$A40];&quot;Industrial Consumption&quot;;[.T5:.T40])" office:value-type="float" office:value="1.9584352887703273E7">
            <text:p>19,584,353</text:p>
          </table:table-cell>
          <table:table-cell table:style-name="ce36" table:formula="oooc:=SUMIF([.$A5:.$A40];&quot;Industrial Consumption&quot;;[.U5:.U40])" office:value-type="float" office:value="1.9909833868942138E7">
            <text:p>19,909,834</text:p>
          </table:table-cell>
          <table:table-cell table:style-name="ce36" table:formula="oooc:=SUMIF([.$A5:.$A40];&quot;Industrial Consumption&quot;;[.V5:.V40])" office:value-type="float" office:value="1.9875618468078345E7">
            <text:p>19,875,618</text:p>
          </table:table-cell>
          <table:table-cell table:style-name="ce36" table:formula="oooc:=SUMIF([.$A5:.$A40];&quot;Industrial Consumption&quot;;[.W5:.W40])" office:value-type="float" office:value="1.9913831665216293E7">
            <text:p>19,913,832</text:p>
          </table:table-cell>
          <table:table-cell table:style-name="ce36" table:formula="oooc:=SUMIF([.$A5:.$A40];&quot;Industrial Consumption&quot;;[.X5:.X40])" office:value-type="float" office:value="1.955036730568873E7">
            <text:p>19,550,367</text:p>
          </table:table-cell>
          <table:table-cell table:style-name="ce36" table:formula="oooc:=SUMIF([.$A5:.$A40];&quot;Industrial Consumption&quot;;[.Y5:.Y40])" office:value-type="float" office:value="1.921536116070422E7">
            <text:p>19,215,361</text:p>
          </table:table-cell>
          <table:table-cell table:style-name="ce36" table:formula="oooc:=SUMIF([.$A5:.$A40];&quot;Industrial Consumption&quot;;[.Z5:.Z40])" office:value-type="float" office:value="1.860429581213336E7">
            <text:p>18,604,296</text:p>
          </table:table-cell>
          <table:table-cell table:style-name="ce36" table:formula="oooc:=SUMIF([.$A5:.$A40];&quot;Industrial Consumption&quot;;[.AA5:.AA40])" office:value-type="float" office:value="1.972807872435116E7">
            <text:p>19,728,079</text:p>
          </table:table-cell>
          <table:table-cell table:style-name="ce36" table:formula="oooc:=SUMIF([.$A5:.$A40];&quot;Industrial Consumption&quot;;[.AB5:.AB40])" office:value-type="float" office:value="2.0315519270787623E7">
            <text:p>20,315,519</text:p>
          </table:table-cell>
          <table:table-cell table:style-name="ce36" table:formula="oooc:=SUMIF([.$A5:.$A40];&quot;Industrial Consumption&quot;;[.AC5:.AC40])" office:value-type="float" office:value="2.068171846224534E7">
            <text:p>20,681,718</text:p>
          </table:table-cell>
          <table:table-cell table:style-name="ce36" table:formula="oooc:=SUMIF([.$A5:.$A40];&quot;Industrial Consumption&quot;;[.AD5:.AD40])" office:value-type="float" office:value="1.937261145859244E7">
            <text:p>19,372,611</text:p>
          </table:table-cell>
          <table:table-cell table:style-name="ce36" table:formula="oooc:=SUMIF([.$A5:.$A40];&quot;Industrial Consumption&quot;;[.AE5:.AE40])" office:value-type="float" office:value="1.9479673041763645E7">
            <text:p>19,479,673</text:p>
          </table:table-cell>
          <table:table-cell table:style-name="ce36" table:formula="oooc:=SUMIF([.$A5:.$A40];&quot;Industrial Consumption&quot;;[.AF5:.AF40])" office:value-type="float" office:value="1.822147140560895E7">
            <text:p>18,221,471</text:p>
          </table:table-cell>
          <table:table-cell table:style-name="ce36" table:formula="oooc:=SUMIF([.$A5:.$A40];&quot;Industrial Consumption&quot;;[.AG5:.AG40])" office:value-type="float" office:value="1.432649119912528E7">
            <text:p>14,326,491</text:p>
          </table:table-cell>
          <table:table-cell table:style-name="ce36" table:formula="oooc:=SUMIF([.$A5:.$A40];&quot;Industrial Consumption&quot;;[.AH5:.AH40])" office:value-type="float" office:value="1.4594940093953284E7">
            <text:p>14,594,940</text:p>
          </table:table-cell>
          <table:table-cell table:style-name="ce22"/>
        </table:table-row>
        <table:table-row table:style-name="ro3">
          <table:table-cell table:style-name="ce34"/>
          <table:table-cell table:style-name="ce34" office:value-type="string">
            <text:p>Transportation</text:p>
          </table:table-cell>
          <table:table-cell table:style-name="ce34"/>
          <table:table-cell table:style-name="ce36" table:formula="oooc:=SUMIF([.$A5:.$A40];&quot;Transportation Consumption&quot;;[.D5:.D40])" office:value-type="float" office:value="3.447148287059417E7">
            <text:p>34,471,483</text:p>
          </table:table-cell>
          <table:table-cell table:style-name="ce36" table:formula="oooc:=SUMIF([.$A5:.$A40];&quot;Transportation Consumption&quot;;[.E5:.E40])" office:value-type="float" office:value="3.456240157741902E7">
            <text:p>34,562,402</text:p>
          </table:table-cell>
          <table:table-cell table:style-name="ce36" table:formula="oooc:=SUMIF([.$A5:.$A40];&quot;Transportation Consumption&quot;;[.F5:.F40])" office:value-type="float" office:value="3.3195809276409745E7">
            <text:p>33,195,809</text:p>
          </table:table-cell>
          <table:table-cell table:style-name="ce36" table:formula="oooc:=SUMIF([.$A5:.$A40];&quot;Transportation Consumption&quot;;[.G5:.G40])" office:value-type="float" office:value="3.4004563733212106E7">
            <text:p>34,004,564</text:p>
          </table:table-cell>
          <table:table-cell table:style-name="ce36" table:formula="oooc:=SUMIF([.$A5:.$A40];&quot;Transportation Consumption&quot;;[.H5:.H40])" office:value-type="float" office:value="3.425694661452383E7">
            <text:p>34,256,947</text:p>
          </table:table-cell>
          <table:table-cell table:style-name="ce36" table:formula="oooc:=SUMIF([.$A5:.$A40];&quot;Transportation Consumption&quot;;[.I5:.I40])" office:value-type="float" office:value="3.5624499168540426E7">
            <text:p>35,624,499</text:p>
          </table:table-cell>
          <table:table-cell table:style-name="ce36" table:formula="oooc:=SUMIF([.$A5:.$A40];&quot;Transportation Consumption&quot;;[.J5:.J40])" office:value-type="float" office:value="3.752152491867171E7">
            <text:p>37,521,525</text:p>
          </table:table-cell>
          <table:table-cell table:style-name="ce36" table:formula="oooc:=SUMIF([.$A5:.$A40];&quot;Transportation Consumption&quot;;[.K5:.K40])" office:value-type="float" office:value="4.021629731590678E7">
            <text:p>40,216,297</text:p>
          </table:table-cell>
          <table:table-cell table:style-name="ce36" table:formula="oooc:=SUMIF([.$A5:.$A40];&quot;Transportation Consumption&quot;;[.L5:.L40])" office:value-type="float" office:value="4.251039623772786E7">
            <text:p>42,510,396</text:p>
          </table:table-cell>
          <table:table-cell table:style-name="ce36" table:formula="oooc:=SUMIF([.$A5:.$A40];&quot;Transportation Consumption&quot;;[.M5:.M40])" office:value-type="float" office:value="4.086427294541064E7">
            <text:p>40,864,273</text:p>
          </table:table-cell>
          <table:table-cell table:style-name="ce36" table:formula="oooc:=SUMIF([.$A5:.$A40];&quot;Transportation Consumption&quot;;[.N5:.N40])" office:value-type="float" office:value="4.15210668623174E7">
            <text:p>41,521,067</text:p>
          </table:table-cell>
          <table:table-cell table:style-name="ce36" table:formula="oooc:=SUMIF([.$A5:.$A40];&quot;Transportation Consumption&quot;;[.O5:.O40])" office:value-type="float" office:value="4.05761293526234E7">
            <text:p>40,576,129</text:p>
          </table:table-cell>
          <table:table-cell table:style-name="ce36" table:formula="oooc:=SUMIF([.$A5:.$A40];&quot;Transportation Consumption&quot;;[.P5:.P40])" office:value-type="float" office:value="4.0367415533051476E7">
            <text:p>40,367,416</text:p>
          </table:table-cell>
          <table:table-cell table:style-name="ce36" table:formula="oooc:=SUMIF([.$A5:.$A40];&quot;Transportation Consumption&quot;;[.Q5:.Q40])" office:value-type="float" office:value="4.12584776403293E7">
            <text:p>41,258,478</text:p>
          </table:table-cell>
          <table:table-cell table:style-name="ce36" table:formula="oooc:=SUMIF([.$A5:.$A40];&quot;Transportation Consumption&quot;;[.R5:.R40])" office:value-type="float" office:value="4.183037461078963E7">
            <text:p>41,830,375</text:p>
          </table:table-cell>
          <table:table-cell table:style-name="ce36" table:formula="oooc:=SUMIF([.$A5:.$A40];&quot;Transportation Consumption&quot;;[.S5:.S40])" office:value-type="float" office:value="4.254594842304454E7">
            <text:p>42,545,948</text:p>
          </table:table-cell>
          <table:table-cell table:style-name="ce36" table:formula="oooc:=SUMIF([.$A5:.$A40];&quot;Transportation Consumption&quot;;[.T5:.T40])" office:value-type="float" office:value="4.28713261710931E7">
            <text:p>42,871,326</text:p>
          </table:table-cell>
          <table:table-cell table:style-name="ce36" table:formula="oooc:=SUMIF([.$A5:.$A40];&quot;Transportation Consumption&quot;;[.U5:.U40])" office:value-type="float" office:value="4.4279950990438156E7">
            <text:p>44,279,951</text:p>
          </table:table-cell>
          <table:table-cell table:style-name="ce36" table:formula="oooc:=SUMIF([.$A5:.$A40];&quot;Transportation Consumption&quot;;[.V5:.V40])" office:value-type="float" office:value="4.498995398120064E7">
            <text:p>44,989,954</text:p>
          </table:table-cell>
          <table:table-cell table:style-name="ce36" table:formula="oooc:=SUMIF([.$A5:.$A40];&quot;Transportation Consumption&quot;;[.W5:.W40])" office:value-type="float" office:value="4.58333686347789E7">
            <text:p>45,833,369</text:p>
          </table:table-cell>
          <table:table-cell table:style-name="ce36" table:formula="oooc:=SUMIF([.$A5:.$A40];&quot;Transportation Consumption&quot;;[.X5:.X40])" office:value-type="float" office:value="4.856100741528471E7">
            <text:p>48,561,007</text:p>
          </table:table-cell>
          <table:table-cell table:style-name="ce36" table:formula="oooc:=SUMIF([.$A5:.$A40];&quot;Transportation Consumption&quot;;[.Y5:.Y40])" office:value-type="float" office:value="4.852613053622871E7">
            <text:p>48,526,131</text:p>
          </table:table-cell>
          <table:table-cell table:style-name="ce36" table:formula="oooc:=SUMIF([.$A5:.$A40];&quot;Transportation Consumption&quot;;[.Z5:.Z40])" office:value-type="float" office:value="4.871730582652296E7">
            <text:p>48,717,306</text:p>
          </table:table-cell>
          <table:table-cell table:style-name="ce36" table:formula="oooc:=SUMIF([.$A5:.$A40];&quot;Transportation Consumption&quot;;[.AA5:.AA40])" office:value-type="float" office:value="5.019538360001817E7">
            <text:p>50,195,384</text:p>
          </table:table-cell>
          <table:table-cell table:style-name="ce36" table:formula="oooc:=SUMIF([.$A5:.$A40];&quot;Transportation Consumption&quot;;[.AB5:.AB40])" office:value-type="float" office:value="5.455164176863625E7">
            <text:p>54,551,642</text:p>
          </table:table-cell>
          <table:table-cell table:style-name="ce36" table:formula="oooc:=SUMIF([.$A5:.$A40];&quot;Transportation Consumption&quot;;[.AC5:.AC40])" office:value-type="float" office:value="5.550065791671847E7">
            <text:p>55,500,658</text:p>
          </table:table-cell>
          <table:table-cell table:style-name="ce36" table:formula="oooc:=SUMIF([.$A5:.$A40];&quot;Transportation Consumption&quot;;[.AD5:.AD40])" office:value-type="float" office:value="5.6767778921736E7">
            <text:p>56,767,779</text:p>
          </table:table-cell>
          <table:table-cell table:style-name="ce36" table:formula="oooc:=SUMIF([.$A5:.$A40];&quot;Transportation Consumption&quot;;[.AE5:.AE40])" office:value-type="float" office:value="5.701823810025043E7">
            <text:p>57,018,238</text:p>
          </table:table-cell>
          <table:table-cell table:style-name="ce36" table:formula="oooc:=SUMIF([.$A5:.$A40];&quot;Transportation Consumption&quot;;[.AF5:.AF40])" office:value-type="float" office:value="5.3200842237742014E7">
            <text:p>53,200,842</text:p>
          </table:table-cell>
          <table:table-cell table:style-name="ce36" table:formula="oooc:=SUMIF([.$A5:.$A40];&quot;Transportation Consumption&quot;;[.AG5:.AG40])" office:value-type="float" office:value="5.089197406533451E7">
            <text:p>50,891,974</text:p>
          </table:table-cell>
          <table:table-cell table:style-name="ce36" table:formula="oooc:=SUMIF([.$A5:.$A40];&quot;Transportation Consumption&quot;;[.AH5:.AH40])" office:value-type="float" office:value="5.076699073553524E7">
            <text:p>50,766,991</text:p>
          </table:table-cell>
          <table:table-cell table:style-name="ce22"/>
        </table:table-row>
        <table:table-row table:style-name="ro3">
          <table:table-cell table:style-name="ce34"/>
          <table:table-cell table:style-name="ce34" office:value-type="string">
            <text:p>Electric Power</text:p>
          </table:table-cell>
          <table:table-cell table:style-name="ce34"/>
          <table:table-cell table:style-name="ce36" table:formula="oooc:=SUMIF([.$A5:.$A40];&quot;Electric Power Consumption&quot;;[.D5:.D40])" office:value-type="float" office:value="2.0737417818872996E7">
            <text:p>20,737,418</text:p>
          </table:table-cell>
          <table:table-cell table:style-name="ce36" table:formula="oooc:=SUMIF([.$A5:.$A40];&quot;Electric Power Consumption&quot;;[.E5:.E40])" office:value-type="float" office:value="1.8721531670766402E7">
            <text:p>18,721,532</text:p>
          </table:table-cell>
          <table:table-cell table:style-name="ce36" table:formula="oooc:=SUMIF([.$A5:.$A40];&quot;Electric Power Consumption&quot;;[.F5:.F40])" office:value-type="float" office:value="1.7272634402494933E7">
            <text:p>17,272,634</text:p>
          </table:table-cell>
          <table:table-cell table:style-name="ce36" table:formula="oooc:=SUMIF([.$A5:.$A40];&quot;Electric Power Consumption&quot;;[.G5:.G40])" office:value-type="float" office:value="1.716360687295907E7">
            <text:p>17,163,607</text:p>
          </table:table-cell>
          <table:table-cell table:style-name="ce36" table:formula="oooc:=SUMIF([.$A5:.$A40];&quot;Electric Power Consumption&quot;;[.H5:.H40])" office:value-type="float" office:value="1.882682488354753E7">
            <text:p>18,826,825</text:p>
          </table:table-cell>
          <table:table-cell table:style-name="ce36" table:formula="oooc:=SUMIF([.$A5:.$A40];&quot;Electric Power Consumption&quot;;[.I5:.I40])" office:value-type="float" office:value="1.8141539973924138E7">
            <text:p>18,141,540</text:p>
          </table:table-cell>
          <table:table-cell table:style-name="ce36" table:formula="oooc:=SUMIF([.$A5:.$A40];&quot;Electric Power Consumption&quot;;[.J5:.J40])" office:value-type="float" office:value="2.0206319951108526E7">
            <text:p>20,206,320</text:p>
          </table:table-cell>
          <table:table-cell table:style-name="ce36" table:formula="oooc:=SUMIF([.$A5:.$A40];&quot;Electric Power Consumption&quot;;[.K5:.K40])" office:value-type="float" office:value="2.2346782802915905E7">
            <text:p>22,346,783</text:p>
          </table:table-cell>
          <table:table-cell table:style-name="ce36" table:formula="oooc:=SUMIF([.$A5:.$A40];&quot;Electric Power Consumption&quot;;[.L5:.L40])" office:value-type="float" office:value="2.2602187943710566E7">
            <text:p>22,602,188</text:p>
          </table:table-cell>
          <table:table-cell table:style-name="ce36" table:formula="oooc:=SUMIF([.$A5:.$A40];&quot;Electric Power Consumption&quot;;[.M5:.M40])" office:value-type="float" office:value="2.8470302484077062E7">
            <text:p>28,470,302</text:p>
          </table:table-cell>
          <table:table-cell table:style-name="ce36" table:formula="oooc:=SUMIF([.$A5:.$A40];&quot;Electric Power Consumption&quot;;[.N5:.N40])" office:value-type="float" office:value="2.3249812140947502E7">
            <text:p>23,249,812</text:p>
          </table:table-cell>
          <table:table-cell table:style-name="ce36" table:formula="oooc:=SUMIF([.$A5:.$A40];&quot;Electric Power Consumption&quot;;[.O5:.O40])" office:value-type="float" office:value="2.53041016349844E7">
            <text:p>25,304,102</text:p>
          </table:table-cell>
          <table:table-cell table:style-name="ce36" table:formula="oooc:=SUMIF([.$A5:.$A40];&quot;Electric Power Consumption&quot;;[.P5:.P40])" office:value-type="float" office:value="2.688624549574957E7">
            <text:p>26,886,245</text:p>
          </table:table-cell>
          <table:table-cell table:style-name="ce36" table:formula="oooc:=SUMIF([.$A5:.$A40];&quot;Electric Power Consumption&quot;;[.Q5:.Q40])" office:value-type="float" office:value="3.150473585028447E7">
            <text:p>31,504,736</text:p>
          </table:table-cell>
          <table:table-cell table:style-name="ce36" table:formula="oooc:=SUMIF([.$A5:.$A40];&quot;Electric Power Consumption&quot;;[.R5:.R40])" office:value-type="float" office:value="2.9399685959432866E7">
            <text:p>29,399,686</text:p>
          </table:table-cell>
          <table:table-cell table:style-name="ce36" table:formula="oooc:=SUMIF([.$A5:.$A40];&quot;Electric Power Consumption&quot;;[.S5:.S40])" office:value-type="float" office:value="3.0646620704830933E7">
            <text:p>30,646,621</text:p>
          </table:table-cell>
          <table:table-cell table:style-name="ce36" table:formula="oooc:=SUMIF([.$A5:.$A40];&quot;Electric Power Consumption&quot;;[.T5:.T40])" office:value-type="float" office:value="3.33682648881345E7">
            <text:p>33,368,265</text:p>
          </table:table-cell>
          <table:table-cell table:style-name="ce36" table:formula="oooc:=SUMIF([.$A5:.$A40];&quot;Electric Power Consumption&quot;;[.U5:.U40])" office:value-type="float" office:value="3.46741732788519E7">
            <text:p>34,674,173</text:p>
          </table:table-cell>
          <table:table-cell table:style-name="ce36" table:formula="oooc:=SUMIF([.$A5:.$A40];&quot;Electric Power Consumption&quot;;[.V5:.V40])" office:value-type="float" office:value="3.70228465291718E7">
            <text:p>37,022,847</text:p>
          </table:table-cell>
          <table:table-cell table:style-name="ce36" table:formula="oooc:=SUMIF([.$A5:.$A40];&quot;Electric Power Consumption&quot;;[.W5:.W40])" office:value-type="float" office:value="3.851486062324847E7">
            <text:p>38,514,861</text:p>
          </table:table-cell>
          <table:table-cell table:style-name="ce36" table:formula="oooc:=SUMIF([.$A5:.$A40];&quot;Electric Power Consumption&quot;;[.X5:.X40])" office:value-type="float" office:value="4.313035775706655E7">
            <text:p>43,130,358</text:p>
          </table:table-cell>
          <table:table-cell table:style-name="ce36" table:formula="oooc:=SUMIF([.$A5:.$A40];&quot;Electric Power Consumption&quot;;[.Y5:.Y40])" office:value-type="float" office:value="4.262918571993683E7">
            <text:p>42,629,186</text:p>
          </table:table-cell>
          <table:table-cell table:style-name="ce36" table:formula="oooc:=SUMIF([.$A5:.$A40];&quot;Electric Power Consumption&quot;;[.Z5:.Z40])" office:value-type="float" office:value="4.16811812730322E7">
            <text:p>41,681,181</text:p>
          </table:table-cell>
          <table:table-cell table:style-name="ce36" table:formula="oooc:=SUMIF([.$A5:.$A40];&quot;Electric Power Consumption&quot;;[.AA5:.AA40])" office:value-type="float" office:value="4.130338953424373E7">
            <text:p>41,303,390</text:p>
          </table:table-cell>
          <table:table-cell table:style-name="ce36" table:formula="oooc:=SUMIF([.$A5:.$A40];&quot;Electric Power Consumption&quot;;[.AB5:.AB40])" office:value-type="float" office:value="4.10025780217347E7">
            <text:p>41,002,578</text:p>
          </table:table-cell>
          <table:table-cell table:style-name="ce36" table:formula="oooc:=SUMIF([.$A5:.$A40];&quot;Electric Power Consumption&quot;;[.AC5:.AC40])" office:value-type="float" office:value="4.1772165341314666E7">
            <text:p>41,772,165</text:p>
          </table:table-cell>
          <table:table-cell table:style-name="ce36" table:formula="oooc:=SUMIF([.$A5:.$A40];&quot;Electric Power Consumption&quot;;[.AD5:.AD40])" office:value-type="float" office:value="3.718913180562663E7">
            <text:p>37,189,132</text:p>
          </table:table-cell>
          <table:table-cell table:style-name="ce36" table:formula="oooc:=SUMIF([.$A5:.$A40];&quot;Electric Power Consumption&quot;;[.AE5:.AE40])" office:value-type="float" office:value="4.1782212867526196E7">
            <text:p>41,782,213</text:p>
          </table:table-cell>
          <table:table-cell table:style-name="ce36" table:formula="oooc:=SUMIF([.$A5:.$A40];&quot;Electric Power Consumption&quot;;[.AF5:.AF40])" office:value-type="float" office:value="3.6461725093350865E7">
            <text:p>36,461,725</text:p>
          </table:table-cell>
          <table:table-cell table:style-name="ce36" table:formula="oooc:=SUMIF([.$A5:.$A40];&quot;Electric Power Consumption&quot;;[.AG5:.AG40])" office:value-type="float" office:value="3.131758240474917E7">
            <text:p>31,317,582</text:p>
          </table:table-cell>
          <table:table-cell table:style-name="ce36" table:formula="oooc:=SUMIF([.$A5:.$A40];&quot;Electric Power Consumption&quot;;[.AH5:.AH40])" office:value-type="float" office:value="3.426756714843757E7">
            <text:p>34,267,567</text:p>
          </table:table-cell>
          <table:table-cell table:style-name="ce22"/>
        </table:table-row>
        <table:table-row table:style-name="ro3">
          <table:table-cell table:style-name="ce34"/>
          <table:table-cell table:style-name="ce35" office:value-type="string">
            <text:p>Total by Sector</text:p>
          </table:table-cell>
          <table:table-cell table:style-name="ce34"/>
          <table:table-cell table:style-name="ce36" table:formula="oooc:=SUM([.D53:.D57])" office:value-type="float" office:value="8.166579701262173E7">
            <text:p>81,665,797</text:p>
          </table:table-cell>
          <table:table-cell table:style-name="ce36" table:formula="oooc:=SUM([.E53:.E57])" office:value-type="float" office:value="7.772795903197853E7">
            <text:p>77,727,959</text:p>
          </table:table-cell>
          <table:table-cell table:style-name="ce36" table:formula="oooc:=SUM([.F53:.F57])" office:value-type="float" office:value="7.35093780326948E7">
            <text:p>73,509,378</text:p>
          </table:table-cell>
          <table:table-cell table:style-name="ce36" table:formula="oooc:=SUM([.G53:.G57])" office:value-type="float" office:value="7.622832743868122E7">
            <text:p>76,228,327</text:p>
          </table:table-cell>
          <table:table-cell table:style-name="ce36" table:formula="oooc:=SUM([.H53:.H57])" office:value-type="float" office:value="8.271351844241996E7">
            <text:p>82,713,518</text:p>
          </table:table-cell>
          <table:table-cell table:style-name="ce36" table:formula="oooc:=SUM([.I53:.I57])" office:value-type="float" office:value="8.239419861640134E7">
            <text:p>82,394,199</text:p>
          </table:table-cell>
          <table:table-cell table:style-name="ce36" table:formula="oooc:=SUM([.J53:.J57])" office:value-type="float" office:value="8.735843861231066E7">
            <text:p>87,358,439</text:p>
          </table:table-cell>
          <table:table-cell table:style-name="ce36" table:formula="oooc:=SUM([.K53:.K57])" office:value-type="float" office:value="9.357255208629353E7">
            <text:p>93,572,552</text:p>
          </table:table-cell>
          <table:table-cell table:style-name="ce36" table:formula="oooc:=SUM([.L53:.L57])" office:value-type="float" office:value="9.623244540061721E7">
            <text:p>96,232,445</text:p>
          </table:table-cell>
          <table:table-cell table:style-name="ce36" table:formula="oooc:=SUM([.M53:.M57])" office:value-type="float" office:value="9.97646390592727E7">
            <text:p>99,764,639</text:p>
          </table:table-cell>
          <table:table-cell table:style-name="ce36" table:formula="oooc:=SUM([.N53:.N57])" office:value-type="float" office:value="9.5205375559438E7">
            <text:p>95,205,376</text:p>
          </table:table-cell>
          <table:table-cell table:style-name="ce36" table:formula="oooc:=SUM([.O53:.O57])" office:value-type="float" office:value="9.59461158880339E7">
            <text:p>95,946,116</text:p>
          </table:table-cell>
          <table:table-cell table:style-name="ce36" table:formula="oooc:=SUM([.P53:.P57])" office:value-type="float" office:value="9.67226892256324E7">
            <text:p>96,722,689</text:p>
          </table:table-cell>
          <table:table-cell table:style-name="ce36" table:formula="oooc:=SUM([.Q53:.Q57])" office:value-type="float" office:value="1.0087217814026122E8">
            <text:p>100,872,178</text:p>
          </table:table-cell>
          <table:table-cell table:style-name="ce36" table:formula="oooc:=SUM([.R53:.R57])" office:value-type="float" office:value="9.97545150782527E7">
            <text:p>99,754,515</text:p>
          </table:table-cell>
          <table:table-cell table:style-name="ce36" table:formula="oooc:=SUM([.S53:.S57])" office:value-type="float" office:value="1.0174691830681567E8">
            <text:p>101,746,918</text:p>
          </table:table-cell>
          <table:table-cell table:style-name="ce36" table:formula="oooc:=SUM([.T53:.T57])" office:value-type="float" office:value="1.0585073021532118E8">
            <text:p>105,850,730</text:p>
          </table:table-cell>
          <table:table-cell table:style-name="ce36" table:formula="oooc:=SUM([.U53:.U57])" office:value-type="float" office:value="1.0836865513634083E8">
            <text:p>108,368,655</text:p>
          </table:table-cell>
          <table:table-cell table:style-name="ce36" table:formula="oooc:=SUM([.V53:.V57])" office:value-type="float" office:value="1.1075051758567262E8">
            <text:p>110,750,518</text:p>
          </table:table-cell>
          <table:table-cell table:style-name="ce36" table:formula="oooc:=SUM([.W53:.W57])" office:value-type="float" office:value="1.1317517704491894E8">
            <text:p>113,175,177</text:p>
          </table:table-cell>
          <table:table-cell table:style-name="ce36" table:formula="oooc:=SUM([.X53:.X57])" office:value-type="float" office:value="1.2149451302008322E8">
            <text:p>121,494,513</text:p>
          </table:table-cell>
          <table:table-cell table:style-name="ce36" table:formula="oooc:=SUM([.Y53:.Y57])" office:value-type="float" office:value="1.1960248293341827E8">
            <text:p>119,602,483</text:p>
          </table:table-cell>
          <table:table-cell table:style-name="ce36" table:formula="oooc:=SUM([.Z53:.Z57])" office:value-type="float" office:value="1.17659610642933E8">
            <text:p>117,659,611</text:p>
          </table:table-cell>
          <table:table-cell table:style-name="ce36" table:formula="oooc:=SUM([.AA53:.AA57])" office:value-type="float" office:value="1.2141290062683973E8">
            <text:p>121,412,901</text:p>
          </table:table-cell>
          <table:table-cell table:style-name="ce36" table:formula="oooc:=SUM([.AB53:.AB57])" office:value-type="float" office:value="1.2609702942518677E8">
            <text:p>126,097,029</text:p>
          </table:table-cell>
          <table:table-cell table:style-name="ce36" table:formula="oooc:=SUM([.AC53:.AC57])" office:value-type="float" office:value="1.2807610820146999E8">
            <text:p>128,076,108</text:p>
          </table:table-cell>
          <table:table-cell table:style-name="ce36" table:formula="oooc:=SUM([.AD53:.AD57])" office:value-type="float" office:value="1.2180839507866031E8">
            <text:p>121,808,395</text:p>
          </table:table-cell>
          <table:table-cell table:style-name="ce36" table:formula="oooc:=SUM([.AE53:.AE57])" office:value-type="float" office:value="1.2689726025695059E8">
            <text:p>126,897,260</text:p>
          </table:table-cell>
          <table:table-cell table:style-name="ce36" table:formula="oooc:=SUM([.AF53:.AF57])" office:value-type="float" office:value="1.1594336767809874E8">
            <text:p>115,943,368</text:p>
          </table:table-cell>
          <table:table-cell table:style-name="ce36" table:formula="oooc:=SUM([.AG53:.AG57])" office:value-type="float" office:value="1.0444270666761132E8">
            <text:p>104,442,707</text:p>
          </table:table-cell>
          <table:table-cell table:style-name="ce36" table:formula="oooc:=SUM([.AH53:.AH57])" office:value-type="float" office:value="1.0789006135195518E8">
            <text:p>107,890,061</text:p>
          </table:table-cell>
          <table:table-cell table:style-name="ce22"/>
        </table:table-row>
        <table:table-row table:style-name="ro3">
          <table:table-cell table:number-columns-repeated="35" table:style-name="ce22"/>
        </table:table-row>
        <table:table-row table:style-name="ro3">
          <table:table-cell table:style-name="ce23" office:value-type="string">
            <text:p>These are the final adjusted values in metric tons</text:p>
          </table:table-cell>
          <table:table-cell table:number-columns-repeated="34" table:style-name="ce22"/>
        </table:table-row>
        <table:table-row table:style-name="ro3">
          <table:table-cell table:style-name="ce37" office:value-type="string">
            <text:p>This feeds the summary page</text:p>
          </table:table-cell>
          <table:table-cell table:style-name="ce38" office:value-type="string">
            <text:p>Adjusted values</text:p>
          </table:table-cell>
          <table:table-cell table:number-columns-repeated="32" table:style-name="ce39"/>
          <table:table-cell table:style-name="ce22"/>
        </table:table-row>
        <table:table-row table:style-name="ro3">
          <table:table-cell table:style-name="ce39"/>
          <table:table-cell table:style-name="ce38" table:formula="oooc:=[.B44]" office:value-type="string">
            <text:p>By Fuel</text:p>
          </table:table-cell>
          <table:table-cell table:style-name="ce39"/>
          <table:table-cell table:style-name="ce38" table:formula="oooc:=[.D52]" office:value-type="float" office:value="1980">
            <text:p>1980</text:p>
          </table:table-cell>
          <table:table-cell table:style-name="ce38" table:formula="oooc:=[.E52]" office:value-type="float" office:value="1981">
            <text:p>1981</text:p>
          </table:table-cell>
          <table:table-cell table:style-name="ce38" table:formula="oooc:=[.F52]" office:value-type="float" office:value="1982">
            <text:p>1982</text:p>
          </table:table-cell>
          <table:table-cell table:style-name="ce38" table:formula="oooc:=[.G52]" office:value-type="float" office:value="1983">
            <text:p>1983</text:p>
          </table:table-cell>
          <table:table-cell table:style-name="ce38" table:formula="oooc:=[.H52]" office:value-type="float" office:value="1984">
            <text:p>1984</text:p>
          </table:table-cell>
          <table:table-cell table:style-name="ce38" table:formula="oooc:=[.I52]" office:value-type="float" office:value="1985">
            <text:p>1985</text:p>
          </table:table-cell>
          <table:table-cell table:style-name="ce38" table:formula="oooc:=[.J52]" office:value-type="float" office:value="1986">
            <text:p>1986</text:p>
          </table:table-cell>
          <table:table-cell table:style-name="ce38" table:formula="oooc:=[.K52]" office:value-type="float" office:value="1987">
            <text:p>1987</text:p>
          </table:table-cell>
          <table:table-cell table:style-name="ce38" table:formula="oooc:=[.L52]" office:value-type="float" office:value="1988">
            <text:p>1988</text:p>
          </table:table-cell>
          <table:table-cell table:style-name="ce38" table:formula="oooc:=[.M52]" office:value-type="float" office:value="1989">
            <text:p>1989</text:p>
          </table:table-cell>
          <table:table-cell table:style-name="ce38" table:formula="oooc:=[.N52]" office:value-type="float" office:value="1990">
            <text:p>1990</text:p>
          </table:table-cell>
          <table:table-cell table:style-name="ce38" table:formula="oooc:=[.O52]" office:value-type="float" office:value="1991">
            <text:p>1991</text:p>
          </table:table-cell>
          <table:table-cell table:style-name="ce38" table:formula="oooc:=[.P52]" office:value-type="float" office:value="1992">
            <text:p>1992</text:p>
          </table:table-cell>
          <table:table-cell table:style-name="ce38" table:formula="oooc:=[.Q52]" office:value-type="float" office:value="1993">
            <text:p>1993</text:p>
          </table:table-cell>
          <table:table-cell table:style-name="ce38" table:formula="oooc:=[.R52]" office:value-type="float" office:value="1994">
            <text:p>1994</text:p>
          </table:table-cell>
          <table:table-cell table:style-name="ce38" table:formula="oooc:=[.S52]" office:value-type="float" office:value="1995">
            <text:p>1995</text:p>
          </table:table-cell>
          <table:table-cell table:style-name="ce38" table:formula="oooc:=[.T52]" office:value-type="float" office:value="1996">
            <text:p>1996</text:p>
          </table:table-cell>
          <table:table-cell table:style-name="ce38" table:formula="oooc:=[.U52]" office:value-type="float" office:value="1997">
            <text:p>1997</text:p>
          </table:table-cell>
          <table:table-cell table:style-name="ce38" table:formula="oooc:=[.V52]" office:value-type="float" office:value="1998">
            <text:p>1998</text:p>
          </table:table-cell>
          <table:table-cell table:style-name="ce38" table:formula="oooc:=[.W52]" office:value-type="float" office:value="1999">
            <text:p>1999</text:p>
          </table:table-cell>
          <table:table-cell table:style-name="ce38" table:formula="oooc:=[.X52]" office:value-type="float" office:value="2000">
            <text:p>2000</text:p>
          </table:table-cell>
          <table:table-cell table:style-name="ce38" table:formula="oooc:=[.Y52]" office:value-type="float" office:value="2001">
            <text:p>2001</text:p>
          </table:table-cell>
          <table:table-cell table:style-name="ce38" table:formula="oooc:=[.Z52]" office:value-type="float" office:value="2002">
            <text:p>2002</text:p>
          </table:table-cell>
          <table:table-cell table:style-name="ce38" table:formula="oooc:=[.AA52]" office:value-type="float" office:value="2003">
            <text:p>2003</text:p>
          </table:table-cell>
          <table:table-cell table:style-name="ce38" table:formula="oooc:=[.AB52]" office:value-type="float" office:value="2004">
            <text:p>2004</text:p>
          </table:table-cell>
          <table:table-cell table:style-name="ce38" table:formula="oooc:=[.AC52]" office:value-type="float" office:value="2005">
            <text:p>2005</text:p>
          </table:table-cell>
          <table:table-cell table:style-name="ce38" table:formula="oooc:=[.AD52]" office:value-type="float" office:value="2006">
            <text:p>2006</text:p>
          </table:table-cell>
          <table:table-cell table:style-name="ce38" table:formula="oooc:=[.AE52]" office:value-type="float" office:value="2007">
            <text:p>2007</text:p>
          </table:table-cell>
          <table:table-cell table:style-name="ce38" table:formula="oooc:=[.AF52]" office:value-type="float" office:value="2008">
            <text:p>2008</text:p>
          </table:table-cell>
          <table:table-cell table:style-name="ce38" table:formula="oooc:=[.AG52]" office:value-type="float" office:value="2009">
            <text:p>2009</text:p>
          </table:table-cell>
          <table:table-cell table:style-name="ce38" table:formula="oooc:=[.AH52]" office:value-type="float" office:value="2010">
            <text:p>2010</text:p>
          </table:table-cell>
          <table:table-cell table:style-name="ce22"/>
        </table:table-row>
        <table:table-row table:style-name="ro3">
          <table:table-cell table:style-name="ce39"/>
          <table:table-cell table:style-name="ce39" table:formula="oooc:=[.B45]" office:value-type="string">
            <text:p>Coal</text:p>
          </table:table-cell>
          <table:table-cell table:style-name="ce39"/>
          <table:table-cell table:style-name="ce40" table:formula="oooc:=[.D45]-[.D81]" office:value-type="string" office:value="#NAME?">
            <text:p>#NAME?</text:p>
          </table:table-cell>
          <table:table-cell table:style-name="ce40" table:formula="oooc:=[.E45]-[.E81]" office:value-type="string" office:value="#NAME?">
            <text:p>#NAME?</text:p>
          </table:table-cell>
          <table:table-cell table:style-name="ce40" table:formula="oooc:=[.F45]-[.F81]" office:value-type="string" office:value="#NAME?">
            <text:p>#NAME?</text:p>
          </table:table-cell>
          <table:table-cell table:style-name="ce40" table:formula="oooc:=[.G45]-[.G81]" office:value-type="string" office:value="#NAME?">
            <text:p>#NAME?</text:p>
          </table:table-cell>
          <table:table-cell table:style-name="ce40" table:formula="oooc:=[.H45]-[.H81]" office:value-type="string" office:value="#NAME?">
            <text:p>#NAME?</text:p>
          </table:table-cell>
          <table:table-cell table:style-name="ce40" table:formula="oooc:=[.I45]-[.I81]" office:value-type="string" office:value="#NAME?">
            <text:p>#NAME?</text:p>
          </table:table-cell>
          <table:table-cell table:style-name="ce40" table:formula="oooc:=[.J45]-[.J81]" office:value-type="string" office:value="#NAME?">
            <text:p>#NAME?</text:p>
          </table:table-cell>
          <table:table-cell table:style-name="ce40" table:formula="oooc:=[.K45]-[.K81]" office:value-type="string" office:value="#NAME?">
            <text:p>#NAME?</text:p>
          </table:table-cell>
          <table:table-cell table:style-name="ce40" table:formula="oooc:=[.L45]-[.L81]" office:value-type="string" office:value="#NAME?">
            <text:p>#NAME?</text:p>
          </table:table-cell>
          <table:table-cell table:style-name="ce40" table:formula="oooc:=[.M45]-[.M81]" office:value-type="string" office:value="#NAME?">
            <text:p>#NAME?</text:p>
          </table:table-cell>
          <table:table-cell table:style-name="ce40" table:formula="oooc:=[.N45]-[.N81]" office:value-type="string" office:value="#NAME?">
            <text:p>#NAME?</text:p>
          </table:table-cell>
          <table:table-cell table:style-name="ce40" table:formula="oooc:=[.O45]-[.O81]" office:value-type="string" office:value="#NAME?">
            <text:p>#NAME?</text:p>
          </table:table-cell>
          <table:table-cell table:style-name="ce40" table:formula="oooc:=[.P45]-[.P81]" office:value-type="string" office:value="#NAME?">
            <text:p>#NAME?</text:p>
          </table:table-cell>
          <table:table-cell table:style-name="ce40" table:formula="oooc:=[.Q45]-[.Q81]" office:value-type="string" office:value="#NAME?">
            <text:p>#NAME?</text:p>
          </table:table-cell>
          <table:table-cell table:style-name="ce40" table:formula="oooc:=[.R45]-[.R81]" office:value-type="string" office:value="#NAME?">
            <text:p>#NAME?</text:p>
          </table:table-cell>
          <table:table-cell table:style-name="ce40" table:formula="oooc:=[.S45]-[.S81]" office:value-type="string" office:value="#NAME?">
            <text:p>#NAME?</text:p>
          </table:table-cell>
          <table:table-cell table:style-name="ce40" table:formula="oooc:=[.T45]-[.T81]" office:value-type="string" office:value="#NAME?">
            <text:p>#NAME?</text:p>
          </table:table-cell>
          <table:table-cell table:style-name="ce40" table:formula="oooc:=[.U45]-[.U81]" office:value-type="string" office:value="#NAME?">
            <text:p>#NAME?</text:p>
          </table:table-cell>
          <table:table-cell table:style-name="ce40" table:formula="oooc:=[.V45]-[.V81]" office:value-type="string" office:value="#NAME?">
            <text:p>#NAME?</text:p>
          </table:table-cell>
          <table:table-cell table:style-name="ce40" table:formula="oooc:=[.W45]-[.W81]" office:value-type="string" office:value="#NAME?">
            <text:p>#NAME?</text:p>
          </table:table-cell>
          <table:table-cell table:style-name="ce40" table:formula="oooc:=[.X45]-[.X81]" office:value-type="string" office:value="#NAME?">
            <text:p>#NAME?</text:p>
          </table:table-cell>
          <table:table-cell table:style-name="ce40" table:formula="oooc:=[.Y45]-[.Y81]" office:value-type="string" office:value="#NAME?">
            <text:p>#NAME?</text:p>
          </table:table-cell>
          <table:table-cell table:style-name="ce40" table:formula="oooc:=[.Z45]-[.Z81]" office:value-type="string" office:value="#NAME?">
            <text:p>#NAME?</text:p>
          </table:table-cell>
          <table:table-cell table:style-name="ce40" table:formula="oooc:=[.AA45]-[.AA81]" office:value-type="string" office:value="#NAME?">
            <text:p>#NAME?</text:p>
          </table:table-cell>
          <table:table-cell table:style-name="ce40" table:formula="oooc:=[.AB45]-[.AB81]" office:value-type="string" office:value="#NAME?">
            <text:p>#NAME?</text:p>
          </table:table-cell>
          <table:table-cell table:style-name="ce40" table:formula="oooc:=[.AC45]-[.AC81]" office:value-type="string" office:value="#NAME?">
            <text:p>#NAME?</text:p>
          </table:table-cell>
          <table:table-cell table:style-name="ce40" table:formula="oooc:=[.AD45]-[.AD81]" office:value-type="string" office:value="#NAME?">
            <text:p>#NAME?</text:p>
          </table:table-cell>
          <table:table-cell table:style-name="ce40" table:formula="oooc:=[.AE45]-[.AE81]" office:value-type="string" office:value="#NAME?">
            <text:p>#NAME?</text:p>
          </table:table-cell>
          <table:table-cell table:style-name="ce40" table:formula="oooc:=[.AF45]-[.AF81]" office:value-type="string" office:value="#NAME?">
            <text:p>#NAME?</text:p>
          </table:table-cell>
          <table:table-cell table:style-name="ce40" table:formula="oooc:=[.AG45]-[.AG81]" office:value-type="string" office:value="#NAME?">
            <text:p>#NAME?</text:p>
          </table:table-cell>
          <table:table-cell table:style-name="ce40" table:formula="oooc:=[.AH45]-[.AH81]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39"/>
          <table:table-cell table:style-name="ce39" table:formula="oooc:=[.B46]" office:value-type="string">
            <text:p>Petroleum Products (Non-LPG)</text:p>
          </table:table-cell>
          <table:table-cell table:style-name="ce39"/>
          <table:table-cell table:style-name="ce40" table:formula="oooc:=[.D46]-[.D82]" office:value-type="string" office:value="#NAME?">
            <text:p>#NAME?</text:p>
          </table:table-cell>
          <table:table-cell table:style-name="ce40" table:formula="oooc:=[.E46]-[.E82]" office:value-type="string" office:value="#NAME?">
            <text:p>#NAME?</text:p>
          </table:table-cell>
          <table:table-cell table:style-name="ce40" table:formula="oooc:=[.F46]-[.F82]" office:value-type="string" office:value="#NAME?">
            <text:p>#NAME?</text:p>
          </table:table-cell>
          <table:table-cell table:style-name="ce40" table:formula="oooc:=[.G46]-[.G82]" office:value-type="string" office:value="#NAME?">
            <text:p>#NAME?</text:p>
          </table:table-cell>
          <table:table-cell table:style-name="ce40" table:formula="oooc:=[.H46]-[.H82]" office:value-type="string" office:value="#NAME?">
            <text:p>#NAME?</text:p>
          </table:table-cell>
          <table:table-cell table:style-name="ce40" table:formula="oooc:=[.I46]-[.I82]" office:value-type="string" office:value="#NAME?">
            <text:p>#NAME?</text:p>
          </table:table-cell>
          <table:table-cell table:style-name="ce40" table:formula="oooc:=[.J46]-[.J82]" office:value-type="string" office:value="#NAME?">
            <text:p>#NAME?</text:p>
          </table:table-cell>
          <table:table-cell table:style-name="ce40" table:formula="oooc:=[.K46]-[.K82]" office:value-type="string" office:value="#NAME?">
            <text:p>#NAME?</text:p>
          </table:table-cell>
          <table:table-cell table:style-name="ce40" table:formula="oooc:=[.L46]-[.L82]" office:value-type="string" office:value="#NAME?">
            <text:p>#NAME?</text:p>
          </table:table-cell>
          <table:table-cell table:style-name="ce40" table:formula="oooc:=[.M46]-[.M82]" office:value-type="string" office:value="#NAME?">
            <text:p>#NAME?</text:p>
          </table:table-cell>
          <table:table-cell table:style-name="ce40" table:formula="oooc:=[.N46]-[.N82]" office:value-type="string" office:value="#NAME?">
            <text:p>#NAME?</text:p>
          </table:table-cell>
          <table:table-cell table:style-name="ce40" table:formula="oooc:=[.O46]-[.O82]" office:value-type="string" office:value="#NAME?">
            <text:p>#NAME?</text:p>
          </table:table-cell>
          <table:table-cell table:style-name="ce40" table:formula="oooc:=[.P46]-[.P82]" office:value-type="string" office:value="#NAME?">
            <text:p>#NAME?</text:p>
          </table:table-cell>
          <table:table-cell table:style-name="ce40" table:formula="oooc:=[.Q46]-[.Q82]" office:value-type="string" office:value="#NAME?">
            <text:p>#NAME?</text:p>
          </table:table-cell>
          <table:table-cell table:style-name="ce40" table:formula="oooc:=[.R46]-[.R82]" office:value-type="string" office:value="#NAME?">
            <text:p>#NAME?</text:p>
          </table:table-cell>
          <table:table-cell table:style-name="ce40" table:formula="oooc:=[.S46]-[.S82]" office:value-type="string" office:value="#NAME?">
            <text:p>#NAME?</text:p>
          </table:table-cell>
          <table:table-cell table:style-name="ce40" table:formula="oooc:=[.T46]-[.T82]" office:value-type="string" office:value="#NAME?">
            <text:p>#NAME?</text:p>
          </table:table-cell>
          <table:table-cell table:style-name="ce40" table:formula="oooc:=[.U46]-[.U82]" office:value-type="string" office:value="#NAME?">
            <text:p>#NAME?</text:p>
          </table:table-cell>
          <table:table-cell table:style-name="ce40" table:formula="oooc:=[.V46]-[.V82]" office:value-type="string" office:value="#NAME?">
            <text:p>#NAME?</text:p>
          </table:table-cell>
          <table:table-cell table:style-name="ce40" table:formula="oooc:=[.W46]-[.W82]" office:value-type="string" office:value="#NAME?">
            <text:p>#NAME?</text:p>
          </table:table-cell>
          <table:table-cell table:style-name="ce40" table:formula="oooc:=[.X46]-[.X82]" office:value-type="string" office:value="#NAME?">
            <text:p>#NAME?</text:p>
          </table:table-cell>
          <table:table-cell table:style-name="ce40" table:formula="oooc:=[.Y46]-[.Y82]" office:value-type="string" office:value="#NAME?">
            <text:p>#NAME?</text:p>
          </table:table-cell>
          <table:table-cell table:style-name="ce40" table:formula="oooc:=[.Z46]-[.Z82]" office:value-type="string" office:value="#NAME?">
            <text:p>#NAME?</text:p>
          </table:table-cell>
          <table:table-cell table:style-name="ce40" table:formula="oooc:=[.AA46]-[.AA82]" office:value-type="string" office:value="#NAME?">
            <text:p>#NAME?</text:p>
          </table:table-cell>
          <table:table-cell table:style-name="ce40" table:formula="oooc:=[.AB46]-[.AB82]" office:value-type="string" office:value="#NAME?">
            <text:p>#NAME?</text:p>
          </table:table-cell>
          <table:table-cell table:style-name="ce40" table:formula="oooc:=[.AC46]-[.AC82]" office:value-type="string" office:value="#NAME?">
            <text:p>#NAME?</text:p>
          </table:table-cell>
          <table:table-cell table:style-name="ce40" table:formula="oooc:=[.AD46]-[.AD82]" office:value-type="string" office:value="#NAME?">
            <text:p>#NAME?</text:p>
          </table:table-cell>
          <table:table-cell table:style-name="ce40" table:formula="oooc:=[.AE46]-[.AE82]" office:value-type="string" office:value="#NAME?">
            <text:p>#NAME?</text:p>
          </table:table-cell>
          <table:table-cell table:style-name="ce40" table:formula="oooc:=[.AF46]-[.AF82]" office:value-type="string" office:value="#NAME?">
            <text:p>#NAME?</text:p>
          </table:table-cell>
          <table:table-cell table:style-name="ce40" table:formula="oooc:=[.AG46]-[.AG82]" office:value-type="string" office:value="#NAME?">
            <text:p>#NAME?</text:p>
          </table:table-cell>
          <table:table-cell table:style-name="ce40" table:formula="oooc:=[.AH46]-[.AH82]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39"/>
          <table:table-cell table:style-name="ce39" table:formula="oooc:=[.B47]" office:value-type="string">
            <text:p>LPGs</text:p>
          </table:table-cell>
          <table:table-cell table:style-name="ce39"/>
          <table:table-cell table:style-name="ce40" table:formula="oooc:=[.D47]-[.D83]" office:value-type="string" office:value="#NAME?">
            <text:p>#NAME?</text:p>
          </table:table-cell>
          <table:table-cell table:style-name="ce40" table:formula="oooc:=[.E47]-[.E83]" office:value-type="string" office:value="#NAME?">
            <text:p>#NAME?</text:p>
          </table:table-cell>
          <table:table-cell table:style-name="ce40" table:formula="oooc:=[.F47]-[.F83]" office:value-type="string" office:value="#NAME?">
            <text:p>#NAME?</text:p>
          </table:table-cell>
          <table:table-cell table:style-name="ce40" table:formula="oooc:=[.G47]-[.G83]" office:value-type="string" office:value="#NAME?">
            <text:p>#NAME?</text:p>
          </table:table-cell>
          <table:table-cell table:style-name="ce40" table:formula="oooc:=[.H47]-[.H83]" office:value-type="string" office:value="#NAME?">
            <text:p>#NAME?</text:p>
          </table:table-cell>
          <table:table-cell table:style-name="ce40" table:formula="oooc:=[.I47]-[.I83]" office:value-type="string" office:value="#NAME?">
            <text:p>#NAME?</text:p>
          </table:table-cell>
          <table:table-cell table:style-name="ce40" table:formula="oooc:=[.J47]-[.J83]" office:value-type="string" office:value="#NAME?">
            <text:p>#NAME?</text:p>
          </table:table-cell>
          <table:table-cell table:style-name="ce40" table:formula="oooc:=[.K47]-[.K83]" office:value-type="string" office:value="#NAME?">
            <text:p>#NAME?</text:p>
          </table:table-cell>
          <table:table-cell table:style-name="ce40" table:formula="oooc:=[.L47]-[.L83]" office:value-type="string" office:value="#NAME?">
            <text:p>#NAME?</text:p>
          </table:table-cell>
          <table:table-cell table:style-name="ce40" table:formula="oooc:=[.M47]-[.M83]" office:value-type="string" office:value="#NAME?">
            <text:p>#NAME?</text:p>
          </table:table-cell>
          <table:table-cell table:style-name="ce40" table:formula="oooc:=[.N47]-[.N83]" office:value-type="string" office:value="#NAME?">
            <text:p>#NAME?</text:p>
          </table:table-cell>
          <table:table-cell table:style-name="ce40" table:formula="oooc:=[.O47]-[.O83]" office:value-type="string" office:value="#NAME?">
            <text:p>#NAME?</text:p>
          </table:table-cell>
          <table:table-cell table:style-name="ce40" table:formula="oooc:=[.P47]-[.P83]" office:value-type="string" office:value="#NAME?">
            <text:p>#NAME?</text:p>
          </table:table-cell>
          <table:table-cell table:style-name="ce40" table:formula="oooc:=[.Q47]-[.Q83]" office:value-type="string" office:value="#NAME?">
            <text:p>#NAME?</text:p>
          </table:table-cell>
          <table:table-cell table:style-name="ce40" table:formula="oooc:=[.R47]-[.R83]" office:value-type="string" office:value="#NAME?">
            <text:p>#NAME?</text:p>
          </table:table-cell>
          <table:table-cell table:style-name="ce40" table:formula="oooc:=[.S47]-[.S83]" office:value-type="string" office:value="#NAME?">
            <text:p>#NAME?</text:p>
          </table:table-cell>
          <table:table-cell table:style-name="ce40" table:formula="oooc:=[.T47]-[.T83]" office:value-type="string" office:value="#NAME?">
            <text:p>#NAME?</text:p>
          </table:table-cell>
          <table:table-cell table:style-name="ce40" table:formula="oooc:=[.U47]-[.U83]" office:value-type="string" office:value="#NAME?">
            <text:p>#NAME?</text:p>
          </table:table-cell>
          <table:table-cell table:style-name="ce40" table:formula="oooc:=[.V47]-[.V83]" office:value-type="string" office:value="#NAME?">
            <text:p>#NAME?</text:p>
          </table:table-cell>
          <table:table-cell table:style-name="ce40" table:formula="oooc:=[.W47]-[.W83]" office:value-type="string" office:value="#NAME?">
            <text:p>#NAME?</text:p>
          </table:table-cell>
          <table:table-cell table:style-name="ce40" table:formula="oooc:=[.X47]-[.X83]" office:value-type="string" office:value="#NAME?">
            <text:p>#NAME?</text:p>
          </table:table-cell>
          <table:table-cell table:style-name="ce40" table:formula="oooc:=[.Y47]-[.Y83]" office:value-type="string" office:value="#NAME?">
            <text:p>#NAME?</text:p>
          </table:table-cell>
          <table:table-cell table:style-name="ce40" table:formula="oooc:=[.Z47]-[.Z83]" office:value-type="string" office:value="#NAME?">
            <text:p>#NAME?</text:p>
          </table:table-cell>
          <table:table-cell table:style-name="ce40" table:formula="oooc:=[.AA47]-[.AA83]" office:value-type="string" office:value="#NAME?">
            <text:p>#NAME?</text:p>
          </table:table-cell>
          <table:table-cell table:style-name="ce40" table:formula="oooc:=[.AB47]-[.AB83]" office:value-type="string" office:value="#NAME?">
            <text:p>#NAME?</text:p>
          </table:table-cell>
          <table:table-cell table:style-name="ce40" table:formula="oooc:=[.AC47]-[.AC83]" office:value-type="string" office:value="#NAME?">
            <text:p>#NAME?</text:p>
          </table:table-cell>
          <table:table-cell table:style-name="ce40" table:formula="oooc:=[.AD47]-[.AD83]" office:value-type="string" office:value="#NAME?">
            <text:p>#NAME?</text:p>
          </table:table-cell>
          <table:table-cell table:style-name="ce40" table:formula="oooc:=[.AE47]-[.AE83]" office:value-type="string" office:value="#NAME?">
            <text:p>#NAME?</text:p>
          </table:table-cell>
          <table:table-cell table:style-name="ce40" table:formula="oooc:=[.AF47]-[.AF83]" office:value-type="string" office:value="#NAME?">
            <text:p>#NAME?</text:p>
          </table:table-cell>
          <table:table-cell table:style-name="ce40" table:formula="oooc:=[.AG47]-[.AG83]" office:value-type="string" office:value="#NAME?">
            <text:p>#NAME?</text:p>
          </table:table-cell>
          <table:table-cell table:style-name="ce40" table:formula="oooc:=[.AH47]-[.AH83]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39"/>
          <table:table-cell table:style-name="ce39" table:formula="oooc:=[.B48]" office:value-type="string">
            <text:p>Natural Gas</text:p>
          </table:table-cell>
          <table:table-cell table:style-name="ce39"/>
          <table:table-cell table:style-name="ce40" table:formula="oooc:=[.D48]-[.D84]" office:value-type="string" office:value="#NAME?">
            <text:p>#NAME?</text:p>
          </table:table-cell>
          <table:table-cell table:style-name="ce40" table:formula="oooc:=[.E48]-[.E84]" office:value-type="string" office:value="#NAME?">
            <text:p>#NAME?</text:p>
          </table:table-cell>
          <table:table-cell table:style-name="ce40" table:formula="oooc:=[.F48]-[.F84]" office:value-type="string" office:value="#NAME?">
            <text:p>#NAME?</text:p>
          </table:table-cell>
          <table:table-cell table:style-name="ce40" table:formula="oooc:=[.G48]-[.G84]" office:value-type="string" office:value="#NAME?">
            <text:p>#NAME?</text:p>
          </table:table-cell>
          <table:table-cell table:style-name="ce40" table:formula="oooc:=[.H48]-[.H84]" office:value-type="string" office:value="#NAME?">
            <text:p>#NAME?</text:p>
          </table:table-cell>
          <table:table-cell table:style-name="ce40" table:formula="oooc:=[.I48]-[.I84]" office:value-type="string" office:value="#NAME?">
            <text:p>#NAME?</text:p>
          </table:table-cell>
          <table:table-cell table:style-name="ce40" table:formula="oooc:=[.J48]-[.J84]" office:value-type="string" office:value="#NAME?">
            <text:p>#NAME?</text:p>
          </table:table-cell>
          <table:table-cell table:style-name="ce40" table:formula="oooc:=[.K48]-[.K84]" office:value-type="string" office:value="#NAME?">
            <text:p>#NAME?</text:p>
          </table:table-cell>
          <table:table-cell table:style-name="ce40" table:formula="oooc:=[.L48]-[.L84]" office:value-type="string" office:value="#NAME?">
            <text:p>#NAME?</text:p>
          </table:table-cell>
          <table:table-cell table:style-name="ce40" table:formula="oooc:=[.M48]-[.M84]" office:value-type="string" office:value="#NAME?">
            <text:p>#NAME?</text:p>
          </table:table-cell>
          <table:table-cell table:style-name="ce40" table:formula="oooc:=[.N48]-[.N84]" office:value-type="string" office:value="#NAME?">
            <text:p>#NAME?</text:p>
          </table:table-cell>
          <table:table-cell table:style-name="ce40" table:formula="oooc:=[.O48]-[.O84]" office:value-type="string" office:value="#NAME?">
            <text:p>#NAME?</text:p>
          </table:table-cell>
          <table:table-cell table:style-name="ce40" table:formula="oooc:=[.P48]-[.P84]" office:value-type="string" office:value="#NAME?">
            <text:p>#NAME?</text:p>
          </table:table-cell>
          <table:table-cell table:style-name="ce40" table:formula="oooc:=[.Q48]-[.Q84]" office:value-type="string" office:value="#NAME?">
            <text:p>#NAME?</text:p>
          </table:table-cell>
          <table:table-cell table:style-name="ce40" table:formula="oooc:=[.R48]-[.R84]" office:value-type="string" office:value="#NAME?">
            <text:p>#NAME?</text:p>
          </table:table-cell>
          <table:table-cell table:style-name="ce40" table:formula="oooc:=[.S48]-[.S84]" office:value-type="string" office:value="#NAME?">
            <text:p>#NAME?</text:p>
          </table:table-cell>
          <table:table-cell table:style-name="ce40" table:formula="oooc:=[.T48]-[.T84]" office:value-type="string" office:value="#NAME?">
            <text:p>#NAME?</text:p>
          </table:table-cell>
          <table:table-cell table:style-name="ce40" table:formula="oooc:=[.U48]-[.U84]" office:value-type="string" office:value="#NAME?">
            <text:p>#NAME?</text:p>
          </table:table-cell>
          <table:table-cell table:style-name="ce40" table:formula="oooc:=[.V48]-[.V84]" office:value-type="string" office:value="#NAME?">
            <text:p>#NAME?</text:p>
          </table:table-cell>
          <table:table-cell table:style-name="ce40" table:formula="oooc:=[.W48]-[.W84]" office:value-type="string" office:value="#NAME?">
            <text:p>#NAME?</text:p>
          </table:table-cell>
          <table:table-cell table:style-name="ce40" table:formula="oooc:=[.X48]-[.X84]" office:value-type="string" office:value="#NAME?">
            <text:p>#NAME?</text:p>
          </table:table-cell>
          <table:table-cell table:style-name="ce40" table:formula="oooc:=[.Y48]-[.Y84]" office:value-type="string" office:value="#NAME?">
            <text:p>#NAME?</text:p>
          </table:table-cell>
          <table:table-cell table:style-name="ce40" table:formula="oooc:=[.Z48]-[.Z84]" office:value-type="string" office:value="#NAME?">
            <text:p>#NAME?</text:p>
          </table:table-cell>
          <table:table-cell table:style-name="ce40" table:formula="oooc:=[.AA48]-[.AA84]" office:value-type="string" office:value="#NAME?">
            <text:p>#NAME?</text:p>
          </table:table-cell>
          <table:table-cell table:style-name="ce40" table:formula="oooc:=[.AB48]-[.AB84]" office:value-type="string" office:value="#NAME?">
            <text:p>#NAME?</text:p>
          </table:table-cell>
          <table:table-cell table:style-name="ce40" table:formula="oooc:=[.AC48]-[.AC84]" office:value-type="string" office:value="#NAME?">
            <text:p>#NAME?</text:p>
          </table:table-cell>
          <table:table-cell table:style-name="ce40" table:formula="oooc:=[.AD48]-[.AD84]" office:value-type="string" office:value="#NAME?">
            <text:p>#NAME?</text:p>
          </table:table-cell>
          <table:table-cell table:style-name="ce40" table:formula="oooc:=[.AE48]-[.AE84]" office:value-type="string" office:value="#NAME?">
            <text:p>#NAME?</text:p>
          </table:table-cell>
          <table:table-cell table:style-name="ce40" table:formula="oooc:=[.AF48]-[.AF84]" office:value-type="string" office:value="#NAME?">
            <text:p>#NAME?</text:p>
          </table:table-cell>
          <table:table-cell table:style-name="ce40" table:formula="oooc:=[.AG48]-[.AG84]" office:value-type="string" office:value="#NAME?">
            <text:p>#NAME?</text:p>
          </table:table-cell>
          <table:table-cell table:style-name="ce40" table:formula="oooc:=[.AH48]-[.AH84]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39"/>
          <table:table-cell table:style-name="ce38" table:formula="oooc:=[.B49]" office:value-type="string">
            <text:p>Total by Fuel</text:p>
          </table:table-cell>
          <table:table-cell table:style-name="ce39"/>
          <table:table-cell table:style-name="ce40" table:formula="oooc:=SUM([.D63:.D66])" office:value-type="string" office:value="#NAME?">
            <text:p>#NAME?</text:p>
          </table:table-cell>
          <table:table-cell table:style-name="ce40" table:formula="oooc:=SUM([.E63:.E66])" office:value-type="string" office:value="#NAME?">
            <text:p>#NAME?</text:p>
          </table:table-cell>
          <table:table-cell table:style-name="ce40" table:formula="oooc:=SUM([.F63:.F66])" office:value-type="string" office:value="#NAME?">
            <text:p>#NAME?</text:p>
          </table:table-cell>
          <table:table-cell table:style-name="ce40" table:formula="oooc:=SUM([.G63:.G66])" office:value-type="string" office:value="#NAME?">
            <text:p>#NAME?</text:p>
          </table:table-cell>
          <table:table-cell table:style-name="ce40" table:formula="oooc:=SUM([.H63:.H66])" office:value-type="string" office:value="#NAME?">
            <text:p>#NAME?</text:p>
          </table:table-cell>
          <table:table-cell table:style-name="ce40" table:formula="oooc:=SUM([.I63:.I66])" office:value-type="string" office:value="#NAME?">
            <text:p>#NAME?</text:p>
          </table:table-cell>
          <table:table-cell table:style-name="ce40" table:formula="oooc:=SUM([.J63:.J66])" office:value-type="string" office:value="#NAME?">
            <text:p>#NAME?</text:p>
          </table:table-cell>
          <table:table-cell table:style-name="ce40" table:formula="oooc:=SUM([.K63:.K66])" office:value-type="string" office:value="#NAME?">
            <text:p>#NAME?</text:p>
          </table:table-cell>
          <table:table-cell table:style-name="ce40" table:formula="oooc:=SUM([.L63:.L66])" office:value-type="string" office:value="#NAME?">
            <text:p>#NAME?</text:p>
          </table:table-cell>
          <table:table-cell table:style-name="ce40" table:formula="oooc:=SUM([.M63:.M66])" office:value-type="string" office:value="#NAME?">
            <text:p>#NAME?</text:p>
          </table:table-cell>
          <table:table-cell table:style-name="ce40" table:formula="oooc:=SUM([.N63:.N66])" office:value-type="string" office:value="#NAME?">
            <text:p>#NAME?</text:p>
          </table:table-cell>
          <table:table-cell table:style-name="ce40" table:formula="oooc:=SUM([.O63:.O66])" office:value-type="string" office:value="#NAME?">
            <text:p>#NAME?</text:p>
          </table:table-cell>
          <table:table-cell table:style-name="ce40" table:formula="oooc:=SUM([.P63:.P66])" office:value-type="string" office:value="#NAME?">
            <text:p>#NAME?</text:p>
          </table:table-cell>
          <table:table-cell table:style-name="ce40" table:formula="oooc:=SUM([.Q63:.Q66])" office:value-type="string" office:value="#NAME?">
            <text:p>#NAME?</text:p>
          </table:table-cell>
          <table:table-cell table:style-name="ce40" table:formula="oooc:=SUM([.R63:.R66])" office:value-type="string" office:value="#NAME?">
            <text:p>#NAME?</text:p>
          </table:table-cell>
          <table:table-cell table:style-name="ce40" table:formula="oooc:=SUM([.S63:.S66])" office:value-type="string" office:value="#NAME?">
            <text:p>#NAME?</text:p>
          </table:table-cell>
          <table:table-cell table:style-name="ce40" table:formula="oooc:=SUM([.T63:.T66])" office:value-type="string" office:value="#NAME?">
            <text:p>#NAME?</text:p>
          </table:table-cell>
          <table:table-cell table:style-name="ce40" table:formula="oooc:=SUM([.U63:.U66])" office:value-type="string" office:value="#NAME?">
            <text:p>#NAME?</text:p>
          </table:table-cell>
          <table:table-cell table:style-name="ce40" table:formula="oooc:=SUM([.V63:.V66])" office:value-type="string" office:value="#NAME?">
            <text:p>#NAME?</text:p>
          </table:table-cell>
          <table:table-cell table:style-name="ce40" table:formula="oooc:=SUM([.W63:.W66])" office:value-type="string" office:value="#NAME?">
            <text:p>#NAME?</text:p>
          </table:table-cell>
          <table:table-cell table:style-name="ce40" table:formula="oooc:=SUM([.X63:.X66])" office:value-type="string" office:value="#NAME?">
            <text:p>#NAME?</text:p>
          </table:table-cell>
          <table:table-cell table:style-name="ce40" table:formula="oooc:=SUM([.Y63:.Y66])" office:value-type="string" office:value="#NAME?">
            <text:p>#NAME?</text:p>
          </table:table-cell>
          <table:table-cell table:style-name="ce40" table:formula="oooc:=SUM([.Z63:.Z66])" office:value-type="string" office:value="#NAME?">
            <text:p>#NAME?</text:p>
          </table:table-cell>
          <table:table-cell table:style-name="ce40" table:formula="oooc:=SUM([.AA63:.AA66])" office:value-type="string" office:value="#NAME?">
            <text:p>#NAME?</text:p>
          </table:table-cell>
          <table:table-cell table:style-name="ce40" table:formula="oooc:=SUM([.AB63:.AB66])" office:value-type="string" office:value="#NAME?">
            <text:p>#NAME?</text:p>
          </table:table-cell>
          <table:table-cell table:style-name="ce40" table:formula="oooc:=SUM([.AC63:.AC66])" office:value-type="string" office:value="#NAME?">
            <text:p>#NAME?</text:p>
          </table:table-cell>
          <table:table-cell table:style-name="ce40" table:formula="oooc:=SUM([.AD63:.AD66])" office:value-type="string" office:value="#NAME?">
            <text:p>#NAME?</text:p>
          </table:table-cell>
          <table:table-cell table:style-name="ce40" table:formula="oooc:=SUM([.AE63:.AE66])" office:value-type="string" office:value="#NAME?">
            <text:p>#NAME?</text:p>
          </table:table-cell>
          <table:table-cell table:style-name="ce40" table:formula="oooc:=SUM([.AF63:.AF66])" office:value-type="string" office:value="#NAME?">
            <text:p>#NAME?</text:p>
          </table:table-cell>
          <table:table-cell table:style-name="ce40" table:formula="oooc:=SUM([.AG63:.AG66])" office:value-type="string" office:value="#NAME?">
            <text:p>#NAME?</text:p>
          </table:table-cell>
          <table:table-cell table:style-name="ce40" table:formula="oooc:=SUM([.AH63:.AH66]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39"/>
          <table:table-cell table:style-name="ce38"/>
          <table:table-cell table:number-columns-repeated="32" table:style-name="ce39"/>
          <table:table-cell table:style-name="ce22"/>
        </table:table-row>
        <table:table-row table:style-name="ro3">
          <table:table-cell table:style-name="ce39"/>
          <table:table-cell table:style-name="ce38"/>
          <table:table-cell table:number-columns-repeated="32" table:style-name="ce39"/>
          <table:table-cell table:style-name="ce22"/>
        </table:table-row>
        <table:table-row table:style-name="ro3">
          <table:table-cell table:style-name="ce39"/>
          <table:table-cell table:style-name="ce38" table:formula="oooc:=[.B52]" office:value-type="string">
            <text:p>By Sector</text:p>
          </table:table-cell>
          <table:table-cell table:style-name="ce39"/>
          <table:table-cell table:style-name="ce38" table:formula="oooc:=[.D62]" office:value-type="float" office:value="1980">
            <text:p>1980</text:p>
          </table:table-cell>
          <table:table-cell table:style-name="ce38" table:formula="oooc:=[.E62]" office:value-type="float" office:value="1981">
            <text:p>1981</text:p>
          </table:table-cell>
          <table:table-cell table:style-name="ce38" table:formula="oooc:=[.F62]" office:value-type="float" office:value="1982">
            <text:p>1982</text:p>
          </table:table-cell>
          <table:table-cell table:style-name="ce38" table:formula="oooc:=[.G62]" office:value-type="float" office:value="1983">
            <text:p>1983</text:p>
          </table:table-cell>
          <table:table-cell table:style-name="ce38" table:formula="oooc:=[.H62]" office:value-type="float" office:value="1984">
            <text:p>1984</text:p>
          </table:table-cell>
          <table:table-cell table:style-name="ce38" table:formula="oooc:=[.I62]" office:value-type="float" office:value="1985">
            <text:p>1985</text:p>
          </table:table-cell>
          <table:table-cell table:style-name="ce38" table:formula="oooc:=[.J62]" office:value-type="float" office:value="1986">
            <text:p>1986</text:p>
          </table:table-cell>
          <table:table-cell table:style-name="ce38" table:formula="oooc:=[.K62]" office:value-type="float" office:value="1987">
            <text:p>1987</text:p>
          </table:table-cell>
          <table:table-cell table:style-name="ce38" table:formula="oooc:=[.L62]" office:value-type="float" office:value="1988">
            <text:p>1988</text:p>
          </table:table-cell>
          <table:table-cell table:style-name="ce38" table:formula="oooc:=[.M62]" office:value-type="float" office:value="1989">
            <text:p>1989</text:p>
          </table:table-cell>
          <table:table-cell table:style-name="ce38" table:formula="oooc:=[.N62]" office:value-type="float" office:value="1990">
            <text:p>1990</text:p>
          </table:table-cell>
          <table:table-cell table:style-name="ce38" table:formula="oooc:=[.O62]" office:value-type="float" office:value="1991">
            <text:p>1991</text:p>
          </table:table-cell>
          <table:table-cell table:style-name="ce38" table:formula="oooc:=[.P62]" office:value-type="float" office:value="1992">
            <text:p>1992</text:p>
          </table:table-cell>
          <table:table-cell table:style-name="ce38" table:formula="oooc:=[.Q62]" office:value-type="float" office:value="1993">
            <text:p>1993</text:p>
          </table:table-cell>
          <table:table-cell table:style-name="ce38" table:formula="oooc:=[.R62]" office:value-type="float" office:value="1994">
            <text:p>1994</text:p>
          </table:table-cell>
          <table:table-cell table:style-name="ce38" table:formula="oooc:=[.S62]" office:value-type="float" office:value="1995">
            <text:p>1995</text:p>
          </table:table-cell>
          <table:table-cell table:style-name="ce38" table:formula="oooc:=[.T62]" office:value-type="float" office:value="1996">
            <text:p>1996</text:p>
          </table:table-cell>
          <table:table-cell table:style-name="ce38" table:formula="oooc:=[.U62]" office:value-type="float" office:value="1997">
            <text:p>1997</text:p>
          </table:table-cell>
          <table:table-cell table:style-name="ce38" table:formula="oooc:=[.V62]" office:value-type="float" office:value="1998">
            <text:p>1998</text:p>
          </table:table-cell>
          <table:table-cell table:style-name="ce38" table:formula="oooc:=[.W62]" office:value-type="float" office:value="1999">
            <text:p>1999</text:p>
          </table:table-cell>
          <table:table-cell table:style-name="ce38" table:formula="oooc:=[.X62]" office:value-type="float" office:value="2000">
            <text:p>2000</text:p>
          </table:table-cell>
          <table:table-cell table:style-name="ce38" table:formula="oooc:=[.Y62]" office:value-type="float" office:value="2001">
            <text:p>2001</text:p>
          </table:table-cell>
          <table:table-cell table:style-name="ce38" table:formula="oooc:=[.Z62]" office:value-type="float" office:value="2002">
            <text:p>2002</text:p>
          </table:table-cell>
          <table:table-cell table:style-name="ce38" table:formula="oooc:=[.AA62]" office:value-type="float" office:value="2003">
            <text:p>2003</text:p>
          </table:table-cell>
          <table:table-cell table:style-name="ce38" table:formula="oooc:=[.AB62]" office:value-type="float" office:value="2004">
            <text:p>2004</text:p>
          </table:table-cell>
          <table:table-cell table:style-name="ce38" table:formula="oooc:=[.AC62]" office:value-type="float" office:value="2005">
            <text:p>2005</text:p>
          </table:table-cell>
          <table:table-cell table:style-name="ce38" table:formula="oooc:=[.AD62]" office:value-type="float" office:value="2006">
            <text:p>2006</text:p>
          </table:table-cell>
          <table:table-cell table:style-name="ce38" table:formula="oooc:=[.AE62]" office:value-type="float" office:value="2007">
            <text:p>2007</text:p>
          </table:table-cell>
          <table:table-cell table:style-name="ce38" table:formula="oooc:=[.AF62]" office:value-type="float" office:value="2008">
            <text:p>2008</text:p>
          </table:table-cell>
          <table:table-cell table:style-name="ce38" table:formula="oooc:=[.AG62]" office:value-type="float" office:value="2009">
            <text:p>2009</text:p>
          </table:table-cell>
          <table:table-cell table:style-name="ce38" table:formula="oooc:=[.AH62]" office:value-type="float" office:value="2010">
            <text:p>2010</text:p>
          </table:table-cell>
          <table:table-cell table:style-name="ce22"/>
        </table:table-row>
        <table:table-row table:style-name="ro3">
          <table:table-cell table:style-name="ce39"/>
          <table:table-cell table:style-name="ce39" table:formula="oooc:=[.B53]" office:value-type="string">
            <text:p>Residential</text:p>
          </table:table-cell>
          <table:table-cell table:style-name="ce39"/>
          <table:table-cell table:style-name="ce40" table:formula="oooc:=[.D53]-[.D89]" office:value-type="float" office:value="7062060.793393208">
            <text:p>7,062,061</text:p>
          </table:table-cell>
          <table:table-cell table:style-name="ce40" table:formula="oooc:=[.E53]-[.E89]" office:value-type="float" office:value="5840961.071096206">
            <text:p>5,840,961</text:p>
          </table:table-cell>
          <table:table-cell table:style-name="ce40" table:formula="oooc:=[.F53]-[.F89]" office:value-type="float" office:value="5550075.304809656">
            <text:p>5,550,075</text:p>
          </table:table-cell>
          <table:table-cell table:style-name="ce40" table:formula="oooc:=[.G53]-[.G89]" office:value-type="float" office:value="5765288.241971703">
            <text:p>5,765,288</text:p>
          </table:table-cell>
          <table:table-cell table:style-name="ce40" table:formula="oooc:=[.H53]-[.H89]" office:value-type="float" office:value="7320079.328676729">
            <text:p>7,320,079</text:p>
          </table:table-cell>
          <table:table-cell table:style-name="ce40" table:formula="oooc:=[.I53]-[.I89]" office:value-type="float" office:value="7102036.012681117">
            <text:p>7,102,036</text:p>
          </table:table-cell>
          <table:table-cell table:style-name="ce40" table:formula="oooc:=[.J53]-[.J89]" office:value-type="float" office:value="7377236.158712869">
            <text:p>7,377,236</text:p>
          </table:table-cell>
          <table:table-cell table:style-name="ce40" table:formula="oooc:=[.K53]-[.K89]" office:value-type="float" office:value="7729890.383882659">
            <text:p>7,729,890</text:p>
          </table:table-cell>
          <table:table-cell table:style-name="ce40" table:formula="oooc:=[.L53]-[.L89]" office:value-type="float" office:value="8205287.1047030315">
            <text:p>8,205,287</text:p>
          </table:table-cell>
          <table:table-cell table:style-name="ce40" table:formula="oooc:=[.M53]-[.M89]" office:value-type="float" office:value="7819248.579319279">
            <text:p>7,819,249</text:p>
          </table:table-cell>
          <table:table-cell table:style-name="ce40" table:formula="oooc:=[.N53]-[.N89]" office:value-type="float" office:value="6440040.318599291">
            <text:p>6,440,040</text:p>
          </table:table-cell>
          <table:table-cell table:style-name="ce40" table:formula="oooc:=[.O53]-[.O89]" office:value-type="float" office:value="6320628.164959107">
            <text:p>6,320,628</text:p>
          </table:table-cell>
          <table:table-cell table:style-name="ce40" table:formula="oooc:=[.P53]-[.P89]" office:value-type="float" office:value="6898301.546590732">
            <text:p>6,898,302</text:p>
          </table:table-cell>
          <table:table-cell table:style-name="ce40" table:formula="oooc:=[.Q53]-[.Q89]" office:value-type="float" office:value="7097719.831828042">
            <text:p>7,097,720</text:p>
          </table:table-cell>
          <table:table-cell table:style-name="ce40" table:formula="oooc:=[.R53]-[.R89]" office:value-type="float" office:value="7017537.406502242">
            <text:p>7,017,537</text:p>
          </table:table-cell>
          <table:table-cell table:style-name="ce40" table:formula="oooc:=[.S53]-[.S89]" office:value-type="float" office:value="7108705.970276831">
            <text:p>7,108,706</text:p>
          </table:table-cell>
          <table:table-cell table:style-name="ce40" table:formula="oooc:=[.T53]-[.T89]" office:value-type="float" office:value="8026615.483041698">
            <text:p>8,026,615</text:p>
          </table:table-cell>
          <table:table-cell table:style-name="ce40" table:formula="oooc:=[.U53]-[.U89]" office:value-type="float" office:value="7685401.712430018">
            <text:p>7,685,402</text:p>
          </table:table-cell>
          <table:table-cell table:style-name="ce40" table:formula="oooc:=[.V53]-[.V89]" office:value-type="float" office:value="7045355.293359082">
            <text:p>7,045,355</text:p>
          </table:table-cell>
          <table:table-cell table:style-name="ce40" table:formula="oooc:=[.W53]-[.W89]" office:value-type="float" office:value="7168289.815073258">
            <text:p>7,168,290</text:p>
          </table:table-cell>
          <table:table-cell table:style-name="ce40" table:formula="oooc:=[.X53]-[.X89]" office:value-type="float" office:value="8174858.252976898">
            <text:p>8,174,858</text:p>
          </table:table-cell>
          <table:table-cell table:style-name="ce40" table:formula="oooc:=[.Y53]-[.Y89]" office:value-type="float" office:value="7427648.559753722">
            <text:p>7,427,649</text:p>
          </table:table-cell>
          <table:table-cell table:style-name="ce40" table:formula="oooc:=[.Z53]-[.Z89]" office:value-type="float" office:value="7236384.4480803">
            <text:p>7,236,384</text:p>
          </table:table-cell>
          <table:table-cell table:style-name="ce40" table:formula="oooc:=[.AA53]-[.AA89]" office:value-type="float" office:value="8183331.833626776">
            <text:p>8,183,332</text:p>
          </table:table-cell>
          <table:table-cell table:style-name="ce40" table:formula="oooc:=[.AB53]-[.AB89]" office:value-type="float" office:value="8322597.15869976">
            <text:p>8,322,597</text:p>
          </table:table-cell>
          <table:table-cell table:style-name="ce40" table:formula="oooc:=[.AC53]-[.AC89]" office:value-type="float" office:value="8384246.858426939">
            <text:p>8,384,247</text:p>
          </table:table-cell>
          <table:table-cell table:style-name="ce40" table:formula="oooc:=[.AD53]-[.AD89]" office:value-type="float" office:value="6947370.0646203915">
            <text:p>6,947,370</text:p>
          </table:table-cell>
          <table:table-cell table:style-name="ce40" table:formula="oooc:=[.AE53]-[.AE89]" office:value-type="float" office:value="7329747.784273045">
            <text:p>7,329,748</text:p>
          </table:table-cell>
          <table:table-cell table:style-name="ce40" table:formula="oooc:=[.AF53]-[.AF89]" office:value-type="float" office:value="6999229.231146038">
            <text:p>6,999,229</text:p>
          </table:table-cell>
          <table:table-cell table:style-name="ce40" table:formula="oooc:=[.AG53]-[.AG89]" office:value-type="float" office:value="6939290.592786225">
            <text:p>6,939,291</text:p>
          </table:table-cell>
          <table:table-cell table:style-name="ce40" table:formula="oooc:=[.AH53]-[.AH89]" office:value-type="float" office:value="7190209.381347043">
            <text:p>7,190,209</text:p>
          </table:table-cell>
          <table:table-cell table:style-name="ce22"/>
        </table:table-row>
        <table:table-row table:style-name="ro3">
          <table:table-cell table:style-name="ce39"/>
          <table:table-cell table:style-name="ce39" table:formula="oooc:=[.B54]" office:value-type="string">
            <text:p>Commercial</text:p>
          </table:table-cell>
          <table:table-cell table:style-name="ce39"/>
          <table:table-cell table:style-name="ce40" table:formula="oooc:=[.D54]-[.D90]" office:value-type="float" office:value="1198552.0066666661">
            <text:p>1,198,552</text:p>
          </table:table-cell>
          <table:table-cell table:style-name="ce40" table:formula="oooc:=[.E54]-[.E90]" office:value-type="float" office:value="1107542.644199156">
            <text:p>1,107,543</text:p>
          </table:table-cell>
          <table:table-cell table:style-name="ce40" table:formula="oooc:=[.F54]-[.F90]" office:value-type="float" office:value="1140454.0694342977">
            <text:p>1,140,454</text:p>
          </table:table-cell>
          <table:table-cell table:style-name="ce40" table:formula="oooc:=[.G54]-[.G90]" office:value-type="float" office:value="1804432.2541312883">
            <text:p>1,804,432</text:p>
          </table:table-cell>
          <table:table-cell table:style-name="ce40" table:formula="oooc:=[.H54]-[.H90]" office:value-type="float" office:value="2039124.9652981192">
            <text:p>2,039,125</text:p>
          </table:table-cell>
          <table:table-cell table:style-name="ce40" table:formula="oooc:=[.I54]-[.I90]" office:value-type="float" office:value="1796732.408153041">
            <text:p>1,796,732</text:p>
          </table:table-cell>
          <table:table-cell table:style-name="ce40" table:formula="oooc:=[.J54]-[.J90]" office:value-type="float" office:value="2160856.789095734">
            <text:p>2,160,857</text:p>
          </table:table-cell>
          <table:table-cell table:style-name="ce40" table:formula="oooc:=[.K54]-[.K90]" office:value-type="float" office:value="2182045.757442139">
            <text:p>2,182,046</text:p>
          </table:table-cell>
          <table:table-cell table:style-name="ce40" table:formula="oooc:=[.L54]-[.L90]" office:value-type="float" office:value="1913790.1738354652">
            <text:p>1,913,790</text:p>
          </table:table-cell>
          <table:table-cell table:style-name="ce40" table:formula="oooc:=[.M54]-[.M90]" office:value-type="float" office:value="1693394.1790943912">
            <text:p>1,693,394</text:p>
          </table:table-cell>
          <table:table-cell table:style-name="ce40" table:formula="oooc:=[.N54]-[.N90]" office:value-type="float" office:value="1719328.9213160456">
            <text:p>1,719,329</text:p>
          </table:table-cell>
          <table:table-cell table:style-name="ce40" table:formula="oooc:=[.O54]-[.O90]" office:value-type="float" office:value="1489171.4861716887">
            <text:p>1,489,171</text:p>
          </table:table-cell>
          <table:table-cell table:style-name="ce40" table:formula="oooc:=[.P54]-[.P90]" office:value-type="float" office:value="1461508.2655196383">
            <text:p>1,461,508</text:p>
          </table:table-cell>
          <table:table-cell table:style-name="ce40" table:formula="oooc:=[.Q54]-[.Q90]" office:value-type="float" office:value="1499259.8836199937">
            <text:p>1,499,260</text:p>
          </table:table-cell>
          <table:table-cell table:style-name="ce40" table:formula="oooc:=[.R54]-[.R90]" office:value-type="float" office:value="1540082.2574192684">
            <text:p>1,540,082</text:p>
          </table:table-cell>
          <table:table-cell table:style-name="ce40" table:formula="oooc:=[.S54]-[.S90]" office:value-type="float" office:value="1634382.7004381858">
            <text:p>1,634,383</text:p>
          </table:table-cell>
          <table:table-cell table:style-name="ce40" table:formula="oooc:=[.T54]-[.T90]" office:value-type="float" office:value="2000170.7853486221">
            <text:p>2,000,171</text:p>
          </table:table-cell>
          <table:table-cell table:style-name="ce40" table:formula="oooc:=[.U54]-[.U90]" office:value-type="float" office:value="1819295.285678613">
            <text:p>1,819,295</text:p>
          </table:table-cell>
          <table:table-cell table:style-name="ce40" table:formula="oooc:=[.V54]-[.V90]" office:value-type="float" office:value="1816743.3138627594">
            <text:p>1,816,743</text:p>
          </table:table-cell>
          <table:table-cell table:style-name="ce40" table:formula="oooc:=[.W54]-[.W90]" office:value-type="float" office:value="1744826.3066020086">
            <text:p>1,744,826</text:p>
          </table:table-cell>
          <table:table-cell table:style-name="ce40" table:formula="oooc:=[.X54]-[.X90]" office:value-type="float" office:value="2077922.289066343">
            <text:p>2,077,922</text:p>
          </table:table-cell>
          <table:table-cell table:style-name="ce40" table:formula="oooc:=[.Y54]-[.Y90]" office:value-type="float" office:value="1804156.9567947902">
            <text:p>1,804,157</text:p>
          </table:table-cell>
          <table:table-cell table:style-name="ce40" table:formula="oooc:=[.Z54]-[.Z90]" office:value-type="float" office:value="1420443.2831641734">
            <text:p>1,420,443</text:p>
          </table:table-cell>
          <table:table-cell table:style-name="ce40" table:formula="oooc:=[.AA54]-[.AA90]" office:value-type="float" office:value="2002716.934599877">
            <text:p>2,002,717</text:p>
          </table:table-cell>
          <table:table-cell table:style-name="ce40" table:formula="oooc:=[.AB54]-[.AB90]" office:value-type="float" office:value="1904693.2053284273">
            <text:p>1,904,693</text:p>
          </table:table-cell>
          <table:table-cell table:style-name="ce40" table:formula="oooc:=[.AC54]-[.AC90]" office:value-type="float" office:value="1737319.6227645737">
            <text:p>1,737,320</text:p>
          </table:table-cell>
          <table:table-cell table:style-name="ce40" table:formula="oooc:=[.AD54]-[.AD90]" office:value-type="float" office:value="1531502.8280848435">
            <text:p>1,531,503</text:p>
          </table:table-cell>
          <table:table-cell table:style-name="ce40" table:formula="oooc:=[.AE54]-[.AE90]" office:value-type="float" office:value="1287388.4631372583">
            <text:p>1,287,388</text:p>
          </table:table-cell>
          <table:table-cell table:style-name="ce40" table:formula="oooc:=[.AF54]-[.AF90]" office:value-type="float" office:value="1060099.7102508845">
            <text:p>1,060,100</text:p>
          </table:table-cell>
          <table:table-cell table:style-name="ce40" table:formula="oooc:=[.AG54]-[.AG90]" office:value-type="float" office:value="967368.4056161373">
            <text:p>967,368</text:p>
          </table:table-cell>
          <table:table-cell table:style-name="ce40" table:formula="oooc:=[.AH54]-[.AH90]" office:value-type="float" office:value="1070353.9926820477">
            <text:p>1,070,354</text:p>
          </table:table-cell>
          <table:table-cell table:style-name="ce22"/>
        </table:table-row>
        <table:table-row table:style-name="ro3">
          <table:table-cell table:style-name="ce39"/>
          <table:table-cell table:style-name="ce39" table:formula="oooc:=[.B55]" office:value-type="string">
            <text:p>Industrial</text:p>
          </table:table-cell>
          <table:table-cell table:style-name="ce39"/>
          <table:table-cell table:style-name="ce40" table:formula="oooc:=[.D55]-[.D91]" office:value-type="string" office:value="#NAME?">
            <text:p>#NAME?</text:p>
          </table:table-cell>
          <table:table-cell table:style-name="ce40" table:formula="oooc:=[.E55]-[.E91]" office:value-type="string" office:value="#NAME?">
            <text:p>#NAME?</text:p>
          </table:table-cell>
          <table:table-cell table:style-name="ce40" table:formula="oooc:=[.F55]-[.F91]" office:value-type="string" office:value="#NAME?">
            <text:p>#NAME?</text:p>
          </table:table-cell>
          <table:table-cell table:style-name="ce40" table:formula="oooc:=[.G55]-[.G91]" office:value-type="string" office:value="#NAME?">
            <text:p>#NAME?</text:p>
          </table:table-cell>
          <table:table-cell table:style-name="ce40" table:formula="oooc:=[.H55]-[.H91]" office:value-type="string" office:value="#NAME?">
            <text:p>#NAME?</text:p>
          </table:table-cell>
          <table:table-cell table:style-name="ce40" table:formula="oooc:=[.I55]-[.I91]" office:value-type="string" office:value="#NAME?">
            <text:p>#NAME?</text:p>
          </table:table-cell>
          <table:table-cell table:style-name="ce40" table:formula="oooc:=[.J55]-[.J91]" office:value-type="string" office:value="#NAME?">
            <text:p>#NAME?</text:p>
          </table:table-cell>
          <table:table-cell table:style-name="ce40" table:formula="oooc:=[.K55]-[.K91]" office:value-type="string" office:value="#NAME?">
            <text:p>#NAME?</text:p>
          </table:table-cell>
          <table:table-cell table:style-name="ce40" table:formula="oooc:=[.L55]-[.L91]" office:value-type="string" office:value="#NAME?">
            <text:p>#NAME?</text:p>
          </table:table-cell>
          <table:table-cell table:style-name="ce40" table:formula="oooc:=[.M55]-[.M91]" office:value-type="string" office:value="#NAME?">
            <text:p>#NAME?</text:p>
          </table:table-cell>
          <table:table-cell table:style-name="ce40" table:formula="oooc:=[.N55]-[.N91]" office:value-type="string" office:value="#NAME?">
            <text:p>#NAME?</text:p>
          </table:table-cell>
          <table:table-cell table:style-name="ce40" table:formula="oooc:=[.O55]-[.O91]" office:value-type="string" office:value="#NAME?">
            <text:p>#NAME?</text:p>
          </table:table-cell>
          <table:table-cell table:style-name="ce40" table:formula="oooc:=[.P55]-[.P91]" office:value-type="string" office:value="#NAME?">
            <text:p>#NAME?</text:p>
          </table:table-cell>
          <table:table-cell table:style-name="ce40" table:formula="oooc:=[.Q55]-[.Q91]" office:value-type="string" office:value="#NAME?">
            <text:p>#NAME?</text:p>
          </table:table-cell>
          <table:table-cell table:style-name="ce40" table:formula="oooc:=[.R55]-[.R91]" office:value-type="string" office:value="#NAME?">
            <text:p>#NAME?</text:p>
          </table:table-cell>
          <table:table-cell table:style-name="ce40" table:formula="oooc:=[.S55]-[.S91]" office:value-type="string" office:value="#NAME?">
            <text:p>#NAME?</text:p>
          </table:table-cell>
          <table:table-cell table:style-name="ce40" table:formula="oooc:=[.T55]-[.T91]" office:value-type="string" office:value="#NAME?">
            <text:p>#NAME?</text:p>
          </table:table-cell>
          <table:table-cell table:style-name="ce40" table:formula="oooc:=[.U55]-[.U91]" office:value-type="string" office:value="#NAME?">
            <text:p>#NAME?</text:p>
          </table:table-cell>
          <table:table-cell table:style-name="ce40" table:formula="oooc:=[.V55]-[.V91]" office:value-type="string" office:value="#NAME?">
            <text:p>#NAME?</text:p>
          </table:table-cell>
          <table:table-cell table:style-name="ce40" table:formula="oooc:=[.W55]-[.W91]" office:value-type="string" office:value="#NAME?">
            <text:p>#NAME?</text:p>
          </table:table-cell>
          <table:table-cell table:style-name="ce40" table:formula="oooc:=[.X55]-[.X91]" office:value-type="string" office:value="#NAME?">
            <text:p>#NAME?</text:p>
          </table:table-cell>
          <table:table-cell table:style-name="ce40" table:formula="oooc:=[.Y55]-[.Y91]" office:value-type="string" office:value="#NAME?">
            <text:p>#NAME?</text:p>
          </table:table-cell>
          <table:table-cell table:style-name="ce40" table:formula="oooc:=[.Z55]-[.Z91]" office:value-type="string" office:value="#NAME?">
            <text:p>#NAME?</text:p>
          </table:table-cell>
          <table:table-cell table:style-name="ce40" table:formula="oooc:=[.AA55]-[.AA91]" office:value-type="string" office:value="#NAME?">
            <text:p>#NAME?</text:p>
          </table:table-cell>
          <table:table-cell table:style-name="ce40" table:formula="oooc:=[.AB55]-[.AB91]" office:value-type="string" office:value="#NAME?">
            <text:p>#NAME?</text:p>
          </table:table-cell>
          <table:table-cell table:style-name="ce40" table:formula="oooc:=[.AC55]-[.AC91]" office:value-type="string" office:value="#NAME?">
            <text:p>#NAME?</text:p>
          </table:table-cell>
          <table:table-cell table:style-name="ce40" table:formula="oooc:=[.AD55]-[.AD91]" office:value-type="string" office:value="#NAME?">
            <text:p>#NAME?</text:p>
          </table:table-cell>
          <table:table-cell table:style-name="ce40" table:formula="oooc:=[.AE55]-[.AE91]" office:value-type="string" office:value="#NAME?">
            <text:p>#NAME?</text:p>
          </table:table-cell>
          <table:table-cell table:style-name="ce40" table:formula="oooc:=[.AF55]-[.AF91]" office:value-type="string" office:value="#NAME?">
            <text:p>#NAME?</text:p>
          </table:table-cell>
          <table:table-cell table:style-name="ce40" table:formula="oooc:=[.AG55]-[.AG91]" office:value-type="string" office:value="#NAME?">
            <text:p>#NAME?</text:p>
          </table:table-cell>
          <table:table-cell table:style-name="ce40" table:formula="oooc:=[.AH55]-[.AH91]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39"/>
          <table:table-cell table:style-name="ce39" table:formula="oooc:=[.B56]" office:value-type="string">
            <text:p>Transportation</text:p>
          </table:table-cell>
          <table:table-cell table:style-name="ce39"/>
          <table:table-cell table:style-name="ce40" table:formula="oooc:=[.D56]-[.D92]" office:value-type="float" office:value="3.4352259150594175E7">
            <text:p>34,352,259</text:p>
          </table:table-cell>
          <table:table-cell table:style-name="ce40" table:formula="oooc:=[.E56]-[.E92]" office:value-type="float" office:value="3.444803883075235E7">
            <text:p>34,448,039</text:p>
          </table:table-cell>
          <table:table-cell table:style-name="ce40" table:formula="oooc:=[.F56]-[.F92]" office:value-type="float" office:value="3.309153954307641E7">
            <text:p>33,091,540</text:p>
          </table:table-cell>
          <table:table-cell table:style-name="ce40" table:formula="oooc:=[.G56]-[.G92]" office:value-type="float" office:value="3.389539591987877E7">
            <text:p>33,895,396</text:p>
          </table:table-cell>
          <table:table-cell table:style-name="ce40" table:formula="oooc:=[.H56]-[.H92]" office:value-type="float" office:value="3.414054300119049E7">
            <text:p>34,140,543</text:p>
          </table:table-cell>
          <table:table-cell table:style-name="ce40" table:formula="oooc:=[.I56]-[.I92]" office:value-type="float" office:value="3.5515999275207095E7">
            <text:p>35,515,999</text:p>
          </table:table-cell>
          <table:table-cell table:style-name="ce40" table:formula="oooc:=[.J56]-[.J92]" office:value-type="float" office:value="3.741543695867171E7">
            <text:p>37,415,437</text:p>
          </table:table-cell>
          <table:table-cell table:style-name="ce40" table:formula="oooc:=[.K56]-[.K92]" office:value-type="float" office:value="4.009636856924011E7">
            <text:p>40,096,369</text:p>
          </table:table-cell>
          <table:table-cell table:style-name="ce40" table:formula="oooc:=[.L56]-[.L92]" office:value-type="float" office:value="4.239473475772786E7">
            <text:p>42,394,735</text:p>
          </table:table-cell>
          <table:table-cell table:style-name="ce40" table:formula="oooc:=[.M56]-[.M92]" office:value-type="float" office:value="4.07456429320773E7">
            <text:p>40,745,643</text:p>
          </table:table-cell>
          <table:table-cell table:style-name="ce40" table:formula="oooc:=[.N56]-[.N92]" office:value-type="float" office:value="4.139898592898407E7">
            <text:p>41,398,986</text:p>
          </table:table-cell>
          <table:table-cell table:style-name="ce40" table:formula="oooc:=[.O56]-[.O92]" office:value-type="float" office:value="4.04669244326234E7">
            <text:p>40,466,924</text:p>
          </table:table-cell>
          <table:table-cell table:style-name="ce40" table:formula="oooc:=[.P56]-[.P92]" office:value-type="float" office:value="4.025605842638481E7">
            <text:p>40,256,058</text:p>
          </table:table-cell>
          <table:table-cell table:style-name="ce40" table:formula="oooc:=[.Q56]-[.Q92]" office:value-type="float" office:value="4.1145079666995965E7">
            <text:p>41,145,080</text:p>
          </table:table-cell>
          <table:table-cell table:style-name="ce40" table:formula="oooc:=[.R56]-[.R92]" office:value-type="float" office:value="4.171185591745629E7">
            <text:p>41,711,856</text:p>
          </table:table-cell>
          <table:table-cell table:style-name="ce40" table:formula="oooc:=[.S56]-[.S92]" office:value-type="float" office:value="4.242947059637787E7">
            <text:p>42,429,471</text:p>
          </table:table-cell>
          <table:table-cell table:style-name="ce40" table:formula="oooc:=[.T56]-[.T92]" office:value-type="float" office:value="4.275829926442643E7">
            <text:p>42,758,299</text:p>
          </table:table-cell>
          <table:table-cell table:style-name="ce40" table:formula="oooc:=[.U56]-[.U92]" office:value-type="float" office:value="4.4160541737104826E7">
            <text:p>44,160,542</text:p>
          </table:table-cell>
          <table:table-cell table:style-name="ce40" table:formula="oooc:=[.V56]-[.V92]" office:value-type="float" office:value="4.486494162120064E7">
            <text:p>44,864,942</text:p>
          </table:table-cell>
          <table:table-cell table:style-name="ce40" table:formula="oooc:=[.W56]-[.W92]" office:value-type="float" office:value="4.570705754144557E7">
            <text:p>45,707,058</text:p>
          </table:table-cell>
          <table:table-cell table:style-name="ce40" table:formula="oooc:=[.X56]-[.X92]" office:value-type="float" office:value="4.843658876195137E7">
            <text:p>48,436,589</text:p>
          </table:table-cell>
          <table:table-cell table:style-name="ce40" table:formula="oooc:=[.Y56]-[.Y92]" office:value-type="float" office:value="4.841213885622871E7">
            <text:p>48,412,139</text:p>
          </table:table-cell>
          <table:table-cell table:style-name="ce40" table:formula="oooc:=[.Z56]-[.Z92]" office:value-type="float" office:value="4.860464998652296E7">
            <text:p>48,604,650</text:p>
          </table:table-cell>
          <table:table-cell table:style-name="ce40" table:formula="oooc:=[.AA56]-[.AA92]" office:value-type="float" office:value="5.009126229335151E7">
            <text:p>50,091,262</text:p>
          </table:table-cell>
          <table:table-cell table:style-name="ce40" table:formula="oooc:=[.AB56]-[.AB92]" office:value-type="float" office:value="5.444614751530292E7">
            <text:p>54,446,148</text:p>
          </table:table-cell>
          <table:table-cell table:style-name="ce40" table:formula="oooc:=[.AC56]-[.AC92]" office:value-type="float" office:value="5.539572026338513E7">
            <text:p>55,395,720</text:p>
          </table:table-cell>
          <table:table-cell table:style-name="ce40" table:formula="oooc:=[.AD56]-[.AD92]" office:value-type="float" office:value="5.6665512948402666E7">
            <text:p>56,665,513</text:p>
          </table:table-cell>
          <table:table-cell table:style-name="ce40" table:formula="oooc:=[.AE56]-[.AE92]" office:value-type="float" office:value="5.69126325269171E7">
            <text:p>56,912,633</text:p>
          </table:table-cell>
          <table:table-cell table:style-name="ce40" table:formula="oooc:=[.AF56]-[.AF92]" office:value-type="float" office:value="5.310280642440868E7">
            <text:p>53,102,806</text:p>
          </table:table-cell>
          <table:table-cell table:style-name="ce40" table:formula="oooc:=[.AG56]-[.AG92]" office:value-type="float" office:value="5.080384573200117E7">
            <text:p>50,803,846</text:p>
          </table:table-cell>
          <table:table-cell table:style-name="ce40" table:formula="oooc:=[.AH56]-[.AH92]" office:value-type="float" office:value="5.066906624220191E7">
            <text:p>50,669,066</text:p>
          </table:table-cell>
          <table:table-cell table:style-name="ce22"/>
        </table:table-row>
        <table:table-row table:style-name="ro3">
          <table:table-cell table:style-name="ce39"/>
          <table:table-cell table:style-name="ce39" table:formula="oooc:=[.B57]" office:value-type="string">
            <text:p>Electric Power</text:p>
          </table:table-cell>
          <table:table-cell table:style-name="ce39"/>
          <table:table-cell table:style-name="ce40" table:formula="oooc:=[.D57]-[.D93]" office:value-type="float" office:value="2.0737417818872996E7">
            <text:p>20,737,418</text:p>
          </table:table-cell>
          <table:table-cell table:style-name="ce40" table:formula="oooc:=[.E57]-[.E93]" office:value-type="float" office:value="1.8721531670766402E7">
            <text:p>18,721,532</text:p>
          </table:table-cell>
          <table:table-cell table:style-name="ce40" table:formula="oooc:=[.F57]-[.F93]" office:value-type="float" office:value="1.7272634402494933E7">
            <text:p>17,272,634</text:p>
          </table:table-cell>
          <table:table-cell table:style-name="ce40" table:formula="oooc:=[.G57]-[.G93]" office:value-type="float" office:value="1.716360687295907E7">
            <text:p>17,163,607</text:p>
          </table:table-cell>
          <table:table-cell table:style-name="ce40" table:formula="oooc:=[.H57]-[.H93]" office:value-type="float" office:value="1.882682488354753E7">
            <text:p>18,826,825</text:p>
          </table:table-cell>
          <table:table-cell table:style-name="ce40" table:formula="oooc:=[.I57]-[.I93]" office:value-type="float" office:value="1.8141539973924138E7">
            <text:p>18,141,540</text:p>
          </table:table-cell>
          <table:table-cell table:style-name="ce40" table:formula="oooc:=[.J57]-[.J93]" office:value-type="float" office:value="2.0206319951108526E7">
            <text:p>20,206,320</text:p>
          </table:table-cell>
          <table:table-cell table:style-name="ce40" table:formula="oooc:=[.K57]-[.K93]" office:value-type="float" office:value="2.2346782802915905E7">
            <text:p>22,346,783</text:p>
          </table:table-cell>
          <table:table-cell table:style-name="ce40" table:formula="oooc:=[.L57]-[.L93]" office:value-type="float" office:value="2.2602187943710566E7">
            <text:p>22,602,188</text:p>
          </table:table-cell>
          <table:table-cell table:style-name="ce40" table:formula="oooc:=[.M57]-[.M93]" office:value-type="float" office:value="2.8470302484077062E7">
            <text:p>28,470,302</text:p>
          </table:table-cell>
          <table:table-cell table:style-name="ce40" table:formula="oooc:=[.N57]-[.N93]" office:value-type="float" office:value="2.3249812140947502E7">
            <text:p>23,249,812</text:p>
          </table:table-cell>
          <table:table-cell table:style-name="ce40" table:formula="oooc:=[.O57]-[.O93]" office:value-type="float" office:value="2.53041016349844E7">
            <text:p>25,304,102</text:p>
          </table:table-cell>
          <table:table-cell table:style-name="ce40" table:formula="oooc:=[.P57]-[.P93]" office:value-type="float" office:value="2.688624549574957E7">
            <text:p>26,886,245</text:p>
          </table:table-cell>
          <table:table-cell table:style-name="ce40" table:formula="oooc:=[.Q57]-[.Q93]" office:value-type="float" office:value="3.150473585028447E7">
            <text:p>31,504,736</text:p>
          </table:table-cell>
          <table:table-cell table:style-name="ce40" table:formula="oooc:=[.R57]-[.R93]" office:value-type="float" office:value="2.9399685959432866E7">
            <text:p>29,399,686</text:p>
          </table:table-cell>
          <table:table-cell table:style-name="ce40" table:formula="oooc:=[.S57]-[.S93]" office:value-type="float" office:value="3.0646620704830933E7">
            <text:p>30,646,621</text:p>
          </table:table-cell>
          <table:table-cell table:style-name="ce40" table:formula="oooc:=[.T57]-[.T93]" office:value-type="float" office:value="3.33682648881345E7">
            <text:p>33,368,265</text:p>
          </table:table-cell>
          <table:table-cell table:style-name="ce40" table:formula="oooc:=[.U57]-[.U93]" office:value-type="float" office:value="3.46741732788519E7">
            <text:p>34,674,173</text:p>
          </table:table-cell>
          <table:table-cell table:style-name="ce40" table:formula="oooc:=[.V57]-[.V93]" office:value-type="float" office:value="3.70228465291718E7">
            <text:p>37,022,847</text:p>
          </table:table-cell>
          <table:table-cell table:style-name="ce40" table:formula="oooc:=[.W57]-[.W93]" office:value-type="float" office:value="3.851486062324847E7">
            <text:p>38,514,861</text:p>
          </table:table-cell>
          <table:table-cell table:style-name="ce40" table:formula="oooc:=[.X57]-[.X93]" office:value-type="float" office:value="4.313035775706655E7">
            <text:p>43,130,358</text:p>
          </table:table-cell>
          <table:table-cell table:style-name="ce40" table:formula="oooc:=[.Y57]-[.Y93]" office:value-type="float" office:value="4.262918571993683E7">
            <text:p>42,629,186</text:p>
          </table:table-cell>
          <table:table-cell table:style-name="ce40" table:formula="oooc:=[.Z57]-[.Z93]" office:value-type="float" office:value="4.16811812730322E7">
            <text:p>41,681,181</text:p>
          </table:table-cell>
          <table:table-cell table:style-name="ce40" table:formula="oooc:=[.AA57]-[.AA93]" office:value-type="float" office:value="4.130338953424373E7">
            <text:p>41,303,390</text:p>
          </table:table-cell>
          <table:table-cell table:style-name="ce40" table:formula="oooc:=[.AB57]-[.AB93]" office:value-type="float" office:value="4.10025780217347E7">
            <text:p>41,002,578</text:p>
          </table:table-cell>
          <table:table-cell table:style-name="ce40" table:formula="oooc:=[.AC57]-[.AC93]" office:value-type="float" office:value="4.1772165341314666E7">
            <text:p>41,772,165</text:p>
          </table:table-cell>
          <table:table-cell table:style-name="ce40" table:formula="oooc:=[.AD57]-[.AD93]" office:value-type="float" office:value="3.718913180562663E7">
            <text:p>37,189,132</text:p>
          </table:table-cell>
          <table:table-cell table:style-name="ce40" table:formula="oooc:=[.AE57]-[.AE93]" office:value-type="float" office:value="4.1782212867526196E7">
            <text:p>41,782,213</text:p>
          </table:table-cell>
          <table:table-cell table:style-name="ce40" table:formula="oooc:=[.AF57]-[.AF93]" office:value-type="float" office:value="3.6461725093350865E7">
            <text:p>36,461,725</text:p>
          </table:table-cell>
          <table:table-cell table:style-name="ce40" table:formula="oooc:=[.AG57]-[.AG93]" office:value-type="float" office:value="3.131758240474917E7">
            <text:p>31,317,582</text:p>
          </table:table-cell>
          <table:table-cell table:style-name="ce40" table:formula="oooc:=[.AH57]-[.AH93]" office:value-type="float" office:value="3.426756714843757E7">
            <text:p>34,267,567</text:p>
          </table:table-cell>
          <table:table-cell table:style-name="ce22"/>
        </table:table-row>
        <table:table-row table:style-name="ro3">
          <table:table-cell table:style-name="ce39"/>
          <table:table-cell table:style-name="ce38" table:formula="oooc:=[.B58]" office:value-type="string">
            <text:p>Total by Sector</text:p>
          </table:table-cell>
          <table:table-cell table:style-name="ce39"/>
          <table:table-cell table:style-name="ce40" table:formula="oooc:=SUM([.D71:.D75])" office:value-type="string" office:value="#NAME?">
            <text:p>#NAME?</text:p>
          </table:table-cell>
          <table:table-cell table:style-name="ce40" table:formula="oooc:=SUM([.E71:.E75])" office:value-type="string" office:value="#NAME?">
            <text:p>#NAME?</text:p>
          </table:table-cell>
          <table:table-cell table:style-name="ce40" table:formula="oooc:=SUM([.F71:.F75])" office:value-type="string" office:value="#NAME?">
            <text:p>#NAME?</text:p>
          </table:table-cell>
          <table:table-cell table:style-name="ce40" table:formula="oooc:=SUM([.G71:.G75])" office:value-type="string" office:value="#NAME?">
            <text:p>#NAME?</text:p>
          </table:table-cell>
          <table:table-cell table:style-name="ce40" table:formula="oooc:=SUM([.H71:.H75])" office:value-type="string" office:value="#NAME?">
            <text:p>#NAME?</text:p>
          </table:table-cell>
          <table:table-cell table:style-name="ce40" table:formula="oooc:=SUM([.I71:.I75])" office:value-type="string" office:value="#NAME?">
            <text:p>#NAME?</text:p>
          </table:table-cell>
          <table:table-cell table:style-name="ce40" table:formula="oooc:=SUM([.J71:.J75])" office:value-type="string" office:value="#NAME?">
            <text:p>#NAME?</text:p>
          </table:table-cell>
          <table:table-cell table:style-name="ce40" table:formula="oooc:=SUM([.K71:.K75])" office:value-type="string" office:value="#NAME?">
            <text:p>#NAME?</text:p>
          </table:table-cell>
          <table:table-cell table:style-name="ce40" table:formula="oooc:=SUM([.L71:.L75])" office:value-type="string" office:value="#NAME?">
            <text:p>#NAME?</text:p>
          </table:table-cell>
          <table:table-cell table:style-name="ce40" table:formula="oooc:=SUM([.M71:.M75])" office:value-type="string" office:value="#NAME?">
            <text:p>#NAME?</text:p>
          </table:table-cell>
          <table:table-cell table:style-name="ce40" table:formula="oooc:=SUM([.N71:.N75])" office:value-type="string" office:value="#NAME?">
            <text:p>#NAME?</text:p>
          </table:table-cell>
          <table:table-cell table:style-name="ce40" table:formula="oooc:=SUM([.O71:.O75])" office:value-type="string" office:value="#NAME?">
            <text:p>#NAME?</text:p>
          </table:table-cell>
          <table:table-cell table:style-name="ce40" table:formula="oooc:=SUM([.P71:.P75])" office:value-type="string" office:value="#NAME?">
            <text:p>#NAME?</text:p>
          </table:table-cell>
          <table:table-cell table:style-name="ce40" table:formula="oooc:=SUM([.Q71:.Q75])" office:value-type="string" office:value="#NAME?">
            <text:p>#NAME?</text:p>
          </table:table-cell>
          <table:table-cell table:style-name="ce40" table:formula="oooc:=SUM([.R71:.R75])" office:value-type="string" office:value="#NAME?">
            <text:p>#NAME?</text:p>
          </table:table-cell>
          <table:table-cell table:style-name="ce40" table:formula="oooc:=SUM([.S71:.S75])" office:value-type="string" office:value="#NAME?">
            <text:p>#NAME?</text:p>
          </table:table-cell>
          <table:table-cell table:style-name="ce40" table:formula="oooc:=SUM([.T71:.T75])" office:value-type="string" office:value="#NAME?">
            <text:p>#NAME?</text:p>
          </table:table-cell>
          <table:table-cell table:style-name="ce40" table:formula="oooc:=SUM([.U71:.U75])" office:value-type="string" office:value="#NAME?">
            <text:p>#NAME?</text:p>
          </table:table-cell>
          <table:table-cell table:style-name="ce40" table:formula="oooc:=SUM([.V71:.V75])" office:value-type="string" office:value="#NAME?">
            <text:p>#NAME?</text:p>
          </table:table-cell>
          <table:table-cell table:style-name="ce40" table:formula="oooc:=SUM([.W71:.W75])" office:value-type="string" office:value="#NAME?">
            <text:p>#NAME?</text:p>
          </table:table-cell>
          <table:table-cell table:style-name="ce40" table:formula="oooc:=SUM([.X71:.X75])" office:value-type="string" office:value="#NAME?">
            <text:p>#NAME?</text:p>
          </table:table-cell>
          <table:table-cell table:style-name="ce40" table:formula="oooc:=SUM([.Y71:.Y75])" office:value-type="string" office:value="#NAME?">
            <text:p>#NAME?</text:p>
          </table:table-cell>
          <table:table-cell table:style-name="ce40" table:formula="oooc:=SUM([.Z71:.Z75])" office:value-type="string" office:value="#NAME?">
            <text:p>#NAME?</text:p>
          </table:table-cell>
          <table:table-cell table:style-name="ce40" table:formula="oooc:=SUM([.AA71:.AA75])" office:value-type="string" office:value="#NAME?">
            <text:p>#NAME?</text:p>
          </table:table-cell>
          <table:table-cell table:style-name="ce40" table:formula="oooc:=SUM([.AB71:.AB75])" office:value-type="string" office:value="#NAME?">
            <text:p>#NAME?</text:p>
          </table:table-cell>
          <table:table-cell table:style-name="ce40" table:formula="oooc:=SUM([.AC71:.AC75])" office:value-type="string" office:value="#NAME?">
            <text:p>#NAME?</text:p>
          </table:table-cell>
          <table:table-cell table:style-name="ce40" table:formula="oooc:=SUM([.AD71:.AD75])" office:value-type="string" office:value="#NAME?">
            <text:p>#NAME?</text:p>
          </table:table-cell>
          <table:table-cell table:style-name="ce40" table:formula="oooc:=SUM([.AE71:.AE75])" office:value-type="string" office:value="#NAME?">
            <text:p>#NAME?</text:p>
          </table:table-cell>
          <table:table-cell table:style-name="ce40" table:formula="oooc:=SUM([.AF71:.AF75])" office:value-type="string" office:value="#NAME?">
            <text:p>#NAME?</text:p>
          </table:table-cell>
          <table:table-cell table:style-name="ce40" table:formula="oooc:=SUM([.AG71:.AG75])" office:value-type="string" office:value="#NAME?">
            <text:p>#NAME?</text:p>
          </table:table-cell>
          <table:table-cell table:style-name="ce40" table:formula="oooc:=SUM([.AH71:.AH75]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number-columns-repeated="35" table:style-name="ce22"/>
        </table:table-row>
        <table:table-row table:style-name="ro3">
          <table:table-cell table:style-name="ce23" office:value-type="string">
            <text:p>These are the values used to adjust "All Fuels"</text:p>
          </table:table-cell>
          <table:table-cell table:number-columns-repeated="34" table:style-name="ce22"/>
        </table:table-row>
        <table:table-row table:style-name="ro3">
          <table:table-cell table:style-name="ce41"/>
          <table:table-cell table:style-name="ce42" office:value-type="string">
            <text:p>Adjustment Values</text:p>
          </table:table-cell>
          <table:table-cell table:number-columns-repeated="32" table:style-name="ce41"/>
          <table:table-cell table:style-name="ce22"/>
        </table:table-row>
        <table:table-row table:style-name="ro3">
          <table:table-cell table:style-name="ce41"/>
          <table:table-cell table:style-name="ce42" table:formula="oooc:=[.B62]" office:value-type="string">
            <text:p>By Fuel</text:p>
          </table:table-cell>
          <table:table-cell table:style-name="ce41"/>
          <table:table-cell table:style-name="ce42" table:formula="oooc:=[.D70]" office:value-type="float" office:value="1980">
            <text:p>1980</text:p>
          </table:table-cell>
          <table:table-cell table:style-name="ce42" table:formula="oooc:=[.E70]" office:value-type="float" office:value="1981">
            <text:p>1981</text:p>
          </table:table-cell>
          <table:table-cell table:style-name="ce42" table:formula="oooc:=[.F70]" office:value-type="float" office:value="1982">
            <text:p>1982</text:p>
          </table:table-cell>
          <table:table-cell table:style-name="ce42" table:formula="oooc:=[.G70]" office:value-type="float" office:value="1983">
            <text:p>1983</text:p>
          </table:table-cell>
          <table:table-cell table:style-name="ce42" table:formula="oooc:=[.H70]" office:value-type="float" office:value="1984">
            <text:p>1984</text:p>
          </table:table-cell>
          <table:table-cell table:style-name="ce42" table:formula="oooc:=[.I70]" office:value-type="float" office:value="1985">
            <text:p>1985</text:p>
          </table:table-cell>
          <table:table-cell table:style-name="ce42" table:formula="oooc:=[.J70]" office:value-type="float" office:value="1986">
            <text:p>1986</text:p>
          </table:table-cell>
          <table:table-cell table:style-name="ce42" table:formula="oooc:=[.K70]" office:value-type="float" office:value="1987">
            <text:p>1987</text:p>
          </table:table-cell>
          <table:table-cell table:style-name="ce42" table:formula="oooc:=[.L70]" office:value-type="float" office:value="1988">
            <text:p>1988</text:p>
          </table:table-cell>
          <table:table-cell table:style-name="ce42" table:formula="oooc:=[.M70]" office:value-type="float" office:value="1989">
            <text:p>1989</text:p>
          </table:table-cell>
          <table:table-cell table:style-name="ce42" table:formula="oooc:=[.N70]" office:value-type="float" office:value="1990">
            <text:p>1990</text:p>
          </table:table-cell>
          <table:table-cell table:style-name="ce42" table:formula="oooc:=[.O70]" office:value-type="float" office:value="1991">
            <text:p>1991</text:p>
          </table:table-cell>
          <table:table-cell table:style-name="ce42" table:formula="oooc:=[.P70]" office:value-type="float" office:value="1992">
            <text:p>1992</text:p>
          </table:table-cell>
          <table:table-cell table:style-name="ce42" table:formula="oooc:=[.Q70]" office:value-type="float" office:value="1993">
            <text:p>1993</text:p>
          </table:table-cell>
          <table:table-cell table:style-name="ce42" table:formula="oooc:=[.R70]" office:value-type="float" office:value="1994">
            <text:p>1994</text:p>
          </table:table-cell>
          <table:table-cell table:style-name="ce42" table:formula="oooc:=[.S70]" office:value-type="float" office:value="1995">
            <text:p>1995</text:p>
          </table:table-cell>
          <table:table-cell table:style-name="ce42" table:formula="oooc:=[.T70]" office:value-type="float" office:value="1996">
            <text:p>1996</text:p>
          </table:table-cell>
          <table:table-cell table:style-name="ce42" table:formula="oooc:=[.U70]" office:value-type="float" office:value="1997">
            <text:p>1997</text:p>
          </table:table-cell>
          <table:table-cell table:style-name="ce42" table:formula="oooc:=[.V70]" office:value-type="float" office:value="1998">
            <text:p>1998</text:p>
          </table:table-cell>
          <table:table-cell table:style-name="ce42" table:formula="oooc:=[.W70]" office:value-type="float" office:value="1999">
            <text:p>1999</text:p>
          </table:table-cell>
          <table:table-cell table:style-name="ce42" table:formula="oooc:=[.X70]" office:value-type="float" office:value="2000">
            <text:p>2000</text:p>
          </table:table-cell>
          <table:table-cell table:style-name="ce42" table:formula="oooc:=[.Y70]" office:value-type="float" office:value="2001">
            <text:p>2001</text:p>
          </table:table-cell>
          <table:table-cell table:style-name="ce42" table:formula="oooc:=[.Z70]" office:value-type="float" office:value="2002">
            <text:p>2002</text:p>
          </table:table-cell>
          <table:table-cell table:style-name="ce42" table:formula="oooc:=[.AA70]" office:value-type="float" office:value="2003">
            <text:p>2003</text:p>
          </table:table-cell>
          <table:table-cell table:style-name="ce42" table:formula="oooc:=[.AB70]" office:value-type="float" office:value="2004">
            <text:p>2004</text:p>
          </table:table-cell>
          <table:table-cell table:style-name="ce42" table:formula="oooc:=[.AC70]" office:value-type="float" office:value="2005">
            <text:p>2005</text:p>
          </table:table-cell>
          <table:table-cell table:style-name="ce42" table:formula="oooc:=[.AD70]" office:value-type="float" office:value="2006">
            <text:p>2006</text:p>
          </table:table-cell>
          <table:table-cell table:style-name="ce42" table:formula="oooc:=[.AE70]" office:value-type="float" office:value="2007">
            <text:p>2007</text:p>
          </table:table-cell>
          <table:table-cell table:style-name="ce42" table:formula="oooc:=[.AF70]" office:value-type="float" office:value="2008">
            <text:p>2008</text:p>
          </table:table-cell>
          <table:table-cell table:style-name="ce42" table:formula="oooc:=[.AG70]" office:value-type="float" office:value="2009">
            <text:p>2009</text:p>
          </table:table-cell>
          <table:table-cell table:style-name="ce42" table:formula="oooc:=[.AH70]" office:value-type="float" office:value="2010">
            <text:p>2010</text:p>
          </table:table-cell>
          <table:table-cell table:style-name="ce22"/>
        </table:table-row>
        <table:table-row table:style-name="ro3">
          <table:table-cell table:style-name="ce41"/>
          <table:table-cell table:style-name="ce41" table:formula="oooc:=[.B63]" office:value-type="string">
            <text:p>Coal</text:p>
          </table:table-cell>
          <table:table-cell table:style-name="ce41"/>
          <table:table-cell table:style-name="ce43" table:formula="oooc:=[.D98]" office:value-type="string" office:value="#NAME?">
            <text:p>#NAME?</text:p>
          </table:table-cell>
          <table:table-cell table:style-name="ce43" table:formula="oooc:=[.E98]" office:value-type="string" office:value="#NAME?">
            <text:p>#NAME?</text:p>
          </table:table-cell>
          <table:table-cell table:style-name="ce43" table:formula="oooc:=[.F98]" office:value-type="string" office:value="#NAME?">
            <text:p>#NAME?</text:p>
          </table:table-cell>
          <table:table-cell table:style-name="ce43" table:formula="oooc:=[.G98]" office:value-type="string" office:value="#NAME?">
            <text:p>#NAME?</text:p>
          </table:table-cell>
          <table:table-cell table:style-name="ce43" table:formula="oooc:=[.H98]" office:value-type="string" office:value="#NAME?">
            <text:p>#NAME?</text:p>
          </table:table-cell>
          <table:table-cell table:style-name="ce43" table:formula="oooc:=[.I98]" office:value-type="string" office:value="#NAME?">
            <text:p>#NAME?</text:p>
          </table:table-cell>
          <table:table-cell table:style-name="ce43" table:formula="oooc:=[.J98]" office:value-type="string" office:value="#NAME?">
            <text:p>#NAME?</text:p>
          </table:table-cell>
          <table:table-cell table:style-name="ce43" table:formula="oooc:=[.K98]" office:value-type="string" office:value="#NAME?">
            <text:p>#NAME?</text:p>
          </table:table-cell>
          <table:table-cell table:style-name="ce43" table:formula="oooc:=[.L98]" office:value-type="string" office:value="#NAME?">
            <text:p>#NAME?</text:p>
          </table:table-cell>
          <table:table-cell table:style-name="ce43" table:formula="oooc:=[.M98]" office:value-type="string" office:value="#NAME?">
            <text:p>#NAME?</text:p>
          </table:table-cell>
          <table:table-cell table:style-name="ce43" table:formula="oooc:=[.N98]" office:value-type="string" office:value="#NAME?">
            <text:p>#NAME?</text:p>
          </table:table-cell>
          <table:table-cell table:style-name="ce43" table:formula="oooc:=[.O98]" office:value-type="string" office:value="#NAME?">
            <text:p>#NAME?</text:p>
          </table:table-cell>
          <table:table-cell table:style-name="ce43" table:formula="oooc:=[.P98]" office:value-type="string" office:value="#NAME?">
            <text:p>#NAME?</text:p>
          </table:table-cell>
          <table:table-cell table:style-name="ce43" table:formula="oooc:=[.Q98]" office:value-type="string" office:value="#NAME?">
            <text:p>#NAME?</text:p>
          </table:table-cell>
          <table:table-cell table:style-name="ce43" table:formula="oooc:=[.R98]" office:value-type="string" office:value="#NAME?">
            <text:p>#NAME?</text:p>
          </table:table-cell>
          <table:table-cell table:style-name="ce43" table:formula="oooc:=[.S98]" office:value-type="string" office:value="#NAME?">
            <text:p>#NAME?</text:p>
          </table:table-cell>
          <table:table-cell table:style-name="ce43" table:formula="oooc:=[.T98]" office:value-type="string" office:value="#NAME?">
            <text:p>#NAME?</text:p>
          </table:table-cell>
          <table:table-cell table:style-name="ce43" table:formula="oooc:=[.U98]" office:value-type="string" office:value="#NAME?">
            <text:p>#NAME?</text:p>
          </table:table-cell>
          <table:table-cell table:style-name="ce43" table:formula="oooc:=[.V98]" office:value-type="string" office:value="#NAME?">
            <text:p>#NAME?</text:p>
          </table:table-cell>
          <table:table-cell table:style-name="ce43" table:formula="oooc:=[.W98]" office:value-type="string" office:value="#NAME?">
            <text:p>#NAME?</text:p>
          </table:table-cell>
          <table:table-cell table:style-name="ce43" table:formula="oooc:=[.X98]" office:value-type="string" office:value="#NAME?">
            <text:p>#NAME?</text:p>
          </table:table-cell>
          <table:table-cell table:style-name="ce43" table:formula="oooc:=[.Y98]" office:value-type="string" office:value="#NAME?">
            <text:p>#NAME?</text:p>
          </table:table-cell>
          <table:table-cell table:style-name="ce43" table:formula="oooc:=[.Z98]" office:value-type="string" office:value="#NAME?">
            <text:p>#NAME?</text:p>
          </table:table-cell>
          <table:table-cell table:style-name="ce43" table:formula="oooc:=[.AA98]" office:value-type="string" office:value="#NAME?">
            <text:p>#NAME?</text:p>
          </table:table-cell>
          <table:table-cell table:style-name="ce43" table:formula="oooc:=[.AB98]" office:value-type="string" office:value="#NAME?">
            <text:p>#NAME?</text:p>
          </table:table-cell>
          <table:table-cell table:style-name="ce43" table:formula="oooc:=[.AC98]" office:value-type="string" office:value="#NAME?">
            <text:p>#NAME?</text:p>
          </table:table-cell>
          <table:table-cell table:style-name="ce43" table:formula="oooc:=[.AD98]" office:value-type="string" office:value="#NAME?">
            <text:p>#NAME?</text:p>
          </table:table-cell>
          <table:table-cell table:style-name="ce43" table:formula="oooc:=[.AE98]" office:value-type="string" office:value="#NAME?">
            <text:p>#NAME?</text:p>
          </table:table-cell>
          <table:table-cell table:style-name="ce43" table:formula="oooc:=[.AF98]" office:value-type="string" office:value="#NAME?">
            <text:p>#NAME?</text:p>
          </table:table-cell>
          <table:table-cell table:style-name="ce43" table:formula="oooc:=[.AG98]" office:value-type="string" office:value="#NAME?">
            <text:p>#NAME?</text:p>
          </table:table-cell>
          <table:table-cell table:style-name="ce43" table:formula="oooc:=[.AH98]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1"/>
          <table:table-cell table:style-name="ce41" table:formula="oooc:=[.B64]" office:value-type="string">
            <text:p>Petroleum Products (Non-LPG)</text:p>
          </table:table-cell>
          <table:table-cell table:style-name="ce41"/>
          <table:table-cell table:style-name="ce43" table:formula="oooc:=[.D100]" office:value-type="string" office:value="#NAME?">
            <text:p>#NAME?</text:p>
          </table:table-cell>
          <table:table-cell table:style-name="ce43" table:formula="oooc:=[.E100]" office:value-type="string" office:value="#NAME?">
            <text:p>#NAME?</text:p>
          </table:table-cell>
          <table:table-cell table:style-name="ce43" table:formula="oooc:=[.F100]" office:value-type="string" office:value="#NAME?">
            <text:p>#NAME?</text:p>
          </table:table-cell>
          <table:table-cell table:style-name="ce43" table:formula="oooc:=[.G100]" office:value-type="string" office:value="#NAME?">
            <text:p>#NAME?</text:p>
          </table:table-cell>
          <table:table-cell table:style-name="ce43" table:formula="oooc:=[.H100]" office:value-type="string" office:value="#NAME?">
            <text:p>#NAME?</text:p>
          </table:table-cell>
          <table:table-cell table:style-name="ce43" table:formula="oooc:=[.I100]" office:value-type="string" office:value="#NAME?">
            <text:p>#NAME?</text:p>
          </table:table-cell>
          <table:table-cell table:style-name="ce43" table:formula="oooc:=[.J100]" office:value-type="string" office:value="#NAME?">
            <text:p>#NAME?</text:p>
          </table:table-cell>
          <table:table-cell table:style-name="ce43" table:formula="oooc:=[.K100]" office:value-type="string" office:value="#NAME?">
            <text:p>#NAME?</text:p>
          </table:table-cell>
          <table:table-cell table:style-name="ce43" table:formula="oooc:=[.L100]" office:value-type="string" office:value="#NAME?">
            <text:p>#NAME?</text:p>
          </table:table-cell>
          <table:table-cell table:style-name="ce43" table:formula="oooc:=[.M100]" office:value-type="string" office:value="#NAME?">
            <text:p>#NAME?</text:p>
          </table:table-cell>
          <table:table-cell table:style-name="ce43" table:formula="oooc:=[.N100]" office:value-type="string" office:value="#NAME?">
            <text:p>#NAME?</text:p>
          </table:table-cell>
          <table:table-cell table:style-name="ce43" table:formula="oooc:=[.O100]" office:value-type="string" office:value="#NAME?">
            <text:p>#NAME?</text:p>
          </table:table-cell>
          <table:table-cell table:style-name="ce43" table:formula="oooc:=[.P100]" office:value-type="string" office:value="#NAME?">
            <text:p>#NAME?</text:p>
          </table:table-cell>
          <table:table-cell table:style-name="ce43" table:formula="oooc:=[.Q100]" office:value-type="string" office:value="#NAME?">
            <text:p>#NAME?</text:p>
          </table:table-cell>
          <table:table-cell table:style-name="ce43" table:formula="oooc:=[.R100]" office:value-type="string" office:value="#NAME?">
            <text:p>#NAME?</text:p>
          </table:table-cell>
          <table:table-cell table:style-name="ce43" table:formula="oooc:=[.S100]" office:value-type="string" office:value="#NAME?">
            <text:p>#NAME?</text:p>
          </table:table-cell>
          <table:table-cell table:style-name="ce43" table:formula="oooc:=[.T100]" office:value-type="string" office:value="#NAME?">
            <text:p>#NAME?</text:p>
          </table:table-cell>
          <table:table-cell table:style-name="ce43" table:formula="oooc:=[.U100]" office:value-type="string" office:value="#NAME?">
            <text:p>#NAME?</text:p>
          </table:table-cell>
          <table:table-cell table:style-name="ce43" table:formula="oooc:=[.V100]" office:value-type="string" office:value="#NAME?">
            <text:p>#NAME?</text:p>
          </table:table-cell>
          <table:table-cell table:style-name="ce43" table:formula="oooc:=[.W100]" office:value-type="string" office:value="#NAME?">
            <text:p>#NAME?</text:p>
          </table:table-cell>
          <table:table-cell table:style-name="ce43" table:formula="oooc:=[.X100]" office:value-type="string" office:value="#NAME?">
            <text:p>#NAME?</text:p>
          </table:table-cell>
          <table:table-cell table:style-name="ce43" table:formula="oooc:=[.Y100]" office:value-type="string" office:value="#NAME?">
            <text:p>#NAME?</text:p>
          </table:table-cell>
          <table:table-cell table:style-name="ce43" table:formula="oooc:=[.Z100]" office:value-type="string" office:value="#NAME?">
            <text:p>#NAME?</text:p>
          </table:table-cell>
          <table:table-cell table:style-name="ce43" table:formula="oooc:=[.AA100]" office:value-type="string" office:value="#NAME?">
            <text:p>#NAME?</text:p>
          </table:table-cell>
          <table:table-cell table:style-name="ce43" table:formula="oooc:=[.AB100]" office:value-type="string" office:value="#NAME?">
            <text:p>#NAME?</text:p>
          </table:table-cell>
          <table:table-cell table:style-name="ce43" table:formula="oooc:=[.AC100]" office:value-type="string" office:value="#NAME?">
            <text:p>#NAME?</text:p>
          </table:table-cell>
          <table:table-cell table:style-name="ce43" table:formula="oooc:=[.AD100]" office:value-type="string" office:value="#NAME?">
            <text:p>#NAME?</text:p>
          </table:table-cell>
          <table:table-cell table:style-name="ce43" table:formula="oooc:=[.AE100]" office:value-type="string" office:value="#NAME?">
            <text:p>#NAME?</text:p>
          </table:table-cell>
          <table:table-cell table:style-name="ce43" table:formula="oooc:=[.AF100]" office:value-type="string" office:value="#NAME?">
            <text:p>#NAME?</text:p>
          </table:table-cell>
          <table:table-cell table:style-name="ce43" table:formula="oooc:=[.AG100]" office:value-type="string" office:value="#NAME?">
            <text:p>#NAME?</text:p>
          </table:table-cell>
          <table:table-cell table:style-name="ce43" table:formula="oooc:=[.AH100]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1"/>
          <table:table-cell table:style-name="ce41" table:formula="oooc:=[.B65]" office:value-type="string">
            <text:p>LPGs</text:p>
          </table:table-cell>
          <table:table-cell table:style-name="ce41"/>
          <table:table-cell table:style-name="ce43" table:formula="oooc:=[.D102]" office:value-type="string" office:value="#NAME?">
            <text:p>#NAME?</text:p>
          </table:table-cell>
          <table:table-cell table:style-name="ce43" table:formula="oooc:=[.E102]" office:value-type="string" office:value="#NAME?">
            <text:p>#NAME?</text:p>
          </table:table-cell>
          <table:table-cell table:style-name="ce43" table:formula="oooc:=[.F102]" office:value-type="string" office:value="#NAME?">
            <text:p>#NAME?</text:p>
          </table:table-cell>
          <table:table-cell table:style-name="ce43" table:formula="oooc:=[.G102]" office:value-type="string" office:value="#NAME?">
            <text:p>#NAME?</text:p>
          </table:table-cell>
          <table:table-cell table:style-name="ce43" table:formula="oooc:=[.H102]" office:value-type="string" office:value="#NAME?">
            <text:p>#NAME?</text:p>
          </table:table-cell>
          <table:table-cell table:style-name="ce43" table:formula="oooc:=[.I102]" office:value-type="string" office:value="#NAME?">
            <text:p>#NAME?</text:p>
          </table:table-cell>
          <table:table-cell table:style-name="ce43" table:formula="oooc:=[.J102]" office:value-type="string" office:value="#NAME?">
            <text:p>#NAME?</text:p>
          </table:table-cell>
          <table:table-cell table:style-name="ce43" table:formula="oooc:=[.K102]" office:value-type="string" office:value="#NAME?">
            <text:p>#NAME?</text:p>
          </table:table-cell>
          <table:table-cell table:style-name="ce43" table:formula="oooc:=[.L102]" office:value-type="string" office:value="#NAME?">
            <text:p>#NAME?</text:p>
          </table:table-cell>
          <table:table-cell table:style-name="ce43" table:formula="oooc:=[.M102]" office:value-type="string" office:value="#NAME?">
            <text:p>#NAME?</text:p>
          </table:table-cell>
          <table:table-cell table:style-name="ce43" table:formula="oooc:=[.N102]" office:value-type="string" office:value="#NAME?">
            <text:p>#NAME?</text:p>
          </table:table-cell>
          <table:table-cell table:style-name="ce43" table:formula="oooc:=[.O102]" office:value-type="string" office:value="#NAME?">
            <text:p>#NAME?</text:p>
          </table:table-cell>
          <table:table-cell table:style-name="ce43" table:formula="oooc:=[.P102]" office:value-type="string" office:value="#NAME?">
            <text:p>#NAME?</text:p>
          </table:table-cell>
          <table:table-cell table:style-name="ce43" table:formula="oooc:=[.Q102]" office:value-type="string" office:value="#NAME?">
            <text:p>#NAME?</text:p>
          </table:table-cell>
          <table:table-cell table:style-name="ce43" table:formula="oooc:=[.R102]" office:value-type="string" office:value="#NAME?">
            <text:p>#NAME?</text:p>
          </table:table-cell>
          <table:table-cell table:style-name="ce43" table:formula="oooc:=[.S102]" office:value-type="string" office:value="#NAME?">
            <text:p>#NAME?</text:p>
          </table:table-cell>
          <table:table-cell table:style-name="ce43" table:formula="oooc:=[.T102]" office:value-type="string" office:value="#NAME?">
            <text:p>#NAME?</text:p>
          </table:table-cell>
          <table:table-cell table:style-name="ce43" table:formula="oooc:=[.U102]" office:value-type="string" office:value="#NAME?">
            <text:p>#NAME?</text:p>
          </table:table-cell>
          <table:table-cell table:style-name="ce43" table:formula="oooc:=[.V102]" office:value-type="string" office:value="#NAME?">
            <text:p>#NAME?</text:p>
          </table:table-cell>
          <table:table-cell table:style-name="ce43" table:formula="oooc:=[.W102]" office:value-type="string" office:value="#NAME?">
            <text:p>#NAME?</text:p>
          </table:table-cell>
          <table:table-cell table:style-name="ce43" table:formula="oooc:=[.X102]" office:value-type="string" office:value="#NAME?">
            <text:p>#NAME?</text:p>
          </table:table-cell>
          <table:table-cell table:style-name="ce43" table:formula="oooc:=[.Y102]" office:value-type="string" office:value="#NAME?">
            <text:p>#NAME?</text:p>
          </table:table-cell>
          <table:table-cell table:style-name="ce43" table:formula="oooc:=[.Z102]" office:value-type="string" office:value="#NAME?">
            <text:p>#NAME?</text:p>
          </table:table-cell>
          <table:table-cell table:style-name="ce43" table:formula="oooc:=[.AA102]" office:value-type="string" office:value="#NAME?">
            <text:p>#NAME?</text:p>
          </table:table-cell>
          <table:table-cell table:style-name="ce43" table:formula="oooc:=[.AB102]" office:value-type="string" office:value="#NAME?">
            <text:p>#NAME?</text:p>
          </table:table-cell>
          <table:table-cell table:style-name="ce43" table:formula="oooc:=[.AC102]" office:value-type="string" office:value="#NAME?">
            <text:p>#NAME?</text:p>
          </table:table-cell>
          <table:table-cell table:style-name="ce43" table:formula="oooc:=[.AD102]" office:value-type="string" office:value="#NAME?">
            <text:p>#NAME?</text:p>
          </table:table-cell>
          <table:table-cell table:style-name="ce43" table:formula="oooc:=[.AE102]" office:value-type="string" office:value="#NAME?">
            <text:p>#NAME?</text:p>
          </table:table-cell>
          <table:table-cell table:style-name="ce43" table:formula="oooc:=[.AF102]" office:value-type="string" office:value="#NAME?">
            <text:p>#NAME?</text:p>
          </table:table-cell>
          <table:table-cell table:style-name="ce43" table:formula="oooc:=[.AG102]" office:value-type="string" office:value="#NAME?">
            <text:p>#NAME?</text:p>
          </table:table-cell>
          <table:table-cell table:style-name="ce43" table:formula="oooc:=[.AH102]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1"/>
          <table:table-cell table:style-name="ce41" table:formula="oooc:=[.B66]" office:value-type="string">
            <text:p>Natural Gas</text:p>
          </table:table-cell>
          <table:table-cell table:style-name="ce41"/>
          <table:table-cell table:style-name="ce43" table:formula="oooc:=[.D116]" office:value-type="string" office:value="#NAME?">
            <text:p>#NAME?</text:p>
          </table:table-cell>
          <table:table-cell table:style-name="ce43" table:formula="oooc:=[.E116]" office:value-type="string" office:value="#NAME?">
            <text:p>#NAME?</text:p>
          </table:table-cell>
          <table:table-cell table:style-name="ce43" table:formula="oooc:=[.F116]" office:value-type="string" office:value="#NAME?">
            <text:p>#NAME?</text:p>
          </table:table-cell>
          <table:table-cell table:style-name="ce43" table:formula="oooc:=[.G116]" office:value-type="string" office:value="#NAME?">
            <text:p>#NAME?</text:p>
          </table:table-cell>
          <table:table-cell table:style-name="ce43" table:formula="oooc:=[.H116]" office:value-type="string" office:value="#NAME?">
            <text:p>#NAME?</text:p>
          </table:table-cell>
          <table:table-cell table:style-name="ce43" table:formula="oooc:=[.I116]" office:value-type="string" office:value="#NAME?">
            <text:p>#NAME?</text:p>
          </table:table-cell>
          <table:table-cell table:style-name="ce43" table:formula="oooc:=[.J116]" office:value-type="string" office:value="#NAME?">
            <text:p>#NAME?</text:p>
          </table:table-cell>
          <table:table-cell table:style-name="ce43" table:formula="oooc:=[.K116]" office:value-type="string" office:value="#NAME?">
            <text:p>#NAME?</text:p>
          </table:table-cell>
          <table:table-cell table:style-name="ce43" table:formula="oooc:=[.L116]" office:value-type="string" office:value="#NAME?">
            <text:p>#NAME?</text:p>
          </table:table-cell>
          <table:table-cell table:style-name="ce43" table:formula="oooc:=[.M116]" office:value-type="string" office:value="#NAME?">
            <text:p>#NAME?</text:p>
          </table:table-cell>
          <table:table-cell table:style-name="ce43" table:formula="oooc:=[.N116]" office:value-type="string" office:value="#NAME?">
            <text:p>#NAME?</text:p>
          </table:table-cell>
          <table:table-cell table:style-name="ce43" table:formula="oooc:=[.O116]" office:value-type="string" office:value="#NAME?">
            <text:p>#NAME?</text:p>
          </table:table-cell>
          <table:table-cell table:style-name="ce43" table:formula="oooc:=[.P116]" office:value-type="string" office:value="#NAME?">
            <text:p>#NAME?</text:p>
          </table:table-cell>
          <table:table-cell table:style-name="ce43" table:formula="oooc:=[.Q116]" office:value-type="string" office:value="#NAME?">
            <text:p>#NAME?</text:p>
          </table:table-cell>
          <table:table-cell table:style-name="ce43" table:formula="oooc:=[.R116]" office:value-type="string" office:value="#NAME?">
            <text:p>#NAME?</text:p>
          </table:table-cell>
          <table:table-cell table:style-name="ce43" table:formula="oooc:=[.S116]" office:value-type="string" office:value="#NAME?">
            <text:p>#NAME?</text:p>
          </table:table-cell>
          <table:table-cell table:style-name="ce43" table:formula="oooc:=[.T116]" office:value-type="string" office:value="#NAME?">
            <text:p>#NAME?</text:p>
          </table:table-cell>
          <table:table-cell table:style-name="ce43" table:formula="oooc:=[.U116]" office:value-type="string" office:value="#NAME?">
            <text:p>#NAME?</text:p>
          </table:table-cell>
          <table:table-cell table:style-name="ce43" table:formula="oooc:=[.V116]" office:value-type="string" office:value="#NAME?">
            <text:p>#NAME?</text:p>
          </table:table-cell>
          <table:table-cell table:style-name="ce43" table:formula="oooc:=[.W116]" office:value-type="string" office:value="#NAME?">
            <text:p>#NAME?</text:p>
          </table:table-cell>
          <table:table-cell table:style-name="ce43" table:formula="oooc:=[.X116]" office:value-type="string" office:value="#NAME?">
            <text:p>#NAME?</text:p>
          </table:table-cell>
          <table:table-cell table:style-name="ce43" table:formula="oooc:=[.Y116]" office:value-type="string" office:value="#NAME?">
            <text:p>#NAME?</text:p>
          </table:table-cell>
          <table:table-cell table:style-name="ce43" table:formula="oooc:=[.Z116]" office:value-type="string" office:value="#NAME?">
            <text:p>#NAME?</text:p>
          </table:table-cell>
          <table:table-cell table:style-name="ce43" table:formula="oooc:=[.AA116]" office:value-type="string" office:value="#NAME?">
            <text:p>#NAME?</text:p>
          </table:table-cell>
          <table:table-cell table:style-name="ce43" table:formula="oooc:=[.AB116]" office:value-type="string" office:value="#NAME?">
            <text:p>#NAME?</text:p>
          </table:table-cell>
          <table:table-cell table:style-name="ce43" table:formula="oooc:=[.AC116]" office:value-type="string" office:value="#NAME?">
            <text:p>#NAME?</text:p>
          </table:table-cell>
          <table:table-cell table:style-name="ce43" table:formula="oooc:=[.AD116]" office:value-type="string" office:value="#NAME?">
            <text:p>#NAME?</text:p>
          </table:table-cell>
          <table:table-cell table:style-name="ce43" table:formula="oooc:=[.AE116]" office:value-type="string" office:value="#NAME?">
            <text:p>#NAME?</text:p>
          </table:table-cell>
          <table:table-cell table:style-name="ce43" table:formula="oooc:=[.AF116]" office:value-type="string" office:value="#NAME?">
            <text:p>#NAME?</text:p>
          </table:table-cell>
          <table:table-cell table:style-name="ce43" table:formula="oooc:=[.AG116]" office:value-type="string" office:value="#NAME?">
            <text:p>#NAME?</text:p>
          </table:table-cell>
          <table:table-cell table:style-name="ce43" table:formula="oooc:=[.AH116]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1"/>
          <table:table-cell table:style-name="ce42" table:formula="oooc:=[.B67]" office:value-type="string">
            <text:p>Total by Fuel</text:p>
          </table:table-cell>
          <table:table-cell table:style-name="ce41"/>
          <table:table-cell table:style-name="ce43" table:formula="oooc:=SUM([.D81:.D84])" office:value-type="string" office:value="#NAME?">
            <text:p>#NAME?</text:p>
          </table:table-cell>
          <table:table-cell table:style-name="ce43" table:formula="oooc:=SUM([.E81:.E84])" office:value-type="string" office:value="#NAME?">
            <text:p>#NAME?</text:p>
          </table:table-cell>
          <table:table-cell table:style-name="ce43" table:formula="oooc:=SUM([.F81:.F84])" office:value-type="string" office:value="#NAME?">
            <text:p>#NAME?</text:p>
          </table:table-cell>
          <table:table-cell table:style-name="ce43" table:formula="oooc:=SUM([.G81:.G84])" office:value-type="string" office:value="#NAME?">
            <text:p>#NAME?</text:p>
          </table:table-cell>
          <table:table-cell table:style-name="ce43" table:formula="oooc:=SUM([.H81:.H84])" office:value-type="string" office:value="#NAME?">
            <text:p>#NAME?</text:p>
          </table:table-cell>
          <table:table-cell table:style-name="ce43" table:formula="oooc:=SUM([.I81:.I84])" office:value-type="string" office:value="#NAME?">
            <text:p>#NAME?</text:p>
          </table:table-cell>
          <table:table-cell table:style-name="ce43" table:formula="oooc:=SUM([.J81:.J84])" office:value-type="string" office:value="#NAME?">
            <text:p>#NAME?</text:p>
          </table:table-cell>
          <table:table-cell table:style-name="ce43" table:formula="oooc:=SUM([.K81:.K84])" office:value-type="string" office:value="#NAME?">
            <text:p>#NAME?</text:p>
          </table:table-cell>
          <table:table-cell table:style-name="ce43" table:formula="oooc:=SUM([.L81:.L84])" office:value-type="string" office:value="#NAME?">
            <text:p>#NAME?</text:p>
          </table:table-cell>
          <table:table-cell table:style-name="ce43" table:formula="oooc:=SUM([.M81:.M84])" office:value-type="string" office:value="#NAME?">
            <text:p>#NAME?</text:p>
          </table:table-cell>
          <table:table-cell table:style-name="ce43" table:formula="oooc:=SUM([.N81:.N84])" office:value-type="string" office:value="#NAME?">
            <text:p>#NAME?</text:p>
          </table:table-cell>
          <table:table-cell table:style-name="ce43" table:formula="oooc:=SUM([.O81:.O84])" office:value-type="string" office:value="#NAME?">
            <text:p>#NAME?</text:p>
          </table:table-cell>
          <table:table-cell table:style-name="ce43" table:formula="oooc:=SUM([.P81:.P84])" office:value-type="string" office:value="#NAME?">
            <text:p>#NAME?</text:p>
          </table:table-cell>
          <table:table-cell table:style-name="ce43" table:formula="oooc:=SUM([.Q81:.Q84])" office:value-type="string" office:value="#NAME?">
            <text:p>#NAME?</text:p>
          </table:table-cell>
          <table:table-cell table:style-name="ce43" table:formula="oooc:=SUM([.R81:.R84])" office:value-type="string" office:value="#NAME?">
            <text:p>#NAME?</text:p>
          </table:table-cell>
          <table:table-cell table:style-name="ce43" table:formula="oooc:=SUM([.S81:.S84])" office:value-type="string" office:value="#NAME?">
            <text:p>#NAME?</text:p>
          </table:table-cell>
          <table:table-cell table:style-name="ce43" table:formula="oooc:=SUM([.T81:.T84])" office:value-type="string" office:value="#NAME?">
            <text:p>#NAME?</text:p>
          </table:table-cell>
          <table:table-cell table:style-name="ce43" table:formula="oooc:=SUM([.U81:.U84])" office:value-type="string" office:value="#NAME?">
            <text:p>#NAME?</text:p>
          </table:table-cell>
          <table:table-cell table:style-name="ce43" table:formula="oooc:=SUM([.V81:.V84])" office:value-type="string" office:value="#NAME?">
            <text:p>#NAME?</text:p>
          </table:table-cell>
          <table:table-cell table:style-name="ce43" table:formula="oooc:=SUM([.W81:.W84])" office:value-type="string" office:value="#NAME?">
            <text:p>#NAME?</text:p>
          </table:table-cell>
          <table:table-cell table:style-name="ce43" table:formula="oooc:=SUM([.X81:.X84])" office:value-type="string" office:value="#NAME?">
            <text:p>#NAME?</text:p>
          </table:table-cell>
          <table:table-cell table:style-name="ce43" table:formula="oooc:=SUM([.Y81:.Y84])" office:value-type="string" office:value="#NAME?">
            <text:p>#NAME?</text:p>
          </table:table-cell>
          <table:table-cell table:style-name="ce43" table:formula="oooc:=SUM([.Z81:.Z84])" office:value-type="string" office:value="#NAME?">
            <text:p>#NAME?</text:p>
          </table:table-cell>
          <table:table-cell table:style-name="ce43" table:formula="oooc:=SUM([.AA81:.AA84])" office:value-type="string" office:value="#NAME?">
            <text:p>#NAME?</text:p>
          </table:table-cell>
          <table:table-cell table:style-name="ce43" table:formula="oooc:=SUM([.AB81:.AB84])" office:value-type="string" office:value="#NAME?">
            <text:p>#NAME?</text:p>
          </table:table-cell>
          <table:table-cell table:style-name="ce43" table:formula="oooc:=SUM([.AC81:.AC84])" office:value-type="string" office:value="#NAME?">
            <text:p>#NAME?</text:p>
          </table:table-cell>
          <table:table-cell table:style-name="ce43" table:formula="oooc:=SUM([.AD81:.AD84])" office:value-type="string" office:value="#NAME?">
            <text:p>#NAME?</text:p>
          </table:table-cell>
          <table:table-cell table:style-name="ce43" table:formula="oooc:=SUM([.AE81:.AE84])" office:value-type="string" office:value="#NAME?">
            <text:p>#NAME?</text:p>
          </table:table-cell>
          <table:table-cell table:style-name="ce43" table:formula="oooc:=SUM([.AF81:.AF84])" office:value-type="string" office:value="#NAME?">
            <text:p>#NAME?</text:p>
          </table:table-cell>
          <table:table-cell table:style-name="ce43" table:formula="oooc:=SUM([.AG81:.AG84])" office:value-type="string" office:value="#NAME?">
            <text:p>#NAME?</text:p>
          </table:table-cell>
          <table:table-cell table:style-name="ce43" table:formula="oooc:=SUM([.AH81:.AH84]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number-columns-repeated="34" table:style-name="ce41"/>
          <table:table-cell table:style-name="ce22"/>
        </table:table-row>
        <table:table-row table:style-name="ro3">
          <table:table-cell table:number-columns-repeated="34" table:style-name="ce41"/>
          <table:table-cell table:style-name="ce22"/>
        </table:table-row>
        <table:table-row table:style-name="ro3">
          <table:table-cell table:style-name="ce41"/>
          <table:table-cell table:style-name="ce42" table:formula="oooc:=[.B70]" office:value-type="string">
            <text:p>By Sector</text:p>
          </table:table-cell>
          <table:table-cell table:style-name="ce41"/>
          <table:table-cell table:style-name="ce42" table:formula="oooc:=[.D80]" office:value-type="float" office:value="1980">
            <text:p>1980</text:p>
          </table:table-cell>
          <table:table-cell table:style-name="ce42" table:formula="oooc:=[.E80]" office:value-type="float" office:value="1981">
            <text:p>1981</text:p>
          </table:table-cell>
          <table:table-cell table:style-name="ce42" table:formula="oooc:=[.F80]" office:value-type="float" office:value="1982">
            <text:p>1982</text:p>
          </table:table-cell>
          <table:table-cell table:style-name="ce42" table:formula="oooc:=[.G80]" office:value-type="float" office:value="1983">
            <text:p>1983</text:p>
          </table:table-cell>
          <table:table-cell table:style-name="ce42" table:formula="oooc:=[.H80]" office:value-type="float" office:value="1984">
            <text:p>1984</text:p>
          </table:table-cell>
          <table:table-cell table:style-name="ce42" table:formula="oooc:=[.I80]" office:value-type="float" office:value="1985">
            <text:p>1985</text:p>
          </table:table-cell>
          <table:table-cell table:style-name="ce42" table:formula="oooc:=[.J80]" office:value-type="float" office:value="1986">
            <text:p>1986</text:p>
          </table:table-cell>
          <table:table-cell table:style-name="ce42" table:formula="oooc:=[.K80]" office:value-type="float" office:value="1987">
            <text:p>1987</text:p>
          </table:table-cell>
          <table:table-cell table:style-name="ce42" table:formula="oooc:=[.L80]" office:value-type="float" office:value="1988">
            <text:p>1988</text:p>
          </table:table-cell>
          <table:table-cell table:style-name="ce42" table:formula="oooc:=[.M80]" office:value-type="float" office:value="1989">
            <text:p>1989</text:p>
          </table:table-cell>
          <table:table-cell table:style-name="ce42" table:formula="oooc:=[.N80]" office:value-type="float" office:value="1990">
            <text:p>1990</text:p>
          </table:table-cell>
          <table:table-cell table:style-name="ce42" table:formula="oooc:=[.O80]" office:value-type="float" office:value="1991">
            <text:p>1991</text:p>
          </table:table-cell>
          <table:table-cell table:style-name="ce42" table:formula="oooc:=[.P80]" office:value-type="float" office:value="1992">
            <text:p>1992</text:p>
          </table:table-cell>
          <table:table-cell table:style-name="ce42" table:formula="oooc:=[.Q80]" office:value-type="float" office:value="1993">
            <text:p>1993</text:p>
          </table:table-cell>
          <table:table-cell table:style-name="ce42" table:formula="oooc:=[.R80]" office:value-type="float" office:value="1994">
            <text:p>1994</text:p>
          </table:table-cell>
          <table:table-cell table:style-name="ce42" table:formula="oooc:=[.S80]" office:value-type="float" office:value="1995">
            <text:p>1995</text:p>
          </table:table-cell>
          <table:table-cell table:style-name="ce42" table:formula="oooc:=[.T80]" office:value-type="float" office:value="1996">
            <text:p>1996</text:p>
          </table:table-cell>
          <table:table-cell table:style-name="ce42" table:formula="oooc:=[.U80]" office:value-type="float" office:value="1997">
            <text:p>1997</text:p>
          </table:table-cell>
          <table:table-cell table:style-name="ce42" table:formula="oooc:=[.V80]" office:value-type="float" office:value="1998">
            <text:p>1998</text:p>
          </table:table-cell>
          <table:table-cell table:style-name="ce42" table:formula="oooc:=[.W80]" office:value-type="float" office:value="1999">
            <text:p>1999</text:p>
          </table:table-cell>
          <table:table-cell table:style-name="ce42" table:formula="oooc:=[.X80]" office:value-type="float" office:value="2000">
            <text:p>2000</text:p>
          </table:table-cell>
          <table:table-cell table:style-name="ce42" table:formula="oooc:=[.Y80]" office:value-type="float" office:value="2001">
            <text:p>2001</text:p>
          </table:table-cell>
          <table:table-cell table:style-name="ce42" table:formula="oooc:=[.Z80]" office:value-type="float" office:value="2002">
            <text:p>2002</text:p>
          </table:table-cell>
          <table:table-cell table:style-name="ce42" table:formula="oooc:=[.AA80]" office:value-type="float" office:value="2003">
            <text:p>2003</text:p>
          </table:table-cell>
          <table:table-cell table:style-name="ce42" table:formula="oooc:=[.AB80]" office:value-type="float" office:value="2004">
            <text:p>2004</text:p>
          </table:table-cell>
          <table:table-cell table:style-name="ce42" table:formula="oooc:=[.AC80]" office:value-type="float" office:value="2005">
            <text:p>2005</text:p>
          </table:table-cell>
          <table:table-cell table:style-name="ce42" table:formula="oooc:=[.AD80]" office:value-type="float" office:value="2006">
            <text:p>2006</text:p>
          </table:table-cell>
          <table:table-cell table:style-name="ce42" table:formula="oooc:=[.AE80]" office:value-type="float" office:value="2007">
            <text:p>2007</text:p>
          </table:table-cell>
          <table:table-cell table:style-name="ce42" table:formula="oooc:=[.AF80]" office:value-type="float" office:value="2008">
            <text:p>2008</text:p>
          </table:table-cell>
          <table:table-cell table:style-name="ce42" table:formula="oooc:=[.AG80]" office:value-type="float" office:value="2009">
            <text:p>2009</text:p>
          </table:table-cell>
          <table:table-cell table:style-name="ce42" table:formula="oooc:=[.AH80]" office:value-type="float" office:value="2010">
            <text:p>2010</text:p>
          </table:table-cell>
          <table:table-cell table:style-name="ce22"/>
        </table:table-row>
        <table:table-row table:style-name="ro3">
          <table:table-cell table:style-name="ce41"/>
          <table:table-cell table:style-name="ce41" table:formula="oooc:=[.B71]" office:value-type="string">
            <text:p>Residential</text:p>
          </table:table-cell>
          <table:table-cell table:style-name="ce41"/>
          <table:table-cell table:number-columns-repeated="31" table:style-name="ce43"/>
          <table:table-cell table:style-name="ce22"/>
        </table:table-row>
        <table:table-row table:style-name="ro3">
          <table:table-cell table:style-name="ce41"/>
          <table:table-cell table:style-name="ce41" table:formula="oooc:=[.B72]" office:value-type="string">
            <text:p>Commercial</text:p>
          </table:table-cell>
          <table:table-cell table:style-name="ce41"/>
          <table:table-cell table:number-columns-repeated="31" table:style-name="ce43"/>
          <table:table-cell table:style-name="ce22"/>
        </table:table-row>
        <table:table-row table:style-name="ro3">
          <table:table-cell table:style-name="ce41"/>
          <table:table-cell table:style-name="ce41" table:formula="oooc:=[.B73]" office:value-type="string">
            <text:p>Industrial</text:p>
          </table:table-cell>
          <table:table-cell table:style-name="ce41"/>
          <table:table-cell table:style-name="ce43" table:formula="oooc:=[.D85]-[.D92]" office:value-type="string" office:value="#NAME?">
            <text:p>#NAME?</text:p>
          </table:table-cell>
          <table:table-cell table:style-name="ce43" table:formula="oooc:=[.E85]-[.E92]" office:value-type="string" office:value="#NAME?">
            <text:p>#NAME?</text:p>
          </table:table-cell>
          <table:table-cell table:style-name="ce43" table:formula="oooc:=[.F85]-[.F92]" office:value-type="string" office:value="#NAME?">
            <text:p>#NAME?</text:p>
          </table:table-cell>
          <table:table-cell table:style-name="ce43" table:formula="oooc:=[.G85]-[.G92]" office:value-type="string" office:value="#NAME?">
            <text:p>#NAME?</text:p>
          </table:table-cell>
          <table:table-cell table:style-name="ce43" table:formula="oooc:=[.H85]-[.H92]" office:value-type="string" office:value="#NAME?">
            <text:p>#NAME?</text:p>
          </table:table-cell>
          <table:table-cell table:style-name="ce43" table:formula="oooc:=[.I85]-[.I92]" office:value-type="string" office:value="#NAME?">
            <text:p>#NAME?</text:p>
          </table:table-cell>
          <table:table-cell table:style-name="ce43" table:formula="oooc:=[.J85]-[.J92]" office:value-type="string" office:value="#NAME?">
            <text:p>#NAME?</text:p>
          </table:table-cell>
          <table:table-cell table:style-name="ce43" table:formula="oooc:=[.K85]-[.K92]" office:value-type="string" office:value="#NAME?">
            <text:p>#NAME?</text:p>
          </table:table-cell>
          <table:table-cell table:style-name="ce43" table:formula="oooc:=[.L85]-[.L92]" office:value-type="string" office:value="#NAME?">
            <text:p>#NAME?</text:p>
          </table:table-cell>
          <table:table-cell table:style-name="ce43" table:formula="oooc:=[.M85]-[.M92]" office:value-type="string" office:value="#NAME?">
            <text:p>#NAME?</text:p>
          </table:table-cell>
          <table:table-cell table:style-name="ce43" table:formula="oooc:=[.N85]-[.N92]" office:value-type="string" office:value="#NAME?">
            <text:p>#NAME?</text:p>
          </table:table-cell>
          <table:table-cell table:style-name="ce43" table:formula="oooc:=[.O85]-[.O92]" office:value-type="string" office:value="#NAME?">
            <text:p>#NAME?</text:p>
          </table:table-cell>
          <table:table-cell table:style-name="ce43" table:formula="oooc:=[.P85]-[.P92]" office:value-type="string" office:value="#NAME?">
            <text:p>#NAME?</text:p>
          </table:table-cell>
          <table:table-cell table:style-name="ce43" table:formula="oooc:=[.Q85]-[.Q92]" office:value-type="string" office:value="#NAME?">
            <text:p>#NAME?</text:p>
          </table:table-cell>
          <table:table-cell table:style-name="ce43" table:formula="oooc:=[.R85]-[.R92]" office:value-type="string" office:value="#NAME?">
            <text:p>#NAME?</text:p>
          </table:table-cell>
          <table:table-cell table:style-name="ce43" table:formula="oooc:=[.S85]-[.S92]" office:value-type="string" office:value="#NAME?">
            <text:p>#NAME?</text:p>
          </table:table-cell>
          <table:table-cell table:style-name="ce43" table:formula="oooc:=[.T85]-[.T92]" office:value-type="string" office:value="#NAME?">
            <text:p>#NAME?</text:p>
          </table:table-cell>
          <table:table-cell table:style-name="ce43" table:formula="oooc:=[.U85]-[.U92]" office:value-type="string" office:value="#NAME?">
            <text:p>#NAME?</text:p>
          </table:table-cell>
          <table:table-cell table:style-name="ce43" table:formula="oooc:=[.V85]-[.V92]" office:value-type="string" office:value="#NAME?">
            <text:p>#NAME?</text:p>
          </table:table-cell>
          <table:table-cell table:style-name="ce43" table:formula="oooc:=[.W85]-[.W92]" office:value-type="string" office:value="#NAME?">
            <text:p>#NAME?</text:p>
          </table:table-cell>
          <table:table-cell table:style-name="ce43" table:formula="oooc:=[.X85]-[.X92]" office:value-type="string" office:value="#NAME?">
            <text:p>#NAME?</text:p>
          </table:table-cell>
          <table:table-cell table:style-name="ce43" table:formula="oooc:=[.Y85]-[.Y92]" office:value-type="string" office:value="#NAME?">
            <text:p>#NAME?</text:p>
          </table:table-cell>
          <table:table-cell table:style-name="ce43" table:formula="oooc:=[.Z85]-[.Z92]" office:value-type="string" office:value="#NAME?">
            <text:p>#NAME?</text:p>
          </table:table-cell>
          <table:table-cell table:style-name="ce43" table:formula="oooc:=[.AA85]-[.AA92]" office:value-type="string" office:value="#NAME?">
            <text:p>#NAME?</text:p>
          </table:table-cell>
          <table:table-cell table:style-name="ce43" table:formula="oooc:=[.AB85]-[.AB92]" office:value-type="string" office:value="#NAME?">
            <text:p>#NAME?</text:p>
          </table:table-cell>
          <table:table-cell table:style-name="ce43" table:formula="oooc:=[.AC85]-[.AC92]" office:value-type="string" office:value="#NAME?">
            <text:p>#NAME?</text:p>
          </table:table-cell>
          <table:table-cell table:style-name="ce43" table:formula="oooc:=[.AD85]-[.AD92]" office:value-type="string" office:value="#NAME?">
            <text:p>#NAME?</text:p>
          </table:table-cell>
          <table:table-cell table:style-name="ce43" table:formula="oooc:=[.AE85]-[.AE92]" office:value-type="string" office:value="#NAME?">
            <text:p>#NAME?</text:p>
          </table:table-cell>
          <table:table-cell table:style-name="ce43" table:formula="oooc:=[.AF85]-[.AF92]" office:value-type="string" office:value="#NAME?">
            <text:p>#NAME?</text:p>
          </table:table-cell>
          <table:table-cell table:style-name="ce43" table:formula="oooc:=[.AG85]-[.AG92]" office:value-type="string" office:value="#NAME?">
            <text:p>#NAME?</text:p>
          </table:table-cell>
          <table:table-cell table:style-name="ce43" table:formula="oooc:=[.AH85]-[.AH92]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1"/>
          <table:table-cell table:style-name="ce41" table:formula="oooc:=[.B74]" office:value-type="string">
            <text:p>Transportation</text:p>
          </table:table-cell>
          <table:table-cell table:style-name="ce41"/>
          <table:table-cell table:style-name="ce43" table:formula="oooc:=[.D114]" office:value-type="float" office:value="119223.72">
            <text:p>119,224</text:p>
          </table:table-cell>
          <table:table-cell table:style-name="ce43" table:formula="oooc:=[.E114]" office:value-type="float" office:value="114362.7466666665">
            <text:p>114,363</text:p>
          </table:table-cell>
          <table:table-cell table:style-name="ce43" table:formula="oooc:=[.F114]" office:value-type="float" office:value="104269.7333333335">
            <text:p>104,270</text:p>
          </table:table-cell>
          <table:table-cell table:style-name="ce43" table:formula="oooc:=[.G114]" office:value-type="float" office:value="109167.8133333335">
            <text:p>109,168</text:p>
          </table:table-cell>
          <table:table-cell table:style-name="ce43" table:formula="oooc:=[.H114]" office:value-type="float" office:value="116403.6133333335">
            <text:p>116,404</text:p>
          </table:table-cell>
          <table:table-cell table:style-name="ce43" table:formula="oooc:=[.I114]" office:value-type="float" office:value="108499.8933333335">
            <text:p>108,500</text:p>
          </table:table-cell>
          <table:table-cell table:style-name="ce43" table:formula="oooc:=[.J114]" office:value-type="float" office:value="106087.96">
            <text:p>106,088</text:p>
          </table:table-cell>
          <table:table-cell table:style-name="ce43" table:formula="oooc:=[.K114]" office:value-type="float" office:value="119928.7466666665">
            <text:p>119,929</text:p>
          </table:table-cell>
          <table:table-cell table:style-name="ce43" table:formula="oooc:=[.L114]" office:value-type="float" office:value="115661.48">
            <text:p>115,661</text:p>
          </table:table-cell>
          <table:table-cell table:style-name="ce43" table:formula="oooc:=[.M114]" office:value-type="float" office:value="118630.0133333335">
            <text:p>118,630</text:p>
          </table:table-cell>
          <table:table-cell table:style-name="ce43" table:formula="oooc:=[.N114]" office:value-type="float" office:value="122080.9333333335">
            <text:p>122,081</text:p>
          </table:table-cell>
          <table:table-cell table:style-name="ce43" table:formula="oooc:=[.O114]" office:value-type="float" office:value="109204.92">
            <text:p>109,205</text:p>
          </table:table-cell>
          <table:table-cell table:style-name="ce43" table:formula="oooc:=[.P114]" office:value-type="float" office:value="111357.1066666665">
            <text:p>111,357</text:p>
          </table:table-cell>
          <table:table-cell table:style-name="ce43" table:formula="oooc:=[.Q114]" office:value-type="float" office:value="113397.9733333335">
            <text:p>113,398</text:p>
          </table:table-cell>
          <table:table-cell table:style-name="ce43" table:formula="oooc:=[.R114]" office:value-type="float" office:value="118518.6933333335">
            <text:p>118,519</text:p>
          </table:table-cell>
          <table:table-cell table:style-name="ce43" table:formula="oooc:=[.S114]" office:value-type="float" office:value="116477.8266666665">
            <text:p>116,478</text:p>
          </table:table-cell>
          <table:table-cell table:style-name="ce43" table:formula="oooc:=[.T114]" office:value-type="float" office:value="113026.9066666665">
            <text:p>113,027</text:p>
          </table:table-cell>
          <table:table-cell table:style-name="ce43" table:formula="oooc:=[.U114]" office:value-type="float" office:value="119409.2533333335">
            <text:p>119,409</text:p>
          </table:table-cell>
          <table:table-cell table:style-name="ce43" table:formula="oooc:=[.V114]" office:value-type="float" office:value="125012.36">
            <text:p>125,012</text:p>
          </table:table-cell>
          <table:table-cell table:style-name="ce43" table:formula="oooc:=[.W114]" office:value-type="float" office:value="126311.0933333335">
            <text:p>126,311</text:p>
          </table:table-cell>
          <table:table-cell table:style-name="ce43" table:formula="oooc:=[.X114]" office:value-type="float" office:value="124418.6533333335">
            <text:p>124,419</text:p>
          </table:table-cell>
          <table:table-cell table:style-name="ce43" table:formula="oooc:=[.Y114]" office:value-type="float" office:value="113991.68">
            <text:p>113,992</text:p>
          </table:table-cell>
          <table:table-cell table:style-name="ce43" table:formula="oooc:=[.Z114]" office:value-type="float" office:value="112655.84">
            <text:p>112,656</text:p>
          </table:table-cell>
          <table:table-cell table:style-name="ce43" table:formula="oooc:=[.AA114]" office:value-type="float" office:value="104121.3066666665">
            <text:p>104,121</text:p>
          </table:table-cell>
          <table:table-cell table:style-name="ce43" table:formula="oooc:=[.AB114]" office:value-type="float" office:value="105494.2533333335">
            <text:p>105,494</text:p>
          </table:table-cell>
          <table:table-cell table:style-name="ce43" table:formula="oooc:=[.AC114]" office:value-type="float" office:value="104937.6533333335">
            <text:p>104,938</text:p>
          </table:table-cell>
          <table:table-cell table:style-name="ce43" table:formula="oooc:=[.AD114]" office:value-type="float" office:value="102265.9733333335">
            <text:p>102,266</text:p>
          </table:table-cell>
          <table:table-cell table:style-name="ce43" table:formula="oooc:=[.AE114]" office:value-type="float" office:value="105605.5733333335">
            <text:p>105,606</text:p>
          </table:table-cell>
          <table:table-cell table:style-name="ce43" table:formula="oooc:=[.AF114]" office:value-type="float" office:value="98035.8133333335">
            <text:p>98,036</text:p>
          </table:table-cell>
          <table:table-cell table:style-name="ce43" table:formula="oooc:=[.AG114]" office:value-type="float" office:value="88128.3333333335">
            <text:p>88,128</text:p>
          </table:table-cell>
          <table:table-cell table:style-name="ce43" table:formula="oooc:=[.AH114]" office:value-type="float" office:value="97924.4933333335">
            <text:p>97,924</text:p>
          </table:table-cell>
          <table:table-cell table:style-name="ce22"/>
        </table:table-row>
        <table:table-row table:style-name="ro3">
          <table:table-cell table:style-name="ce41"/>
          <table:table-cell table:style-name="ce41" table:formula="oooc:=[.B75]" office:value-type="string">
            <text:p>Electric Power</text:p>
          </table:table-cell>
          <table:table-cell table:style-name="ce41"/>
          <table:table-cell table:number-columns-repeated="31" table:style-name="ce43"/>
          <table:table-cell table:style-name="ce22"/>
        </table:table-row>
        <table:table-row table:style-name="ro3">
          <table:table-cell table:style-name="ce41"/>
          <table:table-cell table:style-name="ce42" table:formula="oooc:=[.B76]" office:value-type="string">
            <text:p>Total by Sector</text:p>
          </table:table-cell>
          <table:table-cell table:style-name="ce41"/>
          <table:table-cell table:style-name="ce43" table:formula="oooc:=SUM([.D91:.D92])" office:value-type="string" office:value="#NAME?">
            <text:p>#NAME?</text:p>
          </table:table-cell>
          <table:table-cell table:style-name="ce43" table:formula="oooc:=SUM([.E91:.E92])" office:value-type="string" office:value="#NAME?">
            <text:p>#NAME?</text:p>
          </table:table-cell>
          <table:table-cell table:style-name="ce43" table:formula="oooc:=SUM([.F91:.F92])" office:value-type="string" office:value="#NAME?">
            <text:p>#NAME?</text:p>
          </table:table-cell>
          <table:table-cell table:style-name="ce43" table:formula="oooc:=SUM([.G91:.G92])" office:value-type="string" office:value="#NAME?">
            <text:p>#NAME?</text:p>
          </table:table-cell>
          <table:table-cell table:style-name="ce43" table:formula="oooc:=SUM([.H91:.H92])" office:value-type="string" office:value="#NAME?">
            <text:p>#NAME?</text:p>
          </table:table-cell>
          <table:table-cell table:style-name="ce43" table:formula="oooc:=SUM([.I91:.I92])" office:value-type="string" office:value="#NAME?">
            <text:p>#NAME?</text:p>
          </table:table-cell>
          <table:table-cell table:style-name="ce43" table:formula="oooc:=SUM([.J91:.J92])" office:value-type="string" office:value="#NAME?">
            <text:p>#NAME?</text:p>
          </table:table-cell>
          <table:table-cell table:style-name="ce43" table:formula="oooc:=SUM([.K91:.K92])" office:value-type="string" office:value="#NAME?">
            <text:p>#NAME?</text:p>
          </table:table-cell>
          <table:table-cell table:style-name="ce43" table:formula="oooc:=SUM([.L91:.L92])" office:value-type="string" office:value="#NAME?">
            <text:p>#NAME?</text:p>
          </table:table-cell>
          <table:table-cell table:style-name="ce43" table:formula="oooc:=SUM([.M91:.M92])" office:value-type="string" office:value="#NAME?">
            <text:p>#NAME?</text:p>
          </table:table-cell>
          <table:table-cell table:style-name="ce43" table:formula="oooc:=SUM([.N91:.N92])" office:value-type="string" office:value="#NAME?">
            <text:p>#NAME?</text:p>
          </table:table-cell>
          <table:table-cell table:style-name="ce43" table:formula="oooc:=SUM([.O91:.O92])" office:value-type="string" office:value="#NAME?">
            <text:p>#NAME?</text:p>
          </table:table-cell>
          <table:table-cell table:style-name="ce43" table:formula="oooc:=SUM([.P91:.P92])" office:value-type="string" office:value="#NAME?">
            <text:p>#NAME?</text:p>
          </table:table-cell>
          <table:table-cell table:style-name="ce43" table:formula="oooc:=SUM([.Q91:.Q92])" office:value-type="string" office:value="#NAME?">
            <text:p>#NAME?</text:p>
          </table:table-cell>
          <table:table-cell table:style-name="ce43" table:formula="oooc:=SUM([.R91:.R92])" office:value-type="string" office:value="#NAME?">
            <text:p>#NAME?</text:p>
          </table:table-cell>
          <table:table-cell table:style-name="ce43" table:formula="oooc:=SUM([.S91:.S92])" office:value-type="string" office:value="#NAME?">
            <text:p>#NAME?</text:p>
          </table:table-cell>
          <table:table-cell table:style-name="ce43" table:formula="oooc:=SUM([.T91:.T92])" office:value-type="string" office:value="#NAME?">
            <text:p>#NAME?</text:p>
          </table:table-cell>
          <table:table-cell table:style-name="ce43" table:formula="oooc:=SUM([.U91:.U92])" office:value-type="string" office:value="#NAME?">
            <text:p>#NAME?</text:p>
          </table:table-cell>
          <table:table-cell table:style-name="ce43" table:formula="oooc:=SUM([.V91:.V92])" office:value-type="string" office:value="#NAME?">
            <text:p>#NAME?</text:p>
          </table:table-cell>
          <table:table-cell table:style-name="ce43" table:formula="oooc:=SUM([.W91:.W92])" office:value-type="string" office:value="#NAME?">
            <text:p>#NAME?</text:p>
          </table:table-cell>
          <table:table-cell table:style-name="ce43" table:formula="oooc:=SUM([.X91:.X92])" office:value-type="string" office:value="#NAME?">
            <text:p>#NAME?</text:p>
          </table:table-cell>
          <table:table-cell table:style-name="ce43" table:formula="oooc:=SUM([.Y91:.Y92])" office:value-type="string" office:value="#NAME?">
            <text:p>#NAME?</text:p>
          </table:table-cell>
          <table:table-cell table:style-name="ce43" table:formula="oooc:=SUM([.Z91:.Z92])" office:value-type="string" office:value="#NAME?">
            <text:p>#NAME?</text:p>
          </table:table-cell>
          <table:table-cell table:style-name="ce43" table:formula="oooc:=SUM([.AA91:.AA92])" office:value-type="string" office:value="#NAME?">
            <text:p>#NAME?</text:p>
          </table:table-cell>
          <table:table-cell table:style-name="ce43" table:formula="oooc:=SUM([.AB91:.AB92])" office:value-type="string" office:value="#NAME?">
            <text:p>#NAME?</text:p>
          </table:table-cell>
          <table:table-cell table:style-name="ce43" table:formula="oooc:=SUM([.AC91:.AC92])" office:value-type="string" office:value="#NAME?">
            <text:p>#NAME?</text:p>
          </table:table-cell>
          <table:table-cell table:style-name="ce43" table:formula="oooc:=SUM([.AD91:.AD92])" office:value-type="string" office:value="#NAME?">
            <text:p>#NAME?</text:p>
          </table:table-cell>
          <table:table-cell table:style-name="ce43" table:formula="oooc:=SUM([.AE91:.AE92])" office:value-type="string" office:value="#NAME?">
            <text:p>#NAME?</text:p>
          </table:table-cell>
          <table:table-cell table:style-name="ce43" table:formula="oooc:=SUM([.AF91:.AF92])" office:value-type="string" office:value="#NAME?">
            <text:p>#NAME?</text:p>
          </table:table-cell>
          <table:table-cell table:style-name="ce43" table:formula="oooc:=SUM([.AG91:.AG92])" office:value-type="string" office:value="#NAME?">
            <text:p>#NAME?</text:p>
          </table:table-cell>
          <table:table-cell table:style-name="ce43" table:formula="oooc:=SUM([.AH91:.AH92]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number-columns-repeated="35" table:style-name="ce22"/>
        </table:table-row>
        <table:table-row table:style-name="ro3">
          <table:table-cell table:style-name="ce23" office:value-type="string">
            <text:p>These are the disaggregated values used for the adjustment.</text:p>
          </table:table-cell>
          <table:table-cell table:number-columns-repeated="34" table:style-name="ce22"/>
        </table:table-row>
        <table:table-row table:style-name="ro3">
          <table:table-cell table:style-name="ce44" office:value-type="string">
            <text:p>MTCO2</text:p>
          </table:table-cell>
          <table:table-cell table:style-name="ce44"/>
          <table:table-cell table:style-name="ce44" office:value-type="string">
            <text:p>State shares</text:p>
          </table:table-cell>
          <table:table-cell table:style-name="ce44" table:formula="oooc:=[.D88]" office:value-type="float" office:value="1980">
            <text:p>1980</text:p>
          </table:table-cell>
          <table:table-cell table:style-name="ce44" table:formula="oooc:=[.E88]" office:value-type="float" office:value="1981">
            <text:p>1981</text:p>
          </table:table-cell>
          <table:table-cell table:style-name="ce44" table:formula="oooc:=[.F88]" office:value-type="float" office:value="1982">
            <text:p>1982</text:p>
          </table:table-cell>
          <table:table-cell table:style-name="ce44" table:formula="oooc:=[.G88]" office:value-type="float" office:value="1983">
            <text:p>1983</text:p>
          </table:table-cell>
          <table:table-cell table:style-name="ce44" table:formula="oooc:=[.H88]" office:value-type="float" office:value="1984">
            <text:p>1984</text:p>
          </table:table-cell>
          <table:table-cell table:style-name="ce44" table:formula="oooc:=[.I88]" office:value-type="float" office:value="1985">
            <text:p>1985</text:p>
          </table:table-cell>
          <table:table-cell table:style-name="ce44" table:formula="oooc:=[.J88]" office:value-type="float" office:value="1986">
            <text:p>1986</text:p>
          </table:table-cell>
          <table:table-cell table:style-name="ce44" table:formula="oooc:=[.K88]" office:value-type="float" office:value="1987">
            <text:p>1987</text:p>
          </table:table-cell>
          <table:table-cell table:style-name="ce44" table:formula="oooc:=[.L88]" office:value-type="float" office:value="1988">
            <text:p>1988</text:p>
          </table:table-cell>
          <table:table-cell table:style-name="ce44" table:formula="oooc:=[.M88]" office:value-type="float" office:value="1989">
            <text:p>1989</text:p>
          </table:table-cell>
          <table:table-cell table:style-name="ce44" table:formula="oooc:=[.N88]" office:value-type="float" office:value="1990">
            <text:p>1990</text:p>
          </table:table-cell>
          <table:table-cell table:style-name="ce44" table:formula="oooc:=[.O88]" office:value-type="float" office:value="1991">
            <text:p>1991</text:p>
          </table:table-cell>
          <table:table-cell table:style-name="ce44" table:formula="oooc:=[.P88]" office:value-type="float" office:value="1992">
            <text:p>1992</text:p>
          </table:table-cell>
          <table:table-cell table:style-name="ce44" table:formula="oooc:=[.Q88]" office:value-type="float" office:value="1993">
            <text:p>1993</text:p>
          </table:table-cell>
          <table:table-cell table:style-name="ce44" table:formula="oooc:=[.R88]" office:value-type="float" office:value="1994">
            <text:p>1994</text:p>
          </table:table-cell>
          <table:table-cell table:style-name="ce44" table:formula="oooc:=[.S88]" office:value-type="float" office:value="1995">
            <text:p>1995</text:p>
          </table:table-cell>
          <table:table-cell table:style-name="ce44" table:formula="oooc:=[.T88]" office:value-type="float" office:value="1996">
            <text:p>1996</text:p>
          </table:table-cell>
          <table:table-cell table:style-name="ce44" table:formula="oooc:=[.U88]" office:value-type="float" office:value="1997">
            <text:p>1997</text:p>
          </table:table-cell>
          <table:table-cell table:style-name="ce44" table:formula="oooc:=[.V88]" office:value-type="float" office:value="1998">
            <text:p>1998</text:p>
          </table:table-cell>
          <table:table-cell table:style-name="ce44" table:formula="oooc:=[.W88]" office:value-type="float" office:value="1999">
            <text:p>1999</text:p>
          </table:table-cell>
          <table:table-cell table:style-name="ce44" table:formula="oooc:=[.X88]" office:value-type="float" office:value="2000">
            <text:p>2000</text:p>
          </table:table-cell>
          <table:table-cell table:style-name="ce44" table:formula="oooc:=[.Y88]" office:value-type="float" office:value="2001">
            <text:p>2001</text:p>
          </table:table-cell>
          <table:table-cell table:style-name="ce44" table:formula="oooc:=[.Z88]" office:value-type="float" office:value="2002">
            <text:p>2002</text:p>
          </table:table-cell>
          <table:table-cell table:style-name="ce44" table:formula="oooc:=[.AA88]" office:value-type="float" office:value="2003">
            <text:p>2003</text:p>
          </table:table-cell>
          <table:table-cell table:style-name="ce44" table:formula="oooc:=[.AB88]" office:value-type="float" office:value="2004">
            <text:p>2004</text:p>
          </table:table-cell>
          <table:table-cell table:style-name="ce44" table:formula="oooc:=[.AC88]" office:value-type="float" office:value="2005">
            <text:p>2005</text:p>
          </table:table-cell>
          <table:table-cell table:style-name="ce44" table:formula="oooc:=[.AD88]" office:value-type="float" office:value="2006">
            <text:p>2006</text:p>
          </table:table-cell>
          <table:table-cell table:style-name="ce44" table:formula="oooc:=[.AE88]" office:value-type="float" office:value="2007">
            <text:p>2007</text:p>
          </table:table-cell>
          <table:table-cell table:style-name="ce44" table:formula="oooc:=[.AF88]" office:value-type="float" office:value="2008">
            <text:p>2008</text:p>
          </table:table-cell>
          <table:table-cell table:style-name="ce44" table:formula="oooc:=[.AG88]" office:value-type="float" office:value="2009">
            <text:p>2009</text:p>
          </table:table-cell>
          <table:table-cell table:style-name="ce44" table:formula="oooc:=[.AH88]" office:value-type="float" office:value="2010">
            <text:p>2010</text:p>
          </table:table-cell>
          <table:table-cell table:style-name="ce22"/>
        </table:table-row>
        <table:table-row table:style-name="ro3">
          <table:table-cell table:style-name="ce45"/>
          <table:table-cell table:style-name="ce44" office:value-type="string">
            <text:p>Coal</text:p>
          </table:table-cell>
          <table:table-cell table:style-name="ce46" table:formula="oooc:=[Summary.$D$52]" office:value-type="percentage" office:value="0">
            <text:p>0.00%</text:p>
          </table:table-cell>
          <table:table-cell table:style-name="ce47" table:formula="oooc:=([.D120]*[.$C$98])*(10^6)" office:value-type="string" office:value="#NAME?">
            <text:p>#NAME?</text:p>
          </table:table-cell>
          <table:table-cell table:style-name="ce47" table:formula="oooc:=([.E120]*[.$C$98])*(10^6)" office:value-type="string" office:value="#NAME?">
            <text:p>#NAME?</text:p>
          </table:table-cell>
          <table:table-cell table:style-name="ce47" table:formula="oooc:=([.F120]*[.$C$98])*(10^6)" office:value-type="string" office:value="#NAME?">
            <text:p>#NAME?</text:p>
          </table:table-cell>
          <table:table-cell table:style-name="ce47" table:formula="oooc:=([.G120]*[.$C$98])*(10^6)" office:value-type="string" office:value="#NAME?">
            <text:p>#NAME?</text:p>
          </table:table-cell>
          <table:table-cell table:style-name="ce47" table:formula="oooc:=([.H120]*[.$C$98])*(10^6)" office:value-type="string" office:value="#NAME?">
            <text:p>#NAME?</text:p>
          </table:table-cell>
          <table:table-cell table:style-name="ce47" table:formula="oooc:=([.I120]*[.$C$98])*(10^6)" office:value-type="string" office:value="#NAME?">
            <text:p>#NAME?</text:p>
          </table:table-cell>
          <table:table-cell table:style-name="ce47" table:formula="oooc:=([.J120]*[.$C$98])*(10^6)" office:value-type="string" office:value="#NAME?">
            <text:p>#NAME?</text:p>
          </table:table-cell>
          <table:table-cell table:style-name="ce47" table:formula="oooc:=([.K120]*[.$C$98])*(10^6)" office:value-type="string" office:value="#NAME?">
            <text:p>#NAME?</text:p>
          </table:table-cell>
          <table:table-cell table:style-name="ce47" table:formula="oooc:=([.L120]*[.$C$98])*(10^6)" office:value-type="string" office:value="#NAME?">
            <text:p>#NAME?</text:p>
          </table:table-cell>
          <table:table-cell table:style-name="ce47" table:formula="oooc:=([.M120]*[.$C$98])*(10^6)" office:value-type="string" office:value="#NAME?">
            <text:p>#NAME?</text:p>
          </table:table-cell>
          <table:table-cell table:style-name="ce47" table:formula="oooc:=([.N120]*[.$C$98])*(10^6)" office:value-type="string" office:value="#NAME?">
            <text:p>#NAME?</text:p>
          </table:table-cell>
          <table:table-cell table:style-name="ce47" table:formula="oooc:=([.O120]*[.$C$98])*(10^6)" office:value-type="string" office:value="#NAME?">
            <text:p>#NAME?</text:p>
          </table:table-cell>
          <table:table-cell table:style-name="ce47" table:formula="oooc:=([.P120]*[.$C$98])*(10^6)" office:value-type="string" office:value="#NAME?">
            <text:p>#NAME?</text:p>
          </table:table-cell>
          <table:table-cell table:style-name="ce47" table:formula="oooc:=([.Q120]*[.$C$98])*(10^6)" office:value-type="string" office:value="#NAME?">
            <text:p>#NAME?</text:p>
          </table:table-cell>
          <table:table-cell table:style-name="ce47" table:formula="oooc:=([.R120]*[.$C$98])*(10^6)" office:value-type="string" office:value="#NAME?">
            <text:p>#NAME?</text:p>
          </table:table-cell>
          <table:table-cell table:style-name="ce47" table:formula="oooc:=([.S120]*[.$C$98])*(10^6)" office:value-type="string" office:value="#NAME?">
            <text:p>#NAME?</text:p>
          </table:table-cell>
          <table:table-cell table:style-name="ce47" table:formula="oooc:=([.T120]*[.$C$98])*(10^6)" office:value-type="string" office:value="#NAME?">
            <text:p>#NAME?</text:p>
          </table:table-cell>
          <table:table-cell table:style-name="ce47" table:formula="oooc:=([.U120]*[.$C$98])*(10^6)" office:value-type="string" office:value="#NAME?">
            <text:p>#NAME?</text:p>
          </table:table-cell>
          <table:table-cell table:style-name="ce47" table:formula="oooc:=([.V120]*[.$C$98])*(10^6)" office:value-type="string" office:value="#NAME?">
            <text:p>#NAME?</text:p>
          </table:table-cell>
          <table:table-cell table:style-name="ce47" table:formula="oooc:=([.W120]*[.$C$98])*(10^6)" office:value-type="string" office:value="#NAME?">
            <text:p>#NAME?</text:p>
          </table:table-cell>
          <table:table-cell table:style-name="ce47" table:formula="oooc:=([.X120]*[.$C$98])*(10^6)" office:value-type="string" office:value="#NAME?">
            <text:p>#NAME?</text:p>
          </table:table-cell>
          <table:table-cell table:style-name="ce47" table:formula="oooc:=([.Y120]*[.$C$98])*(10^6)" office:value-type="string" office:value="#NAME?">
            <text:p>#NAME?</text:p>
          </table:table-cell>
          <table:table-cell table:style-name="ce47" table:formula="oooc:=([.Z120]*[.$C$98])*(10^6)" office:value-type="string" office:value="#NAME?">
            <text:p>#NAME?</text:p>
          </table:table-cell>
          <table:table-cell table:style-name="ce47" table:formula="oooc:=([.AA120]*[.$C$98])*(10^6)" office:value-type="string" office:value="#NAME?">
            <text:p>#NAME?</text:p>
          </table:table-cell>
          <table:table-cell table:style-name="ce47" table:formula="oooc:=([.AB120]*[.$C$98])*(10^6)" office:value-type="string" office:value="#NAME?">
            <text:p>#NAME?</text:p>
          </table:table-cell>
          <table:table-cell table:style-name="ce47" table:formula="oooc:=([.AC120]*[.$C$98])*(10^6)" office:value-type="string" office:value="#NAME?">
            <text:p>#NAME?</text:p>
          </table:table-cell>
          <table:table-cell table:style-name="ce47" table:formula="oooc:=([.AD120]*[.$C$98])*(10^6)" office:value-type="string" office:value="#NAME?">
            <text:p>#NAME?</text:p>
          </table:table-cell>
          <table:table-cell table:style-name="ce47" table:formula="oooc:=([.AE120]*[.$C$98])*(10^6)" office:value-type="string" office:value="#NAME?">
            <text:p>#NAME?</text:p>
          </table:table-cell>
          <table:table-cell table:style-name="ce47" table:formula="oooc:=([.AF120]*[.$C$98])*(10^6)" office:value-type="string" office:value="#NAME?">
            <text:p>#NAME?</text:p>
          </table:table-cell>
          <table:table-cell table:style-name="ce47" table:formula="oooc:=([.AG120]*[.$C$98])*(10^6)" office:value-type="string" office:value="#NAME?">
            <text:p>#NAME?</text:p>
          </table:table-cell>
          <table:table-cell table:style-name="ce47" table:formula="oooc:=([.AH120]*[.$C$98])*(10^6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number-columns-repeated="3" table:style-name="ce45"/>
          <table:table-cell table:number-columns-repeated="31" table:style-name="ce47"/>
          <table:table-cell table:style-name="ce22"/>
        </table:table-row>
        <table:table-row table:style-name="ro3">
          <table:table-cell table:style-name="ce45"/>
          <table:table-cell table:style-name="ce44" office:value-type="string">
            <text:p>Petroleum</text:p>
          </table:table-cell>
          <table:table-cell table:style-name="ce45"/>
          <table:table-cell table:style-name="ce47" table:formula="oooc:=SUM([.D101];[.D103];[.D104];[.D105];[.D106];[.D107];[.D108];[.D109];[.D110];[.D111];[.D112];[.D113];[.D114])" office:value-type="string" office:value="#NAME?">
            <text:p>#NAME?</text:p>
          </table:table-cell>
          <table:table-cell table:style-name="ce47" table:formula="oooc:=SUM([.E101];[.E103];[.E104];[.E105];[.E106];[.E107];[.E108];[.E109];[.E110];[.E111];[.E112];[.E113];[.E114])" office:value-type="string" office:value="#NAME?">
            <text:p>#NAME?</text:p>
          </table:table-cell>
          <table:table-cell table:style-name="ce47" table:formula="oooc:=SUM([.F101];[.F103];[.F104];[.F105];[.F106];[.F107];[.F108];[.F109];[.F110];[.F111];[.F112];[.F113];[.F114])" office:value-type="string" office:value="#NAME?">
            <text:p>#NAME?</text:p>
          </table:table-cell>
          <table:table-cell table:style-name="ce47" table:formula="oooc:=SUM([.G101];[.G103];[.G104];[.G105];[.G106];[.G107];[.G108];[.G109];[.G110];[.G111];[.G112];[.G113];[.G114])" office:value-type="string" office:value="#NAME?">
            <text:p>#NAME?</text:p>
          </table:table-cell>
          <table:table-cell table:style-name="ce47" table:formula="oooc:=SUM([.H101];[.H103];[.H104];[.H105];[.H106];[.H107];[.H108];[.H109];[.H110];[.H111];[.H112];[.H113];[.H114])" office:value-type="string" office:value="#NAME?">
            <text:p>#NAME?</text:p>
          </table:table-cell>
          <table:table-cell table:style-name="ce47" table:formula="oooc:=SUM([.I101];[.I103];[.I104];[.I105];[.I106];[.I107];[.I108];[.I109];[.I110];[.I111];[.I112];[.I113];[.I114])" office:value-type="string" office:value="#NAME?">
            <text:p>#NAME?</text:p>
          </table:table-cell>
          <table:table-cell table:style-name="ce47" table:formula="oooc:=SUM([.J101];[.J103];[.J104];[.J105];[.J106];[.J107];[.J108];[.J109];[.J110];[.J111];[.J112];[.J113];[.J114])" office:value-type="string" office:value="#NAME?">
            <text:p>#NAME?</text:p>
          </table:table-cell>
          <table:table-cell table:style-name="ce47" table:formula="oooc:=SUM([.K101];[.K103];[.K104];[.K105];[.K106];[.K107];[.K108];[.K109];[.K110];[.K111];[.K112];[.K113];[.K114])" office:value-type="string" office:value="#NAME?">
            <text:p>#NAME?</text:p>
          </table:table-cell>
          <table:table-cell table:style-name="ce47" table:formula="oooc:=SUM([.L101];[.L103];[.L104];[.L105];[.L106];[.L107];[.L108];[.L109];[.L110];[.L111];[.L112];[.L113];[.L114])" office:value-type="string" office:value="#NAME?">
            <text:p>#NAME?</text:p>
          </table:table-cell>
          <table:table-cell table:style-name="ce47" table:formula="oooc:=SUM([.M101];[.M103];[.M104];[.M105];[.M106];[.M107];[.M108];[.M109];[.M110];[.M111];[.M112];[.M113];[.M114])" office:value-type="string" office:value="#NAME?">
            <text:p>#NAME?</text:p>
          </table:table-cell>
          <table:table-cell table:style-name="ce47" table:formula="oooc:=SUM([.N101];[.N103];[.N104];[.N105];[.N106];[.N107];[.N108];[.N109];[.N110];[.N111];[.N112];[.N113];[.N114])" office:value-type="string" office:value="#NAME?">
            <text:p>#NAME?</text:p>
          </table:table-cell>
          <table:table-cell table:style-name="ce47" table:formula="oooc:=SUM([.O101];[.O103];[.O104];[.O105];[.O106];[.O107];[.O108];[.O109];[.O110];[.O111];[.O112];[.O113];[.O114])" office:value-type="string" office:value="#NAME?">
            <text:p>#NAME?</text:p>
          </table:table-cell>
          <table:table-cell table:style-name="ce47" table:formula="oooc:=SUM([.P101];[.P103];[.P104];[.P105];[.P106];[.P107];[.P108];[.P109];[.P110];[.P111];[.P112];[.P113];[.P114])" office:value-type="string" office:value="#NAME?">
            <text:p>#NAME?</text:p>
          </table:table-cell>
          <table:table-cell table:style-name="ce47" table:formula="oooc:=SUM([.Q101];[.Q103];[.Q104];[.Q105];[.Q106];[.Q107];[.Q108];[.Q109];[.Q110];[.Q111];[.Q112];[.Q113];[.Q114])" office:value-type="string" office:value="#NAME?">
            <text:p>#NAME?</text:p>
          </table:table-cell>
          <table:table-cell table:style-name="ce47" table:formula="oooc:=SUM([.R101];[.R103];[.R104];[.R105];[.R106];[.R107];[.R108];[.R109];[.R110];[.R111];[.R112];[.R113];[.R114])" office:value-type="string" office:value="#NAME?">
            <text:p>#NAME?</text:p>
          </table:table-cell>
          <table:table-cell table:style-name="ce47" table:formula="oooc:=SUM([.S101];[.S103];[.S104];[.S105];[.S106];[.S107];[.S108];[.S109];[.S110];[.S111];[.S112];[.S113];[.S114])" office:value-type="string" office:value="#NAME?">
            <text:p>#NAME?</text:p>
          </table:table-cell>
          <table:table-cell table:style-name="ce47" table:formula="oooc:=SUM([.T101];[.T103];[.T104];[.T105];[.T106];[.T107];[.T108];[.T109];[.T110];[.T111];[.T112];[.T113];[.T114])" office:value-type="string" office:value="#NAME?">
            <text:p>#NAME?</text:p>
          </table:table-cell>
          <table:table-cell table:style-name="ce47" table:formula="oooc:=SUM([.U101];[.U103];[.U104];[.U105];[.U106];[.U107];[.U108];[.U109];[.U110];[.U111];[.U112];[.U113];[.U114])" office:value-type="string" office:value="#NAME?">
            <text:p>#NAME?</text:p>
          </table:table-cell>
          <table:table-cell table:style-name="ce47" table:formula="oooc:=SUM([.V101];[.V103];[.V104];[.V105];[.V106];[.V107];[.V108];[.V109];[.V110];[.V111];[.V112];[.V113];[.V114])" office:value-type="string" office:value="#NAME?">
            <text:p>#NAME?</text:p>
          </table:table-cell>
          <table:table-cell table:style-name="ce47" table:formula="oooc:=SUM([.W101];[.W103];[.W104];[.W105];[.W106];[.W107];[.W108];[.W109];[.W110];[.W111];[.W112];[.W113];[.W114])" office:value-type="string" office:value="#NAME?">
            <text:p>#NAME?</text:p>
          </table:table-cell>
          <table:table-cell table:style-name="ce47" table:formula="oooc:=SUM([.X101];[.X103];[.X104];[.X105];[.X106];[.X107];[.X108];[.X109];[.X110];[.X111];[.X112];[.X113];[.X114])" office:value-type="string" office:value="#NAME?">
            <text:p>#NAME?</text:p>
          </table:table-cell>
          <table:table-cell table:style-name="ce47" table:formula="oooc:=SUM([.Y101];[.Y103];[.Y104];[.Y105];[.Y106];[.Y107];[.Y108];[.Y109];[.Y110];[.Y111];[.Y112];[.Y113];[.Y114])" office:value-type="string" office:value="#NAME?">
            <text:p>#NAME?</text:p>
          </table:table-cell>
          <table:table-cell table:style-name="ce47" table:formula="oooc:=SUM([.Z101];[.Z103];[.Z104];[.Z105];[.Z106];[.Z107];[.Z108];[.Z109];[.Z110];[.Z111];[.Z112];[.Z113];[.Z114])" office:value-type="string" office:value="#NAME?">
            <text:p>#NAME?</text:p>
          </table:table-cell>
          <table:table-cell table:style-name="ce47" table:formula="oooc:=SUM([.AA101];[.AA103];[.AA104];[.AA105];[.AA106];[.AA107];[.AA108];[.AA109];[.AA110];[.AA111];[.AA112];[.AA113];[.AA114])" office:value-type="string" office:value="#NAME?">
            <text:p>#NAME?</text:p>
          </table:table-cell>
          <table:table-cell table:style-name="ce47" table:formula="oooc:=SUM([.AB101];[.AB103];[.AB104];[.AB105];[.AB106];[.AB107];[.AB108];[.AB109];[.AB110];[.AB111];[.AB112];[.AB113];[.AB114])" office:value-type="string" office:value="#NAME?">
            <text:p>#NAME?</text:p>
          </table:table-cell>
          <table:table-cell table:style-name="ce47" table:formula="oooc:=SUM([.AC101];[.AC103];[.AC104];[.AC105];[.AC106];[.AC107];[.AC108];[.AC109];[.AC110];[.AC111];[.AC112];[.AC113];[.AC114])" office:value-type="string" office:value="#NAME?">
            <text:p>#NAME?</text:p>
          </table:table-cell>
          <table:table-cell table:style-name="ce47" table:formula="oooc:=SUM([.AD101];[.AD103];[.AD104];[.AD105];[.AD106];[.AD107];[.AD108];[.AD109];[.AD110];[.AD111];[.AD112];[.AD113];[.AD114])" office:value-type="string" office:value="#NAME?">
            <text:p>#NAME?</text:p>
          </table:table-cell>
          <table:table-cell table:style-name="ce47" table:formula="oooc:=SUM([.AE101];[.AE103];[.AE104];[.AE105];[.AE106];[.AE107];[.AE108];[.AE109];[.AE110];[.AE111];[.AE112];[.AE113];[.AE114])" office:value-type="string" office:value="#NAME?">
            <text:p>#NAME?</text:p>
          </table:table-cell>
          <table:table-cell table:style-name="ce47" table:formula="oooc:=SUM([.AF101];[.AF103];[.AF104];[.AF105];[.AF106];[.AF107];[.AF108];[.AF109];[.AF110];[.AF111];[.AF112];[.AF113];[.AF114])" office:value-type="string" office:value="#NAME?">
            <text:p>#NAME?</text:p>
          </table:table-cell>
          <table:table-cell table:style-name="ce47" table:formula="oooc:=SUM([.AG101];[.AG103];[.AG104];[.AG105];[.AG106];[.AG107];[.AG108];[.AG109];[.AG110];[.AG111];[.AG112];[.AG113];[.AG114])" office:value-type="string" office:value="#NAME?">
            <text:p>#NAME?</text:p>
          </table:table-cell>
          <table:table-cell table:style-name="ce47" table:formula="oooc:=SUM([.AH101];[.AH103];[.AH104];[.AH105];[.AH106];[.AH107];[.AH108];[.AH109];[.AH110];[.AH111];[.AH112];[.AH113];[.AH114]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Asphalt &amp; Road Oil</text:p>
          </table:table-cell>
          <table:table-cell table:style-name="ce45"/>
          <table:table-cell table:style-name="ce47" table:formula="oooc:=[.D17]" office:value-type="float" office:value="1313439.01333333">
            <text:p>1,313,439</text:p>
          </table:table-cell>
          <table:table-cell table:style-name="ce47" table:formula="oooc:=[.E17]" office:value-type="float" office:value="1182488.26666667">
            <text:p>1,182,488</text:p>
          </table:table-cell>
          <table:table-cell table:style-name="ce47" table:formula="oooc:=[.F17]" office:value-type="float" office:value="1009878.24666667">
            <text:p>1,009,878</text:p>
          </table:table-cell>
          <table:table-cell table:style-name="ce47" table:formula="oooc:=[.G17]" office:value-type="float" office:value="1416415.29333333">
            <text:p>1,416,415</text:p>
          </table:table-cell>
          <table:table-cell table:style-name="ce47" table:formula="oooc:=[.H17]" office:value-type="float" office:value="1835276.22666667">
            <text:p>1,835,276</text:p>
          </table:table-cell>
          <table:table-cell table:style-name="ce47" table:formula="oooc:=[.I17]" office:value-type="float" office:value="2023234.4">
            <text:p>2,023,234</text:p>
          </table:table-cell>
          <table:table-cell table:style-name="ce47" table:formula="oooc:=[.J17]" office:value-type="float" office:value="2229564.99333333">
            <text:p>2,229,565</text:p>
          </table:table-cell>
          <table:table-cell table:style-name="ce47" table:formula="oooc:=[.K17]" office:value-type="float" office:value="2210663.32666667">
            <text:p>2,210,663</text:p>
          </table:table-cell>
          <table:table-cell table:style-name="ce47" table:formula="oooc:=[.L17]" office:value-type="float" office:value="1808057.82666667">
            <text:p>1,808,058</text:p>
          </table:table-cell>
          <table:table-cell table:style-name="ce47" table:formula="oooc:=[.M17]" office:value-type="float" office:value="2108896.75333333">
            <text:p>2,108,897</text:p>
          </table:table-cell>
          <table:table-cell table:style-name="ce47" table:formula="oooc:=[.N17]" office:value-type="float" office:value="2358398.75333333">
            <text:p>2,358,399</text:p>
          </table:table-cell>
          <table:table-cell table:style-name="ce47" table:formula="oooc:=[.O17]" office:value-type="float" office:value="1873608.80666667">
            <text:p>1,873,609</text:p>
          </table:table-cell>
          <table:table-cell table:style-name="ce47" table:formula="oooc:=[.P17]" office:value-type="float" office:value="1885932.69333333">
            <text:p>1,885,933</text:p>
          </table:table-cell>
          <table:table-cell table:style-name="ce47" table:formula="oooc:=[.Q17]" office:value-type="float" office:value="1855009.56666667">
            <text:p>1,855,010</text:p>
          </table:table-cell>
          <table:table-cell table:style-name="ce47" table:formula="oooc:=[.R17]" office:value-type="float" office:value="1974316.88666667">
            <text:p>1,974,317</text:p>
          </table:table-cell>
          <table:table-cell table:style-name="ce47" table:formula="oooc:=[.S17]" office:value-type="float" office:value="1825674.18">
            <text:p>1,825,674</text:p>
          </table:table-cell>
          <table:table-cell table:style-name="ce47" table:formula="oooc:=[.T17]" office:value-type="float" office:value="1762240.18666667">
            <text:p>1,762,240</text:p>
          </table:table-cell>
          <table:table-cell table:style-name="ce47" table:formula="oooc:=[.U17]" office:value-type="float" office:value="1743187.30666667">
            <text:p>1,743,187</text:p>
          </table:table-cell>
          <table:table-cell table:style-name="ce47" table:formula="oooc:=[.V17]" office:value-type="float" office:value="1951030.03333333">
            <text:p>1,951,030</text:p>
          </table:table-cell>
          <table:table-cell table:style-name="ce47" table:formula="oooc:=[.W17]" office:value-type="float" office:value="2393177.82">
            <text:p>2,393,178</text:p>
          </table:table-cell>
          <table:table-cell table:style-name="ce47" table:formula="oooc:=[.X17]" office:value-type="float" office:value="1948081.37333333">
            <text:p>1,948,081</text:p>
          </table:table-cell>
          <table:table-cell table:style-name="ce47" table:formula="oooc:=[.Y17]" office:value-type="float" office:value="2133166.49333333">
            <text:p>2,133,166</text:p>
          </table:table-cell>
          <table:table-cell table:style-name="ce47" table:formula="oooc:=[.Z17]" office:value-type="float" office:value="1696613.6">
            <text:p>1,696,614</text:p>
          </table:table-cell>
          <table:table-cell table:style-name="ce47" table:formula="oooc:=[.AA17]" office:value-type="float" office:value="1910656.07333333">
            <text:p>1,910,656</text:p>
          </table:table-cell>
          <table:table-cell table:style-name="ce47" table:formula="oooc:=[.AB17]" office:value-type="float" office:value="2163031.12666667">
            <text:p>2,163,031</text:p>
          </table:table-cell>
          <table:table-cell table:style-name="ce47" table:formula="oooc:=[.AC17]" office:value-type="float" office:value="2418959.69333333">
            <text:p>2,418,960</text:p>
          </table:table-cell>
          <table:table-cell table:style-name="ce47" table:formula="oooc:=[.AD17]" office:value-type="float" office:value="2171877.10666667">
            <text:p>2,171,877</text:p>
          </table:table-cell>
          <table:table-cell table:style-name="ce47" table:formula="oooc:=[.AE17]" office:value-type="float" office:value="1992916.12666667">
            <text:p>1,992,916</text:p>
          </table:table-cell>
          <table:table-cell table:style-name="ce47" table:formula="oooc:=[.AF17]" office:value-type="float" office:value="1422161.4">
            <text:p>1,422,161</text:p>
          </table:table-cell>
          <table:table-cell table:style-name="ce47" table:formula="oooc:=[.AG17]" office:value-type="float" office:value="1226944.98666667">
            <text:p>1,226,945</text:p>
          </table:table-cell>
          <table:table-cell table:style-name="ce47" table:formula="oooc:=[.AH17]" office:value-type="float" office:value="1233522.76666667">
            <text:p>1,233,523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LPG</text:p>
          </table:table-cell>
          <table:table-cell table:style-name="ce46" table:formula="oooc:='[PRJEIA1605ASTATECO2VBA1605A2012 VERSIONPL_WEIGHTING METHOD.XLS]NONFUEL LPG DATA'" office:value-type="string" office:value="#NAME?">
            <text:p>#NAME?</text:p>
          </table:table-cell>
          <table:table-cell table:style-name="ce47" table:formula="oooc:=[.D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E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F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G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H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I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J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K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L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M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N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O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P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Q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R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S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T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U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V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W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X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Y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Z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A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B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C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D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E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F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G124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H124]*'[PRJEIA1605ASTATECO2VBA1605A2012 VERSIONPL_WEIGHTING METHOD.XLS]NONFUEL LPG 2YR AVG'*10^6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Pentanes</text:p>
          </table:table-cell>
          <table:table-cell table:style-name="ce46"/>
          <table:table-cell table:style-name="ce47" table:formula="oooc:=[.D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E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F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G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H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I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J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K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L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M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N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O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P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Q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R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S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T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U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V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W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X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Y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Z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A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B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C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D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E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F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G125]*'[PRJEIA1605ASTATECO2VBA1605A2012 VERSIONPL_WEIGHTING METHOD.XLS]NONFUEL LPG 2YR AVG'*10^6" office:value-type="string" office:value="#NAME?">
            <text:p>#NAME?</text:p>
          </table:table-cell>
          <table:table-cell table:style-name="ce47" table:formula="oooc:=[.AH125]*'[PRJEIA1605ASTATECO2VBA1605A2012 VERSIONPL_WEIGHTING METHOD.XLS]NONFUEL LPG 2YR AVG'*10^6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Industrial Lubricants</text:p>
          </table:table-cell>
          <table:table-cell table:style-name="ce45"/>
          <table:table-cell table:style-name="ce47" table:formula="oooc:=0.5*[.D21]" office:value-type="float" office:value="95030.1733333335">
            <text:p>95,030</text:p>
          </table:table-cell>
          <table:table-cell table:style-name="ce47" table:formula="oooc:=0.5*[.E21]" office:value-type="float" office:value="91133.9733333335">
            <text:p>91,134</text:p>
          </table:table-cell>
          <table:table-cell table:style-name="ce47" table:formula="oooc:=0.5*[.F21]" office:value-type="float" office:value="83118.9333333335">
            <text:p>83,119</text:p>
          </table:table-cell>
          <table:table-cell table:style-name="ce47" table:formula="oooc:=0.5*[.G21]" office:value-type="float" office:value="87015.1333333335">
            <text:p>87,015</text:p>
          </table:table-cell>
          <table:table-cell table:style-name="ce47" table:formula="oooc:=0.5*[.H21]" office:value-type="float" office:value="92766.6666666665">
            <text:p>92,767</text:p>
          </table:table-cell>
          <table:table-cell table:style-name="ce47" table:formula="oooc:=0.5*[.I21]" office:value-type="float" office:value="86458.5333333335">
            <text:p>86,459</text:p>
          </table:table-cell>
          <table:table-cell table:style-name="ce47" table:formula="oooc:=0.5*[.J21]" office:value-type="float" office:value="84528.9866666665">
            <text:p>84,529</text:p>
          </table:table-cell>
          <table:table-cell table:style-name="ce47" table:formula="oooc:=0.5*[.K21]" office:value-type="float" office:value="95586.7733333335">
            <text:p>95,587</text:p>
          </table:table-cell>
          <table:table-cell table:style-name="ce47" table:formula="oooc:=0.5*[.L21]" office:value-type="float" office:value="92172.96">
            <text:p>92,173</text:p>
          </table:table-cell>
          <table:table-cell table:style-name="ce47" table:formula="oooc:=0.5*[.M21]" office:value-type="float" office:value="94547.7866666665">
            <text:p>94,548</text:p>
          </table:table-cell>
          <table:table-cell table:style-name="ce47" table:formula="oooc:=0.5*[.N21]" office:value-type="float" office:value="97293.68">
            <text:p>97,294</text:p>
          </table:table-cell>
          <table:table-cell table:style-name="ce47" table:formula="oooc:=0.5*[.O21]" office:value-type="float" office:value="87052.24">
            <text:p>87,052</text:p>
          </table:table-cell>
          <table:table-cell table:style-name="ce47" table:formula="oooc:=0.5*[.P21]" office:value-type="float" office:value="88722.04">
            <text:p>88,722</text:p>
          </table:table-cell>
          <table:table-cell table:style-name="ce47" table:formula="oooc:=0.5*[.Q21]" office:value-type="float" office:value="90354.7333333335">
            <text:p>90,355</text:p>
          </table:table-cell>
          <table:table-cell table:style-name="ce47" table:formula="oooc:=0.5*[.R21]" office:value-type="float" office:value="94436.4666666665">
            <text:p>94,436</text:p>
          </table:table-cell>
          <table:table-cell table:style-name="ce47" table:formula="oooc:=0.5*[.S21]" office:value-type="float" office:value="92803.7733333335">
            <text:p>92,804</text:p>
          </table:table-cell>
          <table:table-cell table:style-name="ce47" table:formula="oooc:=0.5*[.T21]" office:value-type="float" office:value="90094.9866666665">
            <text:p>90,095</text:p>
          </table:table-cell>
          <table:table-cell table:style-name="ce47" table:formula="oooc:=0.5*[.U21]" office:value-type="float" office:value="95178.6">
            <text:p>95,179</text:p>
          </table:table-cell>
          <table:table-cell table:style-name="ce47" table:formula="oooc:=0.5*[.V21]" office:value-type="float" office:value="99631.4">
            <text:p>99,631</text:p>
          </table:table-cell>
          <table:table-cell table:style-name="ce47" table:formula="oooc:=0.5*[.W21]" office:value-type="float" office:value="100670.3866666665">
            <text:p>100,670</text:p>
          </table:table-cell>
          <table:table-cell table:style-name="ce47" table:formula="oooc:=0.5*[.X21]" office:value-type="float" office:value="99149.0133333335">
            <text:p>99,149</text:p>
          </table:table-cell>
          <table:table-cell table:style-name="ce47" table:formula="oooc:=0.5*[.Y21]" office:value-type="float" office:value="90837.12">
            <text:p>90,837</text:p>
          </table:table-cell>
          <table:table-cell table:style-name="ce47" table:formula="oooc:=0.5*[.Z21]" office:value-type="float" office:value="89761.0266666665">
            <text:p>89,761</text:p>
          </table:table-cell>
          <table:table-cell table:style-name="ce47" table:formula="oooc:=0.5*[.AA21]" office:value-type="float" office:value="83007.6133333335">
            <text:p>83,008</text:p>
          </table:table-cell>
          <table:table-cell table:style-name="ce47" table:formula="oooc:=0.5*[.AB21]" office:value-type="float" office:value="84083.7066666665">
            <text:p>84,084</text:p>
          </table:table-cell>
          <table:table-cell table:style-name="ce47" table:formula="oooc:=0.5*[.AC21]" office:value-type="float" office:value="83638.4266666665">
            <text:p>83,638</text:p>
          </table:table-cell>
          <table:table-cell table:style-name="ce47" table:formula="oooc:=0.5*[.AD21]" office:value-type="float" office:value="81486.24">
            <text:p>81,486</text:p>
          </table:table-cell>
          <table:table-cell table:style-name="ce47" table:formula="oooc:=0.5*[.AE21]" office:value-type="float" office:value="84157.92">
            <text:p>84,158</text:p>
          </table:table-cell>
          <table:table-cell table:style-name="ce47" table:formula="oooc:=0.5*[.AF21]" office:value-type="float" office:value="78109.5333333335">
            <text:p>78,110</text:p>
          </table:table-cell>
          <table:table-cell table:style-name="ce47" table:formula="oooc:=0.5*[.AG21]" office:value-type="float" office:value="70242.92">
            <text:p>70,243</text:p>
          </table:table-cell>
          <table:table-cell table:style-name="ce47" table:formula="oooc:=0.5*[.AH21]" office:value-type="float" office:value="78035.32">
            <text:p>78,035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Naphtha Petrochem</text:p>
          </table:table-cell>
          <table:table-cell table:style-name="ce46" table:formula="oooc:=[.$C$98]" office:value-type="percentage" office:value="0">
            <text:p>0.00%</text:p>
          </table:table-cell>
          <table:table-cell table:style-name="ce47" table:formula="oooc:=([.$C$105]*[.D127])*(10^6)" office:value-type="string" office:value="#NAME?">
            <text:p>#NAME?</text:p>
          </table:table-cell>
          <table:table-cell table:style-name="ce47" table:formula="oooc:=([.$C$105]*[.E127])*(10^6)" office:value-type="string" office:value="#NAME?">
            <text:p>#NAME?</text:p>
          </table:table-cell>
          <table:table-cell table:style-name="ce47" table:formula="oooc:=([.$C$105]*[.F127])*(10^6)" office:value-type="string" office:value="#NAME?">
            <text:p>#NAME?</text:p>
          </table:table-cell>
          <table:table-cell table:style-name="ce47" table:formula="oooc:=([.$C$105]*[.G127])*(10^6)" office:value-type="string" office:value="#NAME?">
            <text:p>#NAME?</text:p>
          </table:table-cell>
          <table:table-cell table:style-name="ce47" table:formula="oooc:=([.$C$105]*[.H127])*(10^6)" office:value-type="string" office:value="#NAME?">
            <text:p>#NAME?</text:p>
          </table:table-cell>
          <table:table-cell table:style-name="ce47" table:formula="oooc:=([.$C$105]*[.I127])*(10^6)" office:value-type="string" office:value="#NAME?">
            <text:p>#NAME?</text:p>
          </table:table-cell>
          <table:table-cell table:style-name="ce47" table:formula="oooc:=([.$C$105]*[.J127])*(10^6)" office:value-type="string" office:value="#NAME?">
            <text:p>#NAME?</text:p>
          </table:table-cell>
          <table:table-cell table:style-name="ce47" table:formula="oooc:=([.$C$105]*[.K127])*(10^6)" office:value-type="string" office:value="#NAME?">
            <text:p>#NAME?</text:p>
          </table:table-cell>
          <table:table-cell table:style-name="ce47" table:formula="oooc:=([.$C$105]*[.L127])*(10^6)" office:value-type="string" office:value="#NAME?">
            <text:p>#NAME?</text:p>
          </table:table-cell>
          <table:table-cell table:style-name="ce47" table:formula="oooc:=([.$C$105]*[.M127])*(10^6)" office:value-type="string" office:value="#NAME?">
            <text:p>#NAME?</text:p>
          </table:table-cell>
          <table:table-cell table:style-name="ce47" table:formula="oooc:=([.$C$105]*[.N127])*(10^6)" office:value-type="string" office:value="#NAME?">
            <text:p>#NAME?</text:p>
          </table:table-cell>
          <table:table-cell table:style-name="ce47" table:formula="oooc:=([.$C$105]*[.O127])*(10^6)" office:value-type="string" office:value="#NAME?">
            <text:p>#NAME?</text:p>
          </table:table-cell>
          <table:table-cell table:style-name="ce47" table:formula="oooc:=([.$C$105]*[.P127])*(10^6)" office:value-type="string" office:value="#NAME?">
            <text:p>#NAME?</text:p>
          </table:table-cell>
          <table:table-cell table:style-name="ce47" table:formula="oooc:=([.$C$105]*[.Q127])*(10^6)" office:value-type="string" office:value="#NAME?">
            <text:p>#NAME?</text:p>
          </table:table-cell>
          <table:table-cell table:style-name="ce47" table:formula="oooc:=([.$C$105]*[.R127])*(10^6)" office:value-type="string" office:value="#NAME?">
            <text:p>#NAME?</text:p>
          </table:table-cell>
          <table:table-cell table:style-name="ce47" table:formula="oooc:=([.$C$105]*[.S127])*(10^6)" office:value-type="string" office:value="#NAME?">
            <text:p>#NAME?</text:p>
          </table:table-cell>
          <table:table-cell table:style-name="ce47" table:formula="oooc:=([.$C$105]*[.T127])*(10^6)" office:value-type="string" office:value="#NAME?">
            <text:p>#NAME?</text:p>
          </table:table-cell>
          <table:table-cell table:style-name="ce47" table:formula="oooc:=([.$C$105]*[.U127])*(10^6)" office:value-type="string" office:value="#NAME?">
            <text:p>#NAME?</text:p>
          </table:table-cell>
          <table:table-cell table:style-name="ce47" table:formula="oooc:=([.$C$105]*[.V127])*(10^6)" office:value-type="string" office:value="#NAME?">
            <text:p>#NAME?</text:p>
          </table:table-cell>
          <table:table-cell table:style-name="ce47" table:formula="oooc:=([.$C$105]*[.W127])*(10^6)" office:value-type="string" office:value="#NAME?">
            <text:p>#NAME?</text:p>
          </table:table-cell>
          <table:table-cell table:style-name="ce47" table:formula="oooc:=([.$C$105]*[.X127])*(10^6)" office:value-type="string" office:value="#NAME?">
            <text:p>#NAME?</text:p>
          </table:table-cell>
          <table:table-cell table:style-name="ce47" table:formula="oooc:=([.$C$105]*[.Y127])*(10^6)" office:value-type="string" office:value="#NAME?">
            <text:p>#NAME?</text:p>
          </table:table-cell>
          <table:table-cell table:style-name="ce47" table:formula="oooc:=([.$C$105]*[.Z127])*(10^6)" office:value-type="string" office:value="#NAME?">
            <text:p>#NAME?</text:p>
          </table:table-cell>
          <table:table-cell table:style-name="ce47" table:formula="oooc:=([.$C$105]*[.AA127])*(10^6)" office:value-type="string" office:value="#NAME?">
            <text:p>#NAME?</text:p>
          </table:table-cell>
          <table:table-cell table:style-name="ce47" table:formula="oooc:=([.$C$105]*[.AB127])*(10^6)" office:value-type="string" office:value="#NAME?">
            <text:p>#NAME?</text:p>
          </table:table-cell>
          <table:table-cell table:style-name="ce47" table:formula="oooc:=([.$C$105]*[.AC127])*(10^6)" office:value-type="string" office:value="#NAME?">
            <text:p>#NAME?</text:p>
          </table:table-cell>
          <table:table-cell table:style-name="ce47" table:formula="oooc:=([.$C$105]*[.AD127])*(10^6)" office:value-type="string" office:value="#NAME?">
            <text:p>#NAME?</text:p>
          </table:table-cell>
          <table:table-cell table:style-name="ce47" table:formula="oooc:=([.$C$105]*[.AE127])*(10^6)" office:value-type="string" office:value="#NAME?">
            <text:p>#NAME?</text:p>
          </table:table-cell>
          <table:table-cell table:style-name="ce47" table:formula="oooc:=([.$C$105]*[.AF127])*(10^6)" office:value-type="string" office:value="#NAME?">
            <text:p>#NAME?</text:p>
          </table:table-cell>
          <table:table-cell table:style-name="ce47" table:formula="oooc:=([.$C$105]*[.AG127])*(10^6)" office:value-type="string" office:value="#NAME?">
            <text:p>#NAME?</text:p>
          </table:table-cell>
          <table:table-cell table:style-name="ce47" table:formula="oooc:=([.$C$105]*[.AH127])*(10^6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Other Petrochem</text:p>
          </table:table-cell>
          <table:table-cell table:style-name="ce46" table:formula="oooc:=[.$C$98]" office:value-type="percentage" office:value="0">
            <text:p>0.00%</text:p>
          </table:table-cell>
          <table:table-cell table:style-name="ce47" table:formula="oooc:=([.D128]*[.$C$106])*(10^6)" office:value-type="string" office:value="#NAME?">
            <text:p>#NAME?</text:p>
          </table:table-cell>
          <table:table-cell table:style-name="ce47" table:formula="oooc:=([.E128]*[.$C$106])*(10^6)" office:value-type="string" office:value="#NAME?">
            <text:p>#NAME?</text:p>
          </table:table-cell>
          <table:table-cell table:style-name="ce47" table:formula="oooc:=([.F128]*[.$C$106])*(10^6)" office:value-type="string" office:value="#NAME?">
            <text:p>#NAME?</text:p>
          </table:table-cell>
          <table:table-cell table:style-name="ce47" table:formula="oooc:=([.G128]*[.$C$106])*(10^6)" office:value-type="string" office:value="#NAME?">
            <text:p>#NAME?</text:p>
          </table:table-cell>
          <table:table-cell table:style-name="ce47" table:formula="oooc:=([.H128]*[.$C$106])*(10^6)" office:value-type="string" office:value="#NAME?">
            <text:p>#NAME?</text:p>
          </table:table-cell>
          <table:table-cell table:style-name="ce47" table:formula="oooc:=([.I128]*[.$C$106])*(10^6)" office:value-type="string" office:value="#NAME?">
            <text:p>#NAME?</text:p>
          </table:table-cell>
          <table:table-cell table:style-name="ce47" table:formula="oooc:=([.J128]*[.$C$106])*(10^6)" office:value-type="string" office:value="#NAME?">
            <text:p>#NAME?</text:p>
          </table:table-cell>
          <table:table-cell table:style-name="ce47" table:formula="oooc:=([.K128]*[.$C$106])*(10^6)" office:value-type="string" office:value="#NAME?">
            <text:p>#NAME?</text:p>
          </table:table-cell>
          <table:table-cell table:style-name="ce47" table:formula="oooc:=([.L128]*[.$C$106])*(10^6)" office:value-type="string" office:value="#NAME?">
            <text:p>#NAME?</text:p>
          </table:table-cell>
          <table:table-cell table:style-name="ce47" table:formula="oooc:=([.M128]*[.$C$106])*(10^6)" office:value-type="string" office:value="#NAME?">
            <text:p>#NAME?</text:p>
          </table:table-cell>
          <table:table-cell table:style-name="ce47" table:formula="oooc:=([.N128]*[.$C$106])*(10^6)" office:value-type="string" office:value="#NAME?">
            <text:p>#NAME?</text:p>
          </table:table-cell>
          <table:table-cell table:style-name="ce47" table:formula="oooc:=([.O128]*[.$C$106])*(10^6)" office:value-type="string" office:value="#NAME?">
            <text:p>#NAME?</text:p>
          </table:table-cell>
          <table:table-cell table:style-name="ce47" table:formula="oooc:=([.P128]*[.$C$106])*(10^6)" office:value-type="string" office:value="#NAME?">
            <text:p>#NAME?</text:p>
          </table:table-cell>
          <table:table-cell table:style-name="ce47" table:formula="oooc:=([.Q128]*[.$C$106])*(10^6)" office:value-type="string" office:value="#NAME?">
            <text:p>#NAME?</text:p>
          </table:table-cell>
          <table:table-cell table:style-name="ce47" table:formula="oooc:=([.R128]*[.$C$106])*(10^6)" office:value-type="string" office:value="#NAME?">
            <text:p>#NAME?</text:p>
          </table:table-cell>
          <table:table-cell table:style-name="ce47" table:formula="oooc:=([.S128]*[.$C$106])*(10^6)" office:value-type="string" office:value="#NAME?">
            <text:p>#NAME?</text:p>
          </table:table-cell>
          <table:table-cell table:style-name="ce47" table:formula="oooc:=([.T128]*[.$C$106])*(10^6)" office:value-type="string" office:value="#NAME?">
            <text:p>#NAME?</text:p>
          </table:table-cell>
          <table:table-cell table:style-name="ce47" table:formula="oooc:=([.U128]*[.$C$106])*(10^6)" office:value-type="string" office:value="#NAME?">
            <text:p>#NAME?</text:p>
          </table:table-cell>
          <table:table-cell table:style-name="ce47" table:formula="oooc:=([.V128]*[.$C$106])*(10^6)" office:value-type="string" office:value="#NAME?">
            <text:p>#NAME?</text:p>
          </table:table-cell>
          <table:table-cell table:style-name="ce47" table:formula="oooc:=([.W128]*[.$C$106])*(10^6)" office:value-type="string" office:value="#NAME?">
            <text:p>#NAME?</text:p>
          </table:table-cell>
          <table:table-cell table:style-name="ce47" table:formula="oooc:=([.X128]*[.$C$106])*(10^6)" office:value-type="string" office:value="#NAME?">
            <text:p>#NAME?</text:p>
          </table:table-cell>
          <table:table-cell table:style-name="ce47" table:formula="oooc:=([.Y128]*[.$C$106])*(10^6)" office:value-type="string" office:value="#NAME?">
            <text:p>#NAME?</text:p>
          </table:table-cell>
          <table:table-cell table:style-name="ce47" table:formula="oooc:=([.Z128]*[.$C$106])*(10^6)" office:value-type="string" office:value="#NAME?">
            <text:p>#NAME?</text:p>
          </table:table-cell>
          <table:table-cell table:style-name="ce47" table:formula="oooc:=([.AA128]*[.$C$106])*(10^6)" office:value-type="string" office:value="#NAME?">
            <text:p>#NAME?</text:p>
          </table:table-cell>
          <table:table-cell table:style-name="ce47" table:formula="oooc:=([.AB128]*[.$C$106])*(10^6)" office:value-type="string" office:value="#NAME?">
            <text:p>#NAME?</text:p>
          </table:table-cell>
          <table:table-cell table:style-name="ce47" table:formula="oooc:=([.AC128]*[.$C$106])*(10^6)" office:value-type="string" office:value="#NAME?">
            <text:p>#NAME?</text:p>
          </table:table-cell>
          <table:table-cell table:style-name="ce47" table:formula="oooc:=([.AD128]*[.$C$106])*(10^6)" office:value-type="string" office:value="#NAME?">
            <text:p>#NAME?</text:p>
          </table:table-cell>
          <table:table-cell table:style-name="ce47" table:formula="oooc:=([.AE128]*[.$C$106])*(10^6)" office:value-type="string" office:value="#NAME?">
            <text:p>#NAME?</text:p>
          </table:table-cell>
          <table:table-cell table:style-name="ce47" table:formula="oooc:=([.AF128]*[.$C$106])*(10^6)" office:value-type="string" office:value="#NAME?">
            <text:p>#NAME?</text:p>
          </table:table-cell>
          <table:table-cell table:style-name="ce47" table:formula="oooc:=([.AG128]*[.$C$106])*(10^6)" office:value-type="string" office:value="#NAME?">
            <text:p>#NAME?</text:p>
          </table:table-cell>
          <table:table-cell table:style-name="ce47" table:formula="oooc:=([.AH128]*[.$C$106])*(10^6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Still Gas Petrochem</text:p>
          </table:table-cell>
          <table:table-cell table:style-name="ce46" table:formula="oooc:=[.$C$98]" office:value-type="percentage" office:value="0">
            <text:p>0.00%</text:p>
          </table:table-cell>
          <table:table-cell table:style-name="ce47" table:formula="oooc:=([.D129]*[.$C$107])*(10^6)" office:value-type="string" office:value="#NAME?">
            <text:p>#NAME?</text:p>
          </table:table-cell>
          <table:table-cell table:style-name="ce47" table:formula="oooc:=([.E129]*[.$C$107])*(10^6)" office:value-type="string" office:value="#NAME?">
            <text:p>#NAME?</text:p>
          </table:table-cell>
          <table:table-cell table:style-name="ce47" table:formula="oooc:=([.F129]*[.$C$107])*(10^6)" office:value-type="string" office:value="#NAME?">
            <text:p>#NAME?</text:p>
          </table:table-cell>
          <table:table-cell table:style-name="ce47" table:formula="oooc:=([.G129]*[.$C$107])*(10^6)" office:value-type="string" office:value="#NAME?">
            <text:p>#NAME?</text:p>
          </table:table-cell>
          <table:table-cell table:style-name="ce47" table:formula="oooc:=([.H129]*[.$C$107])*(10^6)" office:value-type="string" office:value="#NAME?">
            <text:p>#NAME?</text:p>
          </table:table-cell>
          <table:table-cell table:style-name="ce47" table:formula="oooc:=([.I129]*[.$C$107])*(10^6)" office:value-type="string" office:value="#NAME?">
            <text:p>#NAME?</text:p>
          </table:table-cell>
          <table:table-cell table:style-name="ce47" table:formula="oooc:=([.J129]*[.$C$107])*(10^6)" office:value-type="string" office:value="#NAME?">
            <text:p>#NAME?</text:p>
          </table:table-cell>
          <table:table-cell table:style-name="ce47" table:formula="oooc:=([.K129]*[.$C$107])*(10^6)" office:value-type="string" office:value="#NAME?">
            <text:p>#NAME?</text:p>
          </table:table-cell>
          <table:table-cell table:style-name="ce47" table:formula="oooc:=([.L129]*[.$C$107])*(10^6)" office:value-type="string" office:value="#NAME?">
            <text:p>#NAME?</text:p>
          </table:table-cell>
          <table:table-cell table:style-name="ce47" table:formula="oooc:=([.M129]*[.$C$107])*(10^6)" office:value-type="string" office:value="#NAME?">
            <text:p>#NAME?</text:p>
          </table:table-cell>
          <table:table-cell table:style-name="ce47" table:formula="oooc:=([.N129]*[.$C$107])*(10^6)" office:value-type="string" office:value="#NAME?">
            <text:p>#NAME?</text:p>
          </table:table-cell>
          <table:table-cell table:style-name="ce47" table:formula="oooc:=([.O129]*[.$C$107])*(10^6)" office:value-type="string" office:value="#NAME?">
            <text:p>#NAME?</text:p>
          </table:table-cell>
          <table:table-cell table:style-name="ce47" table:formula="oooc:=([.P129]*[.$C$107])*(10^6)" office:value-type="string" office:value="#NAME?">
            <text:p>#NAME?</text:p>
          </table:table-cell>
          <table:table-cell table:style-name="ce47" table:formula="oooc:=([.Q129]*[.$C$107])*(10^6)" office:value-type="string" office:value="#NAME?">
            <text:p>#NAME?</text:p>
          </table:table-cell>
          <table:table-cell table:style-name="ce47" table:formula="oooc:=([.R129]*[.$C$107])*(10^6)" office:value-type="string" office:value="#NAME?">
            <text:p>#NAME?</text:p>
          </table:table-cell>
          <table:table-cell table:style-name="ce47" table:formula="oooc:=([.S129]*[.$C$107])*(10^6)" office:value-type="string" office:value="#NAME?">
            <text:p>#NAME?</text:p>
          </table:table-cell>
          <table:table-cell table:style-name="ce47" table:formula="oooc:=([.T129]*[.$C$107])*(10^6)" office:value-type="string" office:value="#NAME?">
            <text:p>#NAME?</text:p>
          </table:table-cell>
          <table:table-cell table:style-name="ce47" table:formula="oooc:=([.U129]*[.$C$107])*(10^6)" office:value-type="string" office:value="#NAME?">
            <text:p>#NAME?</text:p>
          </table:table-cell>
          <table:table-cell table:style-name="ce47" table:formula="oooc:=([.V129]*[.$C$107])*(10^6)" office:value-type="string" office:value="#NAME?">
            <text:p>#NAME?</text:p>
          </table:table-cell>
          <table:table-cell table:style-name="ce47" table:formula="oooc:=([.W129]*[.$C$107])*(10^6)" office:value-type="string" office:value="#NAME?">
            <text:p>#NAME?</text:p>
          </table:table-cell>
          <table:table-cell table:style-name="ce47" table:formula="oooc:=([.X129]*[.$C$107])*(10^6)" office:value-type="string" office:value="#NAME?">
            <text:p>#NAME?</text:p>
          </table:table-cell>
          <table:table-cell table:style-name="ce47" table:formula="oooc:=([.Y129]*[.$C$107])*(10^6)" office:value-type="string" office:value="#NAME?">
            <text:p>#NAME?</text:p>
          </table:table-cell>
          <table:table-cell table:style-name="ce47" table:formula="oooc:=([.Z129]*[.$C$107])*(10^6)" office:value-type="string" office:value="#NAME?">
            <text:p>#NAME?</text:p>
          </table:table-cell>
          <table:table-cell table:style-name="ce47" table:formula="oooc:=([.AA129]*[.$C$107])*(10^6)" office:value-type="string" office:value="#NAME?">
            <text:p>#NAME?</text:p>
          </table:table-cell>
          <table:table-cell table:style-name="ce47" table:formula="oooc:=([.AB129]*[.$C$107])*(10^6)" office:value-type="string" office:value="#NAME?">
            <text:p>#NAME?</text:p>
          </table:table-cell>
          <table:table-cell table:style-name="ce47" table:formula="oooc:=([.AC129]*[.$C$107])*(10^6)" office:value-type="string" office:value="#NAME?">
            <text:p>#NAME?</text:p>
          </table:table-cell>
          <table:table-cell table:style-name="ce47" table:formula="oooc:=([.AD129]*[.$C$107])*(10^6)" office:value-type="string" office:value="#NAME?">
            <text:p>#NAME?</text:p>
          </table:table-cell>
          <table:table-cell table:style-name="ce47" table:formula="oooc:=([.AE129]*[.$C$107])*(10^6)" office:value-type="string" office:value="#NAME?">
            <text:p>#NAME?</text:p>
          </table:table-cell>
          <table:table-cell table:style-name="ce47" table:formula="oooc:=([.AF129]*[.$C$107])*(10^6)" office:value-type="string" office:value="#NAME?">
            <text:p>#NAME?</text:p>
          </table:table-cell>
          <table:table-cell table:style-name="ce47" table:formula="oooc:=([.AG129]*[.$C$107])*(10^6)" office:value-type="string" office:value="#NAME?">
            <text:p>#NAME?</text:p>
          </table:table-cell>
          <table:table-cell table:style-name="ce47" table:formula="oooc:=([.AH129]*[.$C$107])*(10^6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Petroleum Coke</text:p>
          </table:table-cell>
          <table:table-cell table:style-name="ce46" table:formula="oooc:=[.$C$98]" office:value-type="percentage" office:value="0">
            <text:p>0.00%</text:p>
          </table:table-cell>
          <table:table-cell table:style-name="ce47" table:formula="oooc:=([.D130]*[.$C$108])*(10^6)" office:value-type="string" office:value="#NAME?">
            <text:p>#NAME?</text:p>
          </table:table-cell>
          <table:table-cell table:style-name="ce47" table:formula="oooc:=([.E130]*[.$C$108])*(10^6)" office:value-type="string" office:value="#NAME?">
            <text:p>#NAME?</text:p>
          </table:table-cell>
          <table:table-cell table:style-name="ce47" table:formula="oooc:=([.F130]*[.$C$108])*(10^6)" office:value-type="string" office:value="#NAME?">
            <text:p>#NAME?</text:p>
          </table:table-cell>
          <table:table-cell table:style-name="ce47" table:formula="oooc:=([.G130]*[.$C$108])*(10^6)" office:value-type="string" office:value="#NAME?">
            <text:p>#NAME?</text:p>
          </table:table-cell>
          <table:table-cell table:style-name="ce47" table:formula="oooc:=([.H130]*[.$C$108])*(10^6)" office:value-type="string" office:value="#NAME?">
            <text:p>#NAME?</text:p>
          </table:table-cell>
          <table:table-cell table:style-name="ce47" table:formula="oooc:=([.I130]*[.$C$108])*(10^6)" office:value-type="string" office:value="#NAME?">
            <text:p>#NAME?</text:p>
          </table:table-cell>
          <table:table-cell table:style-name="ce47" table:formula="oooc:=([.J130]*[.$C$108])*(10^6)" office:value-type="string" office:value="#NAME?">
            <text:p>#NAME?</text:p>
          </table:table-cell>
          <table:table-cell table:style-name="ce47" table:formula="oooc:=([.K130]*[.$C$108])*(10^6)" office:value-type="string" office:value="#NAME?">
            <text:p>#NAME?</text:p>
          </table:table-cell>
          <table:table-cell table:style-name="ce47" table:formula="oooc:=([.L130]*[.$C$108])*(10^6)" office:value-type="string" office:value="#NAME?">
            <text:p>#NAME?</text:p>
          </table:table-cell>
          <table:table-cell table:style-name="ce47" table:formula="oooc:=([.M130]*[.$C$108])*(10^6)" office:value-type="string" office:value="#NAME?">
            <text:p>#NAME?</text:p>
          </table:table-cell>
          <table:table-cell table:style-name="ce47" table:formula="oooc:=([.N130]*[.$C$108])*(10^6)" office:value-type="string" office:value="#NAME?">
            <text:p>#NAME?</text:p>
          </table:table-cell>
          <table:table-cell table:style-name="ce47" table:formula="oooc:=([.O130]*[.$C$108])*(10^6)" office:value-type="string" office:value="#NAME?">
            <text:p>#NAME?</text:p>
          </table:table-cell>
          <table:table-cell table:style-name="ce47" table:formula="oooc:=([.P130]*[.$C$108])*(10^6)" office:value-type="string" office:value="#NAME?">
            <text:p>#NAME?</text:p>
          </table:table-cell>
          <table:table-cell table:style-name="ce47" table:formula="oooc:=([.Q130]*[.$C$108])*(10^6)" office:value-type="string" office:value="#NAME?">
            <text:p>#NAME?</text:p>
          </table:table-cell>
          <table:table-cell table:style-name="ce47" table:formula="oooc:=([.R130]*[.$C$108])*(10^6)" office:value-type="string" office:value="#NAME?">
            <text:p>#NAME?</text:p>
          </table:table-cell>
          <table:table-cell table:style-name="ce47" table:formula="oooc:=([.S130]*[.$C$108])*(10^6)" office:value-type="string" office:value="#NAME?">
            <text:p>#NAME?</text:p>
          </table:table-cell>
          <table:table-cell table:style-name="ce47" table:formula="oooc:=([.T130]*[.$C$108])*(10^6)" office:value-type="string" office:value="#NAME?">
            <text:p>#NAME?</text:p>
          </table:table-cell>
          <table:table-cell table:style-name="ce47" table:formula="oooc:=([.U130]*[.$C$108])*(10^6)" office:value-type="string" office:value="#NAME?">
            <text:p>#NAME?</text:p>
          </table:table-cell>
          <table:table-cell table:style-name="ce47" table:formula="oooc:=([.V130]*[.$C$108])*(10^6)" office:value-type="string" office:value="#NAME?">
            <text:p>#NAME?</text:p>
          </table:table-cell>
          <table:table-cell table:style-name="ce47" table:formula="oooc:=([.W130]*[.$C$108])*(10^6)" office:value-type="string" office:value="#NAME?">
            <text:p>#NAME?</text:p>
          </table:table-cell>
          <table:table-cell table:style-name="ce47" table:formula="oooc:=([.X130]*[.$C$108])*(10^6)" office:value-type="string" office:value="#NAME?">
            <text:p>#NAME?</text:p>
          </table:table-cell>
          <table:table-cell table:style-name="ce47" table:formula="oooc:=([.Y130]*[.$C$108])*(10^6)" office:value-type="string" office:value="#NAME?">
            <text:p>#NAME?</text:p>
          </table:table-cell>
          <table:table-cell table:style-name="ce47" table:formula="oooc:=([.Z130]*[.$C$108])*(10^6)" office:value-type="string" office:value="#NAME?">
            <text:p>#NAME?</text:p>
          </table:table-cell>
          <table:table-cell table:style-name="ce47" table:formula="oooc:=([.AA130]*[.$C$108])*(10^6)" office:value-type="string" office:value="#NAME?">
            <text:p>#NAME?</text:p>
          </table:table-cell>
          <table:table-cell table:style-name="ce47" table:formula="oooc:=([.AB130]*[.$C$108])*(10^6)" office:value-type="string" office:value="#NAME?">
            <text:p>#NAME?</text:p>
          </table:table-cell>
          <table:table-cell table:style-name="ce47" table:formula="oooc:=([.AC130]*[.$C$108])*(10^6)" office:value-type="string" office:value="#NAME?">
            <text:p>#NAME?</text:p>
          </table:table-cell>
          <table:table-cell table:style-name="ce47" table:formula="oooc:=([.AD130]*[.$C$108])*(10^6)" office:value-type="string" office:value="#NAME?">
            <text:p>#NAME?</text:p>
          </table:table-cell>
          <table:table-cell table:style-name="ce47" table:formula="oooc:=([.AE130]*[.$C$108])*(10^6)" office:value-type="string" office:value="#NAME?">
            <text:p>#NAME?</text:p>
          </table:table-cell>
          <table:table-cell table:style-name="ce47" table:formula="oooc:=([.AF130]*[.$C$108])*(10^6)" office:value-type="string" office:value="#NAME?">
            <text:p>#NAME?</text:p>
          </table:table-cell>
          <table:table-cell table:style-name="ce47" table:formula="oooc:=([.AG130]*[.$C$108])*(10^6)" office:value-type="string" office:value="#NAME?">
            <text:p>#NAME?</text:p>
          </table:table-cell>
          <table:table-cell table:style-name="ce47" table:formula="oooc:=([.AH130]*[.$C$108])*(10^6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Special Naphtha</text:p>
          </table:table-cell>
          <table:table-cell table:style-name="ce46" table:formula="oooc:=[.$C$98]" office:value-type="percentage" office:value="0">
            <text:p>0.00%</text:p>
          </table:table-cell>
          <table:table-cell table:style-name="ce47" table:formula="oooc:=([.D131]*[.$C$109])*(10^6)" office:value-type="string" office:value="#NAME?">
            <text:p>#NAME?</text:p>
          </table:table-cell>
          <table:table-cell table:style-name="ce47" table:formula="oooc:=([.E131]*[.$C$109])*(10^6)" office:value-type="string" office:value="#NAME?">
            <text:p>#NAME?</text:p>
          </table:table-cell>
          <table:table-cell table:style-name="ce47" table:formula="oooc:=([.F131]*[.$C$109])*(10^6)" office:value-type="string" office:value="#NAME?">
            <text:p>#NAME?</text:p>
          </table:table-cell>
          <table:table-cell table:style-name="ce47" table:formula="oooc:=([.G131]*[.$C$109])*(10^6)" office:value-type="string" office:value="#NAME?">
            <text:p>#NAME?</text:p>
          </table:table-cell>
          <table:table-cell table:style-name="ce47" table:formula="oooc:=([.H131]*[.$C$109])*(10^6)" office:value-type="string" office:value="#NAME?">
            <text:p>#NAME?</text:p>
          </table:table-cell>
          <table:table-cell table:style-name="ce47" table:formula="oooc:=([.I131]*[.$C$109])*(10^6)" office:value-type="string" office:value="#NAME?">
            <text:p>#NAME?</text:p>
          </table:table-cell>
          <table:table-cell table:style-name="ce47" table:formula="oooc:=([.J131]*[.$C$109])*(10^6)" office:value-type="string" office:value="#NAME?">
            <text:p>#NAME?</text:p>
          </table:table-cell>
          <table:table-cell table:style-name="ce47" table:formula="oooc:=([.K131]*[.$C$109])*(10^6)" office:value-type="string" office:value="#NAME?">
            <text:p>#NAME?</text:p>
          </table:table-cell>
          <table:table-cell table:style-name="ce47" table:formula="oooc:=([.L131]*[.$C$109])*(10^6)" office:value-type="string" office:value="#NAME?">
            <text:p>#NAME?</text:p>
          </table:table-cell>
          <table:table-cell table:style-name="ce47" table:formula="oooc:=([.M131]*[.$C$109])*(10^6)" office:value-type="string" office:value="#NAME?">
            <text:p>#NAME?</text:p>
          </table:table-cell>
          <table:table-cell table:style-name="ce47" table:formula="oooc:=([.N131]*[.$C$109])*(10^6)" office:value-type="string" office:value="#NAME?">
            <text:p>#NAME?</text:p>
          </table:table-cell>
          <table:table-cell table:style-name="ce47" table:formula="oooc:=([.O131]*[.$C$109])*(10^6)" office:value-type="string" office:value="#NAME?">
            <text:p>#NAME?</text:p>
          </table:table-cell>
          <table:table-cell table:style-name="ce47" table:formula="oooc:=([.P131]*[.$C$109])*(10^6)" office:value-type="string" office:value="#NAME?">
            <text:p>#NAME?</text:p>
          </table:table-cell>
          <table:table-cell table:style-name="ce47" table:formula="oooc:=([.Q131]*[.$C$109])*(10^6)" office:value-type="string" office:value="#NAME?">
            <text:p>#NAME?</text:p>
          </table:table-cell>
          <table:table-cell table:style-name="ce47" table:formula="oooc:=([.R131]*[.$C$109])*(10^6)" office:value-type="string" office:value="#NAME?">
            <text:p>#NAME?</text:p>
          </table:table-cell>
          <table:table-cell table:style-name="ce47" table:formula="oooc:=([.S131]*[.$C$109])*(10^6)" office:value-type="string" office:value="#NAME?">
            <text:p>#NAME?</text:p>
          </table:table-cell>
          <table:table-cell table:style-name="ce47" table:formula="oooc:=([.T131]*[.$C$109])*(10^6)" office:value-type="string" office:value="#NAME?">
            <text:p>#NAME?</text:p>
          </table:table-cell>
          <table:table-cell table:style-name="ce47" table:formula="oooc:=([.U131]*[.$C$109])*(10^6)" office:value-type="string" office:value="#NAME?">
            <text:p>#NAME?</text:p>
          </table:table-cell>
          <table:table-cell table:style-name="ce47" table:formula="oooc:=([.V131]*[.$C$109])*(10^6)" office:value-type="string" office:value="#NAME?">
            <text:p>#NAME?</text:p>
          </table:table-cell>
          <table:table-cell table:style-name="ce47" table:formula="oooc:=([.W131]*[.$C$109])*(10^6)" office:value-type="string" office:value="#NAME?">
            <text:p>#NAME?</text:p>
          </table:table-cell>
          <table:table-cell table:style-name="ce47" table:formula="oooc:=([.X131]*[.$C$109])*(10^6)" office:value-type="string" office:value="#NAME?">
            <text:p>#NAME?</text:p>
          </table:table-cell>
          <table:table-cell table:style-name="ce47" table:formula="oooc:=([.Y131]*[.$C$109])*(10^6)" office:value-type="string" office:value="#NAME?">
            <text:p>#NAME?</text:p>
          </table:table-cell>
          <table:table-cell table:style-name="ce47" table:formula="oooc:=([.Z131]*[.$C$109])*(10^6)" office:value-type="string" office:value="#NAME?">
            <text:p>#NAME?</text:p>
          </table:table-cell>
          <table:table-cell table:style-name="ce47" table:formula="oooc:=([.AA131]*[.$C$109])*(10^6)" office:value-type="string" office:value="#NAME?">
            <text:p>#NAME?</text:p>
          </table:table-cell>
          <table:table-cell table:style-name="ce47" table:formula="oooc:=([.AB131]*[.$C$109])*(10^6)" office:value-type="string" office:value="#NAME?">
            <text:p>#NAME?</text:p>
          </table:table-cell>
          <table:table-cell table:style-name="ce47" table:formula="oooc:=([.AC131]*[.$C$109])*(10^6)" office:value-type="string" office:value="#NAME?">
            <text:p>#NAME?</text:p>
          </table:table-cell>
          <table:table-cell table:style-name="ce47" table:formula="oooc:=([.AD131]*[.$C$109])*(10^6)" office:value-type="string" office:value="#NAME?">
            <text:p>#NAME?</text:p>
          </table:table-cell>
          <table:table-cell table:style-name="ce47" table:formula="oooc:=([.AE131]*[.$C$109])*(10^6)" office:value-type="string" office:value="#NAME?">
            <text:p>#NAME?</text:p>
          </table:table-cell>
          <table:table-cell table:style-name="ce47" table:formula="oooc:=([.AF131]*[.$C$109])*(10^6)" office:value-type="string" office:value="#NAME?">
            <text:p>#NAME?</text:p>
          </table:table-cell>
          <table:table-cell table:style-name="ce47" table:formula="oooc:=([.AG131]*[.$C$109])*(10^6)" office:value-type="string" office:value="#NAME?">
            <text:p>#NAME?</text:p>
          </table:table-cell>
          <table:table-cell table:style-name="ce47" table:formula="oooc:=([.AH131]*[.$C$109])*(10^6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Waxes</text:p>
          </table:table-cell>
          <table:table-cell table:style-name="ce46" table:formula="oooc:=[.$C$98]" office:value-type="percentage" office:value="0">
            <text:p>0.00%</text:p>
          </table:table-cell>
          <table:table-cell table:style-name="ce47" table:formula="oooc:=([.D132]*[.$C$110])*(10^6)" office:value-type="string" office:value="#NAME?">
            <text:p>#NAME?</text:p>
          </table:table-cell>
          <table:table-cell table:style-name="ce47" table:formula="oooc:=([.E132]*[.$C$110])*(10^6)" office:value-type="string" office:value="#NAME?">
            <text:p>#NAME?</text:p>
          </table:table-cell>
          <table:table-cell table:style-name="ce47" table:formula="oooc:=([.F132]*[.$C$110])*(10^6)" office:value-type="string" office:value="#NAME?">
            <text:p>#NAME?</text:p>
          </table:table-cell>
          <table:table-cell table:style-name="ce47" table:formula="oooc:=([.G132]*[.$C$110])*(10^6)" office:value-type="string" office:value="#NAME?">
            <text:p>#NAME?</text:p>
          </table:table-cell>
          <table:table-cell table:style-name="ce47" table:formula="oooc:=([.H132]*[.$C$110])*(10^6)" office:value-type="string" office:value="#NAME?">
            <text:p>#NAME?</text:p>
          </table:table-cell>
          <table:table-cell table:style-name="ce47" table:formula="oooc:=([.I132]*[.$C$110])*(10^6)" office:value-type="string" office:value="#NAME?">
            <text:p>#NAME?</text:p>
          </table:table-cell>
          <table:table-cell table:style-name="ce47" table:formula="oooc:=([.J132]*[.$C$110])*(10^6)" office:value-type="string" office:value="#NAME?">
            <text:p>#NAME?</text:p>
          </table:table-cell>
          <table:table-cell table:style-name="ce47" table:formula="oooc:=([.K132]*[.$C$110])*(10^6)" office:value-type="string" office:value="#NAME?">
            <text:p>#NAME?</text:p>
          </table:table-cell>
          <table:table-cell table:style-name="ce47" table:formula="oooc:=([.L132]*[.$C$110])*(10^6)" office:value-type="string" office:value="#NAME?">
            <text:p>#NAME?</text:p>
          </table:table-cell>
          <table:table-cell table:style-name="ce47" table:formula="oooc:=([.M132]*[.$C$110])*(10^6)" office:value-type="string" office:value="#NAME?">
            <text:p>#NAME?</text:p>
          </table:table-cell>
          <table:table-cell table:style-name="ce47" table:formula="oooc:=([.N132]*[.$C$110])*(10^6)" office:value-type="string" office:value="#NAME?">
            <text:p>#NAME?</text:p>
          </table:table-cell>
          <table:table-cell table:style-name="ce47" table:formula="oooc:=([.O132]*[.$C$110])*(10^6)" office:value-type="string" office:value="#NAME?">
            <text:p>#NAME?</text:p>
          </table:table-cell>
          <table:table-cell table:style-name="ce47" table:formula="oooc:=([.P132]*[.$C$110])*(10^6)" office:value-type="string" office:value="#NAME?">
            <text:p>#NAME?</text:p>
          </table:table-cell>
          <table:table-cell table:style-name="ce47" table:formula="oooc:=([.Q132]*[.$C$110])*(10^6)" office:value-type="string" office:value="#NAME?">
            <text:p>#NAME?</text:p>
          </table:table-cell>
          <table:table-cell table:style-name="ce47" table:formula="oooc:=([.R132]*[.$C$110])*(10^6)" office:value-type="string" office:value="#NAME?">
            <text:p>#NAME?</text:p>
          </table:table-cell>
          <table:table-cell table:style-name="ce47" table:formula="oooc:=([.S132]*[.$C$110])*(10^6)" office:value-type="string" office:value="#NAME?">
            <text:p>#NAME?</text:p>
          </table:table-cell>
          <table:table-cell table:style-name="ce47" table:formula="oooc:=([.T132]*[.$C$110])*(10^6)" office:value-type="string" office:value="#NAME?">
            <text:p>#NAME?</text:p>
          </table:table-cell>
          <table:table-cell table:style-name="ce47" table:formula="oooc:=([.U132]*[.$C$110])*(10^6)" office:value-type="string" office:value="#NAME?">
            <text:p>#NAME?</text:p>
          </table:table-cell>
          <table:table-cell table:style-name="ce47" table:formula="oooc:=([.V132]*[.$C$110])*(10^6)" office:value-type="string" office:value="#NAME?">
            <text:p>#NAME?</text:p>
          </table:table-cell>
          <table:table-cell table:style-name="ce47" table:formula="oooc:=([.W132]*[.$C$110])*(10^6)" office:value-type="string" office:value="#NAME?">
            <text:p>#NAME?</text:p>
          </table:table-cell>
          <table:table-cell table:style-name="ce47" table:formula="oooc:=([.X132]*[.$C$110])*(10^6)" office:value-type="string" office:value="#NAME?">
            <text:p>#NAME?</text:p>
          </table:table-cell>
          <table:table-cell table:style-name="ce47" table:formula="oooc:=([.Y132]*[.$C$110])*(10^6)" office:value-type="string" office:value="#NAME?">
            <text:p>#NAME?</text:p>
          </table:table-cell>
          <table:table-cell table:style-name="ce47" table:formula="oooc:=([.Z132]*[.$C$110])*(10^6)" office:value-type="string" office:value="#NAME?">
            <text:p>#NAME?</text:p>
          </table:table-cell>
          <table:table-cell table:style-name="ce47" table:formula="oooc:=([.AA132]*[.$C$110])*(10^6)" office:value-type="string" office:value="#NAME?">
            <text:p>#NAME?</text:p>
          </table:table-cell>
          <table:table-cell table:style-name="ce47" table:formula="oooc:=([.AB132]*[.$C$110])*(10^6)" office:value-type="string" office:value="#NAME?">
            <text:p>#NAME?</text:p>
          </table:table-cell>
          <table:table-cell table:style-name="ce47" table:formula="oooc:=([.AC132]*[.$C$110])*(10^6)" office:value-type="string" office:value="#NAME?">
            <text:p>#NAME?</text:p>
          </table:table-cell>
          <table:table-cell table:style-name="ce47" table:formula="oooc:=([.AD132]*[.$C$110])*(10^6)" office:value-type="string" office:value="#NAME?">
            <text:p>#NAME?</text:p>
          </table:table-cell>
          <table:table-cell table:style-name="ce47" table:formula="oooc:=([.AE132]*[.$C$110])*(10^6)" office:value-type="string" office:value="#NAME?">
            <text:p>#NAME?</text:p>
          </table:table-cell>
          <table:table-cell table:style-name="ce47" table:formula="oooc:=([.AF132]*[.$C$110])*(10^6)" office:value-type="string" office:value="#NAME?">
            <text:p>#NAME?</text:p>
          </table:table-cell>
          <table:table-cell table:style-name="ce47" table:formula="oooc:=([.AG132]*[.$C$110])*(10^6)" office:value-type="string" office:value="#NAME?">
            <text:p>#NAME?</text:p>
          </table:table-cell>
          <table:table-cell table:style-name="ce47" table:formula="oooc:=([.AH132]*[.$C$110])*(10^6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Miscellaneous</text:p>
          </table:table-cell>
          <table:table-cell table:style-name="ce46" table:formula="oooc:=[.$C$98]" office:value-type="percentage" office:value="0">
            <text:p>0.00%</text:p>
          </table:table-cell>
          <table:table-cell table:style-name="ce47" table:formula="oooc:=([.D133]*[.$C$111])*(10^6)" office:value-type="string" office:value="#NAME?">
            <text:p>#NAME?</text:p>
          </table:table-cell>
          <table:table-cell table:style-name="ce47" table:formula="oooc:=([.E133]*[.$C$111])*(10^6)" office:value-type="string" office:value="#NAME?">
            <text:p>#NAME?</text:p>
          </table:table-cell>
          <table:table-cell table:style-name="ce47" table:formula="oooc:=([.F133]*[.$C$111])*(10^6)" office:value-type="string" office:value="#NAME?">
            <text:p>#NAME?</text:p>
          </table:table-cell>
          <table:table-cell table:style-name="ce47" table:formula="oooc:=([.G133]*[.$C$111])*(10^6)" office:value-type="string" office:value="#NAME?">
            <text:p>#NAME?</text:p>
          </table:table-cell>
          <table:table-cell table:style-name="ce47" table:formula="oooc:=([.H133]*[.$C$111])*(10^6)" office:value-type="string" office:value="#NAME?">
            <text:p>#NAME?</text:p>
          </table:table-cell>
          <table:table-cell table:style-name="ce47" table:formula="oooc:=([.I133]*[.$C$111])*(10^6)" office:value-type="string" office:value="#NAME?">
            <text:p>#NAME?</text:p>
          </table:table-cell>
          <table:table-cell table:style-name="ce47" table:formula="oooc:=([.J133]*[.$C$111])*(10^6)" office:value-type="string" office:value="#NAME?">
            <text:p>#NAME?</text:p>
          </table:table-cell>
          <table:table-cell table:style-name="ce47" table:formula="oooc:=([.K133]*[.$C$111])*(10^6)" office:value-type="string" office:value="#NAME?">
            <text:p>#NAME?</text:p>
          </table:table-cell>
          <table:table-cell table:style-name="ce47" table:formula="oooc:=([.L133]*[.$C$111])*(10^6)" office:value-type="string" office:value="#NAME?">
            <text:p>#NAME?</text:p>
          </table:table-cell>
          <table:table-cell table:style-name="ce47" table:formula="oooc:=([.M133]*[.$C$111])*(10^6)" office:value-type="string" office:value="#NAME?">
            <text:p>#NAME?</text:p>
          </table:table-cell>
          <table:table-cell table:style-name="ce47" table:formula="oooc:=([.N133]*[.$C$111])*(10^6)" office:value-type="string" office:value="#NAME?">
            <text:p>#NAME?</text:p>
          </table:table-cell>
          <table:table-cell table:style-name="ce47" table:formula="oooc:=([.O133]*[.$C$111])*(10^6)" office:value-type="string" office:value="#NAME?">
            <text:p>#NAME?</text:p>
          </table:table-cell>
          <table:table-cell table:style-name="ce47" table:formula="oooc:=([.P133]*[.$C$111])*(10^6)" office:value-type="string" office:value="#NAME?">
            <text:p>#NAME?</text:p>
          </table:table-cell>
          <table:table-cell table:style-name="ce47" table:formula="oooc:=([.Q133]*[.$C$111])*(10^6)" office:value-type="string" office:value="#NAME?">
            <text:p>#NAME?</text:p>
          </table:table-cell>
          <table:table-cell table:style-name="ce47" table:formula="oooc:=([.R133]*[.$C$111])*(10^6)" office:value-type="string" office:value="#NAME?">
            <text:p>#NAME?</text:p>
          </table:table-cell>
          <table:table-cell table:style-name="ce47" table:formula="oooc:=([.S133]*[.$C$111])*(10^6)" office:value-type="string" office:value="#NAME?">
            <text:p>#NAME?</text:p>
          </table:table-cell>
          <table:table-cell table:style-name="ce47" table:formula="oooc:=([.T133]*[.$C$111])*(10^6)" office:value-type="string" office:value="#NAME?">
            <text:p>#NAME?</text:p>
          </table:table-cell>
          <table:table-cell table:style-name="ce47" table:formula="oooc:=([.U133]*[.$C$111])*(10^6)" office:value-type="string" office:value="#NAME?">
            <text:p>#NAME?</text:p>
          </table:table-cell>
          <table:table-cell table:style-name="ce47" table:formula="oooc:=([.V133]*[.$C$111])*(10^6)" office:value-type="string" office:value="#NAME?">
            <text:p>#NAME?</text:p>
          </table:table-cell>
          <table:table-cell table:style-name="ce47" table:formula="oooc:=([.W133]*[.$C$111])*(10^6)" office:value-type="string" office:value="#NAME?">
            <text:p>#NAME?</text:p>
          </table:table-cell>
          <table:table-cell table:style-name="ce47" table:formula="oooc:=([.X133]*[.$C$111])*(10^6)" office:value-type="string" office:value="#NAME?">
            <text:p>#NAME?</text:p>
          </table:table-cell>
          <table:table-cell table:style-name="ce47" table:formula="oooc:=([.Y133]*[.$C$111])*(10^6)" office:value-type="string" office:value="#NAME?">
            <text:p>#NAME?</text:p>
          </table:table-cell>
          <table:table-cell table:style-name="ce47" table:formula="oooc:=([.Z133]*[.$C$111])*(10^6)" office:value-type="string" office:value="#NAME?">
            <text:p>#NAME?</text:p>
          </table:table-cell>
          <table:table-cell table:style-name="ce47" table:formula="oooc:=([.AA133]*[.$C$111])*(10^6)" office:value-type="string" office:value="#NAME?">
            <text:p>#NAME?</text:p>
          </table:table-cell>
          <table:table-cell table:style-name="ce47" table:formula="oooc:=([.AB133]*[.$C$111])*(10^6)" office:value-type="string" office:value="#NAME?">
            <text:p>#NAME?</text:p>
          </table:table-cell>
          <table:table-cell table:style-name="ce47" table:formula="oooc:=([.AC133]*[.$C$111])*(10^6)" office:value-type="string" office:value="#NAME?">
            <text:p>#NAME?</text:p>
          </table:table-cell>
          <table:table-cell table:style-name="ce47" table:formula="oooc:=([.AD133]*[.$C$111])*(10^6)" office:value-type="string" office:value="#NAME?">
            <text:p>#NAME?</text:p>
          </table:table-cell>
          <table:table-cell table:style-name="ce47" table:formula="oooc:=([.AE133]*[.$C$111])*(10^6)" office:value-type="string" office:value="#NAME?">
            <text:p>#NAME?</text:p>
          </table:table-cell>
          <table:table-cell table:style-name="ce47" table:formula="oooc:=([.AF133]*[.$C$111])*(10^6)" office:value-type="string" office:value="#NAME?">
            <text:p>#NAME?</text:p>
          </table:table-cell>
          <table:table-cell table:style-name="ce47" table:formula="oooc:=([.AG133]*[.$C$111])*(10^6)" office:value-type="string" office:value="#NAME?">
            <text:p>#NAME?</text:p>
          </table:table-cell>
          <table:table-cell table:style-name="ce47" table:formula="oooc:=([.AH133]*[.$C$111])*(10^6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Distillate</text:p>
          </table:table-cell>
          <table:table-cell table:style-name="ce46" table:formula="oooc:=[.$C$98]" office:value-type="percentage" office:value="0">
            <text:p>0.00%</text:p>
          </table:table-cell>
          <table:table-cell table:style-name="ce47" table:formula="oooc:=([.D134]*[.$C$112])*(10^6)" office:value-type="string" office:value="#NAME?">
            <text:p>#NAME?</text:p>
          </table:table-cell>
          <table:table-cell table:style-name="ce47" table:formula="oooc:=([.E134]*[.$C$112])*(10^6)" office:value-type="string" office:value="#NAME?">
            <text:p>#NAME?</text:p>
          </table:table-cell>
          <table:table-cell table:style-name="ce47" table:formula="oooc:=([.F134]*[.$C$112])*(10^6)" office:value-type="string" office:value="#NAME?">
            <text:p>#NAME?</text:p>
          </table:table-cell>
          <table:table-cell table:style-name="ce47" table:formula="oooc:=([.G134]*[.$C$112])*(10^6)" office:value-type="string" office:value="#NAME?">
            <text:p>#NAME?</text:p>
          </table:table-cell>
          <table:table-cell table:style-name="ce47" table:formula="oooc:=([.H134]*[.$C$112])*(10^6)" office:value-type="string" office:value="#NAME?">
            <text:p>#NAME?</text:p>
          </table:table-cell>
          <table:table-cell table:style-name="ce47" table:formula="oooc:=([.I134]*[.$C$112])*(10^6)" office:value-type="string" office:value="#NAME?">
            <text:p>#NAME?</text:p>
          </table:table-cell>
          <table:table-cell table:style-name="ce47" table:formula="oooc:=([.J134]*[.$C$112])*(10^6)" office:value-type="string" office:value="#NAME?">
            <text:p>#NAME?</text:p>
          </table:table-cell>
          <table:table-cell table:style-name="ce47" table:formula="oooc:=([.K134]*[.$C$112])*(10^6)" office:value-type="string" office:value="#NAME?">
            <text:p>#NAME?</text:p>
          </table:table-cell>
          <table:table-cell table:style-name="ce47" table:formula="oooc:=([.L134]*[.$C$112])*(10^6)" office:value-type="string" office:value="#NAME?">
            <text:p>#NAME?</text:p>
          </table:table-cell>
          <table:table-cell table:style-name="ce47" table:formula="oooc:=([.M134]*[.$C$112])*(10^6)" office:value-type="string" office:value="#NAME?">
            <text:p>#NAME?</text:p>
          </table:table-cell>
          <table:table-cell table:style-name="ce47" table:formula="oooc:=([.N134]*[.$C$112])*(10^6)" office:value-type="string" office:value="#NAME?">
            <text:p>#NAME?</text:p>
          </table:table-cell>
          <table:table-cell table:style-name="ce47" table:formula="oooc:=([.O134]*[.$C$112])*(10^6)" office:value-type="string" office:value="#NAME?">
            <text:p>#NAME?</text:p>
          </table:table-cell>
          <table:table-cell table:style-name="ce47" table:formula="oooc:=([.P134]*[.$C$112])*(10^6)" office:value-type="string" office:value="#NAME?">
            <text:p>#NAME?</text:p>
          </table:table-cell>
          <table:table-cell table:style-name="ce47" table:formula="oooc:=([.Q134]*[.$C$112])*(10^6)" office:value-type="string" office:value="#NAME?">
            <text:p>#NAME?</text:p>
          </table:table-cell>
          <table:table-cell table:style-name="ce47" table:formula="oooc:=([.R134]*[.$C$112])*(10^6)" office:value-type="string" office:value="#NAME?">
            <text:p>#NAME?</text:p>
          </table:table-cell>
          <table:table-cell table:style-name="ce47" table:formula="oooc:=([.S134]*[.$C$112])*(10^6)" office:value-type="string" office:value="#NAME?">
            <text:p>#NAME?</text:p>
          </table:table-cell>
          <table:table-cell table:style-name="ce47" table:formula="oooc:=([.T134]*[.$C$112])*(10^6)" office:value-type="string" office:value="#NAME?">
            <text:p>#NAME?</text:p>
          </table:table-cell>
          <table:table-cell table:style-name="ce47" table:formula="oooc:=([.U134]*[.$C$112])*(10^6)" office:value-type="string" office:value="#NAME?">
            <text:p>#NAME?</text:p>
          </table:table-cell>
          <table:table-cell table:style-name="ce47" table:formula="oooc:=([.V134]*[.$C$112])*(10^6)" office:value-type="string" office:value="#NAME?">
            <text:p>#NAME?</text:p>
          </table:table-cell>
          <table:table-cell table:style-name="ce47" table:formula="oooc:=([.W134]*[.$C$112])*(10^6)" office:value-type="string" office:value="#NAME?">
            <text:p>#NAME?</text:p>
          </table:table-cell>
          <table:table-cell table:style-name="ce47" table:formula="oooc:=([.X134]*[.$C$112])*(10^6)" office:value-type="string" office:value="#NAME?">
            <text:p>#NAME?</text:p>
          </table:table-cell>
          <table:table-cell table:style-name="ce47" table:formula="oooc:=([.Y134]*[.$C$112])*(10^6)" office:value-type="string" office:value="#NAME?">
            <text:p>#NAME?</text:p>
          </table:table-cell>
          <table:table-cell table:style-name="ce47" table:formula="oooc:=([.Z134]*[.$C$112])*(10^6)" office:value-type="string" office:value="#NAME?">
            <text:p>#NAME?</text:p>
          </table:table-cell>
          <table:table-cell table:style-name="ce47" table:formula="oooc:=([.AA134]*[.$C$112])*(10^6)" office:value-type="string" office:value="#NAME?">
            <text:p>#NAME?</text:p>
          </table:table-cell>
          <table:table-cell table:style-name="ce47" table:formula="oooc:=([.AB134]*[.$C$112])*(10^6)" office:value-type="string" office:value="#NAME?">
            <text:p>#NAME?</text:p>
          </table:table-cell>
          <table:table-cell table:style-name="ce47" table:formula="oooc:=([.AC134]*[.$C$112])*(10^6)" office:value-type="string" office:value="#NAME?">
            <text:p>#NAME?</text:p>
          </table:table-cell>
          <table:table-cell table:style-name="ce47" table:formula="oooc:=([.AD134]*[.$C$112])*(10^6)" office:value-type="string" office:value="#NAME?">
            <text:p>#NAME?</text:p>
          </table:table-cell>
          <table:table-cell table:style-name="ce47" table:formula="oooc:=([.AE134]*[.$C$112])*(10^6)" office:value-type="string" office:value="#NAME?">
            <text:p>#NAME?</text:p>
          </table:table-cell>
          <table:table-cell table:style-name="ce47" table:formula="oooc:=([.AF134]*[.$C$112])*(10^6)" office:value-type="string" office:value="#NAME?">
            <text:p>#NAME?</text:p>
          </table:table-cell>
          <table:table-cell table:style-name="ce47" table:formula="oooc:=([.AG134]*[.$C$112])*(10^6)" office:value-type="string" office:value="#NAME?">
            <text:p>#NAME?</text:p>
          </table:table-cell>
          <table:table-cell table:style-name="ce47" table:formula="oooc:=([.AH134]*[.$C$112])*(10^6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Residual Oil</text:p>
          </table:table-cell>
          <table:table-cell table:style-name="ce46" table:formula="oooc:=[.$C$98]" office:value-type="percentage" office:value="0">
            <text:p>0.00%</text:p>
          </table:table-cell>
          <table:table-cell table:style-name="ce47" table:formula="oooc:=([.D135]*[.$C$113])*(10^6)" office:value-type="string" office:value="#NAME?">
            <text:p>#NAME?</text:p>
          </table:table-cell>
          <table:table-cell table:style-name="ce47" table:formula="oooc:=([.E135]*[.$C$113])*(10^6)" office:value-type="string" office:value="#NAME?">
            <text:p>#NAME?</text:p>
          </table:table-cell>
          <table:table-cell table:style-name="ce47" table:formula="oooc:=([.F135]*[.$C$113])*(10^6)" office:value-type="string" office:value="#NAME?">
            <text:p>#NAME?</text:p>
          </table:table-cell>
          <table:table-cell table:style-name="ce47" table:formula="oooc:=([.G135]*[.$C$113])*(10^6)" office:value-type="string" office:value="#NAME?">
            <text:p>#NAME?</text:p>
          </table:table-cell>
          <table:table-cell table:style-name="ce47" table:formula="oooc:=([.H135]*[.$C$113])*(10^6)" office:value-type="string" office:value="#NAME?">
            <text:p>#NAME?</text:p>
          </table:table-cell>
          <table:table-cell table:style-name="ce47" table:formula="oooc:=([.I135]*[.$C$113])*(10^6)" office:value-type="string" office:value="#NAME?">
            <text:p>#NAME?</text:p>
          </table:table-cell>
          <table:table-cell table:style-name="ce47" table:formula="oooc:=([.J135]*[.$C$113])*(10^6)" office:value-type="string" office:value="#NAME?">
            <text:p>#NAME?</text:p>
          </table:table-cell>
          <table:table-cell table:style-name="ce47" table:formula="oooc:=([.K135]*[.$C$113])*(10^6)" office:value-type="string" office:value="#NAME?">
            <text:p>#NAME?</text:p>
          </table:table-cell>
          <table:table-cell table:style-name="ce47" table:formula="oooc:=([.L135]*[.$C$113])*(10^6)" office:value-type="string" office:value="#NAME?">
            <text:p>#NAME?</text:p>
          </table:table-cell>
          <table:table-cell table:style-name="ce47" table:formula="oooc:=([.M135]*[.$C$113])*(10^6)" office:value-type="string" office:value="#NAME?">
            <text:p>#NAME?</text:p>
          </table:table-cell>
          <table:table-cell table:style-name="ce47" table:formula="oooc:=([.N135]*[.$C$113])*(10^6)" office:value-type="string" office:value="#NAME?">
            <text:p>#NAME?</text:p>
          </table:table-cell>
          <table:table-cell table:style-name="ce47" table:formula="oooc:=([.O135]*[.$C$113])*(10^6)" office:value-type="string" office:value="#NAME?">
            <text:p>#NAME?</text:p>
          </table:table-cell>
          <table:table-cell table:style-name="ce47" table:formula="oooc:=([.P135]*[.$C$113])*(10^6)" office:value-type="string" office:value="#NAME?">
            <text:p>#NAME?</text:p>
          </table:table-cell>
          <table:table-cell table:style-name="ce47" table:formula="oooc:=([.Q135]*[.$C$113])*(10^6)" office:value-type="string" office:value="#NAME?">
            <text:p>#NAME?</text:p>
          </table:table-cell>
          <table:table-cell table:style-name="ce47" table:formula="oooc:=([.R135]*[.$C$113])*(10^6)" office:value-type="string" office:value="#NAME?">
            <text:p>#NAME?</text:p>
          </table:table-cell>
          <table:table-cell table:style-name="ce47" table:formula="oooc:=([.S135]*[.$C$113])*(10^6)" office:value-type="string" office:value="#NAME?">
            <text:p>#NAME?</text:p>
          </table:table-cell>
          <table:table-cell table:style-name="ce47" table:formula="oooc:=([.T135]*[.$C$113])*(10^6)" office:value-type="string" office:value="#NAME?">
            <text:p>#NAME?</text:p>
          </table:table-cell>
          <table:table-cell table:style-name="ce47" table:formula="oooc:=([.U135]*[.$C$113])*(10^6)" office:value-type="string" office:value="#NAME?">
            <text:p>#NAME?</text:p>
          </table:table-cell>
          <table:table-cell table:style-name="ce47" table:formula="oooc:=([.V135]*[.$C$113])*(10^6)" office:value-type="string" office:value="#NAME?">
            <text:p>#NAME?</text:p>
          </table:table-cell>
          <table:table-cell table:style-name="ce47" table:formula="oooc:=([.W135]*[.$C$113])*(10^6)" office:value-type="string" office:value="#NAME?">
            <text:p>#NAME?</text:p>
          </table:table-cell>
          <table:table-cell table:style-name="ce47" table:formula="oooc:=([.X135]*[.$C$113])*(10^6)" office:value-type="string" office:value="#NAME?">
            <text:p>#NAME?</text:p>
          </table:table-cell>
          <table:table-cell table:style-name="ce47" table:formula="oooc:=([.Y135]*[.$C$113])*(10^6)" office:value-type="string" office:value="#NAME?">
            <text:p>#NAME?</text:p>
          </table:table-cell>
          <table:table-cell table:style-name="ce47" table:formula="oooc:=([.Z135]*[.$C$113])*(10^6)" office:value-type="string" office:value="#NAME?">
            <text:p>#NAME?</text:p>
          </table:table-cell>
          <table:table-cell table:style-name="ce47" table:formula="oooc:=([.AA135]*[.$C$113])*(10^6)" office:value-type="string" office:value="#NAME?">
            <text:p>#NAME?</text:p>
          </table:table-cell>
          <table:table-cell table:style-name="ce47" table:formula="oooc:=([.AB135]*[.$C$113])*(10^6)" office:value-type="string" office:value="#NAME?">
            <text:p>#NAME?</text:p>
          </table:table-cell>
          <table:table-cell table:style-name="ce47" table:formula="oooc:=([.AC135]*[.$C$113])*(10^6)" office:value-type="string" office:value="#NAME?">
            <text:p>#NAME?</text:p>
          </table:table-cell>
          <table:table-cell table:style-name="ce47" table:formula="oooc:=([.AD135]*[.$C$113])*(10^6)" office:value-type="string" office:value="#NAME?">
            <text:p>#NAME?</text:p>
          </table:table-cell>
          <table:table-cell table:style-name="ce47" table:formula="oooc:=([.AE135]*[.$C$113])*(10^6)" office:value-type="string" office:value="#NAME?">
            <text:p>#NAME?</text:p>
          </table:table-cell>
          <table:table-cell table:style-name="ce47" table:formula="oooc:=([.AF135]*[.$C$113])*(10^6)" office:value-type="string" office:value="#NAME?">
            <text:p>#NAME?</text:p>
          </table:table-cell>
          <table:table-cell table:style-name="ce47" table:formula="oooc:=([.AG135]*[.$C$113])*(10^6)" office:value-type="string" office:value="#NAME?">
            <text:p>#NAME?</text:p>
          </table:table-cell>
          <table:table-cell table:style-name="ce47" table:formula="oooc:=([.AH135]*[.$C$113])*(10^6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5"/>
          <table:table-cell table:style-name="ce45" office:value-type="string">
            <text:p>Transportation Lubricants</text:p>
          </table:table-cell>
          <table:table-cell table:style-name="ce45"/>
          <table:table-cell table:style-name="ce47" table:formula="oooc:=0.5*[.D36]" office:value-type="float" office:value="119223.72">
            <text:p>119,224</text:p>
          </table:table-cell>
          <table:table-cell table:style-name="ce47" table:formula="oooc:=0.5*[.E36]" office:value-type="float" office:value="114362.7466666665">
            <text:p>114,363</text:p>
          </table:table-cell>
          <table:table-cell table:style-name="ce47" table:formula="oooc:=0.5*[.F36]" office:value-type="float" office:value="104269.7333333335">
            <text:p>104,270</text:p>
          </table:table-cell>
          <table:table-cell table:style-name="ce47" table:formula="oooc:=0.5*[.G36]" office:value-type="float" office:value="109167.8133333335">
            <text:p>109,168</text:p>
          </table:table-cell>
          <table:table-cell table:style-name="ce47" table:formula="oooc:=0.5*[.H36]" office:value-type="float" office:value="116403.6133333335">
            <text:p>116,404</text:p>
          </table:table-cell>
          <table:table-cell table:style-name="ce47" table:formula="oooc:=0.5*[.I36]" office:value-type="float" office:value="108499.8933333335">
            <text:p>108,500</text:p>
          </table:table-cell>
          <table:table-cell table:style-name="ce47" table:formula="oooc:=0.5*[.J36]" office:value-type="float" office:value="106087.96">
            <text:p>106,088</text:p>
          </table:table-cell>
          <table:table-cell table:style-name="ce47" table:formula="oooc:=0.5*[.K36]" office:value-type="float" office:value="119928.7466666665">
            <text:p>119,929</text:p>
          </table:table-cell>
          <table:table-cell table:style-name="ce47" table:formula="oooc:=0.5*[.L36]" office:value-type="float" office:value="115661.48">
            <text:p>115,661</text:p>
          </table:table-cell>
          <table:table-cell table:style-name="ce47" table:formula="oooc:=0.5*[.M36]" office:value-type="float" office:value="118630.0133333335">
            <text:p>118,630</text:p>
          </table:table-cell>
          <table:table-cell table:style-name="ce47" table:formula="oooc:=0.5*[.N36]" office:value-type="float" office:value="122080.9333333335">
            <text:p>122,081</text:p>
          </table:table-cell>
          <table:table-cell table:style-name="ce47" table:formula="oooc:=0.5*[.O36]" office:value-type="float" office:value="109204.92">
            <text:p>109,205</text:p>
          </table:table-cell>
          <table:table-cell table:style-name="ce47" table:formula="oooc:=0.5*[.P36]" office:value-type="float" office:value="111357.1066666665">
            <text:p>111,357</text:p>
          </table:table-cell>
          <table:table-cell table:style-name="ce47" table:formula="oooc:=0.5*[.Q36]" office:value-type="float" office:value="113397.9733333335">
            <text:p>113,398</text:p>
          </table:table-cell>
          <table:table-cell table:style-name="ce47" table:formula="oooc:=0.5*[.R36]" office:value-type="float" office:value="118518.6933333335">
            <text:p>118,519</text:p>
          </table:table-cell>
          <table:table-cell table:style-name="ce47" table:formula="oooc:=0.5*[.S36]" office:value-type="float" office:value="116477.8266666665">
            <text:p>116,478</text:p>
          </table:table-cell>
          <table:table-cell table:style-name="ce47" table:formula="oooc:=0.5*[.T36]" office:value-type="float" office:value="113026.9066666665">
            <text:p>113,027</text:p>
          </table:table-cell>
          <table:table-cell table:style-name="ce47" table:formula="oooc:=0.5*[.U36]" office:value-type="float" office:value="119409.2533333335">
            <text:p>119,409</text:p>
          </table:table-cell>
          <table:table-cell table:style-name="ce47" table:formula="oooc:=0.5*[.V36]" office:value-type="float" office:value="125012.36">
            <text:p>125,012</text:p>
          </table:table-cell>
          <table:table-cell table:style-name="ce47" table:formula="oooc:=0.5*[.W36]" office:value-type="float" office:value="126311.0933333335">
            <text:p>126,311</text:p>
          </table:table-cell>
          <table:table-cell table:style-name="ce47" table:formula="oooc:=0.5*[.X36]" office:value-type="float" office:value="124418.6533333335">
            <text:p>124,419</text:p>
          </table:table-cell>
          <table:table-cell table:style-name="ce47" table:formula="oooc:=0.5*[.Y36]" office:value-type="float" office:value="113991.68">
            <text:p>113,992</text:p>
          </table:table-cell>
          <table:table-cell table:style-name="ce47" table:formula="oooc:=0.5*[.Z36]" office:value-type="float" office:value="112655.84">
            <text:p>112,656</text:p>
          </table:table-cell>
          <table:table-cell table:style-name="ce47" table:formula="oooc:=0.5*[.AA36]" office:value-type="float" office:value="104121.3066666665">
            <text:p>104,121</text:p>
          </table:table-cell>
          <table:table-cell table:style-name="ce47" table:formula="oooc:=0.5*[.AB36]" office:value-type="float" office:value="105494.2533333335">
            <text:p>105,494</text:p>
          </table:table-cell>
          <table:table-cell table:style-name="ce47" table:formula="oooc:=0.5*[.AC36]" office:value-type="float" office:value="104937.6533333335">
            <text:p>104,938</text:p>
          </table:table-cell>
          <table:table-cell table:style-name="ce47" table:formula="oooc:=0.5*[.AD36]" office:value-type="float" office:value="102265.9733333335">
            <text:p>102,266</text:p>
          </table:table-cell>
          <table:table-cell table:style-name="ce47" table:formula="oooc:=0.5*[.AE36]" office:value-type="float" office:value="105605.5733333335">
            <text:p>105,606</text:p>
          </table:table-cell>
          <table:table-cell table:style-name="ce47" table:formula="oooc:=0.5*[.AF36]" office:value-type="float" office:value="98035.8133333335">
            <text:p>98,036</text:p>
          </table:table-cell>
          <table:table-cell table:style-name="ce47" table:formula="oooc:=0.5*[.AG36]" office:value-type="float" office:value="88128.3333333335">
            <text:p>88,128</text:p>
          </table:table-cell>
          <table:table-cell table:style-name="ce47" table:formula="oooc:=0.5*[.AH36]" office:value-type="float" office:value="97924.4933333335">
            <text:p>97,924</text:p>
          </table:table-cell>
          <table:table-cell table:style-name="ce22"/>
        </table:table-row>
        <table:table-row table:style-name="ro3">
          <table:table-cell table:number-columns-repeated="3" table:style-name="ce45"/>
          <table:table-cell table:number-columns-repeated="31" table:style-name="ce47"/>
          <table:table-cell table:style-name="ce22"/>
        </table:table-row>
        <table:table-row table:style-name="ro3">
          <table:table-cell table:style-name="ce45"/>
          <table:table-cell table:style-name="ce44" office:value-type="string">
            <text:p>Natural Gas</text:p>
          </table:table-cell>
          <table:table-cell table:style-name="ce46" table:formula="oooc:=[.C113]" office:value-type="percentage" office:value="0">
            <text:p>0.00%</text:p>
          </table:table-cell>
          <table:table-cell table:style-name="ce47" table:formula="oooc:=([.D138]*[.$C$116])*(10^6)" office:value-type="string" office:value="#NAME?">
            <text:p>#NAME?</text:p>
          </table:table-cell>
          <table:table-cell table:style-name="ce47" table:formula="oooc:=([.E138]*[.$C$116])*(10^6)" office:value-type="string" office:value="#NAME?">
            <text:p>#NAME?</text:p>
          </table:table-cell>
          <table:table-cell table:style-name="ce47" table:formula="oooc:=([.F138]*[.$C$116])*(10^6)" office:value-type="string" office:value="#NAME?">
            <text:p>#NAME?</text:p>
          </table:table-cell>
          <table:table-cell table:style-name="ce47" table:formula="oooc:=([.G138]*[.$C$116])*(10^6)" office:value-type="string" office:value="#NAME?">
            <text:p>#NAME?</text:p>
          </table:table-cell>
          <table:table-cell table:style-name="ce47" table:formula="oooc:=([.H138]*[.$C$116])*(10^6)" office:value-type="string" office:value="#NAME?">
            <text:p>#NAME?</text:p>
          </table:table-cell>
          <table:table-cell table:style-name="ce47" table:formula="oooc:=([.I138]*[.$C$116])*(10^6)" office:value-type="string" office:value="#NAME?">
            <text:p>#NAME?</text:p>
          </table:table-cell>
          <table:table-cell table:style-name="ce47" table:formula="oooc:=([.J138]*[.$C$116])*(10^6)" office:value-type="string" office:value="#NAME?">
            <text:p>#NAME?</text:p>
          </table:table-cell>
          <table:table-cell table:style-name="ce47" table:formula="oooc:=([.K138]*[.$C$116])*(10^6)" office:value-type="string" office:value="#NAME?">
            <text:p>#NAME?</text:p>
          </table:table-cell>
          <table:table-cell table:style-name="ce47" table:formula="oooc:=([.L138]*[.$C$116])*(10^6)" office:value-type="string" office:value="#NAME?">
            <text:p>#NAME?</text:p>
          </table:table-cell>
          <table:table-cell table:style-name="ce47" table:formula="oooc:=([.M138]*[.$C$116])*(10^6)" office:value-type="string" office:value="#NAME?">
            <text:p>#NAME?</text:p>
          </table:table-cell>
          <table:table-cell table:style-name="ce47" table:formula="oooc:=([.N138]*[.$C$116])*(10^6)" office:value-type="string" office:value="#NAME?">
            <text:p>#NAME?</text:p>
          </table:table-cell>
          <table:table-cell table:style-name="ce47" table:formula="oooc:=([.O138]*[.$C$116])*(10^6)" office:value-type="string" office:value="#NAME?">
            <text:p>#NAME?</text:p>
          </table:table-cell>
          <table:table-cell table:style-name="ce47" table:formula="oooc:=([.P138]*[.$C$116])*(10^6)" office:value-type="string" office:value="#NAME?">
            <text:p>#NAME?</text:p>
          </table:table-cell>
          <table:table-cell table:style-name="ce47" table:formula="oooc:=([.Q138]*[.$C$116])*(10^6)" office:value-type="string" office:value="#NAME?">
            <text:p>#NAME?</text:p>
          </table:table-cell>
          <table:table-cell table:style-name="ce47" table:formula="oooc:=([.R138]*[.$C$116])*(10^6)" office:value-type="string" office:value="#NAME?">
            <text:p>#NAME?</text:p>
          </table:table-cell>
          <table:table-cell table:style-name="ce47" table:formula="oooc:=([.S138]*[.$C$116])*(10^6)" office:value-type="string" office:value="#NAME?">
            <text:p>#NAME?</text:p>
          </table:table-cell>
          <table:table-cell table:style-name="ce47" table:formula="oooc:=([.T138]*[.$C$116])*(10^6)" office:value-type="string" office:value="#NAME?">
            <text:p>#NAME?</text:p>
          </table:table-cell>
          <table:table-cell table:style-name="ce47" table:formula="oooc:=([.U138]*[.$C$116])*(10^6)" office:value-type="string" office:value="#NAME?">
            <text:p>#NAME?</text:p>
          </table:table-cell>
          <table:table-cell table:style-name="ce47" table:formula="oooc:=([.V138]*[.$C$116])*(10^6)" office:value-type="string" office:value="#NAME?">
            <text:p>#NAME?</text:p>
          </table:table-cell>
          <table:table-cell table:style-name="ce47" table:formula="oooc:=([.W138]*[.$C$116])*(10^6)" office:value-type="string" office:value="#NAME?">
            <text:p>#NAME?</text:p>
          </table:table-cell>
          <table:table-cell table:style-name="ce47" table:formula="oooc:=([.X138]*[.$C$116])*(10^6)" office:value-type="string" office:value="#NAME?">
            <text:p>#NAME?</text:p>
          </table:table-cell>
          <table:table-cell table:style-name="ce47" table:formula="oooc:=([.Y138]*[.$C$116])*(10^6)" office:value-type="string" office:value="#NAME?">
            <text:p>#NAME?</text:p>
          </table:table-cell>
          <table:table-cell table:style-name="ce47" table:formula="oooc:=([.Z138]*[.$C$116])*(10^6)" office:value-type="string" office:value="#NAME?">
            <text:p>#NAME?</text:p>
          </table:table-cell>
          <table:table-cell table:style-name="ce47" table:formula="oooc:=([.AA138]*[.$C$116])*(10^6)" office:value-type="string" office:value="#NAME?">
            <text:p>#NAME?</text:p>
          </table:table-cell>
          <table:table-cell table:style-name="ce47" table:formula="oooc:=([.AB138]*[.$C$116])*(10^6)" office:value-type="string" office:value="#NAME?">
            <text:p>#NAME?</text:p>
          </table:table-cell>
          <table:table-cell table:style-name="ce47" table:formula="oooc:=([.AC138]*[.$C$116])*(10^6)" office:value-type="string" office:value="#NAME?">
            <text:p>#NAME?</text:p>
          </table:table-cell>
          <table:table-cell table:style-name="ce47" table:formula="oooc:=([.AD138]*[.$C$116])*(10^6)" office:value-type="string" office:value="#NAME?">
            <text:p>#NAME?</text:p>
          </table:table-cell>
          <table:table-cell table:style-name="ce47" table:formula="oooc:=([.AE138]*[.$C$116])*(10^6)" office:value-type="string" office:value="#NAME?">
            <text:p>#NAME?</text:p>
          </table:table-cell>
          <table:table-cell table:style-name="ce47" table:formula="oooc:=([.AF138]*[.$C$116])*(10^6)" office:value-type="string" office:value="#NAME?">
            <text:p>#NAME?</text:p>
          </table:table-cell>
          <table:table-cell table:style-name="ce47" table:formula="oooc:=([.AG138]*[.$C$116])*(10^6)" office:value-type="string" office:value="#NAME?">
            <text:p>#NAME?</text:p>
          </table:table-cell>
          <table:table-cell table:style-name="ce47" table:formula="oooc:=([.AH138]*[.$C$116])*(10^6)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number-columns-repeated="35" table:style-name="ce22"/>
        </table:table-row>
        <table:table-row table:style-name="ro3">
          <table:table-cell table:style-name="ce23"/>
          <table:table-cell table:number-columns-repeated="34" table:style-name="ce22"/>
        </table:table-row>
        <table:table-row table:style-name="ro3">
          <table:table-cell table:style-name="ce48" office:value-type="string">
            <text:p>MMTCO2</text:p>
          </table:table-cell>
          <table:table-cell table:style-name="ce48" office:value-type="string">
            <text:p>National Values</text:p>
          </table:table-cell>
          <table:table-cell table:style-name="ce49"/>
          <table:table-cell table:style-name="ce48" table:formula="oooc:=[.D97]" office:value-type="float" office:value="1980">
            <text:p>1980</text:p>
          </table:table-cell>
          <table:table-cell table:style-name="ce48" table:formula="oooc:=[.E97]" office:value-type="float" office:value="1981">
            <text:p>1981</text:p>
          </table:table-cell>
          <table:table-cell table:style-name="ce48" table:formula="oooc:=[.F97]" office:value-type="float" office:value="1982">
            <text:p>1982</text:p>
          </table:table-cell>
          <table:table-cell table:style-name="ce48" table:formula="oooc:=[.G97]" office:value-type="float" office:value="1983">
            <text:p>1983</text:p>
          </table:table-cell>
          <table:table-cell table:style-name="ce48" table:formula="oooc:=[.H97]" office:value-type="float" office:value="1984">
            <text:p>1984</text:p>
          </table:table-cell>
          <table:table-cell table:style-name="ce48" table:formula="oooc:=[.I97]" office:value-type="float" office:value="1985">
            <text:p>1985</text:p>
          </table:table-cell>
          <table:table-cell table:style-name="ce48" table:formula="oooc:=[.J97]" office:value-type="float" office:value="1986">
            <text:p>1986</text:p>
          </table:table-cell>
          <table:table-cell table:style-name="ce48" table:formula="oooc:=[.K97]" office:value-type="float" office:value="1987">
            <text:p>1987</text:p>
          </table:table-cell>
          <table:table-cell table:style-name="ce48" table:formula="oooc:=[.L97]" office:value-type="float" office:value="1988">
            <text:p>1988</text:p>
          </table:table-cell>
          <table:table-cell table:style-name="ce48" table:formula="oooc:=[.M97]" office:value-type="float" office:value="1989">
            <text:p>1989</text:p>
          </table:table-cell>
          <table:table-cell table:style-name="ce48" table:formula="oooc:=[.N97]" office:value-type="float" office:value="1990">
            <text:p>1990</text:p>
          </table:table-cell>
          <table:table-cell table:style-name="ce48" table:formula="oooc:=[.O97]" office:value-type="float" office:value="1991">
            <text:p>1991</text:p>
          </table:table-cell>
          <table:table-cell table:style-name="ce48" table:formula="oooc:=[.P97]" office:value-type="float" office:value="1992">
            <text:p>1992</text:p>
          </table:table-cell>
          <table:table-cell table:style-name="ce48" table:formula="oooc:=[.Q97]" office:value-type="float" office:value="1993">
            <text:p>1993</text:p>
          </table:table-cell>
          <table:table-cell table:style-name="ce48" table:formula="oooc:=[.R97]" office:value-type="float" office:value="1994">
            <text:p>1994</text:p>
          </table:table-cell>
          <table:table-cell table:style-name="ce48" table:formula="oooc:=[.S97]" office:value-type="float" office:value="1995">
            <text:p>1995</text:p>
          </table:table-cell>
          <table:table-cell table:style-name="ce48" table:formula="oooc:=[.T97]" office:value-type="float" office:value="1996">
            <text:p>1996</text:p>
          </table:table-cell>
          <table:table-cell table:style-name="ce48" table:formula="oooc:=[.U97]" office:value-type="float" office:value="1997">
            <text:p>1997</text:p>
          </table:table-cell>
          <table:table-cell table:style-name="ce48" table:formula="oooc:=[.V97]" office:value-type="float" office:value="1998">
            <text:p>1998</text:p>
          </table:table-cell>
          <table:table-cell table:style-name="ce48" table:formula="oooc:=[.W97]" office:value-type="float" office:value="1999">
            <text:p>1999</text:p>
          </table:table-cell>
          <table:table-cell table:style-name="ce48" table:formula="oooc:=[.X97]" office:value-type="float" office:value="2000">
            <text:p>2000</text:p>
          </table:table-cell>
          <table:table-cell table:style-name="ce48" table:formula="oooc:=[.Y97]" office:value-type="float" office:value="2001">
            <text:p>2001</text:p>
          </table:table-cell>
          <table:table-cell table:style-name="ce48" table:formula="oooc:=[.Z97]" office:value-type="float" office:value="2002">
            <text:p>2002</text:p>
          </table:table-cell>
          <table:table-cell table:style-name="ce48" table:formula="oooc:=[.AA97]" office:value-type="float" office:value="2003">
            <text:p>2003</text:p>
          </table:table-cell>
          <table:table-cell table:style-name="ce48" table:formula="oooc:=[.AB97]" office:value-type="float" office:value="2004">
            <text:p>2004</text:p>
          </table:table-cell>
          <table:table-cell table:style-name="ce48" table:formula="oooc:=[.AC97]" office:value-type="float" office:value="2005">
            <text:p>2005</text:p>
          </table:table-cell>
          <table:table-cell table:style-name="ce48" table:formula="oooc:=[.AD97]" office:value-type="float" office:value="2006">
            <text:p>2006</text:p>
          </table:table-cell>
          <table:table-cell table:style-name="ce48" table:formula="oooc:=[.AE97]" office:value-type="float" office:value="2007">
            <text:p>2007</text:p>
          </table:table-cell>
          <table:table-cell table:style-name="ce48" table:formula="oooc:=[.AF97]" office:value-type="float" office:value="2008">
            <text:p>2008</text:p>
          </table:table-cell>
          <table:table-cell table:style-name="ce48" table:formula="oooc:=[.AG97]" office:value-type="float" office:value="2009">
            <text:p>2009</text:p>
          </table:table-cell>
          <table:table-cell table:style-name="ce48" table:formula="oooc:=[.AH97]" office:value-type="float" office:value="2010">
            <text:p>2010</text:p>
          </table:table-cell>
          <table:table-cell table:style-name="ce22"/>
        </table:table-row>
        <table:table-row table:style-name="ro3">
          <table:table-cell table:style-name="ce49"/>
          <table:table-cell table:style-name="ce48" table:formula="oooc:=[.B98]" office:value-type="string">
            <text:p>Coal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8"/>
          <table:table-cell table:style-name="ce49"/>
          <table:table-cell table:number-columns-repeated="31" table:style-name="ce50"/>
          <table:table-cell table:style-name="ce22"/>
        </table:table-row>
        <table:table-row table:style-name="ro3">
          <table:table-cell table:style-name="ce49"/>
          <table:table-cell table:style-name="ce48" table:formula="oooc:=[.B100]" office:value-type="string">
            <text:p>Petroleum</text:p>
          </table:table-cell>
          <table:table-cell table:style-name="ce49"/>
          <table:table-cell table:number-columns-repeated="31" table:style-name="ce50"/>
          <table:table-cell table:style-name="ce22"/>
        </table:table-row>
        <table:table-row table:style-name="ro3">
          <table:table-cell table:style-name="ce49"/>
          <table:table-cell table:style-name="ce49" table:formula="oooc:=[.B101]" office:value-type="string">
            <text:p>Asphalt &amp; Road Oil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02]" office:value-type="string">
            <text:p>LPG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03]" office:value-type="string">
            <text:p>Pentanes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04]" office:value-type="string">
            <text:p>Industrial Lubricants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05]" office:value-type="string">
            <text:p>Naphtha Petrochem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06]" office:value-type="string">
            <text:p>Other Petrochem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07]" office:value-type="string">
            <text:p>Still Gas Petrochem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08]" office:value-type="string">
            <text:p>Petroleum Coke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09]" office:value-type="string">
            <text:p>Special Naphtha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10]" office:value-type="string">
            <text:p>Waxes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11]" office:value-type="string">
            <text:p>Miscellaneous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12]" office:value-type="string">
            <text:p>Distillate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13]" office:value-type="string">
            <text:p>Residual Oil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9" table:formula="oooc:=[.B114]" office:value-type="string">
            <text:p>Transportation Lubricants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  <table:table-row table:style-name="ro3">
          <table:table-cell table:style-name="ce49"/>
          <table:table-cell table:style-name="ce48"/>
          <table:table-cell table:style-name="ce49"/>
          <table:table-cell table:number-columns-repeated="31" table:style-name="ce50"/>
          <table:table-cell table:style-name="ce22"/>
        </table:table-row>
        <table:table-row table:style-name="ro3">
          <table:table-cell table:style-name="ce49"/>
          <table:table-cell table:style-name="ce48" table:formula="oooc:=[.B116]" office:value-type="string">
            <text:p>Natural Gas</text:p>
          </table:table-cell>
          <table:table-cell table:style-name="ce49"/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50" table:formula="oooc:='[PRJEIA1605ASTATECO2VBA1605A2012 VERSIONNONFUEL10_STATE_LINK.XLS]CARBONSEQ'" office:value-type="string" office:value="#NAME?">
            <text:p>#NAME?</text:p>
          </table:table-cell>
          <table:table-cell table:style-name="ce22"/>
        </table:table-row>
      </table:table>
      <table:named-expressions>
        <table:named-expression table:name="'[PRJEIA1605ASTATECO2VBA1605A2012 VERSIONPL_WEIGHTING METHOD.XLS]NONFUEL LPG DATA'" table:base-cell-address="$Summary.$A$1" table:expression=""/>
        <table:named-expression table:name="'[PRJEIA1605ASTATECO2VBA1605A2012 VERSIONPL_WEIGHTING METHOD.XLS]NONFUEL LPG 2YR AVG'" table:base-cell-address="$Summary.$A$1" table:expression=""/>
        <table:named-expression table:name="'[PRJEIA1605ASTATECO2VBA1605A2012 VERSIONNONFUEL10_STATE_LINK.XLS]CARBONSEQ'" table:base-cell-address="$Summary.$A$1" table:expression=""/>
        <table:named-expression table:name="JFACB" table:base-cell-address="$Details.$A$1" table:expression="[Details.$D$34:.$AH$34]"/>
        <table:named-expression table:name="RFICB" table:base-cell-address="$Details.$A$1" table:expression="[Details.$D$24:.$AH$24]"/>
        <table:named-expression table:name="DFRCB" table:base-cell-address="$Details.$A$1" table:expression="[Details.$D$27:.$AH$27]"/>
        <table:named-expression table:name="MGICB" table:base-cell-address="$Details.$A$1" table:expression="[Details.$D$22:.$AH$22]"/>
        <table:named-expression table:name="RFCCB" table:base-cell-address="$Details.$A$1" table:expression="[Details.$D$9:.$AH$9]"/>
        <table:named-expression table:name="POICB" table:base-cell-address="$Details.$A$1" table:expression="[Details.$D$23:.$AH$23]"/>
        <table:named-expression table:name="MGCCB" table:base-cell-address="$Details.$A$1" table:expression="[Details.$D$8:.$AH$8]"/>
        <table:named-expression table:name="KSCCB" table:base-cell-address="$Details.$A$1" table:expression="[Details.$D$6:.$AH$6]"/>
        <table:named-expression table:name="DFCCB" table:base-cell-address="$Details.$A$1" table:expression="[Details.$D$5:.$AH$5]"/>
        <table:named-expression table:name="NNICB" table:base-cell-address="$Details.$A$1" table:expression="[Details.$D$16:.$AH$16]"/>
        <table:named-expression table:name="RFEIB" table:base-cell-address="$Details.$A$1" table:expression="[Details.$D$14:.$AH$14]"/>
        <table:named-expression table:name="LUACB" table:base-cell-address="$Details.$A$1" table:expression="[Details.$D$36:.$AH$36]"/>
        <table:named-expression table:name="CLACB" table:base-cell-address="$Details.$A$1" table:expression="[Details.$D$30:.$AH$30]"/>
        <table:named-expression table:name="LGICB" table:base-cell-address="$Details.$A$1" table:expression="[Details.$D$20:.$AH$20]"/>
        <table:named-expression table:name="CLCCB" table:base-cell-address="$Details.$A$1" table:expression="[Details.$D$3:.$AH$3]"/>
        <table:named-expression table:name="NNCCB" table:base-cell-address="$Details.$A$1" table:expression="[Details.$D$4:.$AH$4]"/>
        <table:named-expression table:name="PCEIB" table:base-cell-address="$Details.$A$1" table:expression="[Details.$D$13:.$AH$13]"/>
        <table:named-expression table:name="CLRCB" table:base-cell-address="$Details.$A$1" table:expression="[Details.$D$25:.$AH$25]"/>
        <table:named-expression table:name="MGACB" table:base-cell-address="$Details.$A$1" table:expression="[Details.$D$37:.$AH$37]"/>
        <table:named-expression table:name="AVACB" table:base-cell-address="$Details.$A$1" table:expression="[Details.$D$32:.$AH$32]"/>
        <table:named-expression table:name="DFICB" table:base-cell-address="$Details.$A$1" table:expression="[Details.$D$18:.$AH$18]"/>
        <table:named-expression table:name="KSICB" table:base-cell-address="$Details.$A$1" table:expression="[Details.$D$19:.$AH$19]"/>
        <table:named-expression table:name="DKEIB" table:base-cell-address="$Details.$A$1" table:expression="[Details.$D$12:.$AH$12]"/>
        <table:named-expression table:name="NNRCB" table:base-cell-address="$Details.$A$1" table:expression="[Details.$D$26:.$AH$26]"/>
        <table:named-expression table:name="NNEIB" table:base-cell-address="$Details.$A$1" table:expression="[Details.$D$11:.$AH$11]"/>
        <table:named-expression table:name="CLICB" table:base-cell-address="$Details.$A$1" table:expression="[Details.$D$15:.$AH$15]"/>
        <table:named-expression table:name="KSRCB" table:base-cell-address="$Details.$A$1" table:expression="[Details.$D$28:.$AH$28]"/>
        <table:named-expression table:name="LGRCB" table:base-cell-address="$Details.$A$1" table:expression="[Details.$D$29:.$AH$29]"/>
        <table:named-expression table:name="LGCCB" table:base-cell-address="$Details.$A$1" table:expression="[Details.$D$7:.$AH$7]"/>
        <table:named-expression table:name="DFACB" table:base-cell-address="$Details.$A$1" table:expression="[Details.$D$33:.$AH$33]"/>
        <table:named-expression table:name="RFACB" table:base-cell-address="$Details.$A$1" table:expression="[Details.$D$38:.$AH$38]"/>
        <table:named-expression table:name="LUICB" table:base-cell-address="$Details.$A$1" table:expression="[Details.$D$21:.$AH$21]"/>
        <table:named-expression table:name="ARICB" table:base-cell-address="$Details.$A$1" table:expression="[Details.$D$17:.$AH$17]"/>
        <table:named-expression table:name="NNACB" table:base-cell-address="$Details.$A$1" table:expression="[Details.$D$31:.$AH$31]"/>
        <table:named-expression table:name="LGACB" table:base-cell-address="$Details.$A$1" table:expression="[Details.$D$35:.$AH$35]"/>
        <table:named-expression table:name="CLEIB" table:base-cell-address="$Details.$A$1" table:expression="[Details.$D$10:.$AH$1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  <style:font-face style:name="ms sans serif" svg:font-family="ms sans serif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decimal-places="1"/>
    </number:number-style>
    <number:number-style style:name="N178">
      <number:number number:decimal-places="0" number:min-integer-digits="1" number:grouping="true"/>
    </number:number-style>
    <number:percentage-style style:name="N179">
      <number:number number:min-integer-digits="1" number:decimal-places="2"/>
      <number:text>%</number:text>
    </number:percentage-style>
    <number:number-style style:name="N180">
      <number:number number:min-integer-digits="1" number:decimal-places="3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ummary" style:display-name="PageStyle_Summary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Details" style:display-name="PageStyle_Detail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